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xmlns:loext="urn:org:documentfoundation:names:experimental:office:xmlns:loext:1.0" office:version="1.2">
  <office:scripts/>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752in"/>
    </style:style>
    <style:style style:name="co2" style:family="table-column">
      <style:table-column-properties fo:break-before="auto" style:column-width="7.0626in"/>
    </style:style>
    <style:style style:name="co3" style:family="table-column">
      <style:table-column-properties fo:break-before="auto" style:column-width="8.5209in"/>
    </style:style>
    <style:style style:name="co4" style:family="table-column">
      <style:table-column-properties fo:break-before="auto" style:column-width="8.0937in"/>
    </style:style>
    <style:style style:name="co5" style:family="table-column">
      <style:table-column-properties fo:break-before="auto" style:column-width="1.4165in"/>
    </style:style>
    <style:style style:name="ro1" style:family="table-row">
      <style:table-row-properties style:row-height="0.1965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5492in" fo:break-before="auto" style:use-optimal-row-height="true"/>
    </style:style>
    <style:style style:name="ro4" style:family="table-row">
      <style:table-row-properties style:row-height="1.078in" fo:break-before="auto" style:use-optimal-row-height="true"/>
    </style:style>
    <style:style style:name="ro5" style:family="table-row">
      <style:table-row-properties style:row-height="0.9016in" fo:break-before="auto" style:use-optimal-row-height="true"/>
    </style:style>
    <style:style style:name="ro6" style:family="table-row">
      <style:table-row-properties style:row-height="0.3937in" fo:break-before="auto" style:use-optimal-row-height="true"/>
    </style:style>
    <style:style style:name="ro7" style:family="table-row">
      <style:table-row-properties style:row-height="0.7252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1.6063in" fo:break-before="auto" style:use-optimal-row-height="true"/>
    </style:style>
    <style:style style:name="ro11" style:family="table-row">
      <style:table-row-properties style:row-height="1.4299in" fo:break-before="auto" style:use-optimal-row-height="true"/>
    </style:style>
    <style:style style:name="ro12" style:family="table-row">
      <style:table-row-properties style:row-height="2.8398in" fo:break-before="auto" style:use-optimal-row-height="true"/>
    </style:style>
    <style:style style:name="ro13" style:family="table-row">
      <style:table-row-properties style:row-height="0.5799in" fo:break-before="auto" style:use-optimal-row-height="true"/>
    </style:style>
    <style:style style:name="ro14" style:family="table-row">
      <style:table-row-properties style:row-height="0.1953in" fo:break-before="auto" style:use-optimal-row-height="true"/>
    </style:style>
    <style:style style:name="ro15" style:family="table-row">
      <style:table-row-properties style:row-height="0.2083in" fo:break-before="auto" style:use-optimal-row-height="false"/>
    </style:style>
    <style:style style:name="ta1" style:family="table" style:master-page-name="PageStyle_5f_Localisation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fo:margin-left="0in" style:writing-mode="page"/>
      <style:text-properties fo:color="#0000ff" style:text-outline="false" style:text-line-through-styl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4"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6"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7"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8"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1]&lt;&gt;&quot;&quot;;[.$A1]&lt;&gt;&quot;&quot;;[.A1]=&quot;&quot;))" style:apply-style-name="ConditionalStyle_5f_4" style:base-cell-address="Localisations.A1"/>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1" style:family="table-cell" style:parent-style-name="Default">
      <style:table-cell-properties fo:background-color="#ffffff"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2" style:family="table-cell" style:parent-style-name="Default">
      <style:table-cell-properties fo:background-color="#ffffff"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3" style:family="table-cell" style:parent-style-name="Default">
      <style:table-cell-properties style:text-align-source="value-type" style:repeat-content="false" fo:wrap-option="wrap" style:direction="ltr" style:rotation-angle="0" style:rotation-align="none" style:shrink-to-fit="false" css3t:text-justify="auto" style:vertical-align="top"/>
      <style:paragraph-properties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5" style:family="table-cell" style:parent-style-name="Default">
      <style:table-cell-properties style:text-align-source="fix" style:repeat-content="false" fo:wrap-option="wrap" style:direction="ltr" style:rotation-angle="0" style:rotation-align="none" style:shrink-to-fit="false" css3t:text-justify="auto" style:vertical-align="top"/>
      <style:paragraph-properties fo:text-align="start" fo:margin-left="0in"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AND([.A$2]&lt;&gt;&quot;&quot;;[.$A1]&lt;&gt;&quot;&quot;;[.A1]=&quot;&quot;))" style:apply-style-name="ConditionalStyle_5f_4" style:base-cell-address="Localisations.A1"/>
    </style:style>
    <style:style style:name="ce16" style:family="table-cell" style:parent-style-name="Default">
      <style:map style:condition="is-true-formula(AND([.A$1]&lt;&gt;&quot;&quot;;[.$A1]&lt;&gt;&quot;&quot;;[.A1]=&quot;&quot;))" style:apply-style-name="ConditionalStyle_5f_4" style:base-cell-address="Localisations.A1"/>
    </style:style>
  </office:automatic-styles>
  <office:body>
    <office:spreadsheet>
      <table:calculation-settings table:case-sensitive="false" table:automatic-find-labels="false" table:use-regular-expressions="false">
        <table:iteration table:maximum-difference="0.0001"/>
      </table:calculation-settings>
      <table:table table:name="Localis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20" table:default-cell-style-name="Default"/>
        <table:table-row table:style-name="ro1">
          <table:table-cell table:style-name="ce1" office:value-type="string">
            <text:p>locale_key</text:p>
          </table:table-cell>
          <table:table-cell table:style-name="ce5" office:value-type="string">
            <text:p>english</text:p>
          </table:table-cell>
          <table:table-cell table:style-name="ce5" office:value-type="string">
            <text:p>russian</text:p>
          </table:table-cell>
          <table:table-cell table:style-name="ce5" office:value-type="string">
            <text:p>german</text:p>
          </table:table-cell>
          <table:table-cell table:style-name="ce16" table:number-columns-repeated="22"/>
          <table:table-cell table:number-columns-repeated="998"/>
        </table:table-row>
        <table:table-row table:style-name="ro1">
          <table:table-cell table:style-name="ce2" office:value-type="string">
            <text:p><text:a xlink:href="http://accept_altair_stone_project.option.name">accept_altair_ston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aurantiacum_x_project.option.desc</text:p>
          </table:table-cell>
          <table:table-cell table:style-name="ce6" office:value-type="string">
            <text:p>Yes, begin studying at once.</text:p>
          </table:table-cell>
          <table:table-cell table:style-name="ce6" office:value-type="string">
            <text:p>Да, начните изучение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aurantiacum_x_project.option.name">accept_aurantiacum_x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lder_compounds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lder_compounds_project.option.name">accept_elder_compound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uratite_project.option.desc</text:p>
          </table:table-cell>
          <table:table-cell table:style-name="ce6" office:value-type="string">
            <text:p>Make it so.</text:p>
          </table:table-cell>
          <table:table-cell table:style-name="ce6" office:value-type="string">
            <text:p>Сделайте эт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uratite_project.option.name">accept_euratit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ever_blossom_project.option.desc</text:p>
          </table:table-cell>
          <table:table-cell table:style-name="ce6" office:value-type="string">
            <text:p>Secure and study them at once!</text:p>
          </table:table-cell>
          <table:table-cell table:style-name="ce6" office:value-type="string">
            <text:p>Обезопасить и изучить их сейчас ж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ever_blossom_project.option.name">accept_ever_blosso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gigalife_project.option.desc</text:p>
          </table:table-cell>
          <table:table-cell table:style-name="ce6" office:value-type="string">
            <text:p>Proceed.</text:p>
          </table:table-cell>
          <table:table-cell table:style-name="ce6" office:value-type="string">
            <text:p>Приступайт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gigalife_project.option.name">accept_gigalif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data_cache_project.option.desc</text:p>
          </table:table-cell>
          <table:table-cell table:style-name="ce6" office:value-type="string">
            <text:p>Let us learn all we can.</text:p>
          </table:table-cell>
          <table:table-cell table:style-name="ce6" office:value-type="string">
            <text:p>Давайте узнаем всё, что мож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data_cache_project.option.name">accept_precursor_data_cache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precursor_nanites_project.option.desc</text:p>
          </table:table-cell>
          <table:table-cell table:style-name="ce6" office:value-type="string">
            <text:p>Get that vault open.</text:p>
          </table:table-cell>
          <table:table-cell table:style-name="ce6" office:value-type="string">
            <text:p>Откройте это хранилищ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precursor_nanites_project.option.name">accept_precursor_nanites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ccept_thybidium_project.option.desc</text:p>
          </table:table-cell>
          <table:table-cell table:style-name="ce6" office:value-type="string">
            <text:p>Carry out the study.</text:p>
          </table:table-cell>
          <table:table-cell table:style-name="ce6" office:value-type="string">
            <text:p>Проведите исслед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accept_thybidium_project.option.name">accept_thybidium_project.option.name</text:a></text:p>
          </table:table-cell>
          <table:table-cell table:style-name="ce6" office:value-type="string">
            <text:p>YES</text:p>
          </table:table-cell>
          <table:table-cell table:style-name="ce6" office:value-type="string">
            <text:p>Да</text:p>
          </table:table-cell>
          <table:table-cell table:style-name="ce6"/>
          <table:table-cell table:style-name="ce16" table:number-columns-repeated="22"/>
          <table:table-cell table:number-columns-repeated="998"/>
        </table:table-row>
        <table:table-row table:style-name="ro1">
          <table:table-cell table:style-name="ce3" office:value-type="string">
            <text:p>add_1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0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1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2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3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4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5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6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7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8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19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0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1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2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3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4_monthly_terraforming_agent</text:p>
          </table:table-cell>
          <table:table-cell table:number-columns-repeated="2"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2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3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4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1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2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3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4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5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5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60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7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8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dd_9_monthly_terraforming_agent</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country</text:p>
          </table:table-cell>
          <table:table-cell table:style-name="ce6" office:value-type="string">
            <text:p>\n£sr_aldar §H$sr_aldar$§!\n$sr_aldar_desc$\n\n</text:p>
          </table:table-cell>
          <table:table-cell table:style-name="ce6" office:value-type="string">
            <text:p>\n£sr_aldar §H$sr_aldar$§!\n$sr_aldar_desc$\n\n</text:p>
          </table:table-cell>
          <table:table-cell table:style-name="ce6"/>
          <table:table-cell table:style-name="ce16" table:number-columns-repeated="22"/>
          <table:table-cell table:number-columns-repeated="998"/>
        </table:table-row>
        <table:table-row table:style-name="ro1">
          <table:table-cell table:style-name="ce3" office:value-type="string">
            <text:p>aldar_discovered_ship</text:p>
          </table:table-cell>
          <table:table-cell table:style-name="ce6" office:value-type="string">
            <text:p>$aldar_discovered_country$</text:p>
          </table:table-cell>
          <table:table-cell table:style-name="ce6" office:value-type="string">
            <text:p>$a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altair_stone_project</text:p>
          </table:table-cell>
          <table:table-cell table:style-name="ce6" office:value-type="string">
            <text:p>Examine the Altair Stones</text:p>
          </table:table-cell>
          <table:table-cell table:style-name="ce6" office:value-type="string">
            <text:p>Изучить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altair_stone_project_DESC</text:p>
          </table:table-cell>
          <table:table-cell table:style-name="ce6" office:value-type="string">
            <text:p>Understanding the Altair Stones on [From.GetName] will require further study and examination to glean the source of its anti-gravitic properties.</text:p>
          </table:table-cell>
          <table:table-cell table:style-name="ce6" office:value-type="string">
            <text:p>Понимание Камней Альтаира на [From.GetName] потребует дальнейшего изучения и осмотра, чтобы найти источник его антигравитацион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aurantiacum_x_project</text:p>
          </table:table-cell>
          <table:table-cell table:style-name="ce6" office:value-type="string">
            <text:p>Harness Aurantiacum-X</text:p>
          </table:table-cell>
          <table:table-cell table:style-name="ce6" office:value-type="string">
            <text:p>Использовать Аурантикум-X</text:p>
          </table:table-cell>
          <table:table-cell table:style-name="ce6"/>
          <table:table-cell table:style-name="ce16" table:number-columns-repeated="22"/>
          <table:table-cell table:number-columns-repeated="998"/>
        </table:table-row>
        <table:table-row table:style-name="ro3">
          <table:table-cell table:style-name="ce3" office:value-type="string">
            <text:p>aurantiacum_x_project_DESC</text:p>
          </table:table-cell>
          <table:table-cell table:style-name="ce6" office:value-type="string">
            <text:p>Defying our current models of phase states, the Aurantiacum-X on [From.GetName] is a singular curiosity to our scientists. They want to study it further to see if they can harness the strange substance.</text:p>
          </table:table-cell>
          <table:table-cell table:style-name="ce6" office:value-type="string">
            <text:p>Игнорирующий наши современные модели фазовых состояний, Аурантикум-X на [From.GetName] является объектом для любопытства для наших ученых. Они хотят изучать его дальше, чтобы узнать, могут ли они использовать это странное вещество.</text:p>
          </table:table-cell>
          <table:table-cell table:style-name="ce6"/>
          <table:table-cell table:style-name="ce16" table:number-columns-repeated="22"/>
          <table:table-cell table:number-columns-repeated="998"/>
        </table:table-row>
        <table:table-row table:style-name="ro1">
          <table:table-cell table:style-name="ce3" office:value-type="string">
            <text:p>back</text:p>
          </table:table-cell>
          <table:table-cell table:style-name="ce6" office:value-type="string">
            <text:p>Back</text:p>
          </table:table-cell>
          <table:table-cell table:style-name="ce6" office:value-type="string">
            <text:p>Назад</text:p>
          </table:table-cell>
          <table:table-cell table:style-name="ce6"/>
          <table:table-cell table:style-name="ce16" table:number-columns-repeated="22"/>
          <table:table-cell table:number-columns-repeated="998"/>
        </table:table-row>
        <table:table-row table:style-name="ro1">
          <table:table-cell table:style-name="ce3" office:value-type="string">
            <text:p>building_archaeological_compound</text:p>
          </table:table-cell>
          <table:table-cell table:style-name="ce6" office:value-type="string">
            <text:p>Archaeological Compound</text:p>
          </table:table-cell>
          <table:table-cell table:style-name="ce6" office:value-type="string">
            <text:p>Археологический комплекс</text:p>
          </table:table-cell>
          <table:table-cell table:style-name="ce6" office:value-type="string">
            <text:p>Archäologische Ausgrabungsstätte</text:p>
          </table:table-cell>
          <table:table-cell table:style-name="ce16" table:number-columns-repeated="22"/>
          <table:table-cell table:number-columns-repeated="998"/>
        </table:table-row>
        <table:table-row table:style-name="ro2">
          <table:table-cell table:style-name="ce3" office:value-type="string">
            <text:p>building_archaeological_compound_desc</text:p>
          </table:table-cell>
          <table:table-cell table:style-name="ce6" office:value-type="string">
            <text:p>Archaeological Compounds perform deep studies into the extinct Xeno Remains found, producing substantial Society research.</text:p>
          </table:table-cell>
          <table:table-cell table:style-name="ce6" office:value-type="string">
            <text:p>Археологические комплексы проводят исследования найденных реликвий вымершей инопланетной цивилизации, производя существенное количество очков исследования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aurantiacum_x_stabilizer</text:p>
          </table:table-cell>
          <table:table-cell table:style-name="ce6" office:value-type="string">
            <text:p>Aurantiacum-X Stabilizer</text:p>
          </table:table-cell>
          <table:table-cell table:style-name="ce6" office:value-type="string">
            <text:p>Стабилизатор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building_aurantiacum_x_stabilizer_desc</text:p>
          </table:table-cell>
          <table:table-cell table:style-name="ce6" office:value-type="string">
            <text:p>The Aurantiacum-X Stabilizer allows for deep study into the nature of Aurantiacum-X and its otherworldly origins, providing immense amounts of Physics research.</text:p>
          </table:table-cell>
          <table:table-cell table:style-name="ce6" office:value-type="string">
            <text:p>Стабилизаторы аурантикума-X позволяют глубоко изучить природу аурантикума-X и её потустороннее происхождение, обеспечивая огромный прирост физических исслед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compound</text:p>
          </table:table-cell>
          <table:table-cell table:style-name="ce6" office:value-type="string">
            <text:p>Bandersnatchi Compound</text:p>
          </table:table-cell>
          <table:table-cell table:style-name="ce6" office:value-type="string">
            <text:p>Комплекс содержания брандашмыгов</text:p>
          </table:table-cell>
          <table:table-cell table:style-name="ce6" office:value-type="string">
            <text:p>Bandersnatchi Gehege</text:p>
          </table:table-cell>
          <table:table-cell table:style-name="ce16" table:number-columns-repeated="22"/>
          <table:table-cell table:number-columns-repeated="998"/>
        </table:table-row>
        <table:table-row table:style-name="ro2">
          <table:table-cell table:style-name="ce3" office:value-type="string">
            <text:p>building_bandersnatchi_compound_desc</text:p>
          </table:table-cell>
          <table:table-cell table:style-name="ce6" office:value-type="string">
            <text:p>Bandersnatchi Compounds make the most of the Bandersnatchi's intelligence and docile nature, providing ample opportunity for Research and relaxation.</text:p>
          </table:table-cell>
          <table:table-cell table:style-name="ce6" office:value-type="string">
            <text:p>Комплексы содержания брандашмыгов максимально используют интеллект и послушный характер этих животных, предоставляя широкие возможности для исследований и расслабле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bandersnatchi_hypodrome</text:p>
          </table:table-cell>
          <table:table-cell table:style-name="ce6" office:value-type="string">
            <text:p>Bandersnatchi Hypodrome</text:p>
          </table:table-cell>
          <table:table-cell table:style-name="ce6" office:value-type="string">
            <text:p>Ипподром брандашмыгов</text:p>
          </table:table-cell>
          <table:table-cell table:style-name="ce6" office:value-type="string">
            <text:p>Bandersnatchi Hypodrom</text:p>
          </table:table-cell>
          <table:table-cell table:style-name="ce16" table:number-columns-repeated="22"/>
          <table:table-cell table:number-columns-repeated="998"/>
        </table:table-row>
        <table:table-row table:style-name="ro2">
          <table:table-cell table:style-name="ce3" office:value-type="string">
            <text:p>building_bandersnatchi_hypodrome_desc</text:p>
          </table:table-cell>
          <table:table-cell table:style-name="ce6" office:value-type="string">
            <text:p>Bandersnatchi Hypodromes put the Bandersnatchi to work, providing grueling entertainment and tasty treats for Pops.</text:p>
          </table:table-cell>
          <table:table-cell table:style-name="ce6" office:value-type="string">
            <text:p>На ипподромах брандашмыгов этих животных заставляют изнурительно работать, обеспечивая развлечения и вкусные угощения для публ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blooming_ore_refinery</text:p>
          </table:table-cell>
          <table:table-cell table:style-name="ce6" office:value-type="string">
            <text:p>Blooming Ore Refinery</text:p>
          </table:table-cell>
          <table:table-cell table:style-name="ce6" office:value-type="string">
            <text:p>Обработчик цветущей руды</text:p>
          </table:table-cell>
          <table:table-cell table:style-name="ce6"/>
          <table:table-cell table:style-name="ce16" table:number-columns-repeated="22"/>
          <table:table-cell table:number-columns-repeated="998"/>
        </table:table-row>
        <table:table-row table:style-name="ro2">
          <table:table-cell table:style-name="ce3" office:value-type="string">
            <text:p>building_blooming_ore_refinery_desc</text:p>
          </table:table-cell>
          <table:table-cell table:style-name="ce6" office:value-type="string">
            <text:p>Blooming Ore Refineries carefully construct peerless quality circuitry, increasing our expertise of Engineering and Robotics.</text:p>
          </table:table-cell>
          <table:table-cell table:style-name="ce6" office:value-type="string">
            <text:p>Обработчики цветущей руды позволяют создавать микросхемы несравненного качества, расширяя наш опыт в области инженерии и робототехни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chromium_foundry</text:p>
          </table:table-cell>
          <table:table-cell table:style-name="ce6" office:value-type="string">
            <text:p>Chromium Foundry</text:p>
          </table:table-cell>
          <table:table-cell table:style-name="ce6" office:value-type="string">
            <text:p>Литейный завод хрома</text:p>
          </table:table-cell>
          <table:table-cell table:style-name="ce6" office:value-type="string">
            <text:p>Chrom Gießerei</text:p>
          </table:table-cell>
          <table:table-cell table:style-name="ce16" table:number-columns-repeated="22"/>
          <table:table-cell table:number-columns-repeated="998"/>
        </table:table-row>
        <table:table-row table:style-name="ro2">
          <table:table-cell table:style-name="ce3" office:value-type="string">
            <text:p>building_chromium_foundry_desc</text:p>
          </table:table-cell>
          <table:table-cell table:style-name="ce6" office:value-type="string">
            <text:p>Chromium Foundries work Chromium into usable forms so they can be readily used in ship construction.</text:p>
          </table:table-cell>
          <table:table-cell table:style-name="ce6" office:value-type="string">
            <text:p>Эти литейные заводы перерабатывают хром в пригодные для использования формы, которые можно легко использовать при строительстве суд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text:p>
          </table:table-cell>
          <table:table-cell table:style-name="ce6" office:value-type="string">
            <text:p>DM Simulator</text:p>
          </table:table-cell>
          <table:table-cell table:style-name="ce6" office:value-type="string">
            <text:p>Симулятор</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engineering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text:p>
          </table:table-cell>
          <table:table-cell table:style-name="ce6" office:value-type="string">
            <text:p>DM Agrifabricator</text:p>
          </table:table-cell>
          <table:table-cell table:style-name="ce6" office:value-type="string">
            <text:p>Агрофабрикат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farm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text:p>
          </table:table-cell>
          <table:table-cell table:style-name="ce6" office:value-type="string">
            <text:p>DM Mineral Processor</text:p>
          </table:table-cell>
          <table:table-cell table:style-name="ce6" office:value-type="string">
            <text:p>Добытчик минералов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mineral_process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text:p>
          </table:table-cell>
          <table:table-cell table:style-name="ce6" office:value-type="string">
            <text:p>DM Exotic Particle Accelerator</text:p>
          </table:table-cell>
          <table:table-cell table:style-name="ce6" office:value-type="string">
            <text:p>Ускоритель экзотических частиц</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physics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text:p>
          </table:table-cell>
          <table:table-cell table:style-name="ce6" office:value-type="string">
            <text:p>DM Energy Multiplexer</text:p>
          </table:table-cell>
          <table:table-cell table:style-name="ce6" office:value-type="string">
            <text:p>Энергетический мультиплексор на тёмной матер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reactor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text:p>
          </table:table-cell>
          <table:table-cell table:style-name="ce6" office:value-type="string">
            <text:p>DM Biogenic Chamber</text:p>
          </table:table-cell>
          <table:table-cell table:style-name="ce6" office:value-type="string">
            <text:p>Биогенная камера </text:p>
          </table:table-cell>
          <table:table-cell table:style-name="ce6"/>
          <table:table-cell table:style-name="ce16" table:number-columns-repeated="22"/>
          <table:table-cell table:number-columns-repeated="998"/>
        </table:table-row>
        <table:table-row table:style-name="ro1">
          <table:table-cell table:style-name="ce3" office:value-type="string">
            <text:p>building_dark_matter_society_lab_desc</text:p>
          </table:table-cell>
          <table:table-cell table:style-name="ce6" office:value-type="string">
            <text:p>$dark_matter_building_desc$</text:p>
          </table:table-cell>
          <table:table-cell table:style-name="ce6" office:value-type="string">
            <text:p>$dark_matter_building_desc$</text:p>
          </table:table-cell>
          <table:table-cell table:style-name="ce6"/>
          <table:table-cell table:style-name="ce16" table:number-columns-repeated="22"/>
          <table:table-cell table:number-columns-repeated="998"/>
        </table:table-row>
        <table:table-row table:style-name="ro1">
          <table:table-cell table:style-name="ce3" office:value-type="string">
            <text:p>building_elder_compounds_extractor</text:p>
          </table:table-cell>
          <table:table-cell table:style-name="ce6" office:value-type="string">
            <text:p>Elder Compounds Extractor</text:p>
          </table:table-cell>
          <table:table-cell table:style-name="ce6" office:value-type="string">
            <text:p>Экстрактор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building_elder_compounds_extractor_desc</text:p>
          </table:table-cell>
          <table:table-cell table:style-name="ce6" office:value-type="string">
            <text:p>This specialized Extractor scours the planetary region for the fabled Elder Compounds - which, incidentally, provides a great deal of Minerals in the process.</text:p>
          </table:table-cell>
          <table:table-cell table:style-name="ce6" office:value-type="string">
            <text:p>Этот специализированный экстрактор обследует регион в поисках легендарных компонентов предтеч, и заодно обеспечивает много полезных ископаемых в процессе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ngos_purifier</text:p>
          </table:table-cell>
          <table:table-cell table:style-name="ce6" office:value-type="string">
            <text:p>Engos Purifier</text:p>
          </table:table-cell>
          <table:table-cell table:style-name="ce6" office:value-type="string">
            <text:p>Энгосский очиститель</text:p>
          </table:table-cell>
          <table:table-cell table:style-name="ce6" office:value-type="string">
            <text:p>Engos Raffinerie</text:p>
          </table:table-cell>
          <table:table-cell table:style-name="ce16" table:number-columns-repeated="22"/>
          <table:table-cell table:number-columns-repeated="998"/>
        </table:table-row>
        <table:table-row table:style-name="ro2">
          <table:table-cell table:style-name="ce3" office:value-type="string">
            <text:p>building_engos_purifier_desc</text:p>
          </table:table-cell>
          <table:table-cell table:style-name="ce6" office:value-type="string">
            <text:p>Engos Purifiers condense the gaseous secretions into their purest state, producing a great deal of Energy Credits.</text:p>
          </table:table-cell>
          <table:table-cell table:style-name="ce6" office:value-type="string">
            <text:p>Энгосские очистители концентрируют газообразные выделения в их чистом состоянии, производя мног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euratite_transmuter</text:p>
          </table:table-cell>
          <table:table-cell table:style-name="ce6" office:value-type="string">
            <text:p>Euratite Transmuter</text:p>
          </table:table-cell>
          <table:table-cell table:style-name="ce6" office:value-type="string">
            <text:p>Трансмутатор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building_euratite_transmuter_desc</text:p>
          </table:table-cell>
          <table:table-cell table:style-name="ce6" office:value-type="string">
            <text:p>The product of a great deal of careful study, the Transmuter converts Euratite into a 'safe' form, allowing it to fuel both Research and Energy production.</text:p>
          </table:table-cell>
          <table:table-cell table:style-name="ce6" office:value-type="string">
            <text:p>Продукт тщательного изучения, этот трансмутатор превращает евратит в его «безопасную» форму, позволяя ему подпитывать как наши исследования, так и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gigalife_preserve</text:p>
          </table:table-cell>
          <table:table-cell table:style-name="ce6" office:value-type="string">
            <text:p>Gigalife Preserve</text:p>
          </table:table-cell>
          <table:table-cell table:style-name="ce6" office:value-type="string">
            <text:p>Заповедник гига-сущности</text:p>
          </table:table-cell>
          <table:table-cell table:style-name="ce6" office:value-type="string">
            <text:p>Gigaorganismen Reservat</text:p>
          </table:table-cell>
          <table:table-cell table:style-name="ce16" table:number-columns-repeated="22"/>
          <table:table-cell table:number-columns-repeated="998"/>
        </table:table-row>
        <table:table-row table:style-name="ro2">
          <table:table-cell table:style-name="ce3" office:value-type="string">
            <text:p>building_gigalife_preserve_desc</text:p>
          </table:table-cell>
          <table:table-cell table:style-name="ce6" office:value-type="string">
            <text:p>Preserving the unique Gigalife-form and its 'ecosystem' yields uncanny insight into an astonishing array of biological Research.</text:p>
          </table:table-cell>
          <table:table-cell table:style-name="ce6" office:value-type="string">
            <text:p>Сохранение такой уникальной формы жизни как гига-сущность и её «экосистемы» даст нам невероятный массив данных по биологическим исследованиям.</text:p>
          </table:table-cell>
          <table:table-cell table:style-name="ce6"/>
          <table:table-cell table:style-name="ce16" table:number-columns-repeated="22"/>
          <table:table-cell table:number-columns-repeated="998"/>
        </table:table-row>
        <table:table-row table:style-name="ro1">
          <table:table-cell table:style-name="ce3" office:value-type="string">
            <text:p>building_gravitronic_engine</text:p>
          </table:table-cell>
          <table:table-cell table:style-name="ce6" office:value-type="string">
            <text:p>Gravitronic Engine</text:p>
          </table:table-cell>
          <table:table-cell table:style-name="ce6" office:value-type="string">
            <text:p>Гравитонный двигатель</text:p>
          </table:table-cell>
          <table:table-cell table:style-name="ce6" office:value-type="string">
            <text:p>Gravitronische Maschine</text:p>
          </table:table-cell>
          <table:table-cell table:style-name="ce16" table:number-columns-repeated="22"/>
          <table:table-cell table:number-columns-repeated="998"/>
        </table:table-row>
        <table:table-row table:style-name="ro2">
          <table:table-cell table:style-name="ce3" office:value-type="string">
            <text:p>building_gravitronic_engine_desc</text:p>
          </table:table-cell>
          <table:table-cell table:style-name="ce6" office:value-type="string">
            <text:p>Built using the unique properties of the Altair Stone, this Engine has revolutionized our understanding of gravitronic processes and galvanized that entire field of science.</text:p>
          </table:table-cell>
          <table:table-cell table:style-name="ce6" office:value-type="string">
            <text:p>Этот двигатель, созданный с использованием уникальных свойств камня Альтаир, революционизировал наше понимание гравитонных процессов и оживил всю эту область нау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elium_3_power_hub</text:p>
          </table:table-cell>
          <table:table-cell table:style-name="ce6" office:value-type="string">
            <text:p>Helium-3 Power Hub</text:p>
          </table:table-cell>
          <table:table-cell table:style-name="ce6" office:value-type="string">
            <text:p>Силовой концентратор на гелии-3</text:p>
          </table:table-cell>
          <table:table-cell table:style-name="ce6" office:value-type="string">
            <text:p>Helium-3 Energie-Hub</text:p>
          </table:table-cell>
          <table:table-cell table:style-name="ce16" table:number-columns-repeated="22"/>
          <table:table-cell table:number-columns-repeated="998"/>
        </table:table-row>
        <table:table-row table:style-name="ro2">
          <table:table-cell table:style-name="ce3" office:value-type="string">
            <text:p>building_helium_3_power_hub_desc</text:p>
          </table:table-cell>
          <table:table-cell table:style-name="ce6" office:value-type="string">
            <text:p>The Helium-3 Power Hub improves net Energy production well beyond conventional materials, streamlining an entire planet's generative processes.</text:p>
          </table:table-cell>
          <table:table-cell table:style-name="ce6" office:value-type="string">
            <text:p>Используя значительно превосходящие обычные материалы, силовой концентратор на гелии-3 улучшает системное производство энергии, оптимизируя производственные процессы на все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bioreactor</text:p>
          </table:table-cell>
          <table:table-cell table:style-name="ce6" office:value-type="string">
            <text:p>Hivaron Bioreactor</text:p>
          </table:table-cell>
          <table:table-cell table:style-name="ce6" office:value-type="string">
            <text:p>Хайваронский биореактор</text:p>
          </table:table-cell>
          <table:table-cell table:style-name="ce6" office:value-type="string">
            <text:p>Hivaron Bioreaktor</text:p>
          </table:table-cell>
          <table:table-cell table:style-name="ce16" table:number-columns-repeated="22"/>
          <table:table-cell table:number-columns-repeated="998"/>
        </table:table-row>
        <table:table-row table:style-name="ro2">
          <table:table-cell table:style-name="ce3" office:value-type="string">
            <text:p>building_hivaron_bioreactor_desc</text:p>
          </table:table-cell>
          <table:table-cell table:style-name="ce6" office:value-type="string">
            <text:p>Hivaron Bioreactors make the most of the Hivaron Stone's fuel-related properties, producing a substantial amount of Energy Credits.</text:p>
          </table:table-cell>
          <table:table-cell table:style-name="ce6" office:value-type="string">
            <text:p>Хайваронские биореакторы максимально используют свойства хайваронского камня, связанные с топливом, производя значительное количе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dispensary</text:p>
          </table:table-cell>
          <table:table-cell table:style-name="ce6" office:value-type="string">
            <text:p>Hivaron Dispensary</text:p>
          </table:table-cell>
          <table:table-cell table:style-name="ce6" office:value-type="string">
            <text:p>Хайваронский диспансер</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dispensary_desc</text:p>
          </table:table-cell>
          <table:table-cell table:style-name="ce6" office:value-type="string">
            <text:p>Hivaron Dispensaries increase slave performance appreciably, and provide food for Pops to boot.</text:p>
          </table:table-cell>
          <table:table-cell table:style-name="ce6" office:value-type="string">
            <text:p>Хайваронские диспенсеры значительно повышают эффективность работы рабов и обеспечивают пищу для поселений.</text:p>
          </table:table-cell>
          <table:table-cell table:style-name="ce6"/>
          <table:table-cell table:style-name="ce16" table:number-columns-repeated="22"/>
          <table:table-cell table:number-columns-repeated="998"/>
        </table:table-row>
        <table:table-row table:style-name="ro1">
          <table:table-cell table:style-name="ce3" office:value-type="string">
            <text:p>building_hivaron_farm</text:p>
          </table:table-cell>
          <table:table-cell table:style-name="ce6" office:value-type="string">
            <text:p>Hivaron Farm</text:p>
          </table:table-cell>
          <table:table-cell table:style-name="ce6" office:value-type="string">
            <text:p>Хайваронская ферма</text:p>
          </table:table-cell>
          <table:table-cell table:style-name="ce6"/>
          <table:table-cell table:style-name="ce16" table:number-columns-repeated="22"/>
          <table:table-cell table:number-columns-repeated="998"/>
        </table:table-row>
        <table:table-row table:style-name="ro2">
          <table:table-cell table:style-name="ce3" office:value-type="string">
            <text:p>building_hivaron_farm_desc</text:p>
          </table:table-cell>
          <table:table-cell table:style-name="ce6" office:value-type="string">
            <text:p>Hivaron Farms employ the stimulant properties of Hivaron to maximize Food production in an ethical manner.</text:p>
          </table:table-cell>
          <table:table-cell table:style-name="ce6" office:value-type="string">
            <text:p>Хайваронские фермы используют стимулирующие свойства хайваронского камня для максимизации производства продуктов питания этичным образом.</text:p>
          </table:table-cell>
          <table:table-cell table:style-name="ce6"/>
          <table:table-cell table:style-name="ce16" table:number-columns-repeated="22"/>
          <table:table-cell table:number-columns-repeated="998"/>
        </table:table-row>
        <table:table-row table:style-name="ro1">
          <table:table-cell table:style-name="ce3" office:value-type="string">
            <text:p>building_iron_wood_mill</text:p>
          </table:table-cell>
          <table:table-cell table:style-name="ce6" office:value-type="string">
            <text:p>Ironwood Mill</text:p>
          </table:table-cell>
          <table:table-cell table:style-name="ce6" office:value-type="string">
            <text:p>Мельница древостали</text:p>
          </table:table-cell>
          <table:table-cell table:style-name="ce6" office:value-type="string">
            <text:p>Eisenholz Sägewerk</text:p>
          </table:table-cell>
          <table:table-cell table:style-name="ce16" table:number-columns-repeated="22"/>
          <table:table-cell table:number-columns-repeated="998"/>
        </table:table-row>
        <table:table-row table:style-name="ro1">
          <table:table-cell table:style-name="ce3" office:value-type="string">
            <text:p>building_iron_wood_mill_desc</text:p>
          </table:table-cell>
          <table:table-cell table:style-name="ce6" office:value-type="string">
            <text:p>Ironwood Mills produce Mineral-like building materials of a cheap yet durable nature.</text:p>
          </table:table-cell>
          <table:table-cell table:style-name="ce6" office:value-type="string">
            <text:p>Мельницы древостали производят дешевые, но долговечные строительные материалы, похожие на минеральны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3">
          <table:table-cell table:style-name="ce3" office:value-type="string">
            <text:p>building_lifetap_desc</text:p>
          </table:table-cell>
          <table:table-cell table:style-name="ce6" office:value-type="string">
            <text:p>The large-scale harvesting of Ever-Blossom terminates here in the Life Tap, which spreads its regenerative, life-enhancing effects into systems across the planet. No one need live without its incredible benefits.</text:p>
          </table:table-cell>
          <table:table-cell table:style-name="ce6" office:value-type="string">
            <text:p>Крупномасштабная сборка вечноцвета прекращается здесь, в жизнеотводе, который распространяет его восстановительные, способствующие жизни эффекты по всей планете. Никому не захочет жить без его невероятных преимуществ.</text:p>
          </table:table-cell>
          <table:table-cell table:style-name="ce6"/>
          <table:table-cell table:style-name="ce16" table:number-columns-repeated="22"/>
          <table:table-cell table:number-columns-repeated="998"/>
        </table:table-row>
        <table:table-row table:style-name="ro1">
          <table:table-cell table:style-name="ce3" office:value-type="string">
            <text:p>building_lifetap_gestalt</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building_lifetap_gestalt_desc</text:p>
          </table:table-cell>
          <table:table-cell table:style-name="ce6" office:value-type="string">
            <text:p>The Life Tap fuels ground-breaking efforts into bio-energy production using the Ever-Blossom, creating a nexus of Research and Energy Credits for this planet.</text:p>
          </table:table-cell>
          <table:table-cell table:style-name="ce6" office:value-type="string">
            <text:p>Жизнеотвод подпитывает наши новаторские усилия в производстве биоэнергии с использованием вечноцвета, создавая связь между исследованиями и энергетикой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building_lithium_processor</text:p>
          </table:table-cell>
          <table:table-cell table:style-name="ce6" office:value-type="string">
            <text:p>Lithium Processor</text:p>
          </table:table-cell>
          <table:table-cell table:style-name="ce6" office:value-type="string">
            <text:p>Литиевый экстрактор</text:p>
          </table:table-cell>
          <table:table-cell table:style-name="ce6" office:value-type="string">
            <text:p>Lithium Prozessor</text:p>
          </table:table-cell>
          <table:table-cell table:style-name="ce16" table:number-columns-repeated="22"/>
          <table:table-cell table:number-columns-repeated="998"/>
        </table:table-row>
        <table:table-row table:style-name="ro2">
          <table:table-cell table:style-name="ce3" office:value-type="string">
            <text:p>building_lithium_processor_desc</text:p>
          </table:table-cell>
          <table:table-cell table:style-name="ce6" office:value-type="string">
            <text:p>Lithium Processors extract and process Lithium with exacting efficacy, leaving no iota of its deposit unused.</text:p>
          </table:table-cell>
          <table:table-cell table:style-name="ce6" office:value-type="string">
            <text:p>Литиевые экстракторы добывают и обрабатывают литий с высокой эффективностью, не оставляя ни капли ресурса неиспользованным.</text:p>
          </table:table-cell>
          <table:table-cell table:style-name="ce6"/>
          <table:table-cell table:style-name="ce16" table:number-columns-repeated="22"/>
          <table:table-cell table:number-columns-repeated="998"/>
        </table:table-row>
        <table:table-row table:style-name="ro1">
          <table:table-cell table:style-name="ce3" office:value-type="string">
            <text:p>building_nanite_treatment_facility</text:p>
          </table:table-cell>
          <table:table-cell table:style-name="ce6" office:value-type="string">
            <text:p>Nanite Treatment Facility</text:p>
          </table:table-cell>
          <table:table-cell table:style-name="ce6" office:value-type="string">
            <text:p>Нанитный лечебный комплекс</text:p>
          </table:table-cell>
          <table:table-cell table:style-name="ce6" office:value-type="string">
            <text:p>Naniten Therapieeinrichtung</text:p>
          </table:table-cell>
          <table:table-cell table:style-name="ce16" table:number-columns-repeated="22"/>
          <table:table-cell table:number-columns-repeated="998"/>
        </table:table-row>
        <table:table-row table:style-name="ro2">
          <table:table-cell table:style-name="ce3" office:value-type="string">
            <text:p>building_nanite_treatment_facility_desc</text:p>
          </table:table-cell>
          <table:table-cell table:style-name="ce6" office:value-type="string">
            <text:p>Through gentle handling and reprogramming, this Facility repurposes the Precursor Nanites to aid us in all manner of genetic applications.</text:p>
          </table:table-cell>
          <table:table-cell table:style-name="ce6" office:value-type="string">
            <text:p>Благодаря мягкому обращению и перепрограммированию этот комплекс так обрабатывает наниты предтеч, чтобы они могли помочь нам во всех видах генетической терапии.</text:p>
          </table:table-cell>
          <table:table-cell table:style-name="ce6"/>
          <table:table-cell table:style-name="ce16" table:number-columns-repeated="22"/>
          <table:table-cell table:number-columns-repeated="998"/>
        </table:table-row>
        <table:table-row table:style-name="ro1">
          <table:table-cell table:style-name="ce3" office:value-type="string">
            <text:p>building_pitharan_harvester</text:p>
          </table:table-cell>
          <table:table-cell table:style-name="ce6" office:value-type="string">
            <text:p>Pitharan Harvester</text:p>
          </table:table-cell>
          <table:table-cell table:style-name="ce6" office:value-type="string">
            <text:p>Пиратанский сборщик</text:p>
          </table:table-cell>
          <table:table-cell table:style-name="ce6" office:value-type="string">
            <text:p>Pitharan Sammelanlage</text:p>
          </table:table-cell>
          <table:table-cell table:style-name="ce16" table:number-columns-repeated="22"/>
          <table:table-cell table:number-columns-repeated="998"/>
        </table:table-row>
        <table:table-row table:style-name="ro2">
          <table:table-cell table:style-name="ce3" office:value-type="string">
            <text:p>building_pitharan_harvester_desc</text:p>
          </table:table-cell>
          <table:table-cell table:style-name="ce6" office:value-type="string">
            <text:p>Pitharan Harvesters mine the Minerals clustered around Pitharan deposits, as well as process the Pitharan for use.</text:p>
          </table:table-cell>
          <table:table-cell table:style-name="ce6" office:value-type="string">
            <text:p>Питаранские сборщики добывают минералы, сгруппированные вокруг месторождений питарана, а также обрабатывают сам питаран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ious_metal_foundry</text:p>
          </table:table-cell>
          <table:table-cell table:style-name="ce6" office:value-type="string">
            <text:p>Precious Metal Foundry</text:p>
          </table:table-cell>
          <table:table-cell table:style-name="ce6" office:value-type="string">
            <text:p>Литейный завод драгметаллов</text:p>
          </table:table-cell>
          <table:table-cell table:style-name="ce6" office:value-type="string">
            <text:p>Edelmetall Gießerei</text:p>
          </table:table-cell>
          <table:table-cell table:style-name="ce16" table:number-columns-repeated="22"/>
          <table:table-cell table:number-columns-repeated="998"/>
        </table:table-row>
        <table:table-row table:style-name="ro1">
          <table:table-cell table:style-name="ce3" office:value-type="string">
            <text:p>building_precious_metal_foundry_desc</text:p>
          </table:table-cell>
          <table:table-cell table:style-name="ce6" office:value-type="string">
            <text:p>Precious Metal Foundries produce high-value goods and refined resources from the rare metals used.</text:p>
          </table:table-cell>
          <table:table-cell table:style-name="ce6" office:value-type="string">
            <text:p>Эти литейные заводы производят ценные товары и очищенные ресурсы из обрабатываемых редких ме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building_precursor_data_link</text:p>
          </table:table-cell>
          <table:table-cell table:style-name="ce6" office:value-type="string">
            <text:p>Precursor Data Link</text:p>
          </table:table-cell>
          <table:table-cell table:style-name="ce6" office:value-type="string">
            <text:p>Реле передачи данных предтеч</text:p>
          </table:table-cell>
          <table:table-cell table:style-name="ce6" office:value-type="string">
            <text:p>Vorläufer Datenlink</text:p>
          </table:table-cell>
          <table:table-cell table:style-name="ce16" table:number-columns-repeated="22"/>
          <table:table-cell table:number-columns-repeated="998"/>
        </table:table-row>
        <table:table-row table:style-name="ro2">
          <table:table-cell table:style-name="ce3" office:value-type="string">
            <text:p>building_precursor_data_link_desc</text:p>
          </table:table-cell>
          <table:table-cell table:style-name="ce6" office:value-type="string">
            <text:p>Establishing contact with the Precursor Data Core, this Link feeds ancient knowledge to our entire populace, providing a priceless window into the past - and informing the future.</text:p>
          </table:table-cell>
          <table:table-cell table:style-name="ce6" office:value-type="string">
            <text:p>Установив контакт с хранилищем данных предтеч, это реле передаёт древние знания всему нашему населению, предоставляя бесценное окно в прошлое - и информируя о будущем.</text:p>
          </table:table-cell>
          <table:table-cell table:style-name="ce6"/>
          <table:table-cell table:style-name="ce16" table:number-columns-repeated="22"/>
          <table:table-cell table:number-columns-repeated="998"/>
        </table:table-row>
        <table:table-row table:style-name="ro1">
          <table:table-cell table:style-name="ce3" office:value-type="string">
            <text:p>building_sactajenian_distillery</text:p>
          </table:table-cell>
          <table:table-cell table:style-name="ce6" office:value-type="string">
            <text:p>Sactajenian Distillery</text:p>
          </table:table-cell>
          <table:table-cell table:style-name="ce6" office:value-type="string">
            <text:p>Дистилятор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building_sactajenian_distillery_desc</text:p>
          </table:table-cell>
          <table:table-cell table:style-name="ce6" office:value-type="string">
            <text:p>Sactajenian Distilleries convert Sactajenian into its potent, Psionic-enhancing drug form, earning significant Energy Credits from the proceeds.</text:p>
          </table:table-cell>
          <table:table-cell table:style-name="ce6" office:value-type="string">
            <text:p>Дистиляторы сактаджена превращают сактаджен в его мощный, улучшающий псионическую форму препарат, получая значительные энергетические кредиты от выручки.</text:p>
          </table:table-cell>
          <table:table-cell table:style-name="ce6"/>
          <table:table-cell table:style-name="ce16" table:number-columns-repeated="22"/>
          <table:table-cell table:number-columns-repeated="998"/>
        </table:table-row>
        <table:table-row table:style-name="ro1">
          <table:table-cell table:style-name="ce3" office:value-type="string">
            <text:p>building_satramene_concentrator</text:p>
          </table:table-cell>
          <table:table-cell table:style-name="ce6" office:value-type="string">
            <text:p>Satramene Concentrator</text:p>
          </table:table-cell>
          <table:table-cell table:style-name="ce6" office:value-type="string">
            <text:p>Сатраменовый концентратор</text:p>
          </table:table-cell>
          <table:table-cell table:style-name="ce6" office:value-type="string">
            <text:p>Satramen Kondensator</text:p>
          </table:table-cell>
          <table:table-cell table:style-name="ce16" table:number-columns-repeated="22"/>
          <table:table-cell table:number-columns-repeated="998"/>
        </table:table-row>
        <table:table-row table:style-name="ro2">
          <table:table-cell table:style-name="ce3" office:value-type="string">
            <text:p>building_satramene_concentrator_desc</text:p>
          </table:table-cell>
          <table:table-cell table:style-name="ce6" office:value-type="string">
            <text:p>Satramene Concentrators engineer potent mind-control drugs, which are used in totally ethical ways to produce Society research.</text:p>
          </table:table-cell>
          <table:table-cell table:style-name="ce6" office:value-type="string">
            <text:p>Сатраменовые концентраторы создают сильнодействующие препараты для контроля над разумом., которые этично используются только для производства очков исследований об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building_spice_emporium</text:p>
          </table:table-cell>
          <table:table-cell table:style-name="ce6" office:value-type="string">
            <text:p>Spice Emporium</text:p>
          </table:table-cell>
          <table:table-cell table:style-name="ce6" office:value-type="string">
            <text:p>Рынок специй</text:p>
          </table:table-cell>
          <table:table-cell table:style-name="ce6" office:value-type="string">
            <text:p>Gewürzemporium</text:p>
          </table:table-cell>
          <table:table-cell table:style-name="ce16" table:number-columns-repeated="22"/>
          <table:table-cell table:number-columns-repeated="998"/>
        </table:table-row>
        <table:table-row table:style-name="ro1">
          <table:table-cell table:style-name="ce3" office:value-type="string">
            <text:p>building_spice_emporium_desc</text:p>
          </table:table-cell>
          <table:table-cell table:style-name="ce6" office:value-type="string">
            <text:p>Spice Emporiums trade in the Exotic Spices procured to sizable profits.</text:p>
          </table:table-cell>
          <table:table-cell table:style-name="ce6" office:value-type="string">
            <text:p>Эти рынки торгуют экзотическими специями и приносят значительную прибыль.</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text:p>
          </table:table-cell>
          <table:table-cell table:style-name="ce6" office:value-type="string">
            <text:p>Terraformer Engine</text:p>
          </table:table-cell>
          <table:table-cell table:style-name="ce6" office:value-type="string">
            <text:p>Терраформер</text:p>
          </table:table-cell>
          <table:table-cell table:style-name="ce6" office:value-type="string">
            <text:p>Terraformer</text:p>
          </table:table-cell>
          <table:table-cell table:style-name="ce16" table:number-columns-repeated="22"/>
          <table:table-cell table:number-columns-repeated="998"/>
        </table:table-row>
        <table:table-row table:style-name="ro1">
          <table:table-cell table:style-name="ce3" office:value-type="string">
            <text:p>building_terraformer_baseline</text:p>
          </table:table-cell>
          <table:table-cell table:style-name="ce6" office:value-type="string">
            <text:p>$building_terraformer$ (Baseline)</text:p>
          </table:table-cell>
          <table:table-cell table:style-name="ce6" office:value-type="string">
            <text:p>$building_terraformer$ (Обычное состояние)</text:p>
          </table:table-cell>
          <table:table-cell table:style-name="ce6" office:value-type="string">
            <text:p>$building_terraformer$ (Aktiv)</text:p>
          </table:table-cell>
          <table:table-cell table:style-name="ce16" table:number-columns-repeated="22"/>
          <table:table-cell table:number-columns-repeated="998"/>
        </table:table-row>
        <table:table-row table:style-name="ro1">
          <table:table-cell table:style-name="ce3" office:value-type="string">
            <text:p>building_terraformer_baseline_desc</text:p>
          </table:table-cell>
          <table:table-cell table:style-name="ce6" office:value-type="string">
            <text:p>$building_terraformer_desc$\n\nThe $building_terraformer$ status is §Gbaseline§!.</text:p>
          </table:table-cell>
          <table:table-cell table:style-name="ce6" office:value-type="string">
            <text:p>$building_terraformer_desc$\n\nСтатус терраформера - §Gобычное состояние§!.</text:p>
          </table:table-cell>
          <table:table-cell table:style-name="ce6" office:value-type="string">
            <text:p>$building_terraformer_desc$\n\nDer $building_terraformer$ ist §GAktiv§!.</text:p>
          </table:table-cell>
          <table:table-cell table:style-name="ce16" table:number-columns-repeated="22"/>
          <table:table-cell table:number-columns-repeated="998"/>
        </table:table-row>
        <table:table-row table:style-name="ro2">
          <table:table-cell table:style-name="ce3" office:value-type="string">
            <text:p>building_terraformer_desc</text:p>
          </table:table-cell>
          <table:table-cell table:style-name="ce6" office:value-type="string">
            <text:p>This building provides ongoing terraforming efforts, micro-adapting the planet's environmental systems to better suit habitation.</text:p>
          </table:table-cell>
          <table:table-cell table:style-name="ce6" office:value-type="string">
            <text:p>Это здание обеспечивает постоянные работы по терраформированию, микроадаптируя экологические системы планеты ради лучшей приспособл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building_terraformer_inactive</text:p>
          </table:table-cell>
          <table:table-cell table:style-name="ce6" office:value-type="string">
            <text:p>$building_terraformer$ (Inactive)</text:p>
          </table:table-cell>
          <table:table-cell table:style-name="ce6" office:value-type="string">
            <text:p>$building_terraformer$ (Неактивный)</text:p>
          </table:table-cell>
          <table:table-cell table:style-name="ce6" office:value-type="string">
            <text:p>$building_terraformer$ (Inaktiv)</text:p>
          </table:table-cell>
          <table:table-cell table:style-name="ce16" table:number-columns-repeated="22"/>
          <table:table-cell table:number-columns-repeated="998"/>
        </table:table-row>
        <table:table-row table:style-name="ro2">
          <table:table-cell table:style-name="ce3" office:value-type="string">
            <text:p>building_terraformer_inactive_desc</text:p>
          </table:table-cell>
          <table:table-cell table:style-name="ce6" office:value-type="string">
            <text:p>$building_terraformer_desc$\n\nThe $building_terraformer$ status is §Rinactive§!.\n\n$terraformer_deactivation_warning$</text:p>
          </table:table-cell>
          <table:table-cell table:style-name="ce6" office:value-type="string">
            <text:p>$building_terraformer_desc$\n\nСтатус терраформера - §Rнеактивный§!.\n\n$terraformer_deactivation_warning$</text:p>
          </table:table-cell>
          <table:table-cell table:style-name="ce6" office:value-type="string">
            <text:p>$building_terraformer_desc$\n\nDer $building_terraformer$ ist §Rinaktive§!.\n\n$terraformer_deactivation_warning$</text:p>
          </table:table-cell>
          <table:table-cell table:style-name="ce16" table:number-columns-repeated="22"/>
          <table:table-cell table:number-columns-repeated="998"/>
        </table:table-row>
        <table:table-row table:style-name="ro1">
          <table:table-cell table:style-name="ce3" office:value-type="string">
            <text:p>building_terraformer_increased</text:p>
          </table:table-cell>
          <table:table-cell table:style-name="ce6" office:value-type="string">
            <text:p>$building_terraformer$ (Increased)</text:p>
          </table:table-cell>
          <table:table-cell table:style-name="ce6" office:value-type="string">
            <text:p>$building_terraformer$ (Ускоренный)</text:p>
          </table:table-cell>
          <table:table-cell table:style-name="ce6" office:value-type="string">
            <text:p>$building_terraformer$ (Erhöhte Leistung)</text:p>
          </table:table-cell>
          <table:table-cell table:style-name="ce16" table:number-columns-repeated="22"/>
          <table:table-cell table:number-columns-repeated="998"/>
        </table:table-row>
        <table:table-row table:style-name="ro1">
          <table:table-cell table:style-name="ce3" office:value-type="string">
            <text:p>building_terraformer_increased_desc</text:p>
          </table:table-cell>
          <table:table-cell table:style-name="ce6" office:value-type="string">
            <text:p>$building_terraformer_desc$\n\nThe $building_terraformer$ status is §Yincreased§!.</text:p>
          </table:table-cell>
          <table:table-cell table:style-name="ce6" office:value-type="string">
            <text:p>$building_terraformer_desc$\n\nСтатус терраформера - §Yускоренный§!.</text:p>
          </table:table-cell>
          <table:table-cell table:style-name="ce6" office:value-type="string">
            <text:p>$building_terraformer_desc$\n\nDer $building_terraformer$ ist §GAktiv§ und arbeitet mit §YErhöhter Leistung§!.</text:p>
          </table:table-cell>
          <table:table-cell table:style-name="ce16" table:number-columns-repeated="22"/>
          <table:table-cell table:number-columns-repeated="998"/>
        </table:table-row>
        <table:table-row table:style-name="ro1">
          <table:table-cell table:style-name="ce3" office:value-type="string">
            <text:p>building_terraformer_maximal</text:p>
          </table:table-cell>
          <table:table-cell table:style-name="ce6" office:value-type="string">
            <text:p>$building_terraformer$ (Maximal)</text:p>
          </table:table-cell>
          <table:table-cell table:style-name="ce6" office:value-type="string">
            <text:p>$building_terraformer$ (Максимальный)</text:p>
          </table:table-cell>
          <table:table-cell table:style-name="ce6" office:value-type="string">
            <text:p>$building_terraformer$ (Maximale Leistung)</text:p>
          </table:table-cell>
          <table:table-cell table:style-name="ce16" table:number-columns-repeated="22"/>
          <table:table-cell table:number-columns-repeated="998"/>
        </table:table-row>
        <table:table-row table:style-name="ro1">
          <table:table-cell table:style-name="ce3" office:value-type="string">
            <text:p>building_terraformer_maximal_desc</text:p>
          </table:table-cell>
          <table:table-cell table:style-name="ce6" office:value-type="string">
            <text:p>$building_terraformer_desc$\n\nThe $building_terraformer$ status is §Bmaximal§!.</text:p>
          </table:table-cell>
          <table:table-cell table:style-name="ce6" office:value-type="string">
            <text:p>$building_terraformer_desc$\n\nСтатус терраформера - §Bмаксимальная скорость§!.</text:p>
          </table:table-cell>
          <table:table-cell table:style-name="ce6" office:value-type="string">
            <text:p>$building_terraformer_desc$\n\nDer $building_terraformer$ ist §GAktiv§ und arbeitet mit §BMaximaler Leistung§!.</text:p>
          </table:table-cell>
          <table:table-cell table:style-name="ce16" table:number-columns-repeated="22"/>
          <table:table-cell table:number-columns-repeated="998"/>
        </table:table-row>
        <table:table-row table:style-name="ro1">
          <table:table-cell table:style-name="ce3" office:value-type="string">
            <text:p>building_terraforming_bacteria_germinator</text:p>
          </table:table-cell>
          <table:table-cell table:style-name="ce6" office:value-type="string">
            <text:p>Terraforming Bacteria Germinator</text:p>
          </table:table-cell>
          <table:table-cell table:style-name="ce6" office:value-type="string">
            <text:p>Инкубатор терраформирующих бактерий</text:p>
          </table:table-cell>
          <table:table-cell table:style-name="ce6"/>
          <table:table-cell table:style-name="ce16" table:number-columns-repeated="22"/>
          <table:table-cell table:number-columns-repeated="998"/>
        </table:table-row>
        <table:table-row table:style-name="ro2">
          <table:table-cell table:style-name="ce3" office:value-type="string">
            <text:p>building_terraforming_bacteria_germinator_desc</text:p>
          </table:table-cell>
          <table:table-cell table:style-name="ce6" office:value-type="string">
            <text:p>Terraforming Bacteria Germinators dramatically ease the Terraforming process, and provide a wealth of data on XNA-based lifeforms.</text:p>
          </table:table-cell>
          <table:table-cell table:style-name="ce6" office:value-type="string">
            <text:p>Инкубаторы терраформирующих бактерий серьезно облегчают процесс терраформирования и предоставляют множество данных о формах жизни, основанных на КсНК.</text:p>
          </table:table-cell>
          <table:table-cell table:style-name="ce6"/>
          <table:table-cell table:style-name="ce16" table:number-columns-repeated="22"/>
          <table:table-cell table:number-columns-repeated="998"/>
        </table:table-row>
        <table:table-row table:style-name="ro1">
          <table:table-cell table:style-name="ce3" office:value-type="string">
            <text:p>building_thybidium_refinery</text:p>
          </table:table-cell>
          <table:table-cell table:style-name="ce6" office:value-type="string">
            <text:p>Thybidium Refinery</text:p>
          </table:table-cell>
          <table:table-cell table:style-name="ce6" office:value-type="string">
            <text:p>Очиститель тайбидиума</text:p>
          </table:table-cell>
          <table:table-cell table:style-name="ce6" office:value-type="string">
            <text:p>Tybidium Raffinerie</text:p>
          </table:table-cell>
          <table:table-cell table:style-name="ce16" table:number-columns-repeated="22"/>
          <table:table-cell table:number-columns-repeated="998"/>
        </table:table-row>
        <table:table-row table:style-name="ro2">
          <table:table-cell table:style-name="ce3" office:value-type="string">
            <text:p>building_thybidium_refinery_desc</text:p>
          </table:table-cell>
          <table:table-cell table:style-name="ce6" office:value-type="string">
            <text:p>This refinery has transformed our reactor production with Thybidium, leading to a significant increase in energy efficiency across our technologies.</text:p>
          </table:table-cell>
          <table:table-cell table:style-name="ce6" office:value-type="string">
            <text:p>Этот очистительный завод улучшает наши реакторы тайбидиумом, что приводит к значительному повышению энергоэффективности во всех наших технологиях.</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text:p>
          </table:table-cell>
          <table:table-cell table:style-name="ce6" office:value-type="string">
            <text:p>Ventium Weapons Facility</text:p>
          </table:table-cell>
          <table:table-cell table:style-name="ce6" office:value-type="string">
            <text:p>Вентиумный орудийный завод</text:p>
          </table:table-cell>
          <table:table-cell table:style-name="ce6"/>
          <table:table-cell table:style-name="ce16" table:number-columns-repeated="22"/>
          <table:table-cell table:number-columns-repeated="998"/>
        </table:table-row>
        <table:table-row table:style-name="ro1">
          <table:table-cell table:style-name="ce3" office:value-type="string">
            <text:p>building_ventium_weapons_facility_desc</text:p>
          </table:table-cell>
          <table:table-cell table:style-name="ce6" office:value-type="string">
            <text:p>Ventium Weapons Facilities convert the dangerous Ventium Ore into potent Energy Weapons.</text:p>
          </table:table-cell>
          <table:table-cell table:style-name="ce6" office:value-type="string">
            <text:p>Вентиумные орудийные заводы превращают опасную вентиумную руду в мощное энергооружие.</text:p>
          </table:table-cell>
          <table:table-cell table:style-name="ce6"/>
          <table:table-cell table:style-name="ce16" table:number-columns-repeated="22"/>
          <table:table-cell table:number-columns-repeated="998"/>
        </table:table-row>
        <table:table-row table:style-name="ro1">
          <table:table-cell table:style-name="ce3" office:value-type="string">
            <text:p>building_zinorine_computer</text:p>
          </table:table-cell>
          <table:table-cell table:style-name="ce6" office:value-type="string">
            <text:p>Zinorine Computer Assembler</text:p>
          </table:table-cell>
          <table:table-cell table:style-name="ce6" office:value-type="string">
            <text:p>Зинориновый ассемблер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building_zinorine_computer_desc</text:p>
          </table:table-cell>
          <table:table-cell table:style-name="ce6" office:value-type="string">
            <text:p>Zinorine Computer Assemblers utilize the Zinorine to create specialized molecular computers.</text:p>
          </table:table-cell>
          <table:table-cell table:style-name="ce6" office:value-type="string">
            <text:p>Зинориновые ассемблеры компьютеров используют зинорин для создания специализированных молекулярных компьютеров.</text:p>
          </table:table-cell>
          <table:table-cell table:style-name="ce6"/>
          <table:table-cell table:style-name="ce16" table:number-columns-repeated="22"/>
          <table:table-cell table:number-columns-repeated="998"/>
        </table:table-row>
        <table:table-row table:style-name="ro2">
          <table:table-cell table:style-name="ce3" office:value-type="string">
            <text:p>cancel_deep_core_mining_level_increase_project.desc</text:p>
          </table:table-cell>
          <table:table-cell table:style-name="ce6" office:value-type="string">
            <text:p>Cancel $deep_core_mining$ development project on [root.GetName]. The planetary $deep_core_mining$ project will remain at the same level.</text:p>
          </table:table-cell>
          <table:table-cell table:style-name="ce6" office:value-type="string">
            <text:p>Отменить разработку проекта $deep_core_mining$ на [root.GetName]. Планетарный проект $deep_core_min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deep_core_mining_level_increase_project.name">cancel_deep_core_mining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2">
          <table:table-cell table:style-name="ce3" office:value-type="string">
            <text:p>cancel_geothermal_tap_level_increase_project.desc</text:p>
          </table:table-cell>
          <table:table-cell table:style-name="ce6" office:value-type="string">
            <text:p>Cancel $geothermal_tap$ development project on [root.GetName]. The planetary $geothermal_tap$ project will remain at the same level.</text:p>
          </table:table-cell>
          <table:table-cell table:style-name="ce6" office:value-type="string">
            <text:p>Отменить разработку проекта $geothermal_tap$ на [root.GetName]. Планетарный проект $geothermal_tap$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ancel_geothermal_tap_level_increase_project.name">cancel_geothermal_tap_level_increase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3">
          <table:table-cell table:style-name="ce3" office:value-type="string">
            <text:p>catastrophic_outcome_summary</text:p>
          </table:table-cell>
          <table:table-cell table:style-name="ce6" office:value-type="string">
            <text:p>§YSummary§!:\nPops Killed: §R[root.pops_killed]§!\nBuildings Destroyed: §R[root.buildings_destroyed]§!\nCatastrophe Blockers Spawned: §R[root.catastrophe_blockers_spawned]§!</text:p>
          </table:table-cell>
          <table:table-cell table:style-name="ce6" office:value-type="string">
            <text:p>§YИтог§!:\nПоселений уничтожено: §R[root.pops_killed]§!\nПостроек разрушено: §R[root.buildings_destroyed]§!\nКлеток-блокираторов катастрофы появилось: §R[root.catastrophe_blockers_spawned]§!</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country</text:p>
          </table:table-cell>
          <table:table-cell table:style-name="ce6" office:value-type="string">
            <text:p>\n£sr_cavorite §H$sr_cavorite$§!\n$sr_cavorite_desc$\n\n</text:p>
          </table:table-cell>
          <table:table-cell table:style-name="ce6" office:value-type="string">
            <text:p>\n£sr_cavorite §H$sr_cavorite$§!\n$sr_cav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cavorite_discovered_ship</text:p>
          </table:table-cell>
          <table:table-cell table:style-name="ce6" office:value-type="string">
            <text:p>$cavorite_discovered_country$</text:p>
          </table:table-cell>
          <table:table-cell table:style-name="ce6" office:value-type="string">
            <text:p>$cavorite_discovered_country$</text:p>
          </table:table-cell>
          <table:table-cell table:style-name="ce6"/>
          <table:table-cell table:style-name="ce16" table:number-columns-repeated="22"/>
          <table:table-cell table:number-columns-repeated="998"/>
        </table:table-row>
        <table:table-row table:style-name="ro2">
          <table:table-cell table:style-name="ce3" office:value-type="string">
            <text:p>cgm_asteroidal_planet_found.desc</text:p>
          </table:table-cell>
          <table:table-cell table:style-name="ce6" office:value-type="string">
            <text:p>The science ship orbiting [root.GetName] reports that this large asteroid could potentially support a viable colony.</text:p>
          </table:table-cell>
          <table:table-cell table:style-name="ce6" office:value-type="string">
            <text:p>Научные измерения [from.GetName] показывают, что этот большой астероид является достаточно прочным и богатым, чтобы потенциально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asteroidal_planet_found.name">cgm_asteroidal_planet_found.name</text:a></text:p>
          </table:table-cell>
          <table:table-cell table:style-name="ce6" office:value-type="string">
            <text:p>Asteroidal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3">
          <table:table-cell table:style-name="ce3" office:value-type="string">
            <text:p>cgm_astrocartography_mechanic</text:p>
          </table:table-cell>
          <table:table-cell table:style-name="ce6" office:value-type="string">
            <text:p>With the §HCGM Astrocartography Mechanic§! Enabled most strategic resources are invisible until the player unlocks the technology Astrocartography I, II and III. The resources are divided into tiers, which reflect their relative power.</text:p>
          </table:table-cell>
          <table:table-cell table:style-name="ce6" office:value-type="string">
            <text:p>Из-за §Hмеханики астрокартографии CGM§! большинство стратегических ресурсов невидимы, пока игрок не разблокирует технологию Астрокартографии I, II и III. Ресурсы разделены на уровни, которые отражают их относительную силу.</text:p>
          </table:table-cell>
          <table:table-cell table:style-name="ce6"/>
          <table:table-cell table:style-name="ce16" table:number-columns-repeated="22"/>
          <table:table-cell table:number-columns-repeated="998"/>
        </table:table-row>
        <table:table-row table:style-name="ro1">
          <table:table-cell table:style-name="ce3" office:value-type="string">
            <text:p>cgm_blockers</text:p>
          </table:table-cell>
          <table:table-cell table:style-name="ce6" office:value-type="string">
            <text:p>§GCGM§! + Vanilla</text:p>
          </table:table-cell>
          <table:table-cell table:style-name="ce6" office:value-type="string">
            <text:p>§GCGM§! + Базовые</text:p>
          </table:table-cell>
          <table:table-cell table:style-name="ce6"/>
          <table:table-cell table:style-name="ce16" table:number-columns-repeated="22"/>
          <table:table-cell table:number-columns-repeated="998"/>
        </table:table-row>
        <table:table-row table:style-name="ro4">
          <table:table-cell table:style-name="ce3" office:value-type="string">
            <text:p>cgm_crystal_asteroidal_planet_found.desc</text:p>
          </table:table-cell>
          <table:table-cell table:style-name="ce6" office:value-type="string">
            <text:p>The scientific measurements of [from.GetName] reveal that what appeared to be a large ice asteroid at first is in fact something different altogether. This asteroid is composed of large quantities of exotic crystal that originated elsewhere, with its quantum signature indicating it either originated in or passed through some sort of sub-spatial dimension. Remarkably the space inside the asteroid appears to be impossibly larger than its external dimensions. This science ship [root.GetName] reports that this asteroid has significant exploitation potential and colonization is recommended.</text:p>
          </table:table-cell>
          <table:table-cell table:style-name="ce6" office:value-type="string">
            <text:p>Научные измерения [from.GetName] показывают, что то, что вначале представляло собой большой ледяной астероид, на самом деле является чем-то совсем другим. Этот астероид состоит из больших количеств экзотического кристалла, возникшего в другом месте, с его квантовой сигнатурой, указывающей на то, что он либо возник, либо прошел через какое-то субпространственное измерение. Примечательно, что пространство внутри астероида оказывается невероятно большим, чем его внешние размеры. Этот научный корабль [root.GetName] сообщает, что этот астероид обладает значительным эксплуатационным потенциалом, и рекомендуется колонизация.</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catastrophic_outcome.desc</text:p>
          </table:table-cell>
          <table:table-cell table:style-name="ce6" office:value-type="string">
            <text:p>The project to establish a higher tier $deep_core_mining$ on [root.GetName] resulted in a catastrophic eruption.\n\n$catastrophic_outcome_summary$</text:p>
          </table:table-cell>
          <table:table-cell table:style-name="ce6" office:value-type="string">
            <text:p>Проект по улучшению до более высокого уровня $deep_core_mining$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0</text:p>
          </table:table-cell>
          <table:table-cell table:style-name="ce6" office:value-type="string">
            <text:p>$deep_core_mining$ (initial)</text:p>
          </table:table-cell>
          <table:table-cell table:style-name="ce6" office:value-type="string">
            <text:p>$deep_core_mining$ (Начальное)</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0_desc</text:p>
          </table:table-cell>
          <table:table-cell table:style-name="ce6" office:value-type="string">
            <text:p>An initial $deep_core_mine$ has been established on this planet. At this stage the $deep_core_mine$ is being established. It therefore produces no minerals, but the chance of a catastrophe is quite low.</text:p>
          </table:table-cell>
          <table:table-cell table:style-name="ce6" office:value-type="string">
            <text:p>На этой планете был запущен проект $deep_core_mine$. На этом этапе создается $deep_core_mine$. Поэтому он не производит никаких полезных ископаемых,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1</text:p>
          </table:table-cell>
          <table:table-cell table:number-columns-repeated="2" table:style-name="ce6" office:value-type="string">
            <text:p>$deep_core_mining$ 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1_desc</text:p>
          </table:table-cell>
          <table:table-cell table:style-name="ce6" office:value-type="string">
            <text:p>A §Gstage 1§! $deep_core_mine$ has been established on this planet. Mining networks have been established in the deep mantle of the planet and the infrastructure to process the mantle matter is producing significant amounts of minerals.The chance of a catastrophe during this stage is low.</text:p>
          </table:table-cell>
          <table:table-cell table:style-name="ce6" office:value-type="string">
            <text:p>§GСтадия 1§! - $deep_core_mine$. В глубокой мантии планеты созданы горные сети, и инфраструктура для обработки мантийного вещества производит значительное количество полезных ископаемых. Вероятность катастрофы на этом этапе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2</text:p>
          </table:table-cell>
          <table:table-cell table:number-columns-repeated="2" table:style-name="ce6" office:value-type="string">
            <text:p>$deep_core_mining$ II</text:p>
          </table:table-cell>
          <table:table-cell table:style-name="ce6"/>
          <table:table-cell table:style-name="ce16" table:number-columns-repeated="22"/>
          <table:table-cell table:number-columns-repeated="998"/>
        </table:table-row>
        <table:table-row table:style-name="ro2">
          <table:table-cell table:style-name="ce3" office:value-type="string">
            <text:p>cgm_deep_core_mining_stage_2_desc</text:p>
          </table:table-cell>
          <table:table-cell table:style-name="ce6" office:value-type="string">
            <text:p>A §Hstage 2§! $deep_core_mine$ has been established on this planet. The outer layers of the core are being systematically strip mined of minerals. The chance of a catastrophe during this stage is low.</text:p>
          </table:table-cell>
          <table:table-cell table:style-name="ce6" office:value-type="string">
            <text:p>§GСтадия 2§! - $deep_core_mine$. Из наружных слоёв ядра систематически добывают минералы.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tage_3</text:p>
          </table:table-cell>
          <table:table-cell table:number-columns-repeated="2" table:style-name="ce6" office:value-type="string">
            <text:p>$deep_core_mining$ III</text:p>
          </table:table-cell>
          <table:table-cell table:style-name="ce6"/>
          <table:table-cell table:style-name="ce16" table:number-columns-repeated="22"/>
          <table:table-cell table:number-columns-repeated="998"/>
        </table:table-row>
        <table:table-row table:style-name="ro3">
          <table:table-cell table:style-name="ce3" office:value-type="string">
            <text:p>cgm_deep_core_mining_stage_3_desc</text:p>
          </table:table-cell>
          <table:table-cell table:style-name="ce6" office:value-type="string">
            <text:p>A §Bstage 3§! $deep_core_mine$ has been established on this planet. The mining operation now touches the planet's core directly. A sophisticated system sifts the core's useful minerals while retaining the bulk of its mass. The chance of a catastrophe during this stage is highest.</text:p>
          </table:table-cell>
          <table:table-cell table:style-name="ce6" office:value-type="string">
            <text:p>§GСтадия 3§! - $deep_core_mine$. Горная операция теперь напрямую касается ядра планеты. Усовершенствованная система просеивает полезные минералы ядра, сохраняя при этом основную часть своей массы.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desc</text:p>
          </table:table-cell>
          <table:table-cell table:style-name="ce6" office:value-type="string">
            <text:p>$deep_core_mining$ stage successfully established on planet [root.GetName]!</text:p>
          </table:table-cell>
          <table:table-cell table:style-name="ce6" office:value-type="string">
            <text:p>$deep_core_mining$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deep_core_mining_successful.title</text:p>
          </table:table-cell>
          <table:table-cell table:style-name="ce6" office:value-type="string">
            <text:p>$deep_core_mining$ Project Developed</text:p>
          </table:table-cell>
          <table:table-cell table:style-name="ce6" office:value-type="string">
            <text:p>$deep_core_mining$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default</text:p>
          </table:table-cell>
          <table:table-cell table:style-name="ce6" office:value-type="string">
            <text:p>§HDefault§!</text:p>
          </table:table-cell>
          <table:table-cell table:style-name="ce6" office:value-type="string">
            <text:p>§HБазовые§!</text:p>
          </table:table-cell>
          <table:table-cell table:style-name="ce6"/>
          <table:table-cell table:style-name="ce16" table:number-columns-repeated="22"/>
          <table:table-cell table:number-columns-repeated="998"/>
        </table:table-row>
        <table:table-row table:style-name="ro1">
          <table:table-cell table:style-name="ce3" office:value-type="string">
            <text:p>cgm_disable</text:p>
          </table:table-cell>
          <table:table-cell table:style-name="ce6" office:value-type="string">
            <text:p>§RDisable§!</text:p>
          </table:table-cell>
          <table:table-cell table:style-name="ce6" office:value-type="string">
            <text:p>§RВы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disabled</text:p>
          </table:table-cell>
          <table:table-cell table:style-name="ce6" office:value-type="string">
            <text:p>§WDisabled§!</text:p>
          </table:table-cell>
          <table:table-cell table:style-name="ce6" office:value-type="string">
            <text:p>§WВыключено§!</text:p>
          </table:table-cell>
          <table:table-cell table:style-name="ce6"/>
          <table:table-cell table:style-name="ce16" table:number-columns-repeated="22"/>
          <table:table-cell table:number-columns-repeated="998"/>
        </table:table-row>
        <table:table-row table:style-name="ro5">
          <table:table-cell table:style-name="ce3" office:value-type="string">
            <text:p>cgm_dynamic_options</text:p>
          </table:table-cell>
          <table:table-cell table:style-name="ce6" office:value-type="string">
            <text:p>§BDynamic Settings:§!\n§YColonization Automation:§! [root.GetCGMColonizationAutomation]\n§YDiscovery Chance:§!\n §WPresapients:§! [root.GetCGMPresapientChance]\n §WTerraforming Candidates:§! [root.GetCGMTerraformingCandidateChance]\n <text:s text:c="2"/>§WColonizable Asteroids:§! [root.GetCGMColonizableAsteroids]</text:p>
          </table:table-cell>
          <table:table-cell table:style-name="ce6" office:value-type="string">
            <text:p>§BДинамические настройки:§!\n§YАвтоматизация колонизации:§! [root.GetCGMColonizationAutomation]\n§YШанс открытия:§!\n §WПредразумные:§! [root.GetCGMPresapientChance]\n §WКандидаты на терраформирование:§! [root.GetCGMTerraformingCandidateChance]\n§WКолонизируемые астероиды:§! [root.GetCGMColonizableAsteroids]</text:p>
          </table:table-cell>
          <table:table-cell table:style-name="ce6"/>
          <table:table-cell table:style-name="ce16" table:number-columns-repeated="22"/>
          <table:table-cell table:number-columns-repeated="998"/>
        </table:table-row>
        <table:table-row table:style-name="ro1">
          <table:table-cell table:style-name="ce3" office:value-type="string">
            <text:p>cgm_enable</text:p>
          </table:table-cell>
          <table:table-cell table:style-name="ce6" office:value-type="string">
            <text:p>§GEnable§!</text:p>
          </table:table-cell>
          <table:table-cell table:style-name="ce6" office:value-type="string">
            <text:p>§GВключить§!</text:p>
          </table:table-cell>
          <table:table-cell table:style-name="ce6"/>
          <table:table-cell table:style-name="ce16" table:number-columns-repeated="22"/>
          <table:table-cell table:number-columns-repeated="998"/>
        </table:table-row>
        <table:table-row table:style-name="ro1">
          <table:table-cell table:style-name="ce3" office:value-type="string">
            <text:p>cgm_enabled</text:p>
          </table:table-cell>
          <table:table-cell table:style-name="ce6" office:value-type="string">
            <text:p>§GEnabled§!</text:p>
          </table:table-cell>
          <table:table-cell table:style-name="ce6" office:value-type="string">
            <text:p>§GВключено§!</text:p>
          </table:table-cell>
          <table:table-cell table:style-name="ce6"/>
          <table:table-cell table:style-name="ce16" table:number-columns-repeated="22"/>
          <table:table-cell table:number-columns-repeated="998"/>
        </table:table-row>
        <table:table-row table:style-name="ro6">
          <table:table-cell table:style-name="ce3" office:value-type="string">
            <text:p>cgm_freeze_warning</text:p>
          </table:table-cell>
          <table:table-cell table:style-name="ce6" office:value-type="string">
            <text:p>§RPlease Note§!: Applying the Planets Enhanced spawn engine can take up to a minute to process - depending on the size of the galaxy and settings chosen. This will look like the game is frozen but it is not.</text:p>
          </table:table-cell>
          <table:table-cell table:style-name="ce10" office:value-type="string">
            <text:p>§RПримечание§!: Применение механизма создания может занять пару минут для работы - в зависимости от размера галактики и выбранных настроек. Это будет выглядеть как будто игра зависла, но это не так.</text:p>
          </table:table-cell>
          <table:table-cell table:style-name="ce6"/>
          <table:table-cell table:style-name="ce16" table:number-columns-repeated="22"/>
          <table:table-cell table:number-columns-repeated="998"/>
        </table:table-row>
        <table:table-row table:style-name="ro1">
          <table:table-cell table:style-name="ce3" office:value-type="string">
            <text:p>cgm_game_start_settings</text:p>
          </table:table-cell>
          <table:table-cell table:style-name="ce6" office:value-type="string">
            <text:p>§BGame Start Settings:§!\n§YGamestart Auto-Explore:§! [root.GetCGMAutoExplore]</text:p>
          </table:table-cell>
          <table:table-cell table:style-name="ce6" office:value-type="string">
            <text:p>§BСтарт игры:§!\n§YАвтоисследование на старте:§! [root.GetCGMAutoExplore]</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catastrophic_outcome.desc</text:p>
          </table:table-cell>
          <table:table-cell table:style-name="ce6" office:value-type="string">
            <text:p>The project to establish a higher tier $geothermal_tap$ on [root.GetName] resulted in a catastrophic eruption.\n\n$catastrophic_outcome_summary$</text:p>
          </table:table-cell>
          <table:table-cell table:style-name="ce6" office:value-type="string">
            <text:p>Проект по улучшению до более высокого уровня $geothermal_tap$ на [root.GetName] привел к катастрофическому извержению.</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0</text:p>
          </table:table-cell>
          <table:table-cell table:style-name="ce6" office:value-type="string">
            <text:p>$geothermal_tap$ (Initial)</text:p>
          </table:table-cell>
          <table:table-cell table:style-name="ce6" office:value-type="string">
            <text:p>$geothermal_tap$ (Начальный)</text:p>
          </table:table-cell>
          <table:table-cell table:style-name="ce6"/>
          <table:table-cell table:style-name="ce16" table:number-columns-repeated="22"/>
          <table:table-cell table:number-columns-repeated="998"/>
        </table:table-row>
        <table:table-row table:style-name="ro2">
          <table:table-cell table:style-name="ce3" office:value-type="string">
            <text:p>cgm_geothermal_tap_stage_0_desc</text:p>
          </table:table-cell>
          <table:table-cell table:style-name="ce6" office:value-type="string">
            <text:p>An initial $geothermal_tap$ has been established on this planet. At this stage the $geothermal_tap$ is being established. It therefore produces no energy, but the chance of a catastrophe is quite low.</text:p>
          </table:table-cell>
          <table:table-cell table:style-name="ce6" office:value-type="string">
            <text:p>На этой планете был запущен проект $geothermal_tap$. На этом этапе создается $geothermal_tap$. Поэтому он не производит никакой энергии, но вероятность катастрофы довольно низ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1</text:p>
          </table:table-cell>
          <table:table-cell table:number-columns-repeated="2" table:style-name="ce6" office:value-type="string">
            <text:p>$geothermal_tap$ 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1_desc</text:p>
          </table:table-cell>
          <table:table-cell table:style-name="ce6" office:value-type="string">
            <text:p>A §Gstage 1§! $geothermal_tap$ has been established on this planet. Large shafts have been drilled deep into the planet's mantle tapping the core and the immense generators needed to convert the planet's heat into energy are producing significant amounts of energy. The chance of a catastrophe during this stage is low.</text:p>
          </table:table-cell>
          <table:table-cell table:style-name="ce6" office:value-type="string">
            <text:p>§GСтадия 1§! - $geothermal_tap$. Большие шахты были просверлены глубоко в мантии планеты, пробивая ядро, и огромные генераторы, необходимые для преобразования тепла планеты в энергию, производят значительное количество энергии. Шанс катастрофы на этом этапе низкий.</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2</text:p>
          </table:table-cell>
          <table:table-cell table:number-columns-repeated="2" table:style-name="ce6" office:value-type="string">
            <text:p>$geothermal_tap$ 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2_desc</text:p>
          </table:table-cell>
          <table:table-cell table:style-name="ce6" office:value-type="string">
            <text:p>A §Hstage 2§! $geothermal_tap$ has been established on this planet. The tap infrastructure has been significantly widened and energy converted have been inserted directly into the core. The chance of a catastrophe during this stage is higher.</text:p>
          </table:table-cell>
          <table:table-cell table:style-name="ce6" office:value-type="string">
            <text:p>§GСтадия 2§! - $geothermal_tap$. Инфраструктура крана значительно расширена, и преобразование энергии было перемещено непосредственно в ядро. Шанс катастрофы на этом этапе выше.</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tage_3</text:p>
          </table:table-cell>
          <table:table-cell table:number-columns-repeated="2" table:style-name="ce6" office:value-type="string">
            <text:p>$geothermal_tap$ III</text:p>
          </table:table-cell>
          <table:table-cell table:style-name="ce6"/>
          <table:table-cell table:style-name="ce16" table:number-columns-repeated="22"/>
          <table:table-cell table:number-columns-repeated="998"/>
        </table:table-row>
        <table:table-row table:style-name="ro3">
          <table:table-cell table:style-name="ce3" office:value-type="string">
            <text:p>cgm_geothermal_tap_stage_3_desc</text:p>
          </table:table-cell>
          <table:table-cell table:style-name="ce6" office:value-type="string">
            <text:p>A §Bstage 3§! $geothermal_tap$ has been established on this planet. The tap penetrates fully into the planetary core, converting its heat into massive amounts of energy. The chance of a catastrophe during this stage is highest.</text:p>
          </table:table-cell>
          <table:table-cell table:style-name="ce6" office:value-type="string">
            <text:p>§GСтадия 3§! - $geothermal_tap$. Кран полностью проник в планетарный сердечник, превращая его тепло в огромное количество энергии. Вероятность катастрофы на этом этапе самая высокая.</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desc</text:p>
          </table:table-cell>
          <table:table-cell table:style-name="ce6" office:value-type="string">
            <text:p>$geothermal_tap$ stage successfully established on planet [root.GetName]!</text:p>
          </table:table-cell>
          <table:table-cell table:style-name="ce6" office:value-type="string">
            <text:p>$geothermal_tap$ - стадия успешна!</text:p>
          </table:table-cell>
          <table:table-cell table:style-name="ce6"/>
          <table:table-cell table:style-name="ce16" table:number-columns-repeated="22"/>
          <table:table-cell table:number-columns-repeated="998"/>
        </table:table-row>
        <table:table-row table:style-name="ro1">
          <table:table-cell table:style-name="ce3" office:value-type="string">
            <text:p>cgm_geothermal_tap_successful.title</text:p>
          </table:table-cell>
          <table:table-cell table:style-name="ce6" office:value-type="string">
            <text:p>$geothermal_tap$ Project Developed</text:p>
          </table:table-cell>
          <table:table-cell table:style-name="ce6" office:value-type="string">
            <text:p>$geothermal_tap$ - проект разработан</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_tile</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2">
          <table:table-cell table:style-name="ce3" office:value-type="string">
            <text:p>cgm_harvest_1_tile_desc</text:p>
          </table:table-cell>
          <table:table-cell table:style-name="ce6" office:value-type="string">
            <text:p>This planet is systematically harvested for all useful resources. This process depletes and irradiates the environment.</text:p>
          </table:table-cell>
          <table:table-cell table:style-name="ce6" office:value-type="string">
            <text:p>На этой планете систематически собираются все полезные ресурсы. Этот процесс истощает и облучает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1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0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1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2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2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3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4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5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6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7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8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text:p>
          </table:table-cell>
          <table:table-cell table:style-name="ce6" office:value-type="string">
            <text:p>$cgm_harvest_1_tile$</text:p>
          </table:table-cell>
          <table:table-cell table:style-name="ce6" office:value-type="string">
            <text:p>$cgm_harvest_1_tile$</text:p>
          </table:table-cell>
          <table:table-cell table:style-name="ce6"/>
          <table:table-cell table:style-name="ce16" table:number-columns-repeated="22"/>
          <table:table-cell table:number-columns-repeated="998"/>
        </table:table-row>
        <table:table-row table:style-name="ro1">
          <table:table-cell table:style-name="ce3" office:value-type="string">
            <text:p>cgm_harvest_9_tile_desc</text:p>
          </table:table-cell>
          <table:table-cell table:style-name="ce6" office:value-type="string">
            <text:p>$cgm_harvest_1_tile_desc$</text:p>
          </table:table-cell>
          <table:table-cell table:style-name="ce6" office:value-type="string">
            <text:p>$cgm_harvest_1_tile_desc$</text:p>
          </table:table-cell>
          <table:table-cell table:style-name="ce6"/>
          <table:table-cell table:style-name="ce16" table:number-columns-repeated="22"/>
          <table:table-cell table:number-columns-repeated="998"/>
        </table:table-row>
        <table:table-row table:style-name="ro1">
          <table:table-cell table:style-name="ce3" office:value-type="string">
            <text:p>cgm_high</text:p>
          </table:table-cell>
          <table:table-cell table:style-name="ce6" office:value-type="string">
            <text:p>§BHigh§!</text:p>
          </table:table-cell>
          <table:table-cell table:style-name="ce6" office:value-type="string">
            <text:p>§BВысокие§!</text:p>
          </table:table-cell>
          <table:table-cell table:style-name="ce6"/>
          <table:table-cell table:style-name="ce16" table:number-columns-repeated="22"/>
          <table:table-cell table:number-columns-repeated="998"/>
        </table:table-row>
        <table:table-row table:style-name="ro2">
          <table:table-cell table:style-name="ce3" office:value-type="string">
            <text:p>cgm_ice_asteroidal_planet_found.desc</text:p>
          </table:table-cell>
          <table:table-cell table:style-name="ce6" office:value-type="string">
            <text:p>The scientific measurements of [from.GetName] reveal that this large ice asteroid contains large quantities of primordial ice and might merit colonization.</text:p>
          </table:table-cell>
          <table:table-cell table:style-name="ce6" office:value-type="string">
            <text:p>Научные измерения [from.GetName] показывают, что этот большой ледяной астероид содержит большое количество первородного льда и может заслуживать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large</text:p>
          </table:table-cell>
          <table:table-cell table:style-name="ce6" office:value-type="string">
            <text:p>§BLarge§!</text:p>
          </table:table-cell>
          <table:table-cell table:style-name="ce6" office:value-type="string">
            <text:p>§B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low</text:p>
          </table:table-cell>
          <table:table-cell table:style-name="ce6" office:value-type="string">
            <text:p>§PLow§!</text:p>
          </table:table-cell>
          <table:table-cell table:style-name="ce6" office:value-type="string">
            <text:p>§P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text:p>
          </table:table-cell>
          <table:table-cell table:number-columns-repeated="2" table:style-name="ce6" office:value-type="string">
            <text:p>New Worlds</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disabled_planetary_diversity_enabled</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ew_worlds_enabled_planetary_diversity_enabled</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non_planetary_project_planet</text:p>
          </table:table-cell>
          <table:table-cell table:style-name="ce6" office:value-type="string">
            <text:p>Planet must not have a §YPlanetary Project§!.</text:p>
          </table:table-cell>
          <table:table-cell table:style-name="ce6" office:value-type="string">
            <text:p>На планете не должен выполняться §YПланетарный проект§!.</text:p>
          </table:table-cell>
          <table:table-cell table:style-name="ce6"/>
          <table:table-cell table:style-name="ce16" table:number-columns-repeated="22"/>
          <table:table-cell table:number-columns-repeated="998"/>
        </table:table-row>
        <table:table-row table:style-name="ro1">
          <table:table-cell table:style-name="ce3" office:value-type="string">
            <text:p>cgm_null</text:p>
          </table:table-cell>
          <table:table-cell table:number-columns-repeated="2" table:style-name="ce6" office:value-type="string">
            <text:p><text:s/></text:p>
          </table:table-cell>
          <table:table-cell table:style-name="ce6"/>
          <table:table-cell table:style-name="ce16" table:number-columns-repeated="22"/>
          <table:table-cell table:number-columns-repeated="998"/>
        </table:table-row>
        <table:table-row table:style-name="ro7">
          <table:table-cell table:style-name="ce3" office:value-type="string">
            <text:p>cgm_optional_features_settings</text:p>
          </table:table-cell>
          <table:table-cell table:style-name="ce6" office:value-type="string">
            <text:p>§BMod Features:§!\n§YAstrocartography:§! [root.GetCGMAstrocartography]\n§YAsteroid Colonization:§! [root.GetCGMAsteroidColonization]\n§YUninhabitable Planet Terraforming:§! [root.GetCGMUninhabitableTerraforming]\n§YTerraforming After-Effects:§! [root.GetCGMTerraformingAfterEffects]\n§YPlanetary Projects:§! [root.GetCGMPlanetaryProjects]</text:p>
          </table:table-cell>
          <table:table-cell table:style-name="ce11" office:value-type="string">
            <text:p>§BДополнительные функции:§!\n§YАстрокартография:§! [root.GetCGMAstrocartography]\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5">
          <table:table-cell table:style-name="ce3" office:value-type="string">
            <text:p>cgm_pe_done.desc</text:p>
          </table:table-cell>
          <table:table-cell table:style-name="ce6" office:value-type="string">
            <text:p>[root.GetCGMWelcomeMessage]\n$cgm_spawn_engine_settings$\n\n$cgm_game_start_settings$\n\n$cgm_optional_features_settings$\n\n$cgm_dynamic_options$\n\n$cgm_freeze_warning$</text:p>
          </table:table-cell>
          <table:table-cell table:style-name="ce6" office:value-type="string">
            <text:p>§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_done.name">cgm_pe_done.name</text:a></text:p>
          </table:table-cell>
          <table:table-cell table:style-name="ce6" office:value-type="string">
            <text:p>Finish</text:p>
          </table:table-cell>
          <table:table-cell table:style-name="ce6" office:value-type="string">
            <text:p>Завершить</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_text</text:p>
          </table:table-cell>
          <table:table-cell table:style-name="ce6" office:value-type="string">
            <text:p>Optional Features Menu</text:p>
          </table:table-cell>
          <table:table-cell table:style-name="ce6" office:value-type="string">
            <text:p>Меню дополнительных функций</text:p>
          </table:table-cell>
          <table:table-cell table:style-name="ce6"/>
          <table:table-cell table:style-name="ce16" table:number-columns-repeated="22"/>
          <table:table-cell table:number-columns-repeated="998"/>
        </table:table-row>
        <table:table-row table:style-name="ro4">
          <table:table-cell table:style-name="ce3" office:value-type="string">
            <text:p>cgm_pe_optional_features_menu.desc</text:p>
          </table:table-cell>
          <table:table-cell table:style-name="ce6" office:value-type="string">
            <text:p>In this menu you can configure the optional features of $planets_enhanced$.\n[root.GetCGMWelcomeMessage]\n$cgm_optional_features_settings$\n$cgm_dynamic_options$</text:p>
          </table:table-cell>
          <table:table-cell table:style-name="ce6" office:value-type="string">
            <text:p>В этом меню вы можете настроить дополнительные функции Core Game Mechanics: Planets Enhanced.\n§GТекущие настройки§!:\n\n§HСоздание:§!\n§Y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3" office:value-type="string">
            <text:p>cgm_pe_optional_features_menu.title</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3" office:value-type="string">
            <text:p>cgm_pe_text</text:p>
          </table:table-cell>
          <table:table-cell table:number-columns-repeated="2" table:style-name="ce6" office:value-type="string">
            <text:p>$planets_enhanced$</text:p>
          </table:table-cell>
          <table:table-cell table:style-name="ce6"/>
          <table:table-cell table:style-name="ce16" table:number-columns-repeated="22"/>
          <table:table-cell table:number-columns-repeated="998"/>
        </table:table-row>
        <table:table-row table:style-name="ro2">
          <table:table-cell table:style-name="ce3" office:value-type="string">
            <text:p>cgm_pe.advanced_configuration.desc</text:p>
          </table:table-cell>
          <table:table-cell table:style-name="ce6" office:value-type="string">
            <text:p>Pick this option to manually configure strategic resources, deposits, tile-blockers and planet re-sizing.</text:p>
          </table:table-cell>
          <table:table-cell table:style-name="ce6" office:value-type="string">
            <text:p>Выберите этот параметр, чтобы вручную настраивать стратегические ресурсы, депозиты, блокировщики плиток и размер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dvanced_configuration.name">cgm_pe.advanced_configuration.name</text:a></text:p>
          </table:table-cell>
          <table:table-cell table:style-name="ce6" office:value-type="string">
            <text:p>Advanced Configuration</text:p>
          </table:table-cell>
          <table:table-cell table:style-name="ce6" office:value-type="string">
            <text:p>Расширенная настройк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disabled.desc</text:p>
          </table:table-cell>
          <table:table-cell table:style-name="ce6" office:value-type="string">
            <text:p>CGM Asteroid Colonization is disabled.</text:p>
          </table:table-cell>
          <table:table-cell table:style-name="ce6" office:value-type="string">
            <text:p>CGM 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disabled.name">cgm_pe.asteroid_colonization_disabled.name</text:a></text:p>
          </table:table-cell>
          <table:table-cell table:style-name="ce6" office:value-type="string">
            <text:p>Asteroid Colonization Disabled</text:p>
          </table:table-cell>
          <table:table-cell table:style-name="ce6" office:value-type="string">
            <text:p>Колонизация астероидов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enabled.desc</text:p>
          </table:table-cell>
          <table:table-cell table:style-name="ce6" office:value-type="string">
            <text:p>CGM Asteroid Colonization is enabled.</text:p>
          </table:table-cell>
          <table:table-cell table:style-name="ce6" office:value-type="string">
            <text:p>CGM 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enabled.name">cgm_pe.asteroid_colonization_enabled.name</text:a></text:p>
          </table:table-cell>
          <table:table-cell table:style-name="ce6" office:value-type="string">
            <text:p>Asteroid Colonization Enabled</text:p>
          </table:table-cell>
          <table:table-cell table:style-name="ce6" office:value-type="string">
            <text:p>Колонизация астероидов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eroid_colonization_status.desc</text:p>
          </table:table-cell>
          <table:table-cell table:style-name="ce6" office:value-type="string">
            <text:p>This option allows you to enable/disable this mod's Asteroid Colonization Mechanic</text:p>
          </table:table-cell>
          <table:table-cell table:style-name="ce6" office:value-type="string">
            <text:p>Эта опция позволяет вам включить/отключить механику колонизации астероид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eroid_colonization_status.name">cgm_pe.asteroid_colonization_status.name</text:a></text:p>
          </table:table-cell>
          <table:table-cell table:style-name="ce6" office:value-type="string">
            <text:p>$configure$ Asteroid Colonization</text:p>
          </table:table-cell>
          <table:table-cell table:style-name="ce6" office:value-type="string">
            <text:p>Настройка колонизации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cgm_pe.astrocartography_disabled.desc</text:p>
          </table:table-cell>
          <table:table-cell table:style-name="ce6" office:value-type="string">
            <text:p>This option disables the CGM Astrocartography Mechanic. Strategic Resources function like they do in vanilla.</text:p>
          </table:table-cell>
          <table:table-cell table:style-name="ce6" office:value-type="string">
            <text:p>Эта опция вы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disabled.name">cgm_pe.astrocartography_disabled.name</text:a></text:p>
          </table:table-cell>
          <table:table-cell table:style-name="ce6" office:value-type="string">
            <text:p>Astrocartography Disabled</text:p>
          </table:table-cell>
          <table:table-cell table:style-name="ce6" office:value-type="string">
            <text:p>Астрокартография вы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enabled.desc</text:p>
          </table:table-cell>
          <table:table-cell table:style-name="ce6" office:value-type="string">
            <text:p>This option enabled the CGM Astrocartography Mechanic.\n\n$cgm_astrocartography_mechanic$</text:p>
          </table:table-cell>
          <table:table-cell table:style-name="ce6" office:value-type="string">
            <text:p>Эта опция включает механику астрокартографии CGM.\n\n$cgm_astrocartography_mechani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enabled.name">cgm_pe.astrocartography_enabled.name</text:a></text:p>
          </table:table-cell>
          <table:table-cell table:style-name="ce6" office:value-type="string">
            <text:p>Astrocartography Enabled</text:p>
          </table:table-cell>
          <table:table-cell table:style-name="ce6" office:value-type="string">
            <text:p>Астрокартография 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cgm_pe.astrocartography_status.desc</text:p>
          </table:table-cell>
          <table:table-cell table:style-name="ce6" office:value-type="string">
            <text:p>This option allows you to enable/disable the CGM Astrocartography Mechanic</text:p>
          </table:table-cell>
          <table:table-cell table:style-name="ce6" office:value-type="string">
            <text:p>Этот параметр позволяет включить/отключить механику астрокартографии CGM</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astrocartography_status.name">cgm_pe.astrocartography_status.name</text:a></text:p>
          </table:table-cell>
          <table:table-cell table:style-name="ce6" office:value-type="string">
            <text:p>$configure$ Astrocartography</text:p>
          </table:table-cell>
          <table:table-cell table:style-name="ce6" office:value-type="string">
            <text:p>$configure$ астрокартографию</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disabled_planetary_diversity_enabled.desc</text:p>
          </table:table-cell>
          <table:table-cell table:style-name="ce6" office:value-type="string">
            <text:p>$cgm_new_worlds$ planets are $cgm_disabled$ and $planetary_diversity$ planets are $cgm_enabled$. Planet spawn uses the Planetary Diversity spawn scripts.</text:p>
          </table:table-cell>
          <table:table-cell table:style-name="ce6" office:value-type="string">
            <text:p>$cgm_new_worlds$ - планеты §Rвыключены§!. $planetary_diversity$ - планеты §Gвключены§!. При создании планет будут использоваться скрипты из Planetary Diversity.</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_planetary_diversity_enabled.name">cgm_pe.cgm_new_worlds_disabled_planetary_diversity_enabled.name</text:a></text:p>
          </table:table-cell>
          <table:table-cell table:style-name="ce6" office:value-type="string">
            <text:p>$planetary_diversity$ Only</text:p>
          </table:table-cell>
          <table:table-cell table:style-name="ce6" office:value-type="string">
            <text:p>Только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disabled.desc</text:p>
          </table:table-cell>
          <table:table-cell table:style-name="ce6" office:value-type="string">
            <text:p>This option will $cgm_disable$ the CGM: $cgm_new_worlds$ planets and prevent them from spawning.</text:p>
          </table:table-cell>
          <table:table-cell table:style-name="ce6" office:value-type="string">
            <text:p>$cgm_disable$ планеты из CGM: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disabled.name">cgm_pe.cgm_new_worlds_disabled.name</text:a></text:p>
          </table:table-cell>
          <table:table-cell table:style-name="ce6" office:value-type="string">
            <text:p>$cgm_disable$ $cgm_new_worlds$</text:p>
          </table:table-cell>
          <table:table-cell table:style-name="ce6" office:value-type="string">
            <text:p>$cgm_disable$ $cgm_new_worlds$</text:p>
          </table:table-cell>
          <table:table-cell table:style-name="ce6"/>
          <table:table-cell table:style-name="ce16" table:number-columns-repeated="22"/>
          <table:table-cell table:number-columns-repeated="998"/>
        </table:table-row>
        <table:table-row table:style-name="ro2">
          <table:table-cell table:style-name="ce3" office:value-type="string">
            <text:p>cgm_pe.cgm_new_worlds_enabled_planetary_diversity_enabled.desc</text:p>
          </table:table-cell>
          <table:table-cell table:style-name="ce6" office:value-type="string">
            <text:p>This option enables the spawn of both §G$cgm_new_worlds$§! planets and $planetary_diversity$ planets. The spawn of all planets is performed by the CGM planet engine to ensure balance.</text:p>
          </table:table-cell>
          <table:table-cell table:style-name="ce6" office:value-type="string">
            <text:p>Эта опция включает создание планет и из $cgm_new_worlds$, и из $planetary_diversity$. При создании планет будут использоваться скрипты из CGM ради баланс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_planetary_diversity_enabled.name">cgm_pe.cgm_new_worlds_enabled_planetary_diversity_enabled.name</text:a></text:p>
          </table:table-cell>
          <table:table-cell table:style-name="ce6" office:value-type="string">
            <text:p>§G$cgm_new_worlds$ + $planetary_diversity$</text:p>
          </table:table-cell>
          <table:table-cell table:style-name="ce6" office:value-type="string">
            <text:p>§G$cgm_new_worlds$ + $planetary_diversity$</text:p>
          </table:table-cell>
          <table:table-cell table:style-name="ce6"/>
          <table:table-cell table:style-name="ce16" table:number-columns-repeated="22"/>
          <table:table-cell table:number-columns-repeated="998"/>
        </table:table-row>
        <table:table-row table:style-name="ro1">
          <table:table-cell table:style-name="ce3" office:value-type="string">
            <text:p>cgm_pe.cgm_new_worlds_enabled.desc</text:p>
          </table:table-cell>
          <table:table-cell table:style-name="ce6" office:value-type="string">
            <text:p>This option enables the spawn of $cgm_new_worlds$ planets.</text:p>
          </table:table-cell>
          <table:table-cell table:style-name="ce6" office:value-type="string">
            <text:p>$cgm_enable$ создание планет из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new_worlds_enabled.name">cgm_pe.cgm_new_worlds_enabled.name</text:a></text:p>
          </table:table-cell>
          <table:table-cell table:style-name="ce6" office:value-type="string">
            <text:p>$cgm_enable$ $cgm_new_worlds$</text:p>
          </table:table-cell>
          <table:table-cell table:style-name="ce6" office:value-type="string">
            <text:p>$cgm_enable$ $cgm_new_world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disabled.name">cgm_pe.cgm_pe_prescripted_planets_and_species_adjustment_disabled.name</text:a></text:p>
          </table:table-cell>
          <table:table-cell table:style-name="ce6" office:value-type="string">
            <text:p>$cgm_disable$ Prescripted Readjustment</text:p>
          </table:table-cell>
          <table:table-cell table:style-name="ce6" office:value-type="string">
            <text:p>$cgm_dis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pe_prescripted_planets_and_species_adjustment_enabled.desc</text:p>
          </table:table-cell>
          <table:table-cell table:style-name="ce6" office:value-type="string">
            <text:p>not impemented</text:p>
          </table:table-cell>
          <table:table-cell table:style-name="ce6" office:value-type="string">
            <text:p>не реализован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pe_prescripted_planets_and_species_adjustment_enabled.name">cgm_pe.cgm_pe_prescripted_planets_and_species_adjustment_enabled.name</text:a></text:p>
          </table:table-cell>
          <table:table-cell table:style-name="ce6" office:value-type="string">
            <text:p>$cgm_enable$ Prescripted Readjustment</text:p>
          </table:table-cell>
          <table:table-cell table:style-name="ce6" office:value-type="string">
            <text:p>$cgm_enable$ заскриптованную приспособленность</text:p>
          </table:table-cell>
          <table:table-cell table:style-name="ce6"/>
          <table:table-cell table:style-name="ce16" table:number-columns-repeated="22"/>
          <table:table-cell table:number-columns-repeated="998"/>
        </table:table-row>
        <table:table-row table:style-name="ro1">
          <table:table-cell table:style-name="ce3" office:value-type="string">
            <text:p>cgm_pe.cgm_resources_enabled.desc</text:p>
          </table:table-cell>
          <table:table-cell table:style-name="ce6" office:value-type="string">
            <text:p>This option $cgm_enable$ the $cgm_resources$ alongside the Vanilla $strategic_resources$.</text:p>
          </table:table-cell>
          <table:table-cell table:style-name="ce6" office:value-type="string">
            <text:p>$cgm_enable$ $cgm_resources$ вместе с базовыми стратегическими ресурсам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resources_enabled.name">cgm_pe.cgm_resources_enabled.name</text:a></text:p>
          </table:table-cell>
          <table:table-cell table:style-name="ce6" office:value-type="string">
            <text:p>$cgm_enable$ $cgm_resources$</text:p>
          </table:table-cell>
          <table:table-cell table:style-name="ce6" office:value-type="string">
            <text:p>$cgm_enable$ $cgm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gm_tile_blockers_enabled.desc</text:p>
          </table:table-cell>
          <table:table-cell table:style-name="ce6" office:value-type="string">
            <text:p>This option enables the spawn of CGM $tile_blockers$.</text:p>
          </table:table-cell>
          <table:table-cell table:style-name="ce6" office:value-type="string">
            <text:p>Этот параметр позволяет создавать CGM $tile_blocker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gm_tile_blockers_enabled.name">cgm_pe.cgm_tile_blockers_enabled.name</text:a></text:p>
          </table:table-cell>
          <table:table-cell table:style-name="ce6" office:value-type="string">
            <text:p>$cgm_enable$ CGM $tile_blockers$</text:p>
          </table:table-cell>
          <table:table-cell table:style-name="ce6" office:value-type="string">
            <text:p>$cgm_enable$ CGM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disabled.desc</text:p>
          </table:table-cell>
          <table:table-cell table:style-name="ce6" office:value-type="string">
            <text:p>This option enables the CGM $colonization_automation$.</text:p>
          </table:table-cell>
          <table:table-cell table:style-name="ce6" office:value-type="string">
            <text:p>Этот параметр позволяет использовать CGM $colonization_autom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disabled.name">cgm_pe.colonization_automation_disabled.name</text:a></text:p>
          </table:table-cell>
          <table:table-cell table:style-name="ce6" office:value-type="string">
            <text:p>$colonization_automation$ $cgm_disabled$</text:p>
          </table:table-cell>
          <table:table-cell table:style-name="ce6" office:value-type="string">
            <text:p>$colonization_automation$ $cgm_disabled$</text:p>
          </table:table-cell>
          <table:table-cell table:style-name="ce6"/>
          <table:table-cell table:style-name="ce16" table:number-columns-repeated="22"/>
          <table:table-cell table:number-columns-repeated="998"/>
        </table:table-row>
        <table:table-row table:style-name="ro5">
          <table:table-cell table:style-name="ce3" office:value-type="string">
            <text:p>cgm_pe.colonization_automation_enabled.desc</text:p>
          </table:table-cell>
          <table:table-cell table:style-name="ce6" office:value-type="string">
            <text:p>This option enables the CGM $colonization_automation$ - a sophisticated script that determines the best colony target, moves a free colony ship to that planet and begins the colonization process. This is meant to enhance the AI and "teach" it to understand the value of planets, both using this mod and other mods that store an API for CGM.\n\nTo enable the automation for your empire you must activate it from a country edict after enabling it in this menu. It is by default disabled for non-AI empires.</text:p>
          </table:table-cell>
          <table:table-cell table:style-name="ce6" office:value-type="string">
            <text:p>Эта опция включает CGM $colonization_automation$ - сложный скрипт, который определяет лучшую цель для колонизации, перемещает свободный колониальный корабль на эту планету и начинает процесс колонизации. Это предназначено для улучшения ИИ и «обучения» его пониманию ценности планет, используя этот мод и другие моды, которые хранят API для CGM.\n\nДля включения автоматизации для вашей империи вы должны активировать ее из указов после включения его в этом меню. Он по умолчанию отключен для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enabled.name">cgm_pe.colonization_automation_enabled.name</text:a></text:p>
          </table:table-cell>
          <table:table-cell table:style-name="ce6" office:value-type="string">
            <text:p>$colonization_automation$ $cgm_enabled$</text:p>
          </table:table-cell>
          <table:table-cell table:style-name="ce6" office:value-type="string">
            <text:p>$colonization_automation$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colonization_automation_status.desc</text:p>
          </table:table-cell>
          <table:table-cell table:style-name="ce6" office:value-type="string">
            <text:p>This option allows you to enable/disabled the CGM $colonization_automation$ routines.</text:p>
          </table:table-cell>
          <table:table-cell table:style-name="ce6" office:value-type="string">
            <text:p>Эта опция позволяет включать/отключать подпрограммы CGM для автоматической колонизац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lonization_automation_status.name">cgm_pe.colonization_automation_status.name</text:a></text:p>
          </table:table-cell>
          <table:table-cell table:number-columns-repeated="2" table:style-name="ce6" office:value-type="string">
            <text:p>$colonization_automation$ $configuration$</text:p>
          </table:table-cell>
          <table:table-cell table:style-name="ce6"/>
          <table:table-cell table:style-name="ce16" table:number-columns-repeated="22"/>
          <table:table-cell table:number-columns-repeated="998"/>
        </table:table-row>
        <table:table-row table:style-name="ro8">
          <table:table-cell table:style-name="ce3" office:value-type="string">
            <text:p>cgm_pe.configure_additional_features.desc</text:p>
          </table:table-cell>
          <table:table-cell table:style-name="ce6" office:value-type="string">
            <text:p>This option allows you to configure the additional features of this mod.\n\n\n\n§GCurrent Settings§!:\n\n§BSpawn Engine:§!\n§YStrategic Resources:§! [root.GetCGMResources]\n§YDeposits:§! [root.GetCGMDeposits]\n§YBlockers:§! [root.GetCGMBlockers]\n§YPlanet Size:§! [root.GetCGMPlanetSize]\n§YHomeworld Size:§! [root.GetCGMCapitalSize]\n\n§BMod Features:§!\n§YAsteroid Colonization:§! [root.GetCGMAsteroidColonization]\n§YUninhabitable Planet Terraforming:§! [root.GetCGMUninhabitableTerraforming]\n§YPlanetary Projects:§! [root.GetCGMPlanetaryProjects]</text:p>
          </table:table-cell>
          <table:table-cell table:style-name="ce6" office:value-type="string">
            <text:p>Этот параметр позволяет вам настроить дополнительные функции этого мода.\n\n\n\n§GТекущи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additional_features.name">cgm_pe.configure_additional_features.name</text:a></text:p>
          </table:table-cell>
          <table:table-cell table:style-name="ce6" office:value-type="string">
            <text:p>Additional Features $configuration$</text:p>
          </table:table-cell>
          <table:table-cell table:style-name="ce6" office:value-type="string">
            <text:p>Настройка дополнительны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capital_planet_size.desc</text:p>
          </table:table-cell>
          <table:table-cell table:style-name="ce6" office:value-type="string">
            <text:p>This option allows you to configure the average size of homeworlds.</text:p>
          </table:table-cell>
          <table:table-cell table:style-name="ce6" office:value-type="string">
            <text:p>Этот параметр позволяет вам настроить средний размер родных мир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capital_planet_size.name">cgm_pe.configure_capital_planet_size.name</text:a></text:p>
          </table:table-cell>
          <table:table-cell table:style-name="ce6" office:value-type="string">
            <text:p>Homeworld Planet Resize $configuration$</text:p>
          </table:table-cell>
          <table:table-cell table:style-name="ce6" office:value-type="string">
            <text:p>Настроить размер столицы</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deposits_num.desc</text:p>
          </table:table-cell>
          <table:table-cell table:style-name="ce6" office:value-type="string">
            <text:p>This option allows you to configure the amount and size of regular vanilla deposits.</text:p>
          </table:table-cell>
          <table:table-cell table:style-name="ce6" office:value-type="string">
            <text:p>Этот параметр позволяет вам настроить количество и размер обычных месторожден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num.name">cgm_pe.configure_deposits_num.name</text:a></text:p>
          </table:table-cell>
          <table:table-cell table:style-name="ce6" office:value-type="string">
            <text:p>$deposits$ Amount $configuration$</text:p>
          </table:table-cell>
          <table:table-cell table:style-name="ce6" office:value-type="string">
            <text:p>Настройка количества месторождений</text:p>
          </table:table-cell>
          <table:table-cell table:style-name="ce6"/>
          <table:table-cell table:style-name="ce16" table:number-columns-repeated="22"/>
          <table:table-cell table:number-columns-repeated="998"/>
        </table:table-row>
        <table:table-row table:style-name="ro6">
          <table:table-cell table:style-name="ce3" office:value-type="string">
            <text:p>cgm_pe.configure_deposits_size.desc</text:p>
          </table:table-cell>
          <table:table-cell table:style-name="ce6" office:value-type="string">
            <text:p>This option allows you to configure the size of regular deposits (energy, minerals, food, society, physics, engineering).</text:p>
          </table:table-cell>
          <table:table-cell table:style-name="ce12" office:value-type="string">
            <text:p>Этот параметр позволяет вам настроить размер обычных месторождений (энергия, минералы, пища, общество, физика, техник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_size.name">cgm_pe.configure_deposits_size.name</text:a></text:p>
          </table:table-cell>
          <table:table-cell table:style-name="ce6" office:value-type="string">
            <text:p>Deposit Size $configuration$</text:p>
          </table:table-cell>
          <table:table-cell table:style-name="ce6" office:value-type="string">
            <text:p>Настройка размера месторождений</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deposits.desc</text:p>
          </table:table-cell>
          <table:table-cell table:style-name="ce6" office:value-type="string">
            <text:p>This option allows you to configure the average amount of regular deposit tiles that will be spawned on colonizable planets.</text:p>
          </table:table-cell>
          <table:table-cell table:style-name="ce6" office:value-type="string">
            <text:p>Настройте среднее количество клеток с месторождениями. Обратите внимание: этот параметр влияет только на месторождения базовой игры и не изменяет контент из других модов или стратегических ресурсов.</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eposits.name">cgm_pe.configure_deposits.name</text:a></text:p>
          </table:table-cell>
          <table:table-cell table:style-name="ce6" office:value-type="string">
            <text:p>$deposits$ $configuration$</text:p>
          </table:table-cell>
          <table:table-cell table:style-name="ce6" office:value-type="string">
            <text:p>Настроить количество клеток, где будут $deposit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dynamic_settings.name">cgm_pe.configure_dynamic_settings.name</text:a></text:p>
          </table:table-cell>
          <table:table-cell table:style-name="ce6" office:value-type="string">
            <text:p>Dynamic Settings $configuration$</text:p>
          </table:table-cell>
          <table:table-cell table:style-name="ce6" office:value-type="string">
            <text:p>Настройка динамических функций</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habitable_planet_size.desc</text:p>
          </table:table-cell>
          <table:table-cell table:style-name="ce6" office:value-type="string">
            <text:p>This option allows you to configure if and how habitable planets and homeworlds will be resized.</text:p>
          </table:table-cell>
          <table:table-cell table:style-name="ce6" office:value-type="string">
            <text:p>Эта опция позволяет вам настроить, будут ли и как изменятся в размере колонизируемые планеты и столиц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habitable_planet_size.name">cgm_pe.configure_habitable_planet_size.name</text:a></text:p>
          </table:table-cell>
          <table:table-cell table:style-name="ce6" office:value-type="string">
            <text:p>Planet Resize $configuration$</text:p>
          </table:table-cell>
          <table:table-cell table:style-name="ce6" office:value-type="string">
            <text:p>Настроить изменение размера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_size.desc</text:p>
          </table:table-cell>
          <table:table-cell table:style-name="ce6" office:value-type="string">
            <text:p>This option allows you to configure the average size of regular habitable planets (does not touch megastructures).</text:p>
          </table:table-cell>
          <table:table-cell table:style-name="ce6" office:value-type="string">
            <text:p>Настройте средний размер пригодной для обитания планеты. Если включено, планеты будут изменяться в соответствии с желаемыми настройками - никакие поселения или здания не будут уничтожены в процесс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_size.name">cgm_pe.configure_planet_size.name</text:a></text:p>
          </table:table-cell>
          <table:table-cell table:style-name="ce6" office:value-type="string">
            <text:p>Habitable Planet Resize $configuration$</text:p>
          </table:table-cell>
          <table:table-cell table:style-name="ce6" office:value-type="string">
            <text:p>Настроить размер планет</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planets.desc</text:p>
          </table:table-cell>
          <table:table-cell table:style-name="ce6" office:value-type="string">
            <text:p>This option allows you to configure the spawn of CGM: $new_worlds$ planets and to determine whether or not the prescripted species readjustment feature is enabled upon spawn.</text:p>
          </table:table-cell>
          <table:table-cell table:style-name="ce6" office:value-type="string">
            <text:p>Эта опция позволяет вам настроить создание планет из CGM:$new_worlds$ и определить, будет ли включена ли функция корректировки предписанных видов после появ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planets.name">cgm_pe.configure_planets.name</text:a></text:p>
          </table:table-cell>
          <table:table-cell table:style-name="ce6" office:value-type="string">
            <text:p>$configure$ Planets</text:p>
          </table:table-cell>
          <table:table-cell table:style-name="ce6" office:value-type="string">
            <text:p>Настроить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cgm_pe.configure_resources.desc</text:p>
          </table:table-cell>
          <table:table-cell table:style-name="ce6" office:value-type="string">
            <text:p>This option allows you to configure the average amount of vanilla and CGM strategic resources that will be spawned.</text:p>
          </table:table-cell>
          <table:table-cell table:style-name="ce6" office:value-type="string">
            <text:p>Настройте количество стратегических ресурсов CGM, которые будут созданы, если таковые имеют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resources.name">cgm_pe.configure_resources.name</text:a></text:p>
          </table:table-cell>
          <table:table-cell table:style-name="ce6" office:value-type="string">
            <text:p>$strategic_resources$ $configuration$</text:p>
          </table:table-cell>
          <table:table-cell table:style-name="ce6" office:value-type="string">
            <text:p>Настроить $strategic_resources$</text:p>
          </table:table-cell>
          <table:table-cell table:style-name="ce6"/>
          <table:table-cell table:style-name="ce16" table:number-columns-repeated="22"/>
          <table:table-cell table:number-columns-repeated="998"/>
        </table:table-row>
        <table:table-row table:style-name="ro1">
          <table:table-cell table:style-name="ce3" office:value-type="string">
            <text:p>cgm_pe.configure_tile_blockers.desc</text:p>
          </table:table-cell>
          <table:table-cell table:style-name="ce6" office:value-type="string">
            <text:p>This option allows you to configure the amount of vanilla and CGM tile-blockers that will be spawned.</text:p>
          </table:table-cell>
          <table:table-cell table:style-name="ce6" office:value-type="string">
            <text:p>Настройте создание клеток-блокираторов на планета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configure_tile_blockers.name">cgm_pe.configure_tile_blockers.name</text:a></text:p>
          </table:table-cell>
          <table:table-cell table:style-name="ce6" office:value-type="string">
            <text:p>$tile_blockers$ $configuration$</text:p>
          </table:table-cell>
          <table:table-cell table:style-name="ce6" office:value-type="string">
            <text:p>Настроить 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cgm_pe.deep_core_mining.desc</text:p>
          </table:table-cell>
          <table:table-cell table:style-name="ce6" office:value-type="string">
            <text:p>$deep_core_mining_desc$</text:p>
          </table:table-cell>
          <table:table-cell table:style-name="ce6" office:value-type="string">
            <text:p>$deep_core_min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ep_core_mining.name">cgm_pe.deep_core_mining.name</text:a></text:p>
          </table:table-cell>
          <table:table-cell table:number-columns-repeated="2" table:style-name="ce6" office:value-type="string">
            <text:p>$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cgm_pe.default_colonizable_asteroids.desc</text:p>
          </table:table-cell>
          <table:table-cell table:style-name="ce6" office:value-type="string">
            <text:p>§W50%§! of &gt; size 4 Asteroids will be colonizable.</text:p>
          </table:table-cell>
          <table:table-cell table:style-name="ce6" office:value-type="string">
            <text:p>§W5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lonizable_asteroids.name">cgm_pe.default_colonizable_asteroids.name</text:a></text:p>
          </table:table-cell>
          <table:table-cell table:style-name="ce6" office:value-type="string">
            <text:p>$cgm_default$ $colonizable_asteroids$</text:p>
          </table:table-cell>
          <table:table-cell table:style-name="ce6" office:value-type="string">
            <text:p>$cgm_default$ $colonizable_asteroids$</text:p>
          </table:table-cell>
          <table:table-cell table:style-name="ce6"/>
          <table:table-cell table:style-name="ce16" table:number-columns-repeated="22"/>
          <table:table-cell table:number-columns-repeated="998"/>
        </table:table-row>
        <table:table-row table:style-name="ro4">
          <table:table-cell table:style-name="ce3" office:value-type="string">
            <text:p>cgm_pe.default_configuration.desc</text:p>
          </table:table-cell>
          <table:table-cell table:style-name="ce6" office:value-type="string">
            <text:p>§GDefault Settings§!:\n$cgm_spawn_engine_settings$\n\n$cgm_game_start_settings$\n\n$cgm_optional_features_settings$\n\n$cgm_dynamic_options$\n\n$cgm_freeze_warning$</text:p>
          </table:table-cell>
          <table:table-cell table:style-name="ce6" office:value-type="string">
            <text:p>§GБазовые настройки§!:\n\n§BСоздание:§!\n§YСтратегические ресурсы:§! [root.GetCGMResources]\n§YМесторождения:§! [root.GetCGMDeposits]\n§YКлетки-блокираторы:§! [root.GetCGMBlockers]\n§YРазмер планет:§! [root.GetCGMPlanetSize]\n§YРазмер столицы:§! [root.GetCGMCapitalSize]\n\n§BДополнительные функции:§!\n§YКолонизация астероидов:§! [root.GetCGMAsteroidColonization]\n§YТерраформирование непригодных планет:§! [root.GetCGMUninhabitableTerraforming]\n§YПланетарные проекты:§! [root.GetCGMPlanetaryExploitation]</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configuration.name">cgm_pe.default_configuration.name</text:a></text:p>
          </table:table-cell>
          <table:table-cell table:style-name="ce6" office:value-type="string">
            <text:p>$cgm_default$ Configuration</text:p>
          </table:table-cell>
          <table:table-cell table:style-name="ce6" office:value-type="string">
            <text:p>$cgm_default$ настройки</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deposits.desc</text:p>
          </table:table-cell>
          <table:table-cell table:style-name="ce6" office:value-type="string">
            <text:p>§H~50%§! of habitable planet tiles will have regular resource deposits on them. This option is a reduced amount of planetary deposits compared to vanilla. Please note: this option is recommended if you are using CGM: Buildings!</text:p>
          </table:table-cell>
          <table:table-cell table:style-name="ce6" office:value-type="string">
            <text:p>На ~50% клеткок пригодных для жизни планет будут присутствовать ресурсы. Этот вариант представляет собой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deposits.name">cgm_pe.default_deposits.name</text:a></text:p>
          </table:table-cell>
          <table:table-cell table:style-name="ce6" office:value-type="string">
            <text:p>$cgm_default$ $deposits$</text:p>
          </table:table-cell>
          <table:table-cell table:style-name="ce6" office:value-type="string">
            <text:p>$cgm_default$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default_resources.desc</text:p>
          </table:table-cell>
          <table:table-cell table:style-name="ce6" office:value-type="string">
            <text:p>This option sets the strategic resource spawn to default setting. §H~50%§! of habitable planets will have at least one strategic resource, and a few will have 3+ strategic resource tiles. Additionally, §G~10%§! of systems will have at least 1 orbital strategic resource.</text:p>
          </table:table-cell>
          <table:table-cell table:style-name="ce6" office:value-type="string">
            <text:p>Этот параметр устанавливает количество стратегических ресурсов на обычный уровень. ~60% пригодных для жизни планет будут иметь по крайней мере один стратегический ресурс, и мало где будет 3+ клеток стратегических ресурсов. Кроме того, ~1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resources.name">cgm_pe.default_resources.name</text:a></text:p>
          </table:table-cell>
          <table:table-cell table:style-name="ce6" office:value-type="string">
            <text:p>$cgm_default$ $strategic_resources$</text:p>
          </table:table-cell>
          <table:table-cell table:style-name="ce6" office:value-type="string">
            <text:p>$cgm_default$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default_tile_blockers.desc</text:p>
          </table:table-cell>
          <table:table-cell table:style-name="ce6" office:value-type="string">
            <text:p>§H~50%§! of habitable planet tiles will have tile-blockers on them. This option reduces the amount of planetary tile-blockers compared to vanilla.</text:p>
          </table:table-cell>
          <table:table-cell table:style-name="ce6" office:value-type="string">
            <text:p>На ~50% клеткок пригодных для жизни планет будут присутствовать заблокированные клетки. Этот вариант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default_tile_blockers.name">cgm_pe.default_tile_blockers.name</text:a></text:p>
          </table:table-cell>
          <table:table-cell table:style-name="ce6" office:value-type="string">
            <text:p>$cgm_default$ $tile_blockers$</text:p>
          </table:table-cell>
          <table:table-cell table:style-name="ce6" office:value-type="string">
            <text:p>$cgm_default$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disabled.desc</text:p>
          </table:table-cell>
          <table:table-cell table:style-name="ce6" office:value-type="string">
            <text:p>Auto-Exploration is set to vanilla.</text:p>
          </table:table-cell>
          <table:table-cell table:style-name="ce6" office:value-type="string">
            <text:p>Автоисследование из базовой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disabled.name">cgm_pe.game_start_auto_exploration_disabled.name</text:a></text:p>
          </table:table-cell>
          <table:table-cell table:style-name="ce6" office:value-type="string">
            <text:p>Game Start Auto-Exploration Disabled</text:p>
          </table:table-cell>
          <table:table-cell table:style-name="ce6" office:value-type="string">
            <text:p>Автоисследование на старте от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enabled.desc</text:p>
          </table:table-cell>
          <table:table-cell table:style-name="ce6" office:value-type="string">
            <text:p>The auto-exploration feature will be unlocked on game start for all non-ai empires.</text:p>
          </table:table-cell>
          <table:table-cell table:style-name="ce6" office:value-type="string">
            <text:p>Функция автоматического поиска будет разблокирована при старте игры для всех не-ИИ импери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enabled.name">cgm_pe.game_start_auto_exploration_enabled.name</text:a></text:p>
          </table:table-cell>
          <table:table-cell table:style-name="ce6" office:value-type="string">
            <text:p>Game Start Auto-Exploration Enabled</text:p>
          </table:table-cell>
          <table:table-cell table:style-name="ce6" office:value-type="string">
            <text:p>Автоисследование на старте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game_start_auto_exploration_status.desc</text:p>
          </table:table-cell>
          <table:table-cell table:style-name="ce6" office:value-type="string">
            <text:p>This option allows you to enable/disable auto-exploration on game start</text:p>
          </table:table-cell>
          <table:table-cell table:style-name="ce6" office:value-type="string">
            <text:p>Эта опция позволяет включать/отключать автоматическое исследование при старте иг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ame_start_auto_exploration_status.name">cgm_pe.game_start_auto_exploration_status.name</text:a></text:p>
          </table:table-cell>
          <table:table-cell table:style-name="ce6" office:value-type="string">
            <text:p>$configure$ Auto-Exploration</text:p>
          </table:table-cell>
          <table:table-cell table:style-name="ce6" office:value-type="string">
            <text:p>$configure$ астоисслед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cgm_pe.geothermal_tap.desc</text:p>
          </table:table-cell>
          <table:table-cell table:style-name="ce6" office:value-type="string">
            <text:p>$geothermal_tap_desc$</text:p>
          </table:table-cell>
          <table:table-cell table:style-name="ce6" office:value-type="string">
            <text:p>$geothermal_tap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geothermal_tap.name">cgm_pe.geothermal_tap.name</text:a></text:p>
          </table:table-cell>
          <table:table-cell table:number-columns-repeated="2" table:style-name="ce6" office:value-type="string">
            <text:p>$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cgm_pe.harvest.desc</text:p>
          </table:table-cell>
          <table:table-cell table:style-name="ce6" office:value-type="string">
            <text:p>$soil_harvesting_desc$</text:p>
          </table:table-cell>
          <table:table-cell table:style-name="ce6" office:value-type="string">
            <text:p>$soil_harvest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arvest.name">cgm_pe.harvest.name</text:a></text:p>
          </table:table-cell>
          <table:table-cell table:number-columns-repeated="2" table:style-name="ce6" office:value-type="string">
            <text:p>$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cgm_pe.high_colonizable_asteroids.desc</text:p>
          </table:table-cell>
          <table:table-cell table:style-name="ce6" office:value-type="string">
            <text:p>§H65%§! of &gt; size 4 Asteroids will be colonizable.</text:p>
          </table:table-cell>
          <table:table-cell table:style-name="ce6" office:value-type="string">
            <text:p>§H6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colonizable_asteroids.name">cgm_pe.high_colonizable_asteroids.name</text:a></text:p>
          </table:table-cell>
          <table:table-cell table:style-name="ce6" office:value-type="string">
            <text:p>$cgm_high$ $colonizable_asteroids$</text:p>
          </table:table-cell>
          <table:table-cell table:style-name="ce6" office:value-type="string">
            <text:p>$cgm_high$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_size.desc</text:p>
          </table:table-cell>
          <table:table-cell table:style-name="ce6" office:value-type="string">
            <text:p>Regular (vanilla) planetary deposits will be significantly larger - tending to be between 2-3 resource points high.</text:p>
          </table:table-cell>
          <table:table-cell table:style-name="ce12" office:value-type="string">
            <text:p>Обычные месторождения ресурсов будут немного больше - их будет по 2-3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_size.name">cgm_pe.high_deposits_size.name</text:a></text:p>
          </table:table-cell>
          <table:table-cell table:style-name="ce6" office:value-type="string">
            <text:p>$cgm_large$ $deposits$</text:p>
          </table:table-cell>
          <table:table-cell table:style-name="ce6" office:value-type="string">
            <text:p>$cgm_large$ $deposit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deposits.desc</text:p>
          </table:table-cell>
          <table:table-cell table:style-name="ce6" office:value-type="string">
            <text:p>§G~65%§! of habitable planet tiles will have regular resource deposits on them. This option is close to the vanilla deposit ratio. Please note: this option is not recommended if you are using CGM: Buildings!</text:p>
          </table:table-cell>
          <table:table-cell table:style-name="ce6" office:value-type="string">
            <text:p>На ~65% клеткок пригодных для жизни планет будут присутствовать ресурсы. Этот вариант близок к базовой версии.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deposits.name">cgm_pe.high_deposits.name</text:a></text:p>
          </table:table-cell>
          <table:table-cell table:style-name="ce6" office:value-type="string">
            <text:p>$cgm_high$ $deposits$</text:p>
          </table:table-cell>
          <table:table-cell table:style-name="ce6" office:value-type="string">
            <text:p>$cgm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high_resources.desc</text:p>
          </table:table-cell>
          <table:table-cell table:style-name="ce6" office:value-type="string">
            <text:p>This option sets the strategic resource spawn to a high setting. §G~65%§! of habitable planets will have at least one strategic resource, and some will have 3+ strategic resource tiles. Additionally, §G~15%§! of systems will have at least 1 orbital strategic resource.</text:p>
          </table:table-cell>
          <table:table-cell table:style-name="ce6" office:value-type="string">
            <text:p>Этот параметр устанавливает количество стратегических ресурсов на высокий уровень. ~65% пригодных для жизни планет будут иметь по крайней мере один стратегический ресурс, и у некоторых будет 3+ клеток стратегических ресурсов. Кроме того, ~1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resources.name">cgm_pe.high_resources.name</text:a></text:p>
          </table:table-cell>
          <table:table-cell table:style-name="ce6" office:value-type="string">
            <text:p>$cgm_high$ $strategic_resources$</text:p>
          </table:table-cell>
          <table:table-cell table:style-name="ce6" office:value-type="string">
            <text:p>$cgm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high_tile_blockers.desc</text:p>
          </table:table-cell>
          <table:table-cell table:style-name="ce6" office:value-type="string">
            <text:p>§G~65%§! of habitable planet tiles will have tile-blockers on them. This option is close to the vanilla amount of planetary tile-blockers.</text:p>
          </table:table-cell>
          <table:table-cell table:style-name="ce6" office:value-type="string">
            <text:p>На ~65% клеткок пригодных для жизни планет будут присутствовать заблокированные клетки. Этот вариант близок к базовой верс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high_tile_blockers.name">cgm_pe.high_tile_blockers.name</text:a></text:p>
          </table:table-cell>
          <table:table-cell table:style-name="ce6" office:value-type="string">
            <text:p>$cgm_high$ $tile_blockers$</text:p>
          </table:table-cell>
          <table:table-cell table:style-name="ce6" office:value-type="string">
            <text:p>$cgm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large_capital_planet_size.desc</text:p>
          </table:table-cell>
          <table:table-cell table:style-name="ce6" office:value-type="string">
            <text:p>Homeworlds will be between 19-22 tiles large.</text:p>
          </table:table-cell>
          <table:table-cell table:style-name="ce6" office:value-type="string">
            <text:p>Столицы будут иметь размер в 19-22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capital_planet_size.name">cgm_pe.large_capital_planet_size.name</text:a></text:p>
          </table:table-cell>
          <table:table-cell table:style-name="ce6" office:value-type="string">
            <text:p>Large Homeworlds</text:p>
          </table:table-cell>
          <table:table-cell table:style-name="ce6" office:value-type="string">
            <text:p>Больш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large_planet_size.desc</text:p>
          </table:table-cell>
          <table:table-cell table:style-name="ce6" office:value-type="string">
            <text:p>Habitable Planets will be resized to §G~2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15%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arge_planet_size.name">cgm_pe.large_planet_size.name</text:a></text:p>
          </table:table-cell>
          <table:table-cell table:style-name="ce6" office:value-type="string">
            <text:p>Larger Planets</text:p>
          </table:table-cell>
          <table:table-cell table:style-name="ce6" office:value-type="string">
            <text:p>Больш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low_colonizable_asteroids.desc</text:p>
          </table:table-cell>
          <table:table-cell table:style-name="ce6" office:value-type="string">
            <text:p>§P35%§! of &gt; size 4 Asteroids will be colonizable.</text:p>
          </table:table-cell>
          <table:table-cell table:style-name="ce6" office:value-type="string">
            <text:p>§P35%§!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colonizable_asteroids.name">cgm_pe.low_colonizable_asteroids.name</text:a></text:p>
          </table:table-cell>
          <table:table-cell table:style-name="ce6" office:value-type="string">
            <text:p>$cgm_low$ $colonizable_asteroids$</text:p>
          </table:table-cell>
          <table:table-cell table:style-name="ce6" office:value-type="string">
            <text:p>$cgm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low_deposits_size.desc</text:p>
          </table:table-cell>
          <table:table-cell table:style-name="ce6" office:value-type="string">
            <text:p>Regular (vanilla) planetary deposits will be smaller - tending to be 1 resource point high, occasionally being 2 and rarely larger.</text:p>
          </table:table-cell>
          <table:table-cell table:style-name="ce12" office:value-type="string">
            <text:p>Обычные месторождения ресурсов будут меньше - ресурсов будет по 1 штуке, иногда 2 и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_size.name">cgm_pe.low_deposits_size.name</text:a></text:p>
          </table:table-cell>
          <table:table-cell table:style-name="ce6" office:value-type="string">
            <text:p>$cgm_small$ $deposits$</text:p>
          </table:table-cell>
          <table:table-cell table:style-name="ce6" office:value-type="string">
            <text:p>$cgm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deposits.desc</text:p>
          </table:table-cell>
          <table:table-cell table:style-name="ce6" office:value-type="string">
            <text:p>§R~35%§! of habitable planet tiles will have regular resource deposits on them. This option is an even greater reduced amount of planetary deposits compared to vanilla. Please note: this option is recommended if you are using CGM: Buildings!</text:p>
          </table:table-cell>
          <table:table-cell table:style-name="ce6" office:value-type="string">
            <text:p>На ~35% клеткок пригодных для жизни планет будут присутствовать ресурсы. Этот вариант представляет собой ещё более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deposits.name">cgm_pe.low_deposits.name</text:a></text:p>
          </table:table-cell>
          <table:table-cell table:style-name="ce6" office:value-type="string">
            <text:p>$cgm_low$ $deposits$</text:p>
          </table:table-cell>
          <table:table-cell table:style-name="ce6" office:value-type="string">
            <text:p>$cgm_low$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low_resources.desc</text:p>
          </table:table-cell>
          <table:table-cell table:style-name="ce6" office:value-type="string">
            <text:p>This option sets the strategic resource spawn to low setting. §R~35%§! of habitable planets will have at least one strategic resource, and only rarely will have 3+ strategic resource tiles. Additionally, §R~5%§! of systems will have at least 1 orbital strategic resource.</text:p>
          </table:table-cell>
          <table:table-cell table:style-name="ce6" office:value-type="string">
            <text:p>Этот параметр устанавливает количество стратегических ресурсов на низкий уровень. ~35% пригодных для жизни планет будут иметь по крайней мере один стратегический ресурс, и очень мало где будет 3+ клеток стратегических ресурсов. Кроме того, ~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resources.name">cgm_pe.low_resources.name</text:a></text:p>
          </table:table-cell>
          <table:table-cell table:style-name="ce6" office:value-type="string">
            <text:p>$cgm_low$ $strategic_resources$</text:p>
          </table:table-cell>
          <table:table-cell table:style-name="ce6" office:value-type="string">
            <text:p>$cgm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low_tile_blockers.desc</text:p>
          </table:table-cell>
          <table:table-cell table:style-name="ce6" office:value-type="string">
            <text:p>§R~35%§! of habitable planet tiles will have tile-blockers on them. This option strongly reduces the amount of planetary tile-blockers compared to vanilla.</text:p>
          </table:table-cell>
          <table:table-cell table:style-name="ce6" office:value-type="string">
            <text:p>На ~35% клеткок пригодных для жизни планет будут присутствовать заблокированные клетки. Этот вариант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low_tile_blockers.name">cgm_pe.low_tile_blockers.name</text:a></text:p>
          </table:table-cell>
          <table:table-cell table:style-name="ce6" office:value-type="string">
            <text:p>$cgm_low$ $tile_blockers$</text:p>
          </table:table-cell>
          <table:table-cell table:style-name="ce6" office:value-type="string">
            <text:p>$cgm_low$ $tile_blockers$</text:p>
          </table:table-cell>
          <table:table-cell table:style-name="ce6"/>
          <table:table-cell table:style-name="ce16" table:number-columns-repeated="22"/>
          <table:table-cell table:number-columns-repeated="998"/>
        </table:table-row>
        <table:table-row table:style-name="ro2">
          <table:table-cell table:style-name="ce3" office:value-type="string">
            <text:p>cgm_pe.main_menu.desc</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office:value-type="string">
            <text:p>[root.GetCGMWelcomeMessage]\n\n$cgm_spawn_engine_settings$\n\n$cgm_game_start_settings$\n\n$cgm_optional_features_settings$\n\n$cgm_dynamic_options$\n\n$cgm_freeze_warning$</text:p>
          </table:table-cell>
          <table:table-cell table:style-name="ce6"/>
          <table:table-cell table:style-name="ce16" table:number-columns-repeated="22"/>
          <table:table-cell table:number-columns-repeated="998"/>
        </table:table-row>
        <table:table-row table:style-name="ro1">
          <table:table-cell table:style-name="ce3" office:value-type="string">
            <text:p>cgm_pe.main_menu.title</text:p>
          </table:table-cell>
          <table:table-cell table:style-name="ce6" office:value-type="string">
            <text:p>Start Menu</text:p>
          </table:table-cell>
          <table:table-cell table:style-name="ce6" office:value-type="string">
            <text:p>Начальное меню</text:p>
          </table:table-cell>
          <table:table-cell table:style-name="ce6"/>
          <table:table-cell table:style-name="ce16" table:number-columns-repeated="22"/>
          <table:table-cell table:number-columns-repeated="998"/>
        </table:table-row>
        <table:table-row table:style-name="ro1">
          <table:table-cell table:style-name="ce3" office:value-type="string">
            <text:p>cgm_pe.no_capital_planet_resize.desc</text:p>
          </table:table-cell>
          <table:table-cell table:style-name="ce6" office:value-type="string">
            <text:p>Homeworlds will not be resized.</text:p>
          </table:table-cell>
          <table:table-cell table:style-name="ce6" office:value-type="string">
            <text:p>Столицы не будут изменятьс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capital_planet_resize.name">cgm_pe.no_capital_planet_resize.name</text:a></text:p>
          </table:table-cell>
          <table:table-cell table:style-name="ce6" office:value-type="string">
            <text:p>No Homeworld Resize</text:p>
          </table:table-cell>
          <table:table-cell table:style-name="ce6" office:value-type="string">
            <text:p>Не изменять столицы</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rebalance.desc</text:p>
          </table:table-cell>
          <table:table-cell table:style-name="ce6" office:value-type="string">
            <text:p>The number of tiles with regular (vanilla) deposits will not be changed.</text:p>
          </table:table-cell>
          <table:table-cell table:style-name="ce12" office:value-type="string">
            <text:p>Количество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rebalance.name">cgm_pe.no_deposits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9">
          <table:table-cell table:style-name="ce3" office:value-type="string">
            <text:p>cgm_pe.no_deposits_size_rebalance.desc</text:p>
          </table:table-cell>
          <table:table-cell table:style-name="ce6" office:value-type="string">
            <text:p>The size of regular (vanilla) deposits will not be changed.</text:p>
          </table:table-cell>
          <table:table-cell table:style-name="ce12" office:value-type="string">
            <text:p>Размер обычных месторождений не будет изменен.</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deposits_size_rebalance.name">cgm_pe.no_deposits_size_rebalance.name</text:a></text:p>
          </table:table-cell>
          <table:table-cell table:style-name="ce6" office:value-type="string">
            <text:p>$fuction_disabled$</text:p>
          </table:table-cell>
          <table:table-cell table:style-name="ce6" office:value-type="string">
            <text:p>$fuction_disabled$</text:p>
          </table:table-cell>
          <table:table-cell table:style-name="ce6"/>
          <table:table-cell table:style-name="ce16" table:number-columns-repeated="22"/>
          <table:table-cell table:number-columns-repeated="998"/>
        </table:table-row>
        <table:table-row table:style-name="ro1">
          <table:table-cell table:style-name="ce3" office:value-type="string">
            <text:p>cgm_pe.no_planet_resize.desc</text:p>
          </table:table-cell>
          <table:table-cell table:style-name="ce6" office:value-type="string">
            <text:p>Habitable planets will not be resized.</text:p>
          </table:table-cell>
          <table:table-cell table:style-name="ce6" office:value-type="string">
            <text:p>Этот параметр отключает изменение размера обитаемых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no_planet_resize.name">cgm_pe.no_planet_resize.name</text:a></text:p>
          </table:table-cell>
          <table:table-cell table:style-name="ce6" office:value-type="string">
            <text:p>No Habitable Planet Resize</text:p>
          </table:table-cell>
          <table:table-cell table:style-name="ce6" office:value-type="string">
            <text:p>Не изменять размеры планет</text:p>
          </table:table-cell>
          <table:table-cell table:style-name="ce6"/>
          <table:table-cell table:style-name="ce16" table:number-columns-repeated="22"/>
          <table:table-cell table:number-columns-repeated="998"/>
        </table:table-row>
        <table:table-row table:style-name="ro10">
          <table:table-cell table:style-name="ce3" office:value-type="string">
            <text:p>cgm_pe.planet_projects_menu.desc</text:p>
          </table:table-cell>
          <table:table-cell table:style-name="ce6" office:value-type="string">
            <text:p>$planetary_projects_desc$ While projects give excellent benefits, they also pose a danger.\n\n$geothermal_tap$: Spawns a unique tile-blocker with excellent energy adj. bonus and a strong planet modifier. Can be increased up to level III. Each level-up has a chance of resulting in a catastrohpic outcome.\n\n$deep_core_mining$: Spawns a unique tile-blocker with excellent minerals adj. bonus and a strong planet modifier. Can be increased up to level III. Each level-up has a chance of resulting in a catastrohpic outcome.\n\n$soil_harvesting$: Spawns unique tile-blockers that "harvest"tiles. Every 5-10 years there is a chance these tiles will be depleted.\n\n$tectonic_engineering$: Increases planet size. Each time a roll is made (5-10 years) there is a chance of a catastrophic outcome.</text:p>
          </table:table-cell>
          <table:table-cell table:style-name="ce6" office:value-type="string">
            <text:p>$planetary_projects_desc$ Хотя проекты дают отличные преимущества, они также представляют опасность.\n\n$geothermal_tap$ Создает уникальную клетку-блокиратор с отличным бонусом к энергии смежных строений и сильным модификатором планеты. Может быть увеличена до уровня III. Каждый уровень может привести к катастрофическому результату.\n\n$deep_core_mining$ Создает уникальную клетку-блокиратор с отличным бонусом к минералам смежных строений и сильным модификатором планеты. Может быть увеличена до уровня III. Каждый уровень может привести к катастрофическому результату.\n\n$soil_harvesting$ Создает уникальные клетки-блокираторы, которые «собирают» клетки. Каждые 5-10 лет есть вероятность, что эти плитки будут истощены.\n\n$tectonic_engineering$: Увеличивает размер планеты. Каждый раз, когда делается бросок (5-10 лет), есть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_projects_menu.title</text:p>
          </table:table-cell>
          <table:table-cell table:number-columns-repeated="2" table:style-name="ce6" office:value-type="string">
            <text:p>$planetary_projects$</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disabled.desc</text:p>
          </table:table-cell>
          <table:table-cell table:style-name="ce6" office:value-type="string">
            <text:p>CGM Planetary Projects are disabled.</text:p>
          </table:table-cell>
          <table:table-cell table:style-name="ce6" office:value-type="string">
            <text:p>CGM 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disabled.name">cgm_pe.planetary_projects_mechanics_disabled.name</text:a></text:p>
          </table:table-cell>
          <table:table-cell table:style-name="ce6" office:value-type="string">
            <text:p>Planetary Projects Disabled</text:p>
          </table:table-cell>
          <table:table-cell table:style-name="ce6" office:value-type="string">
            <text:p>Планетарные проекты вы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enabled.desc</text:p>
          </table:table-cell>
          <table:table-cell table:style-name="ce6" office:value-type="string">
            <text:p>CGM Planetary Projects are enabled.</text:p>
          </table:table-cell>
          <table:table-cell table:style-name="ce6" office:value-type="string">
            <text:p>CGM 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enabled.name">cgm_pe.planetary_projects_mechanics_enabled.name</text:a></text:p>
          </table:table-cell>
          <table:table-cell table:style-name="ce6" office:value-type="string">
            <text:p>Planetary Projects Enabled</text:p>
          </table:table-cell>
          <table:table-cell table:style-name="ce6" office:value-type="string">
            <text:p>Планетарные проекты включены</text:p>
          </table:table-cell>
          <table:table-cell table:style-name="ce6"/>
          <table:table-cell table:style-name="ce16" table:number-columns-repeated="22"/>
          <table:table-cell table:number-columns-repeated="998"/>
        </table:table-row>
        <table:table-row table:style-name="ro1">
          <table:table-cell table:style-name="ce3" office:value-type="string">
            <text:p>cgm_pe.planetary_projects_mechanics_status.desc</text:p>
          </table:table-cell>
          <table:table-cell table:style-name="ce6" office:value-type="string">
            <text:p>This option allows you to enable/disable this mod's Planetary Projects Mechanic</text:p>
          </table:table-cell>
          <table:table-cell table:style-name="ce6" office:value-type="string">
            <text:p>Эта опция позволяет вам включить/отключить механику планетарных проектов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lanetary_projects_mechanics_status.name">cgm_pe.planetary_projects_mechanics_status.name</text:a></text:p>
          </table:table-cell>
          <table:table-cell table:style-name="ce6" office:value-type="string">
            <text:p>$configure$ Planetary Projects</text:p>
          </table:table-cell>
          <table:table-cell table:style-name="ce6" office:value-type="string">
            <text:p>$configure$ 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common.name">cgm_pe.presapient_discovery_common.name</text:a></text:p>
          </table:table-cell>
          <table:table-cell table:style-name="ce6" office:value-type="string">
            <text:p>$cgm_high$ $presapient_discovery_chance$</text:p>
          </table:table-cell>
          <table:table-cell table:style-name="ce6" office:value-type="string">
            <text:p>$cgm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default.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default.name">cgm_pe.presapient_discovery_default.name</text:a></text:p>
          </table:table-cell>
          <table:table-cell table:style-name="ce6" office:value-type="string">
            <text:p>$cgm_default$ $presapient_discovery_chance$</text:p>
          </table:table-cell>
          <table:table-cell table:style-name="ce6" office:value-type="string">
            <text:p>$cgm_default$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presapient_discovery_status.desc</text:p>
          </table:table-cell>
          <table:table-cell table:style-name="ce6" office:value-type="string">
            <text:p>This option allows you to increase or decrease the chance of presapients being discovered when you survey planets.</text:p>
          </table:table-cell>
          <table:table-cell table:style-name="ce6" office:value-type="string">
            <text:p>Этот параметр позволяет увеличить или уменьшить вероятность обнаружения предразумных рас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presapient_discovery_status.name">cgm_pe.presapient_discovery_status.name</text:a></text:p>
          </table:table-cell>
          <table:table-cell table:style-name="ce6" office:value-type="string">
            <text:p>$configure$ $presapient_discovery_chance$</text:p>
          </table:table-cell>
          <table:table-cell table:style-name="ce6" office:value-type="string">
            <text:p>$configure$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anilla.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anilla.name">cgm_pe.presapient_discovery_vanilla.name</text:a></text:p>
          </table:table-cell>
          <table:table-cell table:style-name="ce6" office:value-type="string">
            <text:p>$cgm_vanilla_only$ $presapient_discovery_chance$</text:p>
          </table:table-cell>
          <table:table-cell table:style-name="ce6" office:value-type="string">
            <text:p>$cgm_vanilla_only$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common.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common.name">cgm_pe.presapient_discovery_very_common.name</text:a></text:p>
          </table:table-cell>
          <table:table-cell table:style-name="ce6" office:value-type="string">
            <text:p>$cgm_very_high$ $presapient_discovery_chance$</text:p>
          </table:table-cell>
          <table:table-cell table:style-name="ce6" office:value-type="string">
            <text:p>$cgm_very_high$ $presapient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presapient_discovery_very_rare.desc</text:p>
          </table:table-cell>
          <table:table-cell table:style-name="ce6" table:number-columns-repeated="3"/>
          <table:table-cell table:style-name="ce16" table:number-columns-repeated="22"/>
          <table:table-cell table:number-columns-repeated="998"/>
        </table:table-row>
        <table:table-row table:style-name="ro1">
          <table:table-cell table:style-name="ce2" office:value-type="string">
            <text:p><text:a xlink:href="http://cgm_pe.presapient_discovery_very_rare.name">cgm_pe.presapient_discovery_very_rare.name</text:a></text:p>
          </table:table-cell>
          <table:table-cell table:style-name="ce6" office:value-type="string">
            <text:p>$cgm_very_low$ $presapient_discovery_chance$</text:p>
          </table:table-cell>
          <table:table-cell table:style-name="ce6" office:value-type="string">
            <text:p>$cgm_very_low$ $presapient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resources_disabled.desc</text:p>
          </table:table-cell>
          <table:table-cell table:style-name="ce6" office:value-type="string">
            <text:p>This option disables the spawn of the $cgm_resources$. This includes the unique resources, the orbital resources and planetary resources included in this mod - along with all related buildings and technologies.</text:p>
          </table:table-cell>
          <table:table-cell table:style-name="ce6" office:value-type="string">
            <text:p>Этот параметр отключает создание стратегических ресурсов CGM. Это включает в себя как уникальные ресурсы, орбитальные ресурсы и планетные ресурсы, включенные в этот мод, так и все связанные с ними здания и технологи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resources_disabled.name">cgm_pe.resources_disabled.name</text:a></text:p>
          </table:table-cell>
          <table:table-cell table:style-name="ce6" office:value-type="string">
            <text:p>$cgm_disable$ $cgm_resources$ (Vanilla Resources only)</text:p>
          </table:table-cell>
          <table:table-cell table:style-name="ce6" office:value-type="string">
            <text:p>Отключить 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pe.small_capital_planet_size.desc</text:p>
          </table:table-cell>
          <table:table-cell table:style-name="ce6" office:value-type="string">
            <text:p>Homeworlds will be between 12-15 tiles large.</text:p>
          </table:table-cell>
          <table:table-cell table:style-name="ce6" office:value-type="string">
            <text:p>Столицы будут иметь размер в 12-1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capital_planet_size.name">cgm_pe.small_capital_planet_size.name</text:a></text:p>
          </table:table-cell>
          <table:table-cell table:style-name="ce6" office:value-type="string">
            <text:p>Small Homeworlds</text:p>
          </table:table-cell>
          <table:table-cell table:style-name="ce6" office:value-type="string">
            <text:p>Маленьки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small_planet_size.desc</text:p>
          </table:table-cell>
          <table:table-cell table:style-name="ce6" office:value-type="string">
            <text:p>Habitable Planets will be resized to §R~2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2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small_planet_size.name">cgm_pe.small_planet_size.name</text:a></text:p>
          </table:table-cell>
          <table:table-cell table:style-name="ce6" office:value-type="string">
            <text:p>Smaller Planets</text:p>
          </table:table-cell>
          <table:table-cell table:style-name="ce6" office:value-type="string">
            <text:p>Маленьки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tectonic_engineering.desc</text:p>
          </table:table-cell>
          <table:table-cell table:style-name="ce6" office:value-type="string">
            <text:p>$tectonic_engineering_desc$</text:p>
          </table:table-cell>
          <table:table-cell table:style-name="ce6" office:value-type="string">
            <text:p>$tectonic_engineering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ctonic_engineering.name">cgm_pe.tectonic_engineering.name</text:a></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disabled.desc</text:p>
          </table:table-cell>
          <table:table-cell table:style-name="ce6" office:value-type="string">
            <text:p>Terraforming after-effects are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disabled.name">cgm_pe.terraforming_after_effects_disabled.name</text:a></text:p>
          </table:table-cell>
          <table:table-cell table:style-name="ce6" office:value-type="string">
            <text:p>Terraforming After-Effects $cgm_disabled$</text:p>
          </table:table-cell>
          <table:table-cell table:style-name="ce6" office:value-type="string">
            <text:p>Последствия терраформирования $cgm_disabled$</text:p>
          </table:table-cell>
          <table:table-cell table:style-name="ce6"/>
          <table:table-cell table:style-name="ce16" table:number-columns-repeated="22"/>
          <table:table-cell table:number-columns-repeated="998"/>
        </table:table-row>
        <table:table-row table:style-name="ro11">
          <table:table-cell table:style-name="ce3" office:value-type="string">
            <text:p>cgm_pe.terraforming_after_effects_enabled.desc</text:p>
          </table:table-cell>
          <table:table-cell table:style-name="ce6" office:value-type="string">
            <text:p>This option enables terraforming after-effects: \n\n1. when terraforming end it removes the following negative vanilla modifiers from planets: $atmospheric_hallucinogen$, $atmospheric_aphrodisiac$, $bleak_planet$, $wild_storms$, $hazardous_weather$, $dangerous_wildlife$, $irradiated_planet$. It also removes the $abandoned_terraforming$ modifier and ends this event chain - if active.\n\n2. if the empire owning the planet has the technology Tectonic Engineering the planet has a good chance of increasing in size. This is determined with a random roll that is performed once - with a good chance for the planet increasing between 1-3 tiles in size, and a smaller chance that either nothing will happen or, occasionally, the terraforming project will result in a catastrophe.</text:p>
          </table:table-cell>
          <table:table-cell table:style-name="ce13" office:value-type="string">
            <text:p>Эта опция включает эффекты псоле терраформирования: \n\n1. При окончании терраформирования он удаляет из планет следующие отрицательные модификаторы: <text:s/>$atmospheric_hallucinogen$, $atmospheric_aphrodisiac$, $bleak_planet$, $wild_storms$, $hazardous_weather$, $dangerous_wildlife$, $irradiated_planet$. It also removes the $abandoned_terraforming$ и завершает цепочку событий - если активна.\n\n2. Если у империи, владеющей планетой, есть технология Тектонической инженерии, у планеты есть хорошие шансы увеличить размер. Это определяется случайным броском, который выполняется один раз - с хорошим шансом для планеты увеличиться на 1-3 клетки в размере, и меньшим шансом, что ничто не произойдет, или, иногда, проект терраформирования приведет к катастроф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enabled.name">cgm_pe.terraforming_after_effects_enabled.name</text:a></text:p>
          </table:table-cell>
          <table:table-cell table:style-name="ce6" office:value-type="string">
            <text:p>Terraforming After-Effects $cgm_enabled$</text:p>
          </table:table-cell>
          <table:table-cell table:style-name="ce6" office:value-type="string">
            <text:p>Последствия терраформирования $cgm_enabled$</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after_effects_status.desc</text:p>
          </table:table-cell>
          <table:table-cell table:style-name="ce6" office:value-type="string">
            <text:p>This option allows you to enable/disable terraforming after-effects.</text:p>
          </table:table-cell>
          <table:table-cell table:style-name="ce6" office:value-type="string">
            <text:p>Эта опция позволяет включать/отключать эффекты после терраформирова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after_effects_status.name">cgm_pe.terraforming_after_effects_status.name</text:a></text:p>
          </table:table-cell>
          <table:table-cell table:style-name="ce6" office:value-type="string">
            <text:p>$configure$ Terraforming After-Effects</text:p>
          </table:table-cell>
          <table:table-cell table:style-name="ce6" office:value-type="string">
            <text:p>$configure$ последствия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common.name">cgm_pe.terraforming_candidate_discovery_common.name</text:a></text:p>
          </table:table-cell>
          <table:table-cell table:style-name="ce6" office:value-type="string">
            <text:p>$cgm_high$ $terraforming_candidate_discovery_chance$</text:p>
          </table:table-cell>
          <table:table-cell table:style-name="ce6" office:value-type="string">
            <text:p>$cgm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default.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default.name">cgm_pe.terraforming_candidate_discovery_default.name</text:a></text:p>
          </table:table-cell>
          <table:table-cell table:style-name="ce6" office:value-type="string">
            <text:p>$cgm_default$ $terraforming_candidate_discovery_chance$</text:p>
          </table:table-cell>
          <table:table-cell table:style-name="ce6" office:value-type="string">
            <text:p>$cgm_default$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erraforming_candidate_discovery_status.desc</text:p>
          </table:table-cell>
          <table:table-cell table:style-name="ce6" office:value-type="string">
            <text:p>This option allows you to increase or decrease the chance of terraforming candidates being discovered when you survey planets.</text:p>
          </table:table-cell>
          <table:table-cell table:style-name="ce6" office:value-type="string">
            <text:p>Этот параметр позволяет увеличить или уменьшить вероятность обнаружения кандидатов на терраформирование при обследовании плане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erraforming_candidate_discovery_status.name">cgm_pe.terraforming_candidate_discovery_status.name</text:a></text:p>
          </table:table-cell>
          <table:table-cell table:style-name="ce6" office:value-type="string">
            <text:p>$configure$ $terraforming_candidate_discovery_chance$</text:p>
          </table:table-cell>
          <table:table-cell table:style-name="ce6" office:value-type="string">
            <text:p>$configure$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anilla.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anilla.name">cgm_pe.terraforming_candidate_discovery_vanilla.name</text:a></text:p>
          </table:table-cell>
          <table:table-cell table:style-name="ce6" office:value-type="string">
            <text:p>$cgm_vanilla_only$ $terraforming_candidate_discovery_chance$</text:p>
          </table:table-cell>
          <table:table-cell table:style-name="ce6" office:value-type="string">
            <text:p>$cgm_vanilla_only$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common.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common.name">cgm_pe.terraforming_candidate_discovery_very_common.name</text:a></text:p>
          </table:table-cell>
          <table:table-cell table:style-name="ce6" office:value-type="string">
            <text:p>$cgm_very_high$ $terraforming_candidate_discovery_chance$</text:p>
          </table:table-cell>
          <table:table-cell table:style-name="ce6" office:value-type="string">
            <text:p>$cgm_very_high$ $terraforming_candidate_discovery_chance$</text:p>
          </table:table-cell>
          <table:table-cell table:style-name="ce6"/>
          <table:table-cell table:style-name="ce16" table:number-columns-repeated="22"/>
          <table:table-cell table:number-columns-repeated="998"/>
        </table:table-row>
        <table:table-row table:style-name="ro1">
          <table:table-cell table:style-name="ce3" office:value-type="string">
            <text:p>cgm_pe.terraforming_candidate_discovery_very_rare.desc</text:p>
          </table:table-cell>
          <table:table-cell table:style-name="ce6" office:value-type="string">
            <text:p>add loc</text:p>
          </table:table-cell>
          <table:table-cell table:style-name="ce6" table:number-columns-repeated="2"/>
          <table:table-cell table:style-name="ce16" table:number-columns-repeated="22"/>
          <table:table-cell table:number-columns-repeated="998"/>
        </table:table-row>
        <table:table-row table:style-name="ro1">
          <table:table-cell table:style-name="ce2" office:value-type="string">
            <text:p><text:a xlink:href="http://cgm_pe.terraforming_candidate_discovery_very_rare.name">cgm_pe.terraforming_candidate_discovery_very_rare.name</text:a></text:p>
          </table:table-cell>
          <table:table-cell table:style-name="ce6" office:value-type="string">
            <text:p>$cgm_very_low$ $terraforming_candidate_discovery_chance$</text:p>
          </table:table-cell>
          <table:table-cell table:style-name="ce6" office:value-type="string">
            <text:p>$cgm_very_low$ $terraforming_candidate_discovery_chance$</text:p>
          </table:table-cell>
          <table:table-cell table:style-name="ce6"/>
          <table:table-cell table:style-name="ce16" table:number-columns-repeated="22"/>
          <table:table-cell table:number-columns-repeated="998"/>
        </table:table-row>
        <table:table-row table:style-name="ro2">
          <table:table-cell table:style-name="ce3" office:value-type="string">
            <text:p>cgm_pe.tile_blockers_disabled.desc</text:p>
          </table:table-cell>
          <table:table-cell table:style-name="ce6" office:value-type="string">
            <text:p>This option disables the spawn of the CGM Tile Blockers. Please note: this does not apply to the tile-blockers related to unique resources, planetary specialization or terraforming.</text:p>
          </table:table-cell>
          <table:table-cell table:style-name="ce6" office:value-type="string">
            <text:p>Этот параметр отключает создание заблокированных клеток CGM. Обратите внимание: это не относится к клеткам, связанным с уникальными ресурсами, специализацией в области планет или терраформированием.</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tile_blockers_disabled.name">cgm_pe.tile_blockers_disabled.name</text:a></text:p>
          </table:table-cell>
          <table:table-cell table:style-name="ce6" office:value-type="string">
            <text:p>$cgm_disable$ CGM $tile_blockers$</text:p>
          </table:table-cell>
          <table:table-cell table:style-name="ce6" office:value-type="string">
            <text:p>Отключить блокирующие клетки CGM</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disabled.desc</text:p>
          </table:table-cell>
          <table:table-cell table:style-name="ce6" office:value-type="string">
            <text:p>CGM Uninhabitable Planet Terraforming is disabled.</text:p>
          </table:table-cell>
          <table:table-cell table:style-name="ce6" office:value-type="string">
            <text:p>CGM 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disabled.name">cgm_pe.uninhabitable_terraforming_mechanics_disabled.name</text:a></text:p>
          </table:table-cell>
          <table:table-cell table:style-name="ce6" office:value-type="string">
            <text:p>Uninhabitable Planet Terraforming Disabled</text:p>
          </table:table-cell>
          <table:table-cell table:style-name="ce6" office:value-type="string">
            <text:p>Терраформирование непригодных планет вы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enabled.desc</text:p>
          </table:table-cell>
          <table:table-cell table:style-name="ce6" office:value-type="string">
            <text:p>CGM Uninhabitable Planet Terraforming is enabled.</text:p>
          </table:table-cell>
          <table:table-cell table:style-name="ce6" office:value-type="string">
            <text:p>CGM 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enabled.name">cgm_pe.uninhabitable_terraforming_mechanics_enabled.name</text:a></text:p>
          </table:table-cell>
          <table:table-cell table:style-name="ce6" office:value-type="string">
            <text:p>Uninhabitable Planet Terraforming Enabled</text:p>
          </table:table-cell>
          <table:table-cell table:style-name="ce6" office:value-type="string">
            <text:p>Терраформирование непригодных планет включено</text:p>
          </table:table-cell>
          <table:table-cell table:style-name="ce6"/>
          <table:table-cell table:style-name="ce16" table:number-columns-repeated="22"/>
          <table:table-cell table:number-columns-repeated="998"/>
        </table:table-row>
        <table:table-row table:style-name="ro1">
          <table:table-cell table:style-name="ce3" office:value-type="string">
            <text:p>cgm_pe.uninhabitable_terraforming_mechanics_status.desc</text:p>
          </table:table-cell>
          <table:table-cell table:style-name="ce6" office:value-type="string">
            <text:p>This option allows you to enable/disable this mod's Uninhabitable Planet Terraforming Mechanic</text:p>
          </table:table-cell>
          <table:table-cell table:style-name="ce6" office:value-type="string">
            <text:p>Эта опция позволяет вам включить/отключить механику терраформирования непригодных планет этого мода</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uninhabitable_terraforming_mechanics_status.name">cgm_pe.uninhabitable_terraforming_mechanics_status.name</text:a></text:p>
          </table:table-cell>
          <table:table-cell table:style-name="ce6" office:value-type="string">
            <text:p>$configure$ Uninhabitable Planet Terraforming</text:p>
          </table:table-cell>
          <table:table-cell table:style-name="ce6" office:value-type="string">
            <text:p>Настроить терраформирование непригодных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cgm_pe.very_high_colonizable_asteroids.desc</text:p>
          </table:table-cell>
          <table:table-cell table:style-name="ce6" office:value-type="string">
            <text:p>§B80%§! of &gt; size 4 Asteroids will be colonizable.</text:p>
          </table:table-cell>
          <table:table-cell table:style-name="ce6" office:value-type="string">
            <text:p>§B8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colonizable_asteroids.name">cgm_pe.very_high_colonizable_asteroids.name</text:a></text:p>
          </table:table-cell>
          <table:table-cell table:style-name="ce6" office:value-type="string">
            <text:p>$cgm_very_high$ $colonizable_asteroids$</text:p>
          </table:table-cell>
          <table:table-cell table:style-name="ce6" office:value-type="string">
            <text:p>$cgm_very_high$ $colonizable_asteroids$</text:p>
          </table:table-cell>
          <table:table-cell table:style-name="ce6"/>
          <table:table-cell table:style-name="ce16" table:number-columns-repeated="22"/>
          <table:table-cell table:number-columns-repeated="998"/>
        </table:table-row>
        <table:table-row table:style-name="ro9">
          <table:table-cell table:style-name="ce3" office:value-type="string">
            <text:p>cgm_pe.very_high_deposits_size.desc</text:p>
          </table:table-cell>
          <table:table-cell table:style-name="ce6" office:value-type="string">
            <text:p>Regular (vanilla) planetary deposits will be much larger - tending to be between 3-4 resource points high.</text:p>
          </table:table-cell>
          <table:table-cell table:style-name="ce12" office:value-type="string">
            <text:p>Обычные месторождения ресурсов будут намного больше - их будет по 3-4 на клетк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_size.name">cgm_pe.very_high_deposits_size.name</text:a></text:p>
          </table:table-cell>
          <table:table-cell table:style-name="ce6" office:value-type="string">
            <text:p>$cgm_very_large$ $deposits$</text:p>
          </table:table-cell>
          <table:table-cell table:style-name="ce6" office:value-type="string">
            <text:p>$cgm_very_large$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deposits.desc</text:p>
          </table:table-cell>
          <table:table-cell table:style-name="ce6" office:value-type="string">
            <text:p>§B~80%§! of habitable planet tiles will have regular resource deposits on them. This option is an increased amount of planetary deposits compared to vanilla. Please note: this option is not recommended if you are using CGM: Buildings!</text:p>
          </table:table-cell>
          <table:table-cell table:style-name="ce6" office:value-type="string">
            <text:p>На ~80% клеткок пригодных для жизни планет будут присутствовать ресурсы. Этот вариант представляет собой увеличенное количество планетарных месторождений по сравнению с базовой версией. Обратите внимание: этот вариант не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deposits.name">cgm_pe.very_high_deposits.name</text:a></text:p>
          </table:table-cell>
          <table:table-cell table:style-name="ce6" office:value-type="string">
            <text:p>$cgm_very_high$ $deposits$</text:p>
          </table:table-cell>
          <table:table-cell table:style-name="ce6" office:value-type="string">
            <text:p>$cgm_very_high$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high_resources.desc</text:p>
          </table:table-cell>
          <table:table-cell table:style-name="ce6" office:value-type="string">
            <text:p>This option sets the strategic resource spawn to a very high setting. §B~80%§! of habitable planets will have at least one strategic resource, and many will have 3+ strategic resource tiles. Additionally, §B~20%§! of systems will have at least 1 orbital strategic resource.</text:p>
          </table:table-cell>
          <table:table-cell table:style-name="ce6" office:value-type="string">
            <text:p>Этот параметр устанавливает количество стратегических ресурсов на очень высокий уровень. ~80% пригодных для жизни планет будут иметь по крайней мере один стратегический ресурс, и у многих будет 3+ клеток стратегических ресурсов. Кроме того, ~20%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resources.name">cgm_pe.very_high_resources.name</text:a></text:p>
          </table:table-cell>
          <table:table-cell table:style-name="ce6" office:value-type="string">
            <text:p>$cgm_very_high$ $strategic_resources$</text:p>
          </table:table-cell>
          <table:table-cell table:style-name="ce6" office:value-type="string">
            <text:p>$cgm_very_high$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high_tile_blockers.desc</text:p>
          </table:table-cell>
          <table:table-cell table:style-name="ce6" office:value-type="string">
            <text:p>§B~80%§! of habitable planet tiles will have tile-blockers on them. This option increases the amount of planetary tile-blockers compared to vanilla.</text:p>
          </table:table-cell>
          <table:table-cell table:style-name="ce6" office:value-type="string">
            <text:p>На ~80% клеткок пригодных для жизни планет будут присутствовать заблокированные клетки. Этот вариант увеличив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high_tile_blockers.name">cgm_pe.very_high_tile_blockers.name</text:a></text:p>
          </table:table-cell>
          <table:table-cell table:style-name="ce6" office:value-type="string">
            <text:p>$cgm_very_high$ $tile_blockers$</text:p>
          </table:table-cell>
          <table:table-cell table:style-name="ce6" office:value-type="string">
            <text:p>$cgm_very_high$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arge_capital_planet_size.desc</text:p>
          </table:table-cell>
          <table:table-cell table:style-name="ce6" office:value-type="string">
            <text:p>Homeworlds will be between 23-25 tiles large.</text:p>
          </table:table-cell>
          <table:table-cell table:style-name="ce6" office:value-type="string">
            <text:p>Столицы будут иметь размер в 23-25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capital_planet_size.name">cgm_pe.very_large_capital_planet_size.name</text:a></text:p>
          </table:table-cell>
          <table:table-cell table:style-name="ce6" office:value-type="string">
            <text:p>Huge Homeworlds</text:p>
          </table:table-cell>
          <table:table-cell table:style-name="ce6" office:value-type="string">
            <text:p>Огром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arge_planet_size.desc</text:p>
          </table:table-cell>
          <table:table-cell table:style-name="ce6" office:value-type="string">
            <text:p>Habitable Planets will be resized to §B~40%§! larger, on average (some will be smaller, some larger). Please note: this does not affect megastructures.</text:p>
          </table:table-cell>
          <table:table-cell table:style-name="ce6" office:value-type="string">
            <text:p>Пригодные для жизни планеты планеты будут в среднем на 40% бол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arge_planet_size.name">cgm_pe.very_large_planet_size.name</text:a></text:p>
          </table:table-cell>
          <table:table-cell table:style-name="ce6" office:value-type="string">
            <text:p>Huge Planets</text:p>
          </table:table-cell>
          <table:table-cell table:style-name="ce6" office:value-type="string">
            <text:p>Огром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pe.very_low_colonizable_asteroids.desc</text:p>
          </table:table-cell>
          <table:table-cell table:style-name="ce6" office:value-type="string">
            <text:p>§R20%§! of &gt; size 4 Asteroids will be colonizable.</text:p>
          </table:table-cell>
          <table:table-cell table:style-name="ce6" office:value-type="string">
            <text:p>§R20%§! <text:s/>&gt; астероидов с 4+ клетками будут пригодным для засел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colonizable_asteroids.name">cgm_pe.very_low_colonizable_asteroids.name</text:a></text:p>
          </table:table-cell>
          <table:table-cell table:style-name="ce6" office:value-type="string">
            <text:p>$cgm_very_low$ $colonizable_asteroids$</text:p>
          </table:table-cell>
          <table:table-cell table:style-name="ce6" office:value-type="string">
            <text:p>$cgm_very_low$ $colonizable_asteroid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deposits_size.desc</text:p>
          </table:table-cell>
          <table:table-cell table:style-name="ce6" office:value-type="string">
            <text:p>Regular (vanilla) planetary deposits will be smaller - usually 1 resource point high, rarely 2 points and very rarely higher.</text:p>
          </table:table-cell>
          <table:table-cell table:style-name="ce12" office:value-type="string">
            <text:p>Обычные месторождения ресурсов будут намного меньше - ресурсов будет по 1 штуке, редко 2 и очень редко больш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_size.name">cgm_pe.very_low_deposits_size.name</text:a></text:p>
          </table:table-cell>
          <table:table-cell table:style-name="ce6" office:value-type="string">
            <text:p>$cgm_very_small$ $deposits$</text:p>
          </table:table-cell>
          <table:table-cell table:style-name="ce6" office:value-type="string">
            <text:p>$cgm_very_small$ $deposits$</text:p>
          </table:table-cell>
          <table:table-cell table:style-name="ce6"/>
          <table:table-cell table:style-name="ce16" table:number-columns-repeated="22"/>
          <table:table-cell table:number-columns-repeated="998"/>
        </table:table-row>
        <table:table-row table:style-name="ro3">
          <table:table-cell table:style-name="ce3" office:value-type="string">
            <text:p>cgm_pe.very_low_deposits.desc</text:p>
          </table:table-cell>
          <table:table-cell table:style-name="ce6" office:value-type="string">
            <text:p>§R~20%§! of habitable planet tiles will have regular resource deposits on them. This option is the most reduced amount of planetary deposits compared to vanilla. Please note: this option is recommended if you are using CGM: Buildings!</text:p>
          </table:table-cell>
          <table:table-cell table:style-name="ce6" office:value-type="string">
            <text:p>На ~20% клеткок пригодных для жизни планет будут присутствовать ресурсы. Этот вариант представляет собой максимально уменьшенное количество планетарных месторождений по сравнению с базовой версией. Обратите внимание: этот вариант рекомендуется, если вы используете CGM: Buildings!</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deposits.name">cgm_pe.very_low_deposits.name</text:a></text:p>
          </table:table-cell>
          <table:table-cell table:style-name="ce6" office:value-type="string">
            <text:p>$cgm_very_low$ $deposits$</text:p>
          </table:table-cell>
          <table:table-cell table:style-name="ce6" office:value-type="string">
            <text:p>$cgm_very_low$ $deposits$</text:p>
          </table:table-cell>
          <table:table-cell table:style-name="ce6"/>
          <table:table-cell table:style-name="ce16" table:number-columns-repeated="22"/>
          <table:table-cell table:number-columns-repeated="998"/>
        </table:table-row>
        <table:table-row table:style-name="ro7">
          <table:table-cell table:style-name="ce3" office:value-type="string">
            <text:p>cgm_pe.very_low_resources.desc</text:p>
          </table:table-cell>
          <table:table-cell table:style-name="ce6" office:value-type="string">
            <text:p>This option sets the strategic resource spawn to $cgm_very_low$ setting. §R~20%§! of habitable planets will have at least one strategic resource and very rarely will have 3+ strategic resource tiles. Additionally, §R~2.5%§! of systems will have at least 1 orbital strategic resource.</text:p>
          </table:table-cell>
          <table:table-cell table:style-name="ce6" office:value-type="string">
            <text:p>Этот параметр устанавливает количество стратегических ресурсов на очень низкий уровень. ~20% пригодных для жизни планет будут иметь по крайней мере один стратегический ресурс, и очень редко где будет 3+ клеток стратегических ресурсов. Кроме того, ~2.5% систем будут иметь по крайней мере 1 орбитальный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resources.name">cgm_pe.very_low_resources.name</text:a></text:p>
          </table:table-cell>
          <table:table-cell table:style-name="ce6" office:value-type="string">
            <text:p>$cgm_very_low$ $strategic_resources$</text:p>
          </table:table-cell>
          <table:table-cell table:style-name="ce6" office:value-type="string">
            <text:p>$cgm_very_low$ $strategic_resources$</text:p>
          </table:table-cell>
          <table:table-cell table:style-name="ce6"/>
          <table:table-cell table:style-name="ce16" table:number-columns-repeated="22"/>
          <table:table-cell table:number-columns-repeated="998"/>
        </table:table-row>
        <table:table-row table:style-name="ro2">
          <table:table-cell table:style-name="ce3" office:value-type="string">
            <text:p>cgm_pe.very_low_tile_blockers.desc</text:p>
          </table:table-cell>
          <table:table-cell table:style-name="ce6" office:value-type="string">
            <text:p>§R~20%§! of habitable planet tiles will have tile-blockers on them. This option drastically reduces the amount of planetary tile-blockers compared to vanilla.</text:p>
          </table:table-cell>
          <table:table-cell table:style-name="ce6" office:value-type="string">
            <text:p>На ~20% клеткок пригодных для жизни планет будут присутствовать заблокированные клетки. Этот вариант очень сильно уменьшает количество планетарных плит-блокировщиков по сравнению с базовой верси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low_tile_blockers.name">cgm_pe.very_low_tile_blockers.name</text:a></text:p>
          </table:table-cell>
          <table:table-cell table:style-name="ce6" office:value-type="string">
            <text:p>$cgm_very_low$ $tile_blockers$</text:p>
          </table:table-cell>
          <table:table-cell table:style-name="ce6" office:value-type="string">
            <text:p>$cgm_very_low$ $tile_blockers$</text:p>
          </table:table-cell>
          <table:table-cell table:style-name="ce6"/>
          <table:table-cell table:style-name="ce16" table:number-columns-repeated="22"/>
          <table:table-cell table:number-columns-repeated="998"/>
        </table:table-row>
        <table:table-row table:style-name="ro1">
          <table:table-cell table:style-name="ce3" office:value-type="string">
            <text:p>cgm_pe.very_small_capital_planet_size.desc</text:p>
          </table:table-cell>
          <table:table-cell table:style-name="ce6" office:value-type="string">
            <text:p>Homeworlds will be between 8-11 tiles large.</text:p>
          </table:table-cell>
          <table:table-cell table:style-name="ce6" office:value-type="string">
            <text:p>Столицы будут иметь размер в 8-11 клеток.</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capital_planet_size.name">cgm_pe.very_small_capital_planet_size.name</text:a></text:p>
          </table:table-cell>
          <table:table-cell table:style-name="ce6" office:value-type="string">
            <text:p>Tiny Homeworlds</text:p>
          </table:table-cell>
          <table:table-cell table:style-name="ce6" office:value-type="string">
            <text:p>Крохотные столицы</text:p>
          </table:table-cell>
          <table:table-cell table:style-name="ce6"/>
          <table:table-cell table:style-name="ce16" table:number-columns-repeated="22"/>
          <table:table-cell table:number-columns-repeated="998"/>
        </table:table-row>
        <table:table-row table:style-name="ro2">
          <table:table-cell table:style-name="ce3" office:value-type="string">
            <text:p>cgm_pe.very_small_planet_size.desc</text:p>
          </table:table-cell>
          <table:table-cell table:style-name="ce6" office:value-type="string">
            <text:p>Habitable Planets will be resized to §R~40%§! smaller, on average (some will be smaller, some larger). Please note: this does not affect megastructures.</text:p>
          </table:table-cell>
          <table:table-cell table:style-name="ce6" office:value-type="string">
            <text:p>Пригодные для жизни планеты планеты будут в среднем на 30% меньше (некоторые будут меньше, а некоторые больше). Обратите внимание: это не влияет на мегаструктур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pe.very_small_planet_size.name">cgm_pe.very_small_planet_size.name</text:a></text:p>
          </table:table-cell>
          <table:table-cell table:style-name="ce6" office:value-type="string">
            <text:p>Tiny Planets</text:p>
          </table:table-cell>
          <table:table-cell table:style-name="ce6" office:value-type="string">
            <text:p>Крохотные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cgm_research_option_added</text:p>
          </table:table-cell>
          <table:table-cell table:style-name="ce6" office:value-type="string">
            <text:p>New §GResearch Option(s)§! added.</text:p>
          </table:table-cell>
          <table:table-cell table:style-name="ce6" office:value-type="string">
            <text:p>Новые §Gварианты исследований§! добавлены.</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_message</text:p>
          </table:table-cell>
          <table:table-cell table:style-name="ce6" office:value-type="string">
            <text:p>The science ship [root.GetName] orbiting [from.GetName] reports the discovery of a Strategic Resources.</text:p>
          </table:table-cell>
          <table:table-cell table:style-name="ce6" office:value-type="string">
            <text:p>Научное судно [root.GetName], вращающееся вокруг [from.GetName], сообщает об обнаружении стратегических ресурсов.</text:p>
          </table:table-cell>
          <table:table-cell table:style-name="ce6"/>
          <table:table-cell table:style-name="ce16" table:number-columns-repeated="22"/>
          <table:table-cell table:number-columns-repeated="998"/>
        </table:table-row>
        <table:table-row table:style-name="ro12">
          <table:table-cell table:style-name="ce3" office:value-type="string">
            <text:p>cgm_resource_discovery_tech_increased.desc</text:p>
          </table:table-cell>
          <table:table-cell table:style-name="ce6" office:value-type="string">
            <text:p>The recent advancements in Astro-Cartography reveal that previously surveyed systems contained significant amounts of new $strategic_resources$.\n\nResources Discovered:\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Research Options§! have been added for all missing technologies.</text:p>
          </table:table-cell>
          <table:table-cell table:style-name="ce13" office:value-type="string">
            <text:p>Недавние достижения в Астрокартографии показывают, что ранее обследованные системы содержали значительные суммы новых стратегических ресурсов.\n\nНайденные ресурсы:\n[root.GetCGMResourceMessageCountry_teldar][root.GetCGMResourceMessageCountry_yurantic][root.GetCGMResourceMessageCountry_aldar][root.GetCGMResourceMessageCountry_neodymium][root.GetCGMResourceMessageCountry_hyperfuels][root.GetCGMResourceMessageCountry_pyronium][root.GetCGMResourceMessageCountry_cryodine][root.GetCGMResourceMessageCountry_selenemite][root.GetCGMResourceMessageCountry_garanthium][root.GetCGMResourceMessageCountry_lythuric][root.GetCGMResourceMessageCountry_orillium][root.GetCGMResourceMessageCountry_xerodine][root.GetCGMResourceMessageCountry_sorium_3][root.GetCGMResourceMessageCountry_neorite][root.GetCGMResourceMessageCountry_illum][root.GetCGMResourceMessageCountry_hyper_diamond][root.GetCGMResourceMessageCountry_cavorite][root.GetCGMResourceMessageCountry_thullium][root.GetCGMResourceMessageCountry_neutronium][root.GetCGMResourceMessageCountry_zro][root.GetCGMResourceMessageCountry_dark_matter][root.GetCGMResourceMessageCountry_living_metal][root.GetCGMResourceMessageCountry_scritch]\n\n§GИсследовательские возможности§! были обновлены.</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_tech_increased.name">cgm_resource_discovery_tech_increased.name</text:a></text:p>
          </table:table-cell>
          <table:table-cell table:style-name="ce6" office:value-type="string">
            <text:p>Strategic Resources Discovered</text:p>
          </table:table-cell>
          <table:table-cell table:style-name="ce6" office:value-type="string">
            <text:p>Найдены 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ext:p>
          </table:table-cell>
          <table:table-cell table:style-name="ce6" office:value-type="string">
            <text:p>$cgm_resource_discovery_message$ $sr_aldar$§!. $sr_aldar_desc$</text:p>
          </table:table-cell>
          <table:table-cell table:style-name="ce6" office:value-type="string">
            <text:p>$cgm_resource_discovery_message$ $sr_aldar$§!. $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aldar.tooltip</text:p>
          </table:table-cell>
          <table:table-cell table:style-name="ce7" office:value-type="string">
            <text:p>§Y$sr_aldar$§!. $sr_aldar_desc$</text:p>
          </table:table-cell>
          <table:table-cell table:style-name="ce6" office:value-type="string">
            <text:p>§Y$sr_aldar$§!\n§E$sr_a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ext:p>
          </table:table-cell>
          <table:table-cell table:style-name="ce7" office:value-type="string">
            <text:p>$cgm_resource_discovery_message$sr_cavorite§!. $sr_scritch_desc$</text:p>
          </table:table-cell>
          <table:table-cell table:style-name="ce7" office:value-type="string">
            <text:p>$cgm_resource_discovery_message$sr_cav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avorite.tooltip</text:p>
          </table:table-cell>
          <table:table-cell table:style-name="ce7" office:value-type="string">
            <text:p>§Y$sr_cavorite$§!. $sr_cavorite_desc$</text:p>
          </table:table-cell>
          <table:table-cell table:style-name="ce7" office:value-type="string">
            <text:p>§Y$sr_cavorite$§!. $sr_cav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ext:p>
          </table:table-cell>
          <table:table-cell table:style-name="ce7" office:value-type="string">
            <text:p>$cgm_resource_discovery_message$sr_cryodine§!. $sr_scritch_desc$</text:p>
          </table:table-cell>
          <table:table-cell table:style-name="ce7" office:value-type="string">
            <text:p>$cgm_resource_discovery_message$sr_cry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cryodine.tooltip</text:p>
          </table:table-cell>
          <table:table-cell table:style-name="ce7" office:value-type="string">
            <text:p>§Y$sr_cryodine$§!. $sr_cryodine_desc$</text:p>
          </table:table-cell>
          <table:table-cell table:style-name="ce7" office:value-type="string">
            <text:p>§Y$sr_cryodine$§!. $sr_cry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ext:p>
          </table:table-cell>
          <table:table-cell table:style-name="ce6" office:value-type="string">
            <text:p>$cgm_resource_discovery_message$ $sr_dark_matter$§!. $sr_dark_matter_desc$</text:p>
          </table:table-cell>
          <table:table-cell table:style-name="ce6" office:value-type="string">
            <text:p>$cgm_resource_discovery_message$ $sr_dark_matter$§!. $sr_dark_matte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dark_matter.tooltip</text:p>
          </table:table-cell>
          <table:table-cell table:style-name="ce7" office:value-type="string">
            <text:p>§Y$sr_dark_matter$§!. $sr_dark_matter_desc$</text:p>
          </table:table-cell>
          <table:table-cell table:style-name="ce6" office:value-type="string">
            <text:p>§Y$sr_dark_matter$§!\n§E$sr_dark_matter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desc</text:p>
          </table:table-cell>
          <table:table-cell table:style-name="ce6" office:value-type="string">
            <text:p>Our science vessel orbiting [root.GetName] discovered significant amounts of a new Strategic Resource:\n\n[root.GetCGMResourceMessageShip][root.GetCGMAstrocartographyResearchOption]</text:p>
          </table:table-cell>
          <table:table-cell table:style-name="ce6" office:value-type="string">
            <text:p>Наше научное судно на орбите [root.GetName], обнаружило значительные количества нового стратегического ресурса:\n\n [root.GetCGMResourceMessageShip] [root.GetCGMAstrocartographyResearchOption]</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ext:p>
          </table:table-cell>
          <table:table-cell table:style-name="ce6" office:value-type="string">
            <text:p>$cgm_resource_discovery_message$ $sr_engos$§!. $sr_engos_desc$</text:p>
          </table:table-cell>
          <table:table-cell table:style-name="ce6" office:value-type="string">
            <text:p>$cgm_resource_discovery_message$ $sr_engos$§!. $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engos.tooltip</text:p>
          </table:table-cell>
          <table:table-cell table:style-name="ce7" office:value-type="string">
            <text:p>§Y$sr_engos$§!. $sr_engos_desc$</text:p>
          </table:table-cell>
          <table:table-cell table:style-name="ce6" office:value-type="string">
            <text:p>§Y$sr_engos$§!\n§E$sr_engo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ext:p>
          </table:table-cell>
          <table:table-cell table:style-name="ce6" office:value-type="string">
            <text:p>$cgm_resource_discovery_message$ $sr_garanthium$§!. $sr_garanthium_desc$</text:p>
          </table:table-cell>
          <table:table-cell table:style-name="ce6" office:value-type="string">
            <text:p>$cgm_resource_discovery_message$ $sr_garanthium$§!. $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garanthium.tooltip</text:p>
          </table:table-cell>
          <table:table-cell table:style-name="ce7" office:value-type="string">
            <text:p>§Y$sr_garanthium$§!. $sr_garanthium$§!</text:p>
          </table:table-cell>
          <table:table-cell table:style-name="ce6" office:value-type="string">
            <text:p>§Y$sr_garanthium$§!\n§E$sr_garanth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as_tech</text:p>
          </table:table-cell>
          <table:table-cell table:style-name="ce6" office:value-type="string">
            <text:p>\nWe have the technology - if we control this system, we can extract this resource.</text:p>
          </table:table-cell>
          <table:table-cell table:style-name="ce6" office:value-type="string">
            <text:p>\nУ нас есть технология - если мы будем управлять этой системой, мы можем извлечь этот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ext:p>
          </table:table-cell>
          <table:table-cell table:style-name="ce7" office:value-type="string">
            <text:p>$cgm_resource_discovery_message$sr_helium_3§!. $sr_scritch_desc$</text:p>
          </table:table-cell>
          <table:table-cell table:style-name="ce7" office:value-type="string">
            <text:p>$cgm_resource_discovery_message$sr_hel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elium_3.tooltip</text:p>
          </table:table-cell>
          <table:table-cell table:style-name="ce7" office:value-type="string">
            <text:p>§Y$sr_helium_3$§!. $sr_helium_3_desc$</text:p>
          </table:table-cell>
          <table:table-cell table:style-name="ce7" office:value-type="string">
            <text:p>§Y$sr_helium_3$§!. $sr_hel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ext:p>
          </table:table-cell>
          <table:table-cell table:style-name="ce7" office:value-type="string">
            <text:p>$cgm_resource_discovery_message$sr_hyper_diamond§!. $sr_scritch_desc$</text:p>
          </table:table-cell>
          <table:table-cell table:style-name="ce7" office:value-type="string">
            <text:p>$cgm_resource_discovery_message$sr_hyper_diamond§!.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_diamond.tooltip</text:p>
          </table:table-cell>
          <table:table-cell table:style-name="ce7" office:value-type="string">
            <text:p>§Y$sr_hyper_diamond$§!. $sr_hyper_diamond_desc$</text:p>
          </table:table-cell>
          <table:table-cell table:style-name="ce7" office:value-type="string">
            <text:p>§Y$sr_hyper_diamond$§!. $sr_hyper_diamond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ext:p>
          </table:table-cell>
          <table:table-cell table:style-name="ce7" office:value-type="string">
            <text:p>$cgm_resource_discovery_message$sr_hyperfuels§!. $sr_scritch_desc$</text:p>
          </table:table-cell>
          <table:table-cell table:style-name="ce7" office:value-type="string">
            <text:p>$cgm_resource_discovery_message$sr_hyperfuel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hyperfuels.tooltip</text:p>
          </table:table-cell>
          <table:table-cell table:style-name="ce7" office:value-type="string">
            <text:p>§Y$sr_hyperfuels$§!. $sr_hyperfuels_desc$</text:p>
          </table:table-cell>
          <table:table-cell table:style-name="ce7" office:value-type="string">
            <text:p>§Y$sr_hyperfuels$§!. $sr_hyperfuel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ext:p>
          </table:table-cell>
          <table:table-cell table:style-name="ce7" office:value-type="string">
            <text:p>$cgm_resource_discovery_message$sr_illum§!. $sr_scritch_desc$</text:p>
          </table:table-cell>
          <table:table-cell table:style-name="ce7" office:value-type="string">
            <text:p>$cgm_resource_discovery_message$sr_ill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illum.tooltip</text:p>
          </table:table-cell>
          <table:table-cell table:style-name="ce7" office:value-type="string">
            <text:p>§Y$sr_illum$§!. $sr_illum_desc$</text:p>
          </table:table-cell>
          <table:table-cell table:style-name="ce7" office:value-type="string">
            <text:p>§Y$sr_illum$§!. $sr_ill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ext:p>
          </table:table-cell>
          <table:table-cell table:style-name="ce6" office:value-type="string">
            <text:p>$cgm_resource_discovery_message$ $sr_living_metal$§!. $sr_living_metal_desc$</text:p>
          </table:table-cell>
          <table:table-cell table:style-name="ce6" office:value-type="string">
            <text:p>$cgm_resource_discovery_message$ $sr_living_metal$§!.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iving_metal.tooltip</text:p>
          </table:table-cell>
          <table:table-cell table:style-name="ce7" office:value-type="string">
            <text:p>§Y$sr_living_metal$§!. $sr_living_metal_desc$</text:p>
          </table:table-cell>
          <table:table-cell table:style-name="ce6" office:value-type="string">
            <text:p>§Y$sr_living_metal$§!\n§E$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ext:p>
          </table:table-cell>
          <table:table-cell table:style-name="ce6" office:value-type="string">
            <text:p>$cgm_resource_discovery_message$ $sr_lythuric$§!. $sr_lythuric_desc$</text:p>
          </table:table-cell>
          <table:table-cell table:style-name="ce6" office:value-type="string">
            <text:p>$cgm_resource_discovery_message$ $sr_lythuric$§!. $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lythuric.tooltip</text:p>
          </table:table-cell>
          <table:table-cell table:style-name="ce7" office:value-type="string">
            <text:p>§Y$sr_lythuric$§!. $sr_lythuric_desc$</text:p>
          </table:table-cell>
          <table:table-cell table:style-name="ce6" office:value-type="string">
            <text:p>§Y$sr_lythuric$§!\n§E$sr_lythur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ext:p>
          </table:table-cell>
          <table:table-cell table:style-name="ce7" office:value-type="string">
            <text:p>$cgm_resource_discovery_message$sr_meta_organics§!. $sr_scritch_desc$</text:p>
          </table:table-cell>
          <table:table-cell table:style-name="ce7" office:value-type="string">
            <text:p>$cgm_resource_discovery_message$sr_meta_organics§!.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meta_organics.tooltip</text:p>
          </table:table-cell>
          <table:table-cell table:style-name="ce7" office:value-type="string">
            <text:p>§Y$sr_meta_organics$§!. $sr_meta_organics_desc$</text:p>
          </table:table-cell>
          <table:table-cell table:style-name="ce7" office:value-type="string">
            <text:p>§Y$sr_meta_organics$§!. $sr_meta_organics_desc$</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gm_resource_discovery.name">cgm_resource_discovery.name</text:a></text:p>
          </table:table-cell>
          <table:table-cell table:style-name="ce6" office:value-type="string">
            <text:p>§Y[From.GetName]§!: Strategic Resource Discovered</text:p>
          </table:table-cell>
          <table:table-cell table:style-name="ce6" office:value-type="string">
            <text:p>§Y[From.GetName]§!: найден стратегический ресурс</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ext:p>
          </table:table-cell>
          <table:table-cell table:style-name="ce7" office:value-type="string">
            <text:p>$cgm_resource_discovery_message$sr_neodymium§!. $sr_scritch_desc$</text:p>
          </table:table-cell>
          <table:table-cell table:style-name="ce7" office:value-type="string">
            <text:p>$cgm_resource_discovery_message$sr_neodym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dymium.tooltip</text:p>
          </table:table-cell>
          <table:table-cell table:style-name="ce7" office:value-type="string">
            <text:p>§Y$sr_neodymium$§!. $sr_neodymium_desc$</text:p>
          </table:table-cell>
          <table:table-cell table:style-name="ce7" office:value-type="string">
            <text:p>§Y$sr_neodymium$§!. $sr_neodym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ext:p>
          </table:table-cell>
          <table:table-cell table:style-name="ce7" office:value-type="string">
            <text:p>$cgm_resource_discovery_message$sr_neorite§!. $sr_scritch_desc$</text:p>
          </table:table-cell>
          <table:table-cell table:style-name="ce7" office:value-type="string">
            <text:p>$cgm_resource_discovery_message$sr_neor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orite.tooltip</text:p>
          </table:table-cell>
          <table:table-cell table:style-name="ce7" office:value-type="string">
            <text:p>§Y$sr_neorite$§!. $sr_neorite_desc$</text:p>
          </table:table-cell>
          <table:table-cell table:style-name="ce7" office:value-type="string">
            <text:p>§Y$sr_neorite$§!. $sr_neor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ext:p>
          </table:table-cell>
          <table:table-cell table:style-name="ce6" office:value-type="string">
            <text:p>$cgm_resource_discovery_message$ $sr_neutronium$§!. $sr_neutronium_desc$</text:p>
          </table:table-cell>
          <table:table-cell table:style-name="ce6" office:value-type="string">
            <text:p>$cgm_resource_discovery_message$ $sr_neutronium$§!. $sr_neut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neutronium.tooltip</text:p>
          </table:table-cell>
          <table:table-cell table:style-name="ce7" office:value-type="string">
            <text:p>§Y$sr_neutronium$§!. $sr_neutronium_desc$</text:p>
          </table:table-cell>
          <table:table-cell table:style-name="ce6" office:value-type="string">
            <text:p>§Y$sr_neutronium$§!\n§E$sr_neutronium_desc$§!</text:p>
          </table:table-cell>
          <table:table-cell table:style-name="ce6"/>
          <table:table-cell table:style-name="ce16" table:number-columns-repeated="22"/>
          <table:table-cell table:number-columns-repeated="998"/>
        </table:table-row>
        <table:table-row table:style-name="ro2">
          <table:table-cell table:style-name="ce3" office:value-type="string">
            <text:p>cgm_resource_discovery.no_tech</text:p>
          </table:table-cell>
          <table:table-cell table:style-name="ce6" office:value-type="string">
            <text:p>\nWhile we do not yet possess the means to extract this resource but the small sample our probes have taken was sufficient to add the required technology as a research option.\n\n§GResearch Option Added§!</text:p>
          </table:table-cell>
          <table:table-cell table:style-name="ce6" office:value-type="string">
            <text:p>\nМы еще не обладаем средствами для извлечения этого ресурса, но мы должны серьезно рассмотреть возможность установления контроля над системой для будущей эксплуатации.</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ext:p>
          </table:table-cell>
          <table:table-cell table:style-name="ce6" office:value-type="string">
            <text:p>$cgm_resource_discovery_message$ $sr_orillium$§!. $sr_orillium_desc$</text:p>
          </table:table-cell>
          <table:table-cell table:style-name="ce6" office:value-type="string">
            <text:p>$cgm_resource_discovery_message$ $sr_orillium$§!. $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orillium.tooltip</text:p>
          </table:table-cell>
          <table:table-cell table:style-name="ce7" office:value-type="string">
            <text:p>§Y$sr_orillium$§!. $sr_orillium_desc$</text:p>
          </table:table-cell>
          <table:table-cell table:style-name="ce6" office:value-type="string">
            <text:p>§Y$sr_orillium$§!\n§E$sr_ori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ext:p>
          </table:table-cell>
          <table:table-cell table:style-name="ce6" office:value-type="string">
            <text:p>$cgm_resource_discovery_message$ $sr_pitharan$§!. $sr_pitharan_desc$</text:p>
          </table:table-cell>
          <table:table-cell table:style-name="ce6" office:value-type="string">
            <text:p>$cgm_resource_discovery_message$ $sr_pitharan$§!. $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itharan.tooltip</text:p>
          </table:table-cell>
          <table:table-cell table:style-name="ce7" office:value-type="string">
            <text:p>§Y$sr_pitharan$§!. $sr_pitharan_desc$</text:p>
          </table:table-cell>
          <table:table-cell table:style-name="ce6" office:value-type="string">
            <text:p>§Y$sr_pitharan$§!\n§E$sr_pitharan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ext:p>
          </table:table-cell>
          <table:table-cell table:style-name="ce7" office:value-type="string">
            <text:p>$cgm_resource_discovery_message$sr_pyronium§!. $sr_scritch_desc$</text:p>
          </table:table-cell>
          <table:table-cell table:style-name="ce7" office:value-type="string">
            <text:p>$cgm_resource_discovery_message$sr_pyron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pyronium.tooltip</text:p>
          </table:table-cell>
          <table:table-cell table:style-name="ce7" office:value-type="string">
            <text:p>§Y$sr_pyronium$§!. $sr_pyronium_desc$</text:p>
          </table:table-cell>
          <table:table-cell table:style-name="ce7" office:value-type="string">
            <text:p>§Y$sr_pyronium$§!. $sr_pyron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ext:p>
          </table:table-cell>
          <table:table-cell table:style-name="ce6" office:value-type="string">
            <text:p>$cgm_resource_discovery_message$ $sr_satramene$§!. $sr_satramene_desc$</text:p>
          </table:table-cell>
          <table:table-cell table:style-name="ce6" office:value-type="string">
            <text:p>$cgm_resource_discovery_message$ $sr_satramene$§!. $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atramene.tooltip</text:p>
          </table:table-cell>
          <table:table-cell table:style-name="ce7" office:value-type="string">
            <text:p>§Y$sr_satramene$§!. $sr_satramene_desc$</text:p>
          </table:table-cell>
          <table:table-cell table:style-name="ce6" office:value-type="string">
            <text:p>§Y$sr_satramene$§!\n§E$sr_satrame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ext:p>
          </table:table-cell>
          <table:table-cell table:style-name="ce7" office:value-type="string">
            <text:p>$cgm_resource_discovery_message$sr_scritch§!. $sr_scritch_desc$</text:p>
          </table:table-cell>
          <table:table-cell table:style-name="ce7" office:value-type="string">
            <text:p>$cgm_resource_discovery_message$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critch.tooltip</text:p>
          </table:table-cell>
          <table:table-cell table:style-name="ce7" office:value-type="string">
            <text:p>§Y$sr_scritch$§!. $sr_scritch_desc$</text:p>
          </table:table-cell>
          <table:table-cell table:style-name="ce7" office:value-type="string">
            <text:p>§Y$sr_scritch$§!.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ext:p>
          </table:table-cell>
          <table:table-cell table:style-name="ce7" office:value-type="string">
            <text:p>$cgm_resource_discovery_message$sr_selenemite§!. $sr_scritch_desc$</text:p>
          </table:table-cell>
          <table:table-cell table:style-name="ce7" office:value-type="string">
            <text:p>$cgm_resource_discovery_message$sr_selenemit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elenemite.tooltip</text:p>
          </table:table-cell>
          <table:table-cell table:style-name="ce7" office:value-type="string">
            <text:p>§Y$sr_selenemite$§!. $sr_selenemite_desc$</text:p>
          </table:table-cell>
          <table:table-cell table:style-name="ce7" office:value-type="string">
            <text:p>§Y$sr_selenemite$§!. $sr_selenemit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ext:p>
          </table:table-cell>
          <table:table-cell table:style-name="ce7" office:value-type="string">
            <text:p>$cgm_resource_discovery_message$sr_sorium_3§!. $sr_scritch_desc$</text:p>
          </table:table-cell>
          <table:table-cell table:style-name="ce7" office:value-type="string">
            <text:p>$cgm_resource_discovery_message$sr_sorium_3§!.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sorium_3.tooltip</text:p>
          </table:table-cell>
          <table:table-cell table:style-name="ce7" office:value-type="string">
            <text:p>§Y$sr_sorium_3$§!. $sr_sorium_3_desc$</text:p>
          </table:table-cell>
          <table:table-cell table:style-name="ce7" office:value-type="string">
            <text:p>§Y$sr_sorium_3$§!. $sr_sorium_3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ext:p>
          </table:table-cell>
          <table:table-cell table:style-name="ce6" office:value-type="string">
            <text:p>$cgm_resource_discovery_message$ $sr_teldar$§!. $sr_teldar_desc$</text:p>
          </table:table-cell>
          <table:table-cell table:style-name="ce6" office:value-type="string">
            <text:p>$cgm_resource_discovery_message$ $sr_teldar$§!. $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ldar.tooltip</text:p>
          </table:table-cell>
          <table:table-cell table:style-name="ce7" office:value-type="string">
            <text:p>§Y$sr_teldar$§!. $sr_teldar_desc$</text:p>
          </table:table-cell>
          <table:table-cell table:style-name="ce6" office:value-type="string">
            <text:p>§Y$sr_teldar$§!\n§E$sr_teldar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ext:p>
          </table:table-cell>
          <table:table-cell table:style-name="ce6" office:value-type="string">
            <text:p>$cgm_resource_discovery_message$ $sr_terraform_gases$§!. $sr_living_metal_desc$</text:p>
          </table:table-cell>
          <table:table-cell table:style-name="ce6" office:value-type="string">
            <text:p>$cgm_resource_discovery_message$ $sr_terraform_gase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gases.tooltip</text:p>
          </table:table-cell>
          <table:table-cell table:style-name="ce7" office:value-type="string">
            <text:p>§Y$sr_terraform_gases$§!. $sr_terraform_gases_desc$</text:p>
          </table:table-cell>
          <table:table-cell table:style-name="ce6" office:value-type="string">
            <text:p>§Y$sr_terraform_gases$§!\n§E$sr_terraform_gase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ext:p>
          </table:table-cell>
          <table:table-cell table:style-name="ce6" office:value-type="string">
            <text:p>$cgm_resource_discovery_message$ $sr_terraform_liquids$§!. $sr_living_metal_desc$</text:p>
          </table:table-cell>
          <table:table-cell table:style-name="ce6" office:value-type="string">
            <text:p>$cgm_resource_discovery_message$ $sr_terraform_liquids$§!. $sr_living_metal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erraform_liquids.tooltip</text:p>
          </table:table-cell>
          <table:table-cell table:style-name="ce7" office:value-type="string">
            <text:p>§Y$sr_terraform_liquids$§!. $sr_terraform_liquids_desc$</text:p>
          </table:table-cell>
          <table:table-cell table:style-name="ce6" office:value-type="string">
            <text:p>§Y$sr_terraform_liquids$§!\n§E$sr_terraform_liquids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ext:p>
          </table:table-cell>
          <table:table-cell table:style-name="ce7" office:value-type="string">
            <text:p>$cgm_resource_discovery_message$sr_thullium§!. $sr_scritch_desc$</text:p>
          </table:table-cell>
          <table:table-cell table:style-name="ce7" office:value-type="string">
            <text:p>$cgm_resource_discovery_message$sr_thullium§!.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thullium.tooltip</text:p>
          </table:table-cell>
          <table:table-cell table:style-name="ce7" office:value-type="string">
            <text:p>§Y$sr_thullium$§!. $sr_thullium_desc$</text:p>
          </table:table-cell>
          <table:table-cell table:style-name="ce7" office:value-type="string">
            <text:p>§Y$sr_thullium$§!. $sr_thullium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ext:p>
          </table:table-cell>
          <table:table-cell table:style-name="ce7" office:value-type="string">
            <text:p>$cgm_resource_discovery_message$sr_xerodine§!. $sr_scritch_desc$</text:p>
          </table:table-cell>
          <table:table-cell table:style-name="ce7" office:value-type="string">
            <text:p>$cgm_resource_discovery_message$sr_xerodine§!. $sr_scritch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xerodine.tooltip</text:p>
          </table:table-cell>
          <table:table-cell table:style-name="ce7" office:value-type="string">
            <text:p>§Y$sr_xerodine$§!. $sr_xerodine_desc$</text:p>
          </table:table-cell>
          <table:table-cell table:style-name="ce7" office:value-type="string">
            <text:p>§Y$sr_xerodine$§!. $sr_xerodine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ext:p>
          </table:table-cell>
          <table:table-cell table:style-name="ce6" office:value-type="string">
            <text:p>$cgm_resource_discovery_message$ $sr_yuranic$§!. $sr_yuranic_desc$</text:p>
          </table:table-cell>
          <table:table-cell table:style-name="ce6" office:value-type="string">
            <text:p>$cgm_resource_discovery_message$ $sr_yuranic$§!. $sr_yuran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yurantic.tooltip</text:p>
          </table:table-cell>
          <table:table-cell table:style-name="ce7" office:value-type="string">
            <text:p>§Y$sr_yuranic$§!. $sr_yuranic_desc$</text:p>
          </table:table-cell>
          <table:table-cell table:style-name="ce6" office:value-type="string">
            <text:p>§Y$sr_yurantic$§!\n§E$sr_yurantic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ext:p>
          </table:table-cell>
          <table:table-cell table:style-name="ce6" office:value-type="string">
            <text:p>$cgm_resource_discovery_message$ $sr_zro$§!. $sr_zro_desc$</text:p>
          </table:table-cell>
          <table:table-cell table:style-name="ce6" office:value-type="string">
            <text:p>$cgm_resource_discovery_message$ $sr_zro$§!. $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_discovery.zro.tooltip</text:p>
          </table:table-cell>
          <table:table-cell table:style-name="ce7" office:value-type="string">
            <text:p>§Y$sr_zro$§!. $sr_zro_desc$</text:p>
          </table:table-cell>
          <table:table-cell table:style-name="ce6" office:value-type="string">
            <text:p>§Y$sr_zro$§!\n§E$sr_zro_desc$§!</text:p>
          </table:table-cell>
          <table:table-cell table:style-name="ce6"/>
          <table:table-cell table:style-name="ce16" table:number-columns-repeated="22"/>
          <table:table-cell table:number-columns-repeated="998"/>
        </table:table-row>
        <table:table-row table:style-name="ro1">
          <table:table-cell table:style-name="ce3" office:value-type="string">
            <text:p>cgm_resources</text:p>
          </table:table-cell>
          <table:table-cell table:style-name="ce6" office:value-type="string">
            <text:p>CGM Resources</text:p>
          </table:table-cell>
          <table:table-cell table:style-name="ce6" office:value-type="string">
            <text:p>Ресурсы CGM</text:p>
          </table:table-cell>
          <table:table-cell table:style-name="ce6"/>
          <table:table-cell table:style-name="ce16" table:number-columns-repeated="22"/>
          <table:table-cell table:number-columns-repeated="998"/>
        </table:table-row>
        <table:table-row table:style-name="ro1">
          <table:table-cell table:style-name="ce3" office:value-type="string">
            <text:p>cgm_small</text:p>
          </table:table-cell>
          <table:table-cell table:style-name="ce6" office:value-type="string">
            <text:p>§PSmall§!</text:p>
          </table:table-cell>
          <table:table-cell table:style-name="ce6" office:value-type="string">
            <text:p>§PМалые§!</text:p>
          </table:table-cell>
          <table:table-cell table:style-name="ce6"/>
          <table:table-cell table:style-name="ce16" table:number-columns-repeated="22"/>
          <table:table-cell table:number-columns-repeated="998"/>
        </table:table-row>
        <table:table-row table:style-name="ro2">
          <table:table-cell table:style-name="ce3" office:value-type="string">
            <text:p>cgm_soil_harvest_all_free_food_tiles_exhausted.desc</text:p>
          </table:table-cell>
          <table:table-cell table:style-name="ce6" office:value-type="string">
            <text:p>All free food tiles on [root.GetName] have been exhausted. The $soil_harvesting$ project has been brought to an end.</text:p>
          </table:table-cell>
          <table:table-cell table:style-name="ce6" office:value-type="string">
            <text:p>Все свободные клетки пищи на [root.GetName] были исчерпаны. Проект $ground_harvesting$ был завершен.</text:p>
          </table:table-cell>
          <table:table-cell table:style-name="ce6"/>
          <table:table-cell table:style-name="ce16" table:number-columns-repeated="22"/>
          <table:table-cell table:number-columns-repeated="998"/>
        </table:table-row>
        <table:table-row table:style-name="ro1">
          <table:table-cell table:style-name="ce3" office:value-type="string">
            <text:p>cgm_soil_harvest_all_free_food_tiles_exhausted.title</text:p>
          </table:table-cell>
          <table:table-cell table:style-name="ce6" office:value-type="string">
            <text:p>Food Tiles Exhausted</text:p>
          </table:table-cell>
          <table:table-cell table:style-name="ce6" office:value-type="string">
            <text:p>Клетки пищи истощены</text:p>
          </table:table-cell>
          <table:table-cell table:style-name="ce6"/>
          <table:table-cell table:style-name="ce16" table:number-columns-repeated="22"/>
          <table:table-cell table:number-columns-repeated="998"/>
        </table:table-row>
        <table:table-row table:style-name="ro4">
          <table:table-cell table:style-name="ce3" office:value-type="string">
            <text:p>cgm_spawn_engine_settings</text:p>
          </table:table-cell>
          <table:table-cell table:style-name="ce6" office:value-type="string">
            <text:p>§BSpawn Engine:§!\n§YPlanets:§!\n §WPlanet Spawn§!: [root.GetCGMPlanets]\n §WReadjustment:§! [root.GetCGMPrescriptedReadjustment]\n§YStrategic Resources:§!\n Type: [root.GetCGMResourcesStatus]\n §WAmount§!: [root.GetCGMResources]\n§YHabitable Planet Deposits:§!\n §WSize§!: [root.GetCGMDepositSize]\n §WAmount§!: [root.GetCGMDeposits]\n§YTile Blockers:§!\n Type: [root.GetCGMblockerStatus]\n §WAmount§!: [root.GetCGMBlockers]\n§YPlanet Resize:§!\n §WHabitable:§! [root.GetCGMPlanetSize]\n §WHomeworlds:§! [root.GetCGMCapitalSize]</text:p>
          </table:table-cell>
          <table:table-cell table:style-name="ce13" office:value-type="string">
            <text:p>§BСоздание:§!\n§YПланеты:§!\n §WПоявление планет§!: [root.GetCGMPlanets]\n §WПриспособленность:§! [root.GetCGMPrescriptedReadjustment]\n§YСтратегические ресурсы:§!\n Тип: [root.GetCGMResourcesStatus]\n §WКоличество§!: [root.GetCGMResources]\n§YМесторождения на колонизируемых планетах:§!\n §WРазмер§!: [root.GetCGMDepositSize]\n §WКоличество§!: [root.GetCGMDeposits]\n§YКлетки-блокираторы:§!\n Тип: [root.GetCGMblockerStatus]\n §WКоличество§!: [root.GetCGMBlockers]\n§YРазмер планет:§!\n §WКолонизируемые:§! [root.GetCGMPlanetSize]\n §WСтолицы:§! [root.GetCGMCapitalSize]</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text:p>
          </table:table-cell>
          <table:table-cell table:number-columns-repeated="2" table:style-name="ce6" office:value-type="string">
            <text:p>$tectonic_engineering$</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catastrophic_outcome.desc</text:p>
          </table:table-cell>
          <table:table-cell table:style-name="ce6" office:value-type="string">
            <text:p>The project to establish a higher tier $tectonic_engineering$ on [root.GetName] resulted in a catastrophic tectonic fracture!\n\n$catastrophic_outcome_summary$</text:p>
          </table:table-cell>
          <table:table-cell table:style-name="ce6" office:value-type="string">
            <text:p>Проект по улучшению до более высокого уровня $tectonic_engineering$ на [root.GetName] привел к катастрофическому тектоническому разлому!</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catastrophic_outcome.title</text:p>
          </table:table-cell>
          <table:table-cell table:style-name="ce6" office:value-type="string">
            <text:p>Catastrophe!</text:p>
          </table:table-cell>
          <table:table-cell table:style-name="ce6" office:value-type="string">
            <text:p>Катастрофа!</text:p>
          </table:table-cell>
          <table:table-cell table:style-name="ce6"/>
          <table:table-cell table:style-name="ce16" table:number-columns-repeated="22"/>
          <table:table-cell table:number-columns-repeated="998"/>
        </table:table-row>
        <table:table-row table:style-name="ro2">
          <table:table-cell table:style-name="ce3" office:value-type="string">
            <text:p>cgm_tectonic_engineering_desc</text:p>
          </table:table-cell>
          <table:table-cell table:style-name="ce6" office:value-type="string">
            <text:p>This planet is undergoing a massive scale $tectonic_engineering$ project. Mantle material is harvested, liqufied and funneled to construct artifical continental structures.</text:p>
          </table:table-cell>
          <table:table-cell table:style-name="ce6" office:value-type="string">
            <text:p>Эта планета претерпевает масштабный проект - $tectonic_engineering$. Мантийный материал собирают, промывают и направляют для строительства искусственных континентальных сооружений.</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desc</text:p>
          </table:table-cell>
          <table:table-cell table:style-name="ce6" office:value-type="string">
            <text:p>Our $tectonic_engineering$ project on [root.GetName] was successful!</text:p>
          </table:table-cell>
          <table:table-cell table:style-name="ce6" office:value-type="string">
            <text:p>Наш проект $tectonic_engineering$ на [root.GetName] был успешен!</text:p>
          </table:table-cell>
          <table:table-cell table:style-name="ce6"/>
          <table:table-cell table:style-name="ce16" table:number-columns-repeated="22"/>
          <table:table-cell table:number-columns-repeated="998"/>
        </table:table-row>
        <table:table-row table:style-name="ro1">
          <table:table-cell table:style-name="ce3" office:value-type="string">
            <text:p>cgm_tectonic_engineering_planet_size_increased.title</text:p>
          </table:table-cell>
          <table:table-cell table:style-name="ce6" office:value-type="string">
            <text:p>$tectonic_engineering$ Project Successful</text:p>
          </table:table-cell>
          <table:table-cell table:style-name="ce6" office:value-type="string">
            <text:p>$tectonic_engineering$ успешна</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catastrophe.desc</text:p>
          </table:table-cell>
          <table:table-cell table:style-name="ce6" office:value-type="string">
            <text:p>A catastrophe occured on [root.GetName]!\n\nPlanetary engineers did not account for the certain attributes of [root.GetName]'s planetary makeup, triggering a cataclysmic error in our terraforming efforts. Lives have been lost to the incident, and some of the planet's terrain has been irrevocably damaged in the process.\n\n$catastrophic_outcome_summary$</text:p>
          </table:table-cell>
          <table:table-cell table:style-name="ce13" office:value-type="string">
            <text:p>Катастрофа произошла на [root.GetName]!\n\nПланетарные инженеры не учли определенные атрибуты планетарного рельефа [root.GetName], вызвав катастрофическую ошибку в наших усилиях по терраформированию. Вся жизнь погибла от инцидента, и некоторые из ландшафтов планеты были окончательно повреждены в процессе.\n\n$catastrophic_outcome_summary$</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catastrophe.title</text:p>
          </table:table-cell>
          <table:table-cell table:style-name="ce6" office:value-type="string">
            <text:p>Terraforming Catastrophe</text:p>
          </table:table-cell>
          <table:table-cell table:style-name="ce6" office:value-type="string">
            <text:p>Катастрофа при терраформировании</text:p>
          </table:table-cell>
          <table:table-cell table:style-name="ce6"/>
          <table:table-cell table:style-name="ce16" table:number-columns-repeated="22"/>
          <table:table-cell table:number-columns-repeated="998"/>
        </table:table-row>
        <table:table-row table:style-name="ro7">
          <table:table-cell table:style-name="ce3" office:value-type="string">
            <text:p>cgm_terraforming_successful.desc</text:p>
          </table:table-cell>
          <table:table-cell table:style-name="ce6" office:value-type="string">
            <text:p>Our extensive terraforming project on the once-uninhabitable planet, [root.GetName], have at last concluded. The planet's atmosphere has been stabilized, the soils and waters made hospitable for organic life, and much of the area's geography has been made claimable. Its purpose complete, $building_terraformer$ has been demolished and scrapped for parts.</text:p>
          </table:table-cell>
          <table:table-cell table:style-name="ce6" office:value-type="string">
            <text:p>Наш проект по терраформированию [root.GetName] был успешен. Постройка $building_terraformer$ была удалена.</text:p>
          </table:table-cell>
          <table:table-cell table:style-name="ce6"/>
          <table:table-cell table:style-name="ce16" table:number-columns-repeated="22"/>
          <table:table-cell table:number-columns-repeated="998"/>
        </table:table-row>
        <table:table-row table:style-name="ro1">
          <table:table-cell table:style-name="ce3" office:value-type="string">
            <text:p>cgm_terraforming_successful.title</text:p>
          </table:table-cell>
          <table:table-cell table:style-name="ce6" office:value-type="string">
            <text:p>Terraforming Operations Concluded</text:p>
          </table:table-cell>
          <table:table-cell table:style-name="ce6" office:value-type="string">
            <text:p>Терраформирование безжизненной планеты успешно</text:p>
          </table:table-cell>
          <table:table-cell table:style-name="ce6"/>
          <table:table-cell table:style-name="ce16" table:number-columns-repeated="22"/>
          <table:table-cell table:number-columns-repeated="998"/>
        </table:table-row>
        <table:table-row table:style-name="ro1">
          <table:table-cell table:style-name="ce3" office:value-type="string">
            <text:p>cgm_vanilla_only</text:p>
          </table:table-cell>
          <table:table-cell table:style-name="ce6" office:value-type="string">
            <text:p>Vanilla</text:p>
          </table:table-cell>
          <table:table-cell table:style-name="ce6" office:value-type="string">
            <text:p>Базовое</text:p>
          </table:table-cell>
          <table:table-cell table:style-name="ce6"/>
          <table:table-cell table:style-name="ce16" table:number-columns-repeated="22"/>
          <table:table-cell table:number-columns-repeated="998"/>
        </table:table-row>
        <table:table-row table:style-name="ro1">
          <table:table-cell table:style-name="ce3" office:value-type="string">
            <text:p>cgm_very_high</text:p>
          </table:table-cell>
          <table:table-cell table:style-name="ce6" office:value-type="string">
            <text:p>§BVery High§!</text:p>
          </table:table-cell>
          <table:table-cell table:style-name="ce6" office:value-type="string">
            <text:p>§BОчень высо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arge</text:p>
          </table:table-cell>
          <table:table-cell table:style-name="ce6" office:value-type="string">
            <text:p>§BVery Large§!</text:p>
          </table:table-cell>
          <table:table-cell table:style-name="ce6" office:value-type="string">
            <text:p>§BОчень больш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low</text:p>
          </table:table-cell>
          <table:table-cell table:style-name="ce6" office:value-type="string">
            <text:p>§RVery Low§!</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gm_very_small</text:p>
          </table:table-cell>
          <table:table-cell table:style-name="ce6" office:value-type="string">
            <text:p>§RVery Small§!</text:p>
          </table:table-cell>
          <table:table-cell table:style-name="ce6" office:value-type="string">
            <text:p>§RОчень низкие§!</text:p>
          </table:table-cell>
          <table:table-cell table:style-name="ce6"/>
          <table:table-cell table:style-name="ce16" table:number-columns-repeated="22"/>
          <table:table-cell table:number-columns-repeated="998"/>
        </table:table-row>
        <table:table-row table:style-name="ro1">
          <table:table-cell table:style-name="ce3" office:value-type="string">
            <text:p>close</text:p>
          </table:table-cell>
          <table:table-cell table:style-name="ce6" office:value-type="string">
            <text:p>Close</text:p>
          </table:table-cell>
          <table:table-cell table:style-name="ce6" office:value-type="string">
            <text:p>Закрыть</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al_category</text:p>
          </table:table-cell>
          <table:table-cell table:style-name="ce6" office:value-type="string">
            <text:p>Potential Asteroidal Colonization Candidate</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2">
          <table:table-cell table:style-name="ce3" office:value-type="string">
            <text:p>colonizable_asteroidal_category_desc</text:p>
          </table:table-cell>
          <table:table-cell table:style-name="ce6" office:value-type="string">
            <text:p>The science ship [root.GetName] orbiting [from.GetName] reports that this large asteroid could potentially support a viable colony.</text:p>
          </table:table-cell>
          <table:table-cell table:style-name="ce6" office:value-type="string">
            <text:p>Научный корабль на орбите [from.GetName], сообщает, что этот большой астероид может потенциально поддерживать жизнеспособную колонию.</text:p>
          </table:table-cell>
          <table:table-cell table:style-name="ce6"/>
          <table:table-cell table:style-name="ce16" table:number-columns-repeated="22"/>
          <table:table-cell table:number-columns-repeated="998"/>
        </table:table-row>
        <table:table-row table:style-name="ro1">
          <table:table-cell table:style-name="ce3" office:value-type="string">
            <text:p>colonizable_asteroids</text:p>
          </table:table-cell>
          <table:table-cell table:style-name="ce6" office:value-type="string">
            <text:p>Colonizable Asteroids</text:p>
          </table:table-cell>
          <table:table-cell table:style-name="ce6" office:value-type="string">
            <text:p>Колонизируем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colonization_automation</text:p>
          </table:table-cell>
          <table:table-cell table:style-name="ce6" office:value-type="string">
            <text:p>Colonization Automation</text:p>
          </table:table-cell>
          <table:table-cell table:style-name="ce6" office:value-type="string">
            <text:p>Автоматизация колон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configuration</text:p>
          </table:table-cell>
          <table:table-cell table:style-name="ce6" office:value-type="string">
            <text:p>Configuration</text:p>
          </table:table-cell>
          <table:table-cell table:style-name="ce6" office:value-type="string">
            <text:p>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configure</text:p>
          </table:table-cell>
          <table:table-cell table:style-name="ce6" office:value-type="string">
            <text:p>Configure</text:p>
          </table:table-cell>
          <table:table-cell table:style-name="ce6" office:value-type="string">
            <text:p>Настро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deep_core_mining_level_increase_project.desc</text:p>
          </table:table-cell>
          <table:table-cell table:style-name="ce6" office:value-type="string">
            <text:p>Resume $deep_core_mining$ development project on [root.GetName]</text:p>
          </table:table-cell>
          <table:table-cell table:style-name="ce6" office:value-type="string">
            <text:p>Продолжить разработку проекта $deep_core_mining$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deep_core_mining_level_increase_project.name">continue_deep_core_mining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geothermal_tap_level_increase_project.desc</text:p>
          </table:table-cell>
          <table:table-cell table:style-name="ce6" office:value-type="string">
            <text:p>Resume $geothermal_tap$ development project on [root.GetName]</text:p>
          </table:table-cell>
          <table:table-cell table:style-name="ce6" office:value-type="string">
            <text:p>Продолжить разработку проекта $geothermal_tap$ на [root.GetName].</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geothermal_tap_level_increase_project.name">continue_geothermal_tap_level_increase_project.name</text:a></text:p>
          </table:table-cell>
          <table:table-cell table:style-name="ce6" office:value-type="string">
            <text:p>Resume</text:p>
          </table:table-cell>
          <table:table-cell table:style-name="ce6" office:value-type="string">
            <text:p>Продолжить</text:p>
          </table:table-cell>
          <table:table-cell table:style-name="ce6"/>
          <table:table-cell table:style-name="ce16" table:number-columns-repeated="22"/>
          <table:table-cell table:number-columns-repeated="998"/>
        </table:table-row>
        <table:table-row table:style-name="ro1">
          <table:table-cell table:style-name="ce3" office:value-type="string">
            <text:p>continue_tectonic_engineering_project.desc</text:p>
          </table:table-cell>
          <table:table-cell table:style-name="ce6" office:value-type="string">
            <text:p>Continue the project and further increase the size of [root.GetName].\n\n$projects_warning$</text:p>
          </table:table-cell>
          <table:table-cell table:style-name="ce6" office:value-type="string">
            <text:p>Продолжайте проектировать и далее увеличивать размер планеты.\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continue_tectonic_engineering_project.name">continue_tectonic_engineering_project.name</text:a></text:p>
          </table:table-cell>
          <table:table-cell table:style-name="ce6" office:value-type="string">
            <text:p>Increase $tectonic_engineering$ Level</text:p>
          </table:table-cell>
          <table:table-cell table:style-name="ce6" office:value-type="string">
            <text:p>Увеличить уровень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avorite_add</text:p>
          </table:table-cell>
          <table:table-cell table:style-name="ce6" office:value-type="string">
            <text:p>$sr_cavorite$ $income$</text:p>
          </table:table-cell>
          <table:table-cell table:style-name="ce6" office:value-type="string">
            <text:p>$sr_cav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cryodine_add</text:p>
          </table:table-cell>
          <table:table-cell table:style-name="ce6" office:value-type="string">
            <text:p>$sr_cryodine$ $income$</text:p>
          </table:table-cell>
          <table:table-cell table:style-name="ce6" office:value-type="string">
            <text:p>$sr_cry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dark_matter_add</text:p>
          </table:table-cell>
          <table:table-cell table:style-name="ce6" office:value-type="string">
            <text:p>$sr_dark_matter$ $income$</text:p>
          </table:table-cell>
          <table:table-cell table:style-name="ce6" office:value-type="string">
            <text:p>$sr_dark_matte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garanthium_add</text:p>
          </table:table-cell>
          <table:table-cell table:style-name="ce6" office:value-type="string">
            <text:p>$sr_garanthium$ $income$</text:p>
          </table:table-cell>
          <table:table-cell table:style-name="ce6" office:value-type="string">
            <text:p>$sr_garanth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elium_3_add</text:p>
          </table:table-cell>
          <table:table-cell table:style-name="ce6" office:value-type="string">
            <text:p>$sr_helium_3$ $income$</text:p>
          </table:table-cell>
          <table:table-cell table:style-name="ce6" office:value-type="string">
            <text:p>$sr_hel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_diamond_add</text:p>
          </table:table-cell>
          <table:table-cell table:style-name="ce6" office:value-type="string">
            <text:p>$sr_hyper_diamond$ $income$</text:p>
          </table:table-cell>
          <table:table-cell table:style-name="ce6" office:value-type="string">
            <text:p>$sr_hyper_diamond$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hyperfuels_add</text:p>
          </table:table-cell>
          <table:table-cell table:style-name="ce6" office:value-type="string">
            <text:p>$sr_hyperfuels$ $income$</text:p>
          </table:table-cell>
          <table:table-cell table:style-name="ce6" office:value-type="string">
            <text:p>$sr_hyperfuel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illum_add</text:p>
          </table:table-cell>
          <table:table-cell table:style-name="ce6" office:value-type="string">
            <text:p>$sr_illum$ $income$</text:p>
          </table:table-cell>
          <table:table-cell table:style-name="ce6" office:value-type="string">
            <text:p>$sr_ill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iving_metal_add</text:p>
          </table:table-cell>
          <table:table-cell table:style-name="ce6" office:value-type="string">
            <text:p>$sr_living_metal$ $income$</text:p>
          </table:table-cell>
          <table:table-cell table:style-name="ce6" office:value-type="string">
            <text:p>$sr_living_metal$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lythuric_add</text:p>
          </table:table-cell>
          <table:table-cell table:style-name="ce6" office:value-type="string">
            <text:p>$sr_lythuric$ $income$</text:p>
          </table:table-cell>
          <table:table-cell table:style-name="ce6" office:value-type="string">
            <text:p>$sr_lythur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meta_organics_add</text:p>
          </table:table-cell>
          <table:table-cell table:style-name="ce6" office:value-type="string">
            <text:p>$sr_meta_organics$ $income$</text:p>
          </table:table-cell>
          <table:table-cell table:style-name="ce6" office:value-type="string">
            <text:p>$sr_meta_organic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dymium_add</text:p>
          </table:table-cell>
          <table:table-cell table:style-name="ce6" office:value-type="string">
            <text:p>$sr_neodymium$ $income$</text:p>
          </table:table-cell>
          <table:table-cell table:style-name="ce6" office:value-type="string">
            <text:p>$sr_neodym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orite_add</text:p>
          </table:table-cell>
          <table:table-cell table:style-name="ce6" office:value-type="string">
            <text:p>$sr_neorite$ $income$</text:p>
          </table:table-cell>
          <table:table-cell table:style-name="ce6" office:value-type="string">
            <text:p>$sr_neor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neutronium_add</text:p>
          </table:table-cell>
          <table:table-cell table:style-name="ce6" office:value-type="string">
            <text:p>$sr_neutronium$ $income$</text:p>
          </table:table-cell>
          <table:table-cell table:style-name="ce6" office:value-type="string">
            <text:p>$sr_neut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orillium_add</text:p>
          </table:table-cell>
          <table:table-cell table:style-name="ce6" office:value-type="string">
            <text:p>$sr_orillium$ $income$</text:p>
          </table:table-cell>
          <table:table-cell table:style-name="ce6" office:value-type="string">
            <text:p>$sr_ori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pyronium_add</text:p>
          </table:table-cell>
          <table:table-cell table:style-name="ce6" office:value-type="string">
            <text:p>$sr_pyronium$ $income$</text:p>
          </table:table-cell>
          <table:table-cell table:style-name="ce6" office:value-type="string">
            <text:p>$sr_pyron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critch_add</text:p>
          </table:table-cell>
          <table:table-cell table:style-name="ce6" office:value-type="string">
            <text:p>$sr_scritch$ $income$</text:p>
          </table:table-cell>
          <table:table-cell table:style-name="ce6" office:value-type="string">
            <text:p>$sr_scritch$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elenemite_add</text:p>
          </table:table-cell>
          <table:table-cell table:style-name="ce6" office:value-type="string">
            <text:p>$sr_selenemite$ $income$</text:p>
          </table:table-cell>
          <table:table-cell table:style-name="ce6" office:value-type="string">
            <text:p>$sr_selenemit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sorium_3_add</text:p>
          </table:table-cell>
          <table:table-cell table:style-name="ce6" office:value-type="string">
            <text:p>$sr_sorium_3$ $income$</text:p>
          </table:table-cell>
          <table:table-cell table:style-name="ce6" office:value-type="string">
            <text:p>$sr_sorium_3$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ldar_add</text:p>
          </table:table-cell>
          <table:table-cell table:style-name="ce6" office:value-type="string">
            <text:p>$sr_teldar$ $income$</text:p>
          </table:table-cell>
          <table:table-cell table:style-name="ce6" office:value-type="string">
            <text:p>$sr_teldar$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gases_add</text:p>
          </table:table-cell>
          <table:table-cell table:style-name="ce6" office:value-type="string">
            <text:p>$sr_terraform_gases$ $income$</text:p>
          </table:table-cell>
          <table:table-cell table:style-name="ce6" office:value-type="string">
            <text:p>$sr_terraform_gase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_liquids_add</text:p>
          </table:table-cell>
          <table:table-cell table:style-name="ce6" office:value-type="string">
            <text:p>$sr_terraform_liquids$ $income$</text:p>
          </table:table-cell>
          <table:table-cell table:style-name="ce6" office:value-type="string">
            <text:p>$sr_terraform_liquid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erraforming_agents_add</text:p>
          </table:table-cell>
          <table:table-cell table:style-name="ce6" office:value-type="string">
            <text:p>$sr_terraforming_agents$ $income$</text:p>
          </table:table-cell>
          <table:table-cell table:style-name="ce6" office:value-type="string">
            <text:p>$sr_terraforming_agents$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thullium_add</text:p>
          </table:table-cell>
          <table:table-cell table:style-name="ce6" office:value-type="string">
            <text:p>$sr_thullium$ $income$</text:p>
          </table:table-cell>
          <table:table-cell table:style-name="ce6" office:value-type="string">
            <text:p>$sr_thullium$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xerodine_add</text:p>
          </table:table-cell>
          <table:table-cell table:style-name="ce6" office:value-type="string">
            <text:p>$sr_xerodine$ $income$</text:p>
          </table:table-cell>
          <table:table-cell table:style-name="ce6" office:value-type="string">
            <text:p>$sr_xerodine$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yuranic_add</text:p>
          </table:table-cell>
          <table:table-cell table:style-name="ce6" office:value-type="string">
            <text:p>$sr_yuranic$ $income$</text:p>
          </table:table-cell>
          <table:table-cell table:style-name="ce6" office:value-type="string">
            <text:p>$sr_yuranic$ $income$</text:p>
          </table:table-cell>
          <table:table-cell table:style-name="ce6"/>
          <table:table-cell table:style-name="ce16" table:number-columns-repeated="22"/>
          <table:table-cell table:number-columns-repeated="998"/>
        </table:table-row>
        <table:table-row table:style-name="ro1">
          <table:table-cell table:style-name="ce3" office:value-type="string">
            <text:p>country_resource_sr_zro_add</text:p>
          </table:table-cell>
          <table:table-cell table:style-name="ce6" office:value-type="string">
            <text:p>$sr_zro$ $income$</text:p>
          </table:table-cell>
          <table:table-cell table:style-name="ce6" office:value-type="string">
            <text:p>$sr_zro$ $income$</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country</text:p>
          </table:table-cell>
          <table:table-cell table:style-name="ce6" office:value-type="string">
            <text:p>\n£sr_cryodine §H$sr_cryodine$§!\n$sr_cryodine_desc$\n\n</text:p>
          </table:table-cell>
          <table:table-cell table:style-name="ce6" office:value-type="string">
            <text:p>\n£sr_cryodine §H$sr_cryodine$§!\n$sr_cry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cryodine_discovered_ship</text:p>
          </table:table-cell>
          <table:table-cell table:style-name="ce6" office:value-type="string">
            <text:p>$cryodine_discovered_country$</text:p>
          </table:table-cell>
          <table:table-cell table:style-name="ce6" office:value-type="string">
            <text:p>$cry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_altair_stone</text:p>
          </table:table-cell>
          <table:table-cell table:style-name="ce6" office:value-type="string">
            <text:p>$sr_altair_stone$ $discovered$\n</text:p>
          </table:table-cell>
          <table:table-cell table:style-name="ce6" office:value-type="string">
            <text:p>$sr_altair_sto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rcheological_remains</text:p>
          </table:table-cell>
          <table:table-cell table:style-name="ce6" office:value-type="string">
            <text:p>$sr_archeological_remains$ $discovered$\n</text:p>
          </table:table-cell>
          <table:table-cell table:style-name="ce6" office:value-type="string">
            <text:p>$sr_archeological_remain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aurantiacum_x</text:p>
          </table:table-cell>
          <table:table-cell table:style-name="ce6" office:value-type="string">
            <text:p>$sr_aurantiacum_x$ $discovered$\n</text:p>
          </table:table-cell>
          <table:table-cell table:style-name="ce6" office:value-type="string">
            <text:p>$sr_aurantiacum_x$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andersnatchi</text:p>
          </table:table-cell>
          <table:table-cell table:style-name="ce6" office:value-type="string">
            <text:p>$sr_bandersnatchi$ $discovered$\n</text:p>
          </table:table-cell>
          <table:table-cell table:style-name="ce6" office:value-type="string">
            <text:p>$sr_bandersnatchi$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blooming_ore</text:p>
          </table:table-cell>
          <table:table-cell table:style-name="ce6" office:value-type="string">
            <text:p>$sr_blooming_ore$ $discovered$\n</text:p>
          </table:table-cell>
          <table:table-cell table:style-name="ce6" office:value-type="string">
            <text:p>$sr_blooming_or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avorite</text:p>
          </table:table-cell>
          <table:table-cell table:style-name="ce6" office:value-type="string">
            <text:p>$sr_cavorite$ $discovered$\n</text:p>
          </table:table-cell>
          <table:table-cell table:style-name="ce6" office:value-type="string">
            <text:p>$sr_cav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hromium</text:p>
          </table:table-cell>
          <table:table-cell table:style-name="ce6" office:value-type="string">
            <text:p>$sr_chromium$ $discovered$\n</text:p>
          </table:table-cell>
          <table:table-cell table:style-name="ce6" office:value-type="string">
            <text:p>$sr_chro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cryodine</text:p>
          </table:table-cell>
          <table:table-cell table:style-name="ce6" office:value-type="string">
            <text:p>$sr_cryodine$ $discovered$\n</text:p>
          </table:table-cell>
          <table:table-cell table:style-name="ce6" office:value-type="string">
            <text:p>$sr_cry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lder_compounds</text:p>
          </table:table-cell>
          <table:table-cell table:style-name="ce6" office:value-type="string">
            <text:p>$sr_elder_compounds$ $discovered$\n</text:p>
          </table:table-cell>
          <table:table-cell table:style-name="ce6" office:value-type="string">
            <text:p>$sr_elder_compound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ngos_vapor</text:p>
          </table:table-cell>
          <table:table-cell table:style-name="ce6" office:value-type="string">
            <text:p>$sr_engos_vapor$ $discovered$\n</text:p>
          </table:table-cell>
          <table:table-cell table:style-name="ce6" office:value-type="string">
            <text:p>$sr_engos_vapor$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uratite</text:p>
          </table:table-cell>
          <table:table-cell table:style-name="ce6" office:value-type="string">
            <text:p>$sr_euratite$ $discovered$\n</text:p>
          </table:table-cell>
          <table:table-cell table:style-name="ce6" office:value-type="string">
            <text:p>$sr_eurat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ver_blossom</text:p>
          </table:table-cell>
          <table:table-cell table:style-name="ce6" office:value-type="string">
            <text:p>$sr_ever_blossom$ $discovered$\n</text:p>
          </table:table-cell>
          <table:table-cell table:style-name="ce6" office:value-type="string">
            <text:p>$sr_ever_blosso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exotic_spices</text:p>
          </table:table-cell>
          <table:table-cell table:style-name="ce6" office:value-type="string">
            <text:p>$sr_exotic_spices$ $discovered$\n</text:p>
          </table:table-cell>
          <table:table-cell table:style-name="ce6" office:value-type="string">
            <text:p>$sr_exotic_spic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gigalife</text:p>
          </table:table-cell>
          <table:table-cell table:style-name="ce6" office:value-type="string">
            <text:p>$sr_gigalife$ $discovered$\n</text:p>
          </table:table-cell>
          <table:table-cell table:style-name="ce6" office:value-type="string">
            <text:p>$sr_gigalif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elium_3</text:p>
          </table:table-cell>
          <table:table-cell table:style-name="ce6" office:value-type="string">
            <text:p>$sr_helium_3$ $discovered$\n</text:p>
          </table:table-cell>
          <table:table-cell table:style-name="ce6" office:value-type="string">
            <text:p>$sr_hel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ivaron</text:p>
          </table:table-cell>
          <table:table-cell table:style-name="ce6" office:value-type="string">
            <text:p>$sr_hivaron$ $discovered$\n</text:p>
          </table:table-cell>
          <table:table-cell table:style-name="ce6" office:value-type="string">
            <text:p>$sr_hivaro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_diamond</text:p>
          </table:table-cell>
          <table:table-cell table:style-name="ce6" office:value-type="string">
            <text:p>$sr_hyper_diamond$ $discovered$\n</text:p>
          </table:table-cell>
          <table:table-cell table:style-name="ce6" office:value-type="string">
            <text:p>$sr_hyper_diamon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hyperfuels</text:p>
          </table:table-cell>
          <table:table-cell table:style-name="ce6" office:value-type="string">
            <text:p>$sr_hyperfuels$ $discovered$\n</text:p>
          </table:table-cell>
          <table:table-cell table:style-name="ce6" office:value-type="string">
            <text:p>$sr_hyperfue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llum</text:p>
          </table:table-cell>
          <table:table-cell table:style-name="ce6" office:value-type="string">
            <text:p>$sr_illum$ $discovered$\n</text:p>
          </table:table-cell>
          <table:table-cell table:style-name="ce6" office:value-type="string">
            <text:p>$sr_ill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iron_wood</text:p>
          </table:table-cell>
          <table:table-cell table:style-name="ce6" office:value-type="string">
            <text:p>$sr_iron_wood$ $discovered$\n</text:p>
          </table:table-cell>
          <table:table-cell table:style-name="ce6" office:value-type="string">
            <text:p>$sr_iron_wood$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lithium</text:p>
          </table:table-cell>
          <table:table-cell table:style-name="ce6" office:value-type="string">
            <text:p>$sr_lithium$ $discovered$\n</text:p>
          </table:table-cell>
          <table:table-cell table:style-name="ce6" office:value-type="string">
            <text:p>$sr_lith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meta_organics</text:p>
          </table:table-cell>
          <table:table-cell table:style-name="ce6" office:value-type="string">
            <text:p>$sr_meta_organics$ $discovered$\n</text:p>
          </table:table-cell>
          <table:table-cell table:style-name="ce6" office:value-type="string">
            <text:p>$sr_meta_organic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dymium</text:p>
          </table:table-cell>
          <table:table-cell table:style-name="ce6" office:value-type="string">
            <text:p>$sr_neodymium$ $discovered$\n</text:p>
          </table:table-cell>
          <table:table-cell table:style-name="ce6" office:value-type="string">
            <text:p>$sr_neodym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neorite</text:p>
          </table:table-cell>
          <table:table-cell table:style-name="ce6" office:value-type="string">
            <text:p>$sr_neorite$ $discovered$\n</text:p>
          </table:table-cell>
          <table:table-cell table:style-name="ce6" office:value-type="string">
            <text:p>$sr_neor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itharan_dust</text:p>
          </table:table-cell>
          <table:table-cell table:style-name="ce6" office:value-type="string">
            <text:p>$sr_pitharan_dust$ $discovered$\n</text:p>
          </table:table-cell>
          <table:table-cell table:style-name="ce6" office:value-type="string">
            <text:p>$sr_pitharan_dust$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ious_metals</text:p>
          </table:table-cell>
          <table:table-cell table:style-name="ce6" office:value-type="string">
            <text:p>$sr_precious_metals$ $discovered$\n</text:p>
          </table:table-cell>
          <table:table-cell table:style-name="ce6" office:value-type="string">
            <text:p>$sr_precious_metal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data_cache</text:p>
          </table:table-cell>
          <table:table-cell table:style-name="ce6" office:value-type="string">
            <text:p>$sr_precursor_data_cache$ $discovered$\n</text:p>
          </table:table-cell>
          <table:table-cell table:style-name="ce6" office:value-type="string">
            <text:p>$sr_precursor_data_cach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recursor_nanites</text:p>
          </table:table-cell>
          <table:table-cell table:style-name="ce6" office:value-type="string">
            <text:p>$sr_precursor_nanites$ $discovered$\n</text:p>
          </table:table-cell>
          <table:table-cell table:style-name="ce6" office:value-type="string">
            <text:p>$sr_precursor_nanite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pyronium</text:p>
          </table:table-cell>
          <table:table-cell table:style-name="ce6" office:value-type="string">
            <text:p>$sr_pyronium$ $discovered$\n</text:p>
          </table:table-cell>
          <table:table-cell table:style-name="ce6" office:value-type="string">
            <text:p>$sr_pyron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ctajenian</text:p>
          </table:table-cell>
          <table:table-cell table:style-name="ce6" office:value-type="string">
            <text:p>$sr_sactajenian$ $discovered$\n</text:p>
          </table:table-cell>
          <table:table-cell table:style-name="ce6" office:value-type="string">
            <text:p>$sr_sactajenian$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atramene_gas</text:p>
          </table:table-cell>
          <table:table-cell table:style-name="ce6" office:value-type="string">
            <text:p>$sr_satramene_gas$ $discovered$\n</text:p>
          </table:table-cell>
          <table:table-cell table:style-name="ce6" office:value-type="string">
            <text:p>$sr_satramene_gas$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critch</text:p>
          </table:table-cell>
          <table:table-cell table:style-name="ce6" office:value-type="string">
            <text:p>$sr_scritch$ $discovered$\n</text:p>
          </table:table-cell>
          <table:table-cell table:style-name="ce6" office:value-type="string">
            <text:p>$sr_scritch$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elenemite</text:p>
          </table:table-cell>
          <table:table-cell table:style-name="ce6" office:value-type="string">
            <text:p>$sr_selenemite$ $discovered$\n</text:p>
          </table:table-cell>
          <table:table-cell table:style-name="ce6" office:value-type="string">
            <text:p>$sr_selenemit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sorium_3</text:p>
          </table:table-cell>
          <table:table-cell table:style-name="ce6" office:value-type="string">
            <text:p>$sr_sorium_3$ $discovered$\n</text:p>
          </table:table-cell>
          <table:table-cell table:style-name="ce6" office:value-type="string">
            <text:p>$sr_sorium_3$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erraforming_bacteria</text:p>
          </table:table-cell>
          <table:table-cell table:style-name="ce6" office:value-type="string">
            <text:p>$sr_terraforming_bacteria$ $discovered$\n</text:p>
          </table:table-cell>
          <table:table-cell table:style-name="ce6" office:value-type="string">
            <text:p>$sr_terraforming_bacteria$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ullium</text:p>
          </table:table-cell>
          <table:table-cell table:style-name="ce6" office:value-type="string">
            <text:p>$sr_thullium$ $discovered$\n</text:p>
          </table:table-cell>
          <table:table-cell table:style-name="ce6" office:value-type="string">
            <text:p>$sr_thull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thybidium</text:p>
          </table:table-cell>
          <table:table-cell table:style-name="ce6" office:value-type="string">
            <text:p>$sr_thybidium$ $discovered$\n</text:p>
          </table:table-cell>
          <table:table-cell table:style-name="ce6" office:value-type="string">
            <text:p>$sr_thybid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ventium</text:p>
          </table:table-cell>
          <table:table-cell table:style-name="ce6" office:value-type="string">
            <text:p>$sr_ventium$ $discovered$\n</text:p>
          </table:table-cell>
          <table:table-cell table:style-name="ce6" office:value-type="string">
            <text:p>$sr_ventium$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xerodine</text:p>
          </table:table-cell>
          <table:table-cell table:style-name="ce6" office:value-type="string">
            <text:p>$sr_xerodine$ $discovered$\n</text:p>
          </table:table-cell>
          <table:table-cell table:style-name="ce6" office:value-type="string">
            <text:p>$sr_xerod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_zinorine</text:p>
          </table:table-cell>
          <table:table-cell table:style-name="ce6" office:value-type="string">
            <text:p>$sr_zinorine$ $discovered$\n</text:p>
          </table:table-cell>
          <table:table-cell table:style-name="ce6" office:value-type="string">
            <text:p>$sr_zinorine$ $discovered$\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building_desc</text:p>
          </table:table-cell>
          <table:table-cell table:style-name="ce6" office:value-type="string">
            <text:p>This facility is powered using $sr_dark_matter_fuel_rods$.</text:p>
          </table:table-cell>
          <table:table-cell table:style-name="ce6" office:value-type="string">
            <text:p>Этот объект работает на $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country</text:p>
          </table:table-cell>
          <table:table-cell table:style-name="ce6" office:value-type="string">
            <text:p>\n£sr_dark_matter §H$sr_dark_matter$§!\n$sr_dark_matter_desc$\n\n</text:p>
          </table:table-cell>
          <table:table-cell table:style-name="ce6" office:value-type="string">
            <text:p>\n£sr_dark_matter §H$sr_dark_matter$§!\n$sr_dark_matter_desc$\n\n</text:p>
          </table:table-cell>
          <table:table-cell table:style-name="ce6"/>
          <table:table-cell table:style-name="ce16" table:number-columns-repeated="22"/>
          <table:table-cell table:number-columns-repeated="998"/>
        </table:table-row>
        <table:table-row table:style-name="ro1">
          <table:table-cell table:style-name="ce3" office:value-type="string">
            <text:p>dark_matter_discovered_ship</text:p>
          </table:table-cell>
          <table:table-cell table:number-columns-repeated="2" table:style-name="ce6" office:value-type="string">
            <text:p>$dark_matte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e</text:p>
          </table:table-cell>
          <table:table-cell table:style-name="ce6" office:value-type="string">
            <text:p>Deep-Core Mine</text:p>
          </table:table-cell>
          <table:table-cell table:style-name="ce6" office:value-type="string">
            <text:p>Глубокая шахта</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1">
          <table:table-cell table:style-name="ce3" office:value-type="string">
            <text:p>deep_core_mining_at_maximal_level</text:p>
          </table:table-cell>
          <table:table-cell table:style-name="ce6" office:value-type="string">
            <text:p>$deep_core_mining$ at maximal level!</text:p>
          </table:table-cell>
          <table:table-cell table:style-name="ce6" office:value-type="string">
            <text:p>$deep_core_mining$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deep_core_mining_desc</text:p>
          </table:table-cell>
          <table:table-cell table:style-name="ce6" office:value-type="string">
            <text:p>$deep_core_mining$ is a $planetary_projects$ project. $planetary_projects_desc$\n\n$tech_deep_core_mining_desc$</text:p>
          </table:table-cell>
          <table:table-cell table:style-name="ce6" office:value-type="string">
            <text:p>$deep_core_mining$ это проект типа $planetary_projects$. $planetary_projects_desc$\n\n$tech_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depleted_world</text:p>
          </table:table-cell>
          <table:table-cell table:style-name="ce6" office:value-type="string">
            <text:p>Depleted World</text:p>
          </table:table-cell>
          <table:table-cell table:style-name="ce6" office:value-type="string">
            <text:p>Истоще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depleted_world_desc</text:p>
          </table:table-cell>
          <table:table-cell table:style-name="ce6" office:value-type="string">
            <text:p>This planet has been stripped of resources and complex organic substances. Its surface is completely barren and highly irradiated. It is rapidly transforming into a $pc_toxic$ planet.</text:p>
          </table:table-cell>
          <table:table-cell table:style-name="ce6" office:value-type="string">
            <text:p>Эта планета была лишена ресурсов и сложных органических веществ. Его поверхность полностью бесплодна и сильно облучена. Он быстро превращается в $pc_toxic$ planet.</text:p>
          </table:table-cell>
          <table:table-cell table:style-name="ce6"/>
          <table:table-cell table:style-name="ce16" table:number-columns-repeated="22"/>
          <table:table-cell table:number-columns-repeated="998"/>
        </table:table-row>
        <table:table-row table:style-name="ro1">
          <table:table-cell table:style-name="ce3" office:value-type="string">
            <text:p>deposits</text:p>
          </table:table-cell>
          <table:table-cell table:style-name="ce6" office:value-type="string">
            <text:p>Deposits</text:p>
          </table:table-cell>
          <table:table-cell table:style-name="ce6" office:value-type="string">
            <text:p>Месторождения</text:p>
          </table:table-cell>
          <table:table-cell table:style-name="ce6"/>
          <table:table-cell table:style-name="ce16" table:number-columns-repeated="22"/>
          <table:table-cell table:number-columns-repeated="998"/>
        </table:table-row>
        <table:table-row table:style-name="ro1">
          <table:table-cell table:style-name="ce3" office:value-type="string">
            <text:p>discovered</text:p>
          </table:table-cell>
          <table:table-cell table:style-name="ce6" office:value-type="string">
            <text:p>Discovered</text:p>
          </table:table-cell>
          <table:table-cell table:style-name="ce6" office:value-type="string">
            <text:p>открыт</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text:p>
          </table:table-cell>
          <table:table-cell table:style-name="ce6" office:value-type="string">
            <text:p>Baseline Terraformer Speed</text:p>
          </table:table-cell>
          <table:table-cell table:style-name="ce6" office:value-type="string">
            <text:p>Базов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baseline_terraformer_speed_desc</text:p>
          </table:table-cell>
          <table:table-cell table:style-name="ce6" office:value-type="string">
            <text:p>The operation speed of the $building_terraformer$ is at baseline.</text:p>
          </table:table-cell>
          <table:table-cell table:style-name="ce6" office:value-type="string">
            <text:p>Скорость, с которой терраформер очищает заблокированные клетки, находится на исходном уровне.</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text:p>
          </table:table-cell>
          <table:table-cell table:style-name="ce6" office:value-type="string">
            <text:p>$cgm_disable$ $colonization_automation$</text:p>
          </table:table-cell>
          <table:table-cell table:style-name="ce6" office:value-type="string">
            <text:p>$cgm_dis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disable_colonization_automation_edict_desc</text:p>
          </table:table-cell>
          <table:table-cell table:style-name="ce6" office:value-type="string">
            <text:p>This edict disables the CGM colonization automation routines for this empire.</text:p>
          </table:table-cell>
          <table:table-cell table:style-name="ce6" office:value-type="string">
            <text:p>Этот указ от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text:p>
          </table:table-cell>
          <table:table-cell table:number-columns-repeated="2" table:style-name="ce6" office:value-type="string">
            <text:p>$cgm_enable$ $colonization_automation$</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enable_colonization_automation_edict_desc</text:p>
          </table:table-cell>
          <table:table-cell table:style-name="ce6" office:value-type="string">
            <text:p>This edict enables the CGM colonization automation routines for this empire.</text:p>
          </table:table-cell>
          <table:table-cell table:style-name="ce6" office:value-type="string">
            <text:p>Этот указ включает процедуры автоматизации колонизации CGM для этой империи.</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text:p>
          </table:table-cell>
          <table:table-cell table:style-name="ce6" office:value-type="string">
            <text:p>£cgm_logo</text:p>
          </table:table-cell>
          <table:table-cell table:style-name="ce6" office:value-type="string">
            <text:p>£cgm_logo Planets 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cgm_pe_menu_edict_desc</text:p>
          </table:table-cell>
          <table:table-cell table:style-name="ce6" office:value-type="string">
            <text:p>Click this edict to open the $planets_enhanced$ Optional Features Menu</text:p>
          </table:table-cell>
          <table:table-cell table:style-name="ce6" office:value-type="string">
            <text:p>Активируйте этот указ для доступа к меню дополнительных настроек $planets_enhanced$</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text:p>
          </table:table-cell>
          <table:table-cell table:style-name="ce6" office:value-type="string">
            <text:p>Deactivate Terraformer</text:p>
          </table:table-cell>
          <table:table-cell table:style-name="ce6" office:value-type="string">
            <text:p>Отключить терраформер</text:p>
          </table:table-cell>
          <table:table-cell table:style-name="ce6"/>
          <table:table-cell table:style-name="ce16" table:number-columns-repeated="22"/>
          <table:table-cell table:number-columns-repeated="998"/>
        </table:table-row>
        <table:table-row table:style-name="ro1">
          <table:table-cell table:style-name="ce3" office:value-type="string">
            <text:p>edict_deactivate_terraformer_desc</text:p>
          </table:table-cell>
          <table:table-cell table:style-name="ce6" office:value-type="string">
            <text:p>The $building_terraformer$ will be deactivated.\n\n$terraformer_deactivation_warning$</text:p>
          </table:table-cell>
          <table:table-cell table:style-name="ce6" office:value-type="string">
            <text:p>$building_terraformer$ будет отключен.\n\n$terraformer_deactivation_warning$</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text:p>
          </table:table-cell>
          <table:table-cell table:style-name="ce6" office:value-type="string">
            <text:p>Increased Terraformer Speed</text:p>
          </table:table-cell>
          <table:table-cell table:style-name="ce6" office:value-type="string">
            <text:p>Увеличен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increased_terraformer_speed_desc</text:p>
          </table:table-cell>
          <table:table-cell table:style-name="ce6" office:value-type="string">
            <text:p>The operation speed of the $building_terraformer$ is at increased.</text:p>
          </table:table-cell>
          <table:table-cell table:style-name="ce6" office:value-type="string">
            <text:p>Скорость, с которой терраформер очищает заблокированные клетки, увеличена.</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text:p>
          </table:table-cell>
          <table:table-cell table:style-name="ce6" office:value-type="string">
            <text:p>Maximal Terraformer Speed</text:p>
          </table:table-cell>
          <table:table-cell table:style-name="ce6" office:value-type="string">
            <text:p>Максимальная скорость терраформ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edict_maximal_terraformer_speed_desc</text:p>
          </table:table-cell>
          <table:table-cell table:style-name="ce6" office:value-type="string">
            <text:p>The operation speed of the $building_terraformer$ is at maximum.</text:p>
          </table:table-cell>
          <table:table-cell table:style-name="ce6" office:value-type="string">
            <text:p>Скорость, с которой терраформер очищает заблокированные клетки, находится на максимуме.</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text:p>
          </table:table-cell>
          <table:table-cell table:style-name="ce6" office:value-type="string">
            <text:p>Planetary Projects Menu</text:p>
          </table:table-cell>
          <table:table-cell table:style-name="ce6" office:value-type="string">
            <text:p>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dict_open_cgm_projects_menu_desc</text:p>
          </table:table-cell>
          <table:table-cell table:style-name="ce6" office:value-type="string">
            <text:p>Activating this edict launches the Planetary Projects Menu</text:p>
          </table:table-cell>
          <table:table-cell table:style-name="ce6" office:value-type="string">
            <text:p>Активация этого указа открывает меню планетарных проектов</text:p>
          </table:table-cell>
          <table:table-cell table:style-name="ce6"/>
          <table:table-cell table:style-name="ce16" table:number-columns-repeated="22"/>
          <table:table-cell table:number-columns-repeated="998"/>
        </table:table-row>
        <table:table-row table:style-name="ro1">
          <table:table-cell table:style-name="ce3" office:value-type="string">
            <text:p>elder_compounds_project</text:p>
          </table:table-cell>
          <table:table-cell table:style-name="ce6" office:value-type="string">
            <text:p>Test Elder Compounds</text:p>
          </table:table-cell>
          <table:table-cell table:style-name="ce6" office:value-type="string">
            <text:p>Тестировать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elder_compounds_project_DESC</text:p>
          </table:table-cell>
          <table:table-cell table:style-name="ce6" office:value-type="string">
            <text:p>The Elder Compounds we discovered on [From.GetName] have already proven highly durable, and may yet provide other potent uses. We must test them to learn more.</text:p>
          </table:table-cell>
          <table:table-cell table:style-name="ce6" office:value-type="string">
            <text:p>Компоненты предтеч, обнаруженные нами на [From.GetName], уже зарекомендовали себя очень долговечными и могут иметь другие применения. Мы должны проверить их, чтобы узнать больше.</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text:p>
          </table:table-cell>
          <table:table-cell table:style-name="ce6" office:value-type="string">
            <text:p>Enables Uninhabitable Planet Terraformating</text:p>
          </table:table-cell>
          <table:table-cell table:style-name="ce6" office:value-type="string">
            <text:p>Включить колонизацию $pc_asteroidal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asteroid_colonization_desc</text:p>
          </table:table-cell>
          <table:table-cell table:style-name="ce6" office:value-type="string">
            <text:p>Enables the terraformation of uninhabitable regular planets.</text:p>
          </table:table-cell>
          <table:table-cell table:style-name="ce6" office:value-type="string">
            <text:p>Позволяет колонизировать $pc_asteroid_planetoid$</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text:p>
          </table:table-cell>
          <table:table-cell table:style-name="ce6" office:value-type="string">
            <text:p>§HUnlocks Projects:§! $deep_core_mining$</text:p>
          </table:table-cell>
          <table:table-cell table:style-name="ce6" office:value-type="string">
            <text:p>§HПланетарный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enables_deep_core_mining_desc</text:p>
          </table:table-cell>
          <table:table-cell table:style-name="ce6" office:value-type="string">
            <text:p>Unlocks the §HPlanetary Projects:§! $deep_core_mining$.\n\n$deep_core_mining_desc$</text:p>
          </table:table-cell>
          <table:table-cell table:style-name="ce6" office:value-type="string">
            <text:p>Разблокирует §HПланетарный проект:§! $deep_core_mining$.\n\n$deep_core_min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text:p>
          </table:table-cell>
          <table:table-cell table:style-name="ce6" office:value-type="string">
            <text:p>§HUnlocks Projects:§! $geothermal_tap$</text:p>
          </table:table-cell>
          <table:table-cell table:style-name="ce6" office:value-type="string">
            <text:p>§HПланетарный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enables_geothermal_tap_desc</text:p>
          </table:table-cell>
          <table:table-cell table:style-name="ce6" office:value-type="string">
            <text:p>Unlocks the §HPlanetary Projects:§! $geothermal_tap$.\n\n$geothermal_tap_desc$</text:p>
          </table:table-cell>
          <table:table-cell table:style-name="ce6" office:value-type="string">
            <text:p>Разблокирует §HПланетарный проект:§! $geothermal_tap$.\n\n$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text:p>
          </table:table-cell>
          <table:table-cell table:style-name="ce6" office:value-type="string">
            <text:p>§HUnlocks Projects:§! $soil_harvesting$</text:p>
          </table:table-cell>
          <table:table-cell table:style-name="ce6" office:value-type="string">
            <text:p>§HПланетарный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enables_soil_harvesting_projects_desc</text:p>
          </table:table-cell>
          <table:table-cell table:style-name="ce6" office:value-type="string">
            <text:p>Unlocks the §HPlanetary Projects:§! $soil_harvesting$.\n\n$soil_harvesting_desc$</text:p>
          </table:table-cell>
          <table:table-cell table:style-name="ce6" office:value-type="string">
            <text:p>Разблокирует §HПланетарный проект§! $soil_harvesting$.\n\n$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text:p>
          </table:table-cell>
          <table:table-cell table:style-name="ce6" office:value-type="string">
            <text:p>§HUnlocks Projects:§! Tectonic Engineering</text:p>
          </table:table-cell>
          <table:table-cell table:style-name="ce6" office:value-type="string">
            <text:p>§HПланетарный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enables_tectonic_engineering_projects_desc</text:p>
          </table:table-cell>
          <table:table-cell table:style-name="ce6" office:value-type="string">
            <text:p>Unlocks the §HPlanetary Projects:§! $tectonic_engineering$.\n\n$tectonic_engineering_desc$</text:p>
          </table:table-cell>
          <table:table-cell table:style-name="ce6" office:value-type="string">
            <text:p>Разблокирует §HПланетарный проект§! $tectonic_engineering$.\n\n$tectonic_engineering_desc$</text:p>
          </table:table-cell>
          <table:table-cell table:style-name="ce6"/>
          <table:table-cell table:style-name="ce16" table:number-columns-repeated="22"/>
          <table:table-cell table:number-columns-repeated="998"/>
        </table:table-row>
        <table:table-row table:style-name="ro2">
          <table:table-cell table:style-name="ce3" office:value-type="string">
            <text:p>enables_uninhabitable_terraformation</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Включить терраформирование непригодных для жизни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enables_uninhabitable_terraformation_desc</text:p>
          </table:table-cell>
          <table:table-cell table:style-name="ce6" office:value-type="string">
            <text:p>Asteroid Colonization</text:p>
          </table:table-cell>
          <table:table-cell table:style-name="ce6" office:value-type="string">
            <text:p>Позволяет терраформировать обычно непригодные для жизни планеты.</text:p>
          </table:table-cell>
          <table:table-cell table:style-name="ce6"/>
          <table:table-cell table:style-name="ce16" table:number-columns-repeated="22"/>
          <table:table-cell table:number-columns-repeated="998"/>
        </table:table-row>
        <table:table-row table:style-name="ro2">
          <table:table-cell table:style-name="ce3" office:value-type="string">
            <text:p>end_tectonic_engineering_project.desc</text:p>
          </table:table-cell>
          <table:table-cell table:style-name="ce6" office:value-type="string">
            <text:p>Cancel $tectonic_engineering$ development project on [root.GetName]. The planetary $tectonic_engineering$ project will remain at the same level.</text:p>
          </table:table-cell>
          <table:table-cell table:style-name="ce6" office:value-type="string">
            <text:p>Отменить разработку проекта $tectonic_engineering$ на [root.GetName]. Планетарный проект $tectonic_engineering$ останется на том же уровне.</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end_tectonic_engineering_project.name">end_tectonic_engineering_project.name</text:a></text:p>
          </table:table-cell>
          <table:table-cell table:style-name="ce6" office:value-type="string">
            <text:p>Cancel</text:p>
          </table:table-cell>
          <table:table-cell table:style-name="ce6" office:value-type="string">
            <text:p>Отменить</text:p>
          </table:table-cell>
          <table:table-cell table:style-name="ce6"/>
          <table:table-cell table:style-name="ce16" table:number-columns-repeated="22"/>
          <table:table-cell table:number-columns-repeated="998"/>
        </table:table-row>
        <table:table-row table:style-name="ro1">
          <table:table-cell table:style-name="ce3" office:value-type="string">
            <text:p>euratite_project</text:p>
          </table:table-cell>
          <table:table-cell table:style-name="ce6" office:value-type="string">
            <text:p>Anchor the Euratite</text:p>
          </table:table-cell>
          <table:table-cell table:style-name="ce6" office:value-type="string">
            <text:p>Стабилизация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euratite_project_DESC</text:p>
          </table:table-cell>
          <table:table-cell table:style-name="ce6" office:value-type="string">
            <text:p>Given its sub-spatial origins, we must fully anchor the Euratite on [From.GetName] in our own dimension before it will be stabilized enough to utilize.</text:p>
          </table:table-cell>
          <table:table-cell table:style-name="ce6" office:value-type="string">
            <text:p>Учитывая его суб-пространственное происхождение, мы должны полностью привязать евратит к [From.GetName] в нашем собственном измерении, прежде чем он будет стабилизирован настолько, чтобы использовать его.</text:p>
          </table:table-cell>
          <table:table-cell table:style-name="ce6"/>
          <table:table-cell table:style-name="ce16" table:number-columns-repeated="22"/>
          <table:table-cell table:number-columns-repeated="998"/>
        </table:table-row>
        <table:table-row table:style-name="ro1">
          <table:table-cell table:style-name="ce3" office:value-type="string">
            <text:p>ever_blossom_project</text:p>
          </table:table-cell>
          <table:table-cell table:style-name="ce6" office:value-type="string">
            <text:p>Experiment with Ever-Blossoms</text:p>
          </table:table-cell>
          <table:table-cell table:style-name="ce6" office:value-type="string">
            <text:p>Эксперименты с Вечноцветом</text:p>
          </table:table-cell>
          <table:table-cell table:style-name="ce6"/>
          <table:table-cell table:style-name="ce16" table:number-columns-repeated="22"/>
          <table:table-cell table:number-columns-repeated="998"/>
        </table:table-row>
        <table:table-row table:style-name="ro2">
          <table:table-cell table:style-name="ce3" office:value-type="string">
            <text:p>ever_blossom_project_DESC</text:p>
          </table:table-cell>
          <table:table-cell table:style-name="ce6" office:value-type="string">
            <text:p>Unlocking the full extent of the Ever-Blossom from [From.GetName] will be time-intensive, but the potential rewards are wondrous.</text:p>
          </table:table-cell>
          <table:table-cell table:style-name="ce6" office:value-type="string">
            <text:p>Для открытия всей полноты свойств Вечноцвета с [From.GetName] потребуется очень много времени, но потенциальные награды поразительны.</text:p>
          </table:table-cell>
          <table:table-cell table:style-name="ce6"/>
          <table:table-cell table:style-name="ce16" table:number-columns-repeated="22"/>
          <table:table-cell table:number-columns-repeated="998"/>
        </table:table-row>
        <table:table-row table:style-name="ro1">
          <table:table-cell table:style-name="ce3" office:value-type="string">
            <text:p>fuction_disabled</text:p>
          </table:table-cell>
          <table:table-cell table:style-name="ce6" office:value-type="string">
            <text:p>$cgm_disabled$ Function</text:p>
          </table:table-cell>
          <table:table-cell table:style-name="ce6" office:value-type="string">
            <text:p>Функция отключена</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deep_core_mining_level.desc</text:p>
          </table:table-cell>
          <table:table-cell table:style-name="ce6" office:value-type="string">
            <text:p>Continue the project and further increase the level of the deep core mine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deep_core_mining_level.name">further_increase_deep_core_mining_level.name</text:a></text:p>
          </table:table-cell>
          <table:table-cell table:style-name="ce6" office:value-type="string">
            <text:p>Increase $deep_core_mining$ Level</text:p>
          </table:table-cell>
          <table:table-cell table:style-name="ce6" office:value-type="string">
            <text:p>Увеличить уровень $deep_core_mining$</text:p>
          </table:table-cell>
          <table:table-cell table:style-name="ce6"/>
          <table:table-cell table:style-name="ce16" table:number-columns-repeated="22"/>
          <table:table-cell table:number-columns-repeated="998"/>
        </table:table-row>
        <table:table-row table:style-name="ro2">
          <table:table-cell table:style-name="ce3" office:value-type="string">
            <text:p>further_increase_geothermal_tap_level.desc</text:p>
          </table:table-cell>
          <table:table-cell table:style-name="ce6" office:value-type="string">
            <text:p>Continue the project and further increase the level of the $geothermal_tap$ on [root.GetName].\n\n$projects_warning$</text:p>
          </table:table-cell>
          <table:table-cell table:style-name="ce6" office:value-type="string">
            <text:p>Продолжайте проектировать и далее увеличивать уровень глубокой шахты на этой планете.\n\n$exploitation_warning$</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further_increase_geothermal_tap_level.name">further_increase_geothermal_tap_level.name</text:a></text:p>
          </table:table-cell>
          <table:table-cell table:style-name="ce6" office:value-type="string">
            <text:p>Increase $geothermal_tap$ Level</text:p>
          </table:table-cell>
          <table:table-cell table:style-name="ce6" office:value-type="string">
            <text:p>Увеличить уровень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country</text:p>
          </table:table-cell>
          <table:table-cell table:number-columns-repeated="2" table:style-name="ce6" office:value-type="string">
            <text:p>\n£sr_garanthium §H$sr_garanthium$§!\n$sr_garanthium_desc$\n\n</text:p>
          </table:table-cell>
          <table:table-cell table:style-name="ce6"/>
          <table:table-cell table:style-name="ce16" table:number-columns-repeated="22"/>
          <table:table-cell table:number-columns-repeated="998"/>
        </table:table-row>
        <table:table-row table:style-name="ro1">
          <table:table-cell table:style-name="ce3" office:value-type="string">
            <text:p>garanthium_discovered_ship</text:p>
          </table:table-cell>
          <table:table-cell table:number-columns-repeated="2" table:style-name="ce6" office:value-type="string">
            <text:p>$garanth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geothermal_depletion</text:p>
          </table:table-cell>
          <table:table-cell table:style-name="ce6" office:value-type="string">
            <text:p>Geothermal Depletion</text:p>
          </table:table-cell>
          <table:table-cell table:style-name="ce6" office:value-type="string">
            <text:p>Геотермальное истощение</text:p>
          </table:table-cell>
          <table:table-cell table:style-name="ce6"/>
          <table:table-cell table:style-name="ce16" table:number-columns-repeated="22"/>
          <table:table-cell table:number-columns-repeated="998"/>
        </table:table-row>
        <table:table-row table:style-name="ro3">
          <table:table-cell table:style-name="ce3" office:value-type="string">
            <text:p>geothermal_depletion_desc</text:p>
          </table:table-cell>
          <table:table-cell table:style-name="ce6" office:value-type="string">
            <text:p>This planet's core has been sapped of heat to such an extent that it is no longer magnetically active. The planet's transformation to $pc_geomorteus$ planet will take a prolonged period of time but is nonetheless inevitable at this stage.</text:p>
          </table:table-cell>
          <table:table-cell table:style-name="ce6" office:value-type="string">
            <text:p>Ядро этой планеты было поглощено теплом до такой степени, что оно больше не является магнитно-активным. Преобразование планеты в $pc_geomorteus$ займет длительный период времени, но это неизбежно на этом этапе.</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1">
          <table:table-cell table:style-name="ce3" office:value-type="string">
            <text:p>geothermal_tap_at_maximal_level</text:p>
          </table:table-cell>
          <table:table-cell table:style-name="ce6" office:value-type="string">
            <text:p>$geothermal_tap$ at maximal level!</text:p>
          </table:table-cell>
          <table:table-cell table:style-name="ce6" office:value-type="string">
            <text:p>$geothermal_tap$ - максимальный уровень!</text:p>
          </table:table-cell>
          <table:table-cell table:style-name="ce6"/>
          <table:table-cell table:style-name="ce16" table:number-columns-repeated="22"/>
          <table:table-cell table:number-columns-repeated="998"/>
        </table:table-row>
        <table:table-row table:style-name="ro2">
          <table:table-cell table:style-name="ce3" office:value-type="string">
            <text:p>geothermal_tap_desc</text:p>
          </table:table-cell>
          <table:table-cell table:style-name="ce6" office:value-type="string">
            <text:p>$geothermal_tap$ is a $planetary_projects$ project. $planetary_projects_desc$\n\n$tech_geothermal_tap_desc$</text:p>
          </table:table-cell>
          <table:table-cell table:style-name="ce6" office:value-type="string">
            <text:p>$geothermal_tap$ это проект типа $planetary_projects. $planetary_projects_desc$\n\n$tech_geothermal_tap_desc$</text:p>
          </table:table-cell>
          <table:table-cell table:style-name="ce6"/>
          <table:table-cell table:style-name="ce16" table:number-columns-repeated="22"/>
          <table:table-cell table:number-columns-repeated="998"/>
        </table:table-row>
        <table:table-row table:style-name="ro1">
          <table:table-cell table:style-name="ce3" office:value-type="string">
            <text:p>gigalife_project</text:p>
          </table:table-cell>
          <table:table-cell table:style-name="ce6" office:value-type="string">
            <text:p>Study the Gigalife</text:p>
          </table:table-cell>
          <table:table-cell table:style-name="ce6" office:value-type="string">
            <text:p>Изучить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gigalife_project_DESC</text:p>
          </table:table-cell>
          <table:table-cell table:style-name="ce6" office:value-type="string">
            <text:p>The singular marvel that is the Gigalife on [From.GetName] has inspired our scientists. They want to study it from limb to limb, as it were.</text:p>
          </table:table-cell>
          <table:table-cell table:style-name="ce6" office:value-type="string">
            <text:p>Особенное чудо, которым является Гига-сущность на [From.GetName], вдохновило наших ученых. Они хотят изучить его от начала до конца.</text:p>
          </table:table-cell>
          <table:table-cell table:style-name="ce6"/>
          <table:table-cell table:style-name="ce16" table:number-columns-repeated="22"/>
          <table:table-cell table:number-columns-repeated="998"/>
        </table:table-row>
        <table:table-row table:style-name="ro1">
          <table:table-cell table:style-name="ce3" office:value-type="string">
            <text:p>hollowed_core</text:p>
          </table:table-cell>
          <table:table-cell table:style-name="ce6" office:value-type="string">
            <text:p>Hollowed Core</text:p>
          </table:table-cell>
          <table:table-cell table:style-name="ce6" office:value-type="string">
            <text:p>Полый сердечник</text:p>
          </table:table-cell>
          <table:table-cell table:style-name="ce6"/>
          <table:table-cell table:style-name="ce16" table:number-columns-repeated="22"/>
          <table:table-cell table:number-columns-repeated="998"/>
        </table:table-row>
        <table:table-row table:style-name="ro3">
          <table:table-cell table:style-name="ce3" office:value-type="string">
            <text:p>hollowed_core_desc</text:p>
          </table:table-cell>
          <table:table-cell table:style-name="ce6" office:value-type="string">
            <text:p>The planet's core have been thoroughly mined and the planet's mass has been reduced. The planet's core is now semi-hollow, with only a small amount of active core matter remining. The planet's gravity field is rapidly destabilizing and within a few decades time the planet is expected to shatter.</text:p>
          </table:table-cell>
          <table:table-cell table:style-name="ce6" office:value-type="string">
            <text:p>Ядро планеты было тщательно добыто, а масса планеты уменьшена. Ядро планеты теперь полупустое, с небольшим количеством оставшийся активной материи ядра. Гравитационное поле планеты быстро дестабилизируется, и в течение нескольких десятилетий планета, как ожидается, разрушится.</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country</text:p>
          </table:table-cell>
          <table:table-cell table:number-columns-repeated="2" table:style-name="ce6" office:value-type="string">
            <text:p>\n£sr_hyper_diamond §H$sr_hyper_diamond$§!\n$sr_hyper_diamond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_diamond_discovered_ship</text:p>
          </table:table-cell>
          <table:table-cell table:number-columns-repeated="2" table:style-name="ce6" office:value-type="string">
            <text:p>$hyper_diamond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country</text:p>
          </table:table-cell>
          <table:table-cell table:number-columns-repeated="2" table:style-name="ce6" office:value-type="string">
            <text:p>\n£sr_hyperfuels §H$sr_hyperfuels$§!\n$sr_hyperfuels_desc$\n\n</text:p>
          </table:table-cell>
          <table:table-cell table:style-name="ce6"/>
          <table:table-cell table:style-name="ce16" table:number-columns-repeated="22"/>
          <table:table-cell table:number-columns-repeated="998"/>
        </table:table-row>
        <table:table-row table:style-name="ro1">
          <table:table-cell table:style-name="ce3" office:value-type="string">
            <text:p>hyperfuels_discovered_ship</text:p>
          </table:table-cell>
          <table:table-cell table:number-columns-repeated="2" table:style-name="ce6" office:value-type="string">
            <text:p>$hyperfuels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country</text:p>
          </table:table-cell>
          <table:table-cell table:number-columns-repeated="2" table:style-name="ce6" office:value-type="string">
            <text:p>\n£sr_illum §H$sr_illum$§!\n$sr_illum_desc$\n\n</text:p>
          </table:table-cell>
          <table:table-cell table:style-name="ce6"/>
          <table:table-cell table:style-name="ce16" table:number-columns-repeated="22"/>
          <table:table-cell table:number-columns-repeated="998"/>
        </table:table-row>
        <table:table-row table:style-name="ro1">
          <table:table-cell table:style-name="ce3" office:value-type="string">
            <text:p>illum_discovered_ship</text:p>
          </table:table-cell>
          <table:table-cell table:number-columns-repeated="2" table:style-name="ce6" office:value-type="string">
            <text:p>$ill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_spectral_emitters$ Aura</text:p>
          </table:table-cell>
          <table:table-cell table:style-name="ce6" office:value-type="string">
            <text:p>Аура - $illum_spectral_emitters$</text:p>
          </table:table-cell>
          <table:table-cell table:style-name="ce6"/>
          <table:table-cell table:style-name="ce16" table:number-columns-repeated="22"/>
          <table:table-cell table:number-columns-repeated="998"/>
        </table:table-row>
        <table:table-row table:style-name="ro1">
          <table:table-cell table:style-name="ce3" office:value-type="string">
            <text:p>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deep_core_mining_desc</text:p>
          </table:table-cell>
          <table:table-cell table:style-name="ce6" office:value-type="string">
            <text:p>Reduced the chance of a catastrophic outcome when establishing a §H$deep_core_mining$§! by §G50%§! .</text:p>
          </table:table-cell>
          <table:table-cell table:style-name="ce6" office:value-type="string">
            <text:p>Снижение вероятности катастрофического результата при использовании §H$deep_core_min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geothermal_tap_desc</text:p>
          </table:table-cell>
          <table:table-cell table:style-name="ce6" office:value-type="string">
            <text:p>Reduced the chance of a catastrophic outcome when establishing a §H$geothermal_tap$§! by §G50%§! .</text:p>
          </table:table-cell>
          <table:table-cell table:style-name="ce6" office:value-type="string">
            <text:p>Снижение вероятности катастрофического результата при использовании §H$geothermal_tap$t§!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text:p>
          </table:table-cell>
          <table:table-cell table:style-name="ce6" office:value-type="string">
            <text:p>§HProjects Improvement§!</text:p>
          </table:table-cell>
          <table:table-cell table:style-name="ce6" office:value-type="string">
            <text:p>§HУлучшение планетарного проекта§!</text:p>
          </table:table-cell>
          <table:table-cell table:style-name="ce6"/>
          <table:table-cell table:style-name="ce16" table:number-columns-repeated="22"/>
          <table:table-cell table:number-columns-repeated="998"/>
        </table:table-row>
        <table:table-row table:style-name="ro1">
          <table:table-cell table:style-name="ce3" office:value-type="string">
            <text:p>improves_soil_harvesting_projects_desc</text:p>
          </table:table-cell>
          <table:table-cell table:style-name="ce6" office:value-type="string">
            <text:p>Reduced the chance of depleted tiles to spawn when §H$soil_harvesting$§! by §G50%§! .</text:p>
          </table:table-cell>
          <table:table-cell table:style-name="ce6" office:value-type="string">
            <text:p>Уменьшение шанса появления истощённых клеток после §H$soil_harvesting$§! на §G50%§! .</text:p>
          </table:table-cell>
          <table:table-cell table:style-name="ce6"/>
          <table:table-cell table:style-name="ce16" table:number-columns-repeated="22"/>
          <table:table-cell table:number-columns-repeated="998"/>
        </table:table-row>
        <table:table-row table:style-name="ro1">
          <table:table-cell table:style-name="ce3" office:value-type="string">
            <text:p>improves_tectonic_engineering_projects</text:p>
          </table:table-cell>
          <table:table-cell table:style-name="ce6" office:value-type="string">
            <text:p>§HProjects Improvement§!</text:p>
          </table:table-cell>
          <table:table-cell table:style-name="ce6" office:value-type="string">
            <text:p>§HУлучшениепланетарного проекта§!</text:p>
          </table:table-cell>
          <table:table-cell table:style-name="ce6"/>
          <table:table-cell table:style-name="ce16" table:number-columns-repeated="22"/>
          <table:table-cell table:number-columns-repeated="998"/>
        </table:table-row>
        <table:table-row table:style-name="ro2">
          <table:table-cell table:style-name="ce3" office:value-type="string">
            <text:p>improves_tectonic_engineering_projects_desc</text:p>
          </table:table-cell>
          <table:table-cell table:style-name="ce6" office:value-type="string">
            <text:p>Reduced the chance of a catastrophic outcome when increasing planet size using §HTectonic Engineering§! by §G50%§! .</text:p>
          </table:table-cell>
          <table:table-cell table:style-name="ce6" office:value-type="string">
            <text:p>Снижение вероятности катастрофического исхода при увеличении размера планеты с помощью §HТектонической инженерии§! на §G50%§! .</text:p>
          </table:table-cell>
          <table:table-cell table:style-name="ce6"/>
          <table:table-cell table:style-name="ce16" table:number-columns-repeated="22"/>
          <table:table-cell table:number-columns-repeated="998"/>
        </table:table-row>
        <table:table-row table:style-name="ro1">
          <table:table-cell table:style-name="ce3" office:value-type="string">
            <text:p>income</text:p>
          </table:table-cell>
          <table:table-cell table:style-name="ce6" office:value-type="string">
            <text:p>Monthly Income</text:p>
          </table:table-cell>
          <table:table-cell table:style-name="ce6" office:value-type="string">
            <text:p>Ежемесячный доход</text:p>
          </table:table-cell>
          <table:table-cell table:style-name="ce6"/>
          <table:table-cell table:style-name="ce16" table:number-columns-repeated="22"/>
          <table:table-cell table:number-columns-repeated="998"/>
        </table:table-row>
        <table:table-row table:style-name="ro1">
          <table:table-cell table:style-name="ce3" office:value-type="string">
            <text:p>insufficent_sr_dark_matter_fuel_rods</text:p>
          </table:table-cell>
          <table:table-cell table:style-name="ce6" office:value-type="string">
            <text:p>Insufficent §R$sr_dark_matter_fuel_rods$§!</text:p>
          </table:table-cell>
          <table:table-cell table:style-name="ce6" office:value-type="string">
            <text:p>Недостаточно §R$sr_dark_matter_fuel_rods$§!</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country</text:p>
          </table:table-cell>
          <table:table-cell table:number-columns-repeated="2" table:style-name="ce6" office:value-type="string">
            <text:p>\n£sr_living_metal §H$sr_living_metal$§!\n$sr_living_metal_desc$\n\n</text:p>
          </table:table-cell>
          <table:table-cell table:style-name="ce6"/>
          <table:table-cell table:style-name="ce16" table:number-columns-repeated="22"/>
          <table:table-cell table:number-columns-repeated="998"/>
        </table:table-row>
        <table:table-row table:style-name="ro1">
          <table:table-cell table:style-name="ce3" office:value-type="string">
            <text:p>living_metal_discovered_ship</text:p>
          </table:table-cell>
          <table:table-cell table:number-columns-repeated="2" table:style-name="ce6" office:value-type="string">
            <text:p>$living_metal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locale_key</text:p>
          </table:table-cell>
          <table:table-cell table:style-name="ce6" office:value-type="string">
            <text:p>english</text:p>
          </table:table-cell>
          <table:table-cell table:style-name="ce6" office:value-type="string">
            <text:p>russian</text:p>
          </table:table-cell>
          <table:table-cell table:style-name="ce6" office:value-type="string">
            <text:p>german</text:p>
          </table:table-cell>
          <table:table-cell table:style-name="ce16" table:number-columns-repeated="22"/>
          <table:table-cell table:number-columns-repeated="998"/>
        </table:table-row>
        <table:table-row table:style-name="ro1">
          <table:table-cell table:style-name="ce3" office:value-type="string">
            <text:p>lythuric_discovered_country</text:p>
          </table:table-cell>
          <table:table-cell table:number-columns-repeated="2" table:style-name="ce6" office:value-type="string">
            <text:p>\n£sr_lythuric §H$sr_lythuric$§!\n$sr_lythuric_desc$\n\n</text:p>
          </table:table-cell>
          <table:table-cell table:style-name="ce6"/>
          <table:table-cell table:style-name="ce16" table:number-columns-repeated="22"/>
          <table:table-cell table:number-columns-repeated="998"/>
        </table:table-row>
        <table:table-row table:style-name="ro1">
          <table:table-cell table:style-name="ce3" office:value-type="string">
            <text:p>lythuric_discovered_ship</text:p>
          </table:table-cell>
          <table:table-cell table:number-columns-repeated="2" table:style-name="ce6" office:value-type="string">
            <text:p>$lythur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_a</text:p>
          </table:table-cell>
          <table:table-cell table:number-columns-repeated="2" table:style-name="ce6" office:value-type="string">
            <text:p>§WN/A§!</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country</text:p>
          </table:table-cell>
          <table:table-cell table:number-columns-repeated="2" table:style-name="ce6" office:value-type="string">
            <text:p>\n£sr_neodymium §H$sr_neodymium$§!\n$sr_neodym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odymium_discovered_ship</text:p>
          </table:table-cell>
          <table:table-cell table:number-columns-repeated="2" table:style-name="ce6" office:value-type="string">
            <text:p>$neodym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country</text:p>
          </table:table-cell>
          <table:table-cell table:number-columns-repeated="2" table:style-name="ce6" office:value-type="string">
            <text:p>\n£sr_neorite §H$sr_neorite$§!\n$sr_neorite_desc$\n\n</text:p>
          </table:table-cell>
          <table:table-cell table:style-name="ce6"/>
          <table:table-cell table:style-name="ce16" table:number-columns-repeated="22"/>
          <table:table-cell table:number-columns-repeated="998"/>
        </table:table-row>
        <table:table-row table:style-name="ro1">
          <table:table-cell table:style-name="ce3" office:value-type="string">
            <text:p>neorite_discovered_ship</text:p>
          </table:table-cell>
          <table:table-cell table:number-columns-repeated="2" table:style-name="ce6" office:value-type="string">
            <text:p>$neor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country</text:p>
          </table:table-cell>
          <table:table-cell table:number-columns-repeated="2" table:style-name="ce6" office:value-type="string">
            <text:p>\n£sr_neutronium §H$sr_neutronium$§!\n$sr_neut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neutronium_discovered_ship</text:p>
          </table:table-cell>
          <table:table-cell table:number-columns-repeated="2" table:style-name="ce6" office:value-type="string">
            <text:p>$neut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country</text:p>
          </table:table-cell>
          <table:table-cell table:number-columns-repeated="2" table:style-name="ce6" office:value-type="string">
            <text:p>\n£sr_orillium §H$sr_orillium$§!\n$sr_ori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orillium_discovered_ship</text:p>
          </table:table-cell>
          <table:table-cell table:number-columns-repeated="2" table:style-name="ce6" office:value-type="string">
            <text:p>$ori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carbometallic_rock_mined</text:p>
          </table:table-cell>
          <table:table-cell table:style-name="ce6" office:value-type="string">
            <text:p>Carbometallic Rock Mined</text:p>
          </table:table-cell>
          <table:table-cell table:style-name="ce6" office:value-type="string">
            <text:p>Добытая 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carbometallic_rock_mined_desc</text:p>
          </table:table-cell>
          <table:table-cell table:style-name="ce6" office:value-type="string">
            <text:p>This modifier reflects the extensive asteroid mining operation taking place on this planet. The income it generates is spread across an extended period.</text:p>
          </table:table-cell>
          <table:table-cell table:style-name="ce6" office:value-type="string">
            <text:p>Этот модификатор отражает обширную операцию по добыче на астероиде. Получаемый им доход распространяется в течение длительного пери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text:p>
          </table:table-cell>
          <table:table-cell table:style-name="ce6" office:value-type="string">
            <text:p>Energy 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text:p>
          </table:table-cell>
          <table:table-cell table:style-name="ce6" office:value-type="string">
            <text:p>Energy Ultra-Rich Rock Mined</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energy_ultra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text:p>
          </table:table-cell>
          <table:table-cell table:style-name="ce6" office:value-type="string">
            <text:p>Mineral 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text:p>
          </table:table-cell>
          <table:table-cell table:style-name="ce6" office:value-type="string">
            <text:p>Mineral Ultra-Rich Rock Mined</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mineral_ultra_rich_rock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text:p>
          </table:table-cell>
          <table:table-cell table:style-name="ce6" office:value-type="string">
            <text:p>Carbometallic Asteroidal</text:p>
          </table:table-cell>
          <table:table-cell table:style-name="ce6" office:value-type="string">
            <text:p>Карбометаллический астероид</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desc</text:p>
          </table:table-cell>
          <table:table-cell table:style-name="ce6" office:value-type="string">
            <text:p>This very large asteroid is composed of mineral rich carbonized rock. Its relatively high mass rotation make it a candidate for colonization. Such an effort though will require sigifnicant resources.</text:p>
          </table:table-cell>
          <table:table-cell table:style-name="ce6" office:value-type="string">
            <text:p>Этот очень большой астероид состоит из минерализованной карбонизированной породы. Его относительно высокая масса делает его кандидатом на колонизацию. Однако такие усилия потребуют соответствующи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asteroidal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asteroidal_planetoid_tile_desc</text:p>
          </table:table-cell>
          <table:table-cell table:style-name="ce6" office:value-type="string">
            <text:p>Drilled catacombs and natural caverns form the foundation for infrastructure within this barren, rocky home in the void.</text:p>
          </table:table-cell>
          <table:table-cell table:style-name="ce6" office:value-type="string">
            <text:p>Выбуреные катакомбы и естественные пещеры образуют основу для инфраструктуры в этом бесплодном, скалистом доме в пустот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text:p>
          </table:table-cell>
          <table:table-cell table:style-name="ce6" office:value-type="string">
            <text:p>$pc_barren_cold$ (Terraforming)</text:p>
          </table:table-cell>
          <table:table-cell table:style-name="ce6" office:value-type="string">
            <text:p>$pc_barren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desc</text:p>
          </table:table-cell>
          <table:table-cell table:number-columns-repeated="2" table:style-name="ce6" office:value-type="string">
            <text:p>$pc_barren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habitability</text:p>
          </table:table-cell>
          <table:table-cell table:style-name="ce6" office:value-type="string">
            <text:p>$pc_barren_cold_terraforming$ Habitability</text:p>
          </table:table-cell>
          <table:table-cell table:style-name="ce6" office:value-type="string">
            <text:p>Адаптация -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text:p>
          </table:table-cell>
          <table:table-cell table:style-name="ce6" office:value-type="string">
            <text:p>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col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text:p>
          </table:table-cell>
          <table:table-cell table:style-name="ce6" office:value-type="string">
            <text:p>$pc_barren$ (Terraforming)</text:p>
          </table:table-cell>
          <table:table-cell table:style-name="ce6" office:value-type="string">
            <text:p>$pc_barr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desc</text:p>
          </table:table-cell>
          <table:table-cell table:number-columns-repeated="2" table:style-name="ce6" office:value-type="string">
            <text:p>$pc_barren_desc$</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habitability</text:p>
          </table:table-cell>
          <table:table-cell table:style-name="ce6" office:value-type="string">
            <text:p>$pc_barren_terraforming$ Habitability</text:p>
          </table:table-cell>
          <table:table-cell table:style-name="ce6" office:value-type="string">
            <text:p>Адаптация -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text:p>
          </table:table-cell>
          <table:table-cell table:style-name="ce6" office:value-type="string">
            <text:p>Desolate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barren_terraforming_tile_desc</text:p>
          </table:table-cell>
          <table:table-cell table:style-name="ce6" office:value-type="string">
            <text:p>Rocky barren landscape.</text:p>
          </table:table-cell>
          <table:table-cell table:style-name="ce6" office:value-type="string">
            <text:p>Скалистый бесплодн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text:p>
          </table:table-cell>
          <table:table-cell table:style-name="ce6" office:value-type="string">
            <text:p>Subspace Crystal Asteroidal</text:p>
          </table:table-cell>
          <table:table-cell table:style-name="ce6" office:value-type="string">
            <text:p>Подпространственный кристаллический астероид</text:p>
          </table:table-cell>
          <table:table-cell table:style-name="ce6"/>
          <table:table-cell table:style-name="ce16" table:number-columns-repeated="22"/>
          <table:table-cell table:number-columns-repeated="998"/>
        </table:table-row>
        <table:table-row table:style-name="ro3">
          <table:table-cell table:style-name="ce3" office:value-type="string">
            <text:p>pc_crystal_asteroidal_planetoid_desc</text:p>
          </table:table-cell>
          <table:table-cell table:style-name="ce6" office:value-type="string">
            <text:p>This large asteroid originated in a different dimension. The crystal formations that compose it have a unique energy signature. Remarkably, the internal space that naturally formed inside this asteroid appears to be larger than its external dimensions.</text:p>
          </table:table-cell>
          <table:table-cell table:style-name="ce6" office:value-type="string">
            <text:p>Этот большой астероид возник в другом измерении. Кристаллические образования, из которых он состоит, имеют уникальную энергетическую сигнатуру. Примечательно, что внутреннее пространство, которое образовалось внутри этого астероида, кажется большим, чем его внешние размеры.</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habitability</text:p>
          </table:table-cell>
          <table:table-cell table:style-name="ce6" office:value-type="string">
            <text:p>Subpsace Voidhome Habitability</text:p>
          </table:table-cell>
          <table:table-cell table:style-name="ce6" office:value-type="string">
            <text:p>Адаптация - 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planetoid_tile</text:p>
          </table:table-cell>
          <table:table-cell table:style-name="ce6" office:value-type="string">
            <text:p>Subpsace Voidhome Interior</text:p>
          </table:table-cell>
          <table:table-cell table:style-name="ce6" office:value-type="string">
            <text:p>Интерьер подпространствен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crystal_asteroidal_planetoid_tile_desc</text:p>
          </table:table-cell>
          <table:table-cell table:style-name="ce6" office:value-type="string">
            <text:p>A massive natural cavern provides an unexpected large area where infrastructure can be created within this physics-defying anomalous body.</text:p>
          </table:table-cell>
          <table:table-cell table:style-name="ce6" office:value-type="string">
            <text:p>Массивная естественная пещера обеспечивает неожиданную большую площадь, где инфраструктура может быть создана в этом аномальном противоречащем физике космическом теле.</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text:p>
          </table:table-cell>
          <table:table-cell table:style-name="ce6" office:value-type="string">
            <text:p>Subspace Crystal Formation Mined</text:p>
          </table:table-cell>
          <table:table-cell table:style-name="ce6" office:value-type="string">
            <text:p>Добытая 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1">
          <table:table-cell table:style-name="ce3" office:value-type="string">
            <text:p>pc_crystal_asteroidal_subspace_crystal_formation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7">
          <table:table-cell table:style-name="ce3" office:value-type="string">
            <text:p>pc_dwarf_planet_asteroid_desc</text:p>
          </table:table-cell>
          <table:table-cell table:style-name="ce6"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6" office:value-type="string">
            <text:p>Планетоид - это крошечный мир, который обычно не соответствует критериям для планеты, в том числе луны, астероиды и маленькие объекты, подобные планете. Карликовые планетоиды могут состоять из камня или льда, многие из них даже не сферические по форме и имеют эксцентричные орбиты, загроможденные различными ещё более мелкими объектами.</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text:p>
          </table:table-cell>
          <table:table-cell table:style-name="ce6" office:value-type="string">
            <text:p>Dwarf Planetoid (Terraforming)</text:p>
          </table:table-cell>
          <table:table-cell table:style-name="ce6" office:value-type="string">
            <text:p>Dwarf Planetoi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desc</text:p>
          </table:table-cell>
          <table:table-cell table:number-columns-repeated="2" table:style-name="ce6" office:value-type="string">
            <text:p>$pc_dwarf_planet_asteroid_desc$</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habitability</text:p>
          </table:table-cell>
          <table:table-cell table:style-name="ce6" office:value-type="string">
            <text:p>Dwarf Planetoid Habitability</text:p>
          </table:table-cell>
          <table:table-cell table:style-name="ce6" office:value-type="string">
            <text:p>Адаптация -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_asteroid_terraforming_tile_desc</text:p>
          </table:table-cell>
          <table:table-cell table:style-name="ce6" office:value-type="string">
            <text:p>Cold and lifeless, crater-filled landscape.</text:p>
          </table:table-cell>
          <table:table-cell table:style-name="ce6" office:value-type="string">
            <text:p>Холодный и безжизненный, заполненный кратерами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text:p>
          </table:table-cell>
          <table:table-cell table:style-name="ce6" office:value-type="string">
            <text:p>Dwarf Planetoid</text:p>
          </table:table-cell>
          <table:table-cell table:style-name="ce6" office:value-type="string">
            <text:p>Карликовый планетоид</text:p>
          </table:table-cell>
          <table:table-cell table:style-name="ce6"/>
          <table:table-cell table:style-name="ce16" table:number-columns-repeated="22"/>
          <table:table-cell table:number-columns-repeated="998"/>
        </table:table-row>
        <table:table-row table:style-name="ro3">
          <table:table-cell table:style-name="ce3" office:value-type="string">
            <text:p>pc_dwarf_planetoid_desc</text:p>
          </table:table-cell>
          <table:table-cell table:style-name="ce6" office:value-type="string">
            <text:p>Whether it's classified as a very small Planetoid, or an especially large Asteroid, this rock is dense and stable enough to support a colony within its interior - but it requires extensive development to render it habitable.</text:p>
          </table:table-cell>
          <table:table-cell table:style-name="ce9" office:value-type="string">
            <text:p>Независимо от того, классифицируется ли он как очень маленький планетоид или особенно крупный астероид, этот камень достаточно плотный и достаточно стабильный, чтобы поддерживать колонию на себе, но требует обширного развития, чтобы сделать его пригодным для жилья.</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habitability</text:p>
          </table:table-cell>
          <table:table-cell table:style-name="ce6" office:value-type="string">
            <text:p>Voidhome Habitability</text:p>
          </table:table-cell>
          <table:table-cell table:style-name="ce6" office:value-type="string">
            <text:p>Адаптация -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dwarf_planetoid_tile</text:p>
          </table:table-cell>
          <table:table-cell table:style-name="ce6" office:value-type="string">
            <text:p>Voidhome Interior</text:p>
          </table:table-cell>
          <table:table-cell table:style-name="ce6"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dwarf_planetoid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text:p>
          </table:table-cell>
          <table:table-cell table:style-name="ce6" office:value-type="string">
            <text:p>$pc_frozen$ (Terraforming)</text:p>
          </table:table-cell>
          <table:table-cell table:style-name="ce6" office:value-type="string">
            <text:p>$pc_froz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desc</text:p>
          </table:table-cell>
          <table:table-cell table:number-columns-repeated="2" table:style-name="ce6" office:value-type="string">
            <text:p>$pc_frozen_desc$</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habitability</text:p>
          </table:table-cell>
          <table:table-cell table:style-name="ce6" office:value-type="string">
            <text:p>$pc_frozen_terraforming$ Habitability</text:p>
          </table:table-cell>
          <table:table-cell table:style-name="ce6" office:value-type="string">
            <text:p>Адаптация -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text:p>
          </table:table-cell>
          <table:table-cell table:style-name="ce6" office:value-type="string">
            <text:p>Frozen Terrain</text:p>
          </table:table-cell>
          <table:table-cell table:style-name="ce6" office:value-type="string">
            <text:p>Заснеж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frozen_terraforming_tile_desc</text:p>
          </table:table-cell>
          <table:table-cell table:style-name="ce6" office:value-type="string">
            <text:p>Rocky landscape covered in a thick layer of ice.</text:p>
          </table:table-cell>
          <table:table-cell table:style-name="ce6" office:value-type="string">
            <text:p>Скалистый пейзаж, покрытый толстым слоем льда.</text:p>
          </table:table-cell>
          <table:table-cell table:style-name="ce6"/>
          <table:table-cell table:style-name="ce16" table:number-columns-repeated="22"/>
          <table:table-cell table:number-columns-repeated="998"/>
        </table:table-row>
        <table:table-row table:style-name="ro1">
          <table:table-cell table:style-name="ce3" office:value-type="string">
            <text:p>pc_gas_giant_hot</text:p>
          </table:table-cell>
          <table:table-cell table:style-name="ce6" office:value-type="string">
            <text:p>Ultra Giant</text:p>
          </table:table-cell>
          <table:table-cell table:style-name="ce6" office:value-type="string">
            <text:p>Ультра гигант</text:p>
          </table:table-cell>
          <table:table-cell table:style-name="ce6"/>
          <table:table-cell table:style-name="ce16" table:number-columns-repeated="22"/>
          <table:table-cell table:number-columns-repeated="998"/>
        </table:table-row>
        <table:table-row table:style-name="ro7">
          <table:table-cell table:style-name="ce3" office:value-type="string">
            <text:p>pc_gas_giant_hot_desc</text:p>
          </table:table-cell>
          <table:table-cell table:style-name="ce6"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6" office:value-type="string">
            <text:p>Большая газовая планета с атмосферой, в основном состоящей из водорода и гелия. Планета находится в непосредственной близости от родительской звезды и поэтому имеет очень высокую температуру поверхности и короткий орбитальный период. Атмосфера экстремальная и экзотическая из-за коротких периодов и длительных дней, с интенсивными ветрами и сверх вращающимися экваториальными струям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text:p>
          </table:table-cell>
          <table:table-cell table:style-name="ce6" office:value-type="string">
            <text:p>Cambrian World</text:p>
          </table:table-cell>
          <table:table-cell table:style-name="ce6" office:value-type="string">
            <text:p>Кембрийски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crystalline_desc</text:p>
          </table:table-cell>
          <table:table-cell table:style-name="ce6"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text:p>
          </table:table-cell>
          <table:table-cell table:style-name="ce6" office:value-type="string">
            <text:p>После того, как ядро «первородной» планеты охлаждается, вулканическая активность уменьшается, а условия жизни улучшаются. Кислород и азот присутствуют в некоторой изобилии в атмосфере, приводя к возникновению все более сложных организмов, таких как примитивная растительность, водоросли, и животные, такие как губки и медузы. По мере того как планета продолжает остывать, она может, наконец, перейти на заключительный этап её эволюции.</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habitability</text:p>
          </table:table-cell>
          <table:table-cell table:style-name="ce6" office:value-type="string">
            <text:p>Cambrian Habitability</text:p>
          </table:table-cell>
          <table:table-cell table:style-name="ce6" office:value-type="string">
            <text:p>Адаптация -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text:p>
          </table:table-cell>
          <table:table-cell table:style-name="ce6" office:value-type="string">
            <text:p>Rocky Terrain</text:p>
          </table:table-cell>
          <table:table-cell table:style-name="ce6" office:value-type="string">
            <text:p>Скалист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crystalline_tile_desc</text:p>
          </table:table-cell>
          <table:table-cell table:style-name="ce6" office:value-type="string">
            <text:p>Dry and rocky terrain with sparse vegetation.</text:p>
          </table:table-cell>
          <table:table-cell table:style-name="ce6" office:value-type="string">
            <text:p>Сухая и скалистая местность с редкой раститель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text:p>
          </table:table-cell>
          <table:table-cell table:style-name="ce6" office:value-type="string">
            <text:p>Primordial World</text:p>
          </table:table-cell>
          <table:table-cell table:style-name="ce6" office:value-type="string">
            <text:p>Первородная планета</text:p>
          </table:table-cell>
          <table:table-cell table:style-name="ce6"/>
          <table:table-cell table:style-name="ce16" table:number-columns-repeated="22"/>
          <table:table-cell table:number-columns-repeated="998"/>
        </table:table-row>
        <table:table-row table:style-name="ro5">
          <table:table-cell table:style-name="ce3" office:value-type="string">
            <text:p>pc_geometallic_desc</text:p>
          </table:table-cell>
          <table:table-cell table:style-name="ce6"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6" office:value-type="string">
            <text:p>По мере того, как расплавленный мир остывает, кора и сердцевина застывают, и планета может стать «первородной», если условия правильные. Эти бесплодные миры являются свидетелями значительной геологической активности, пар, вытесненный из вулканических извержений, конденсируется в воду и образует первые мелкие моря, в которых бактерии могут развиваться и в конечном итоге процветать. По мере того, как сердцевина «первородной» планеты остывает, вулканическая активность уменьшается, и в конечном итоге планета переходит в более обитаемый класс.</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text:p>
          </table:table-cell>
          <table:table-cell table:style-name="ce6" office:value-type="string">
            <text:p>Primordial World (Terraforming)</text:p>
          </table:table-cell>
          <table:table-cell table:style-name="ce6" office:value-type="string">
            <text:p>$pc_geometall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desc</text:p>
          </table:table-cell>
          <table:table-cell table:number-columns-repeated="2" table:style-name="ce6" office:value-type="string">
            <text:p>$pc_geometallic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habitability</text:p>
          </table:table-cell>
          <table:table-cell table:style-name="ce6" office:value-type="string">
            <text:p>Primordial Habitability</text:p>
          </table:table-cell>
          <table:table-cell table:style-name="ce6" office:value-type="string">
            <text:p>Адаптация - Первород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etallic_terraforming_tile_desc</text:p>
          </table:table-cell>
          <table:table-cell table:style-name="ce6" office:value-type="string">
            <text:p>Rocky and lifeless terrain.</text:p>
          </table:table-cell>
          <table:table-cell table:style-name="ce6" office:value-type="string">
            <text:p>Скалистый и безжизн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text:p>
          </table:table-cell>
          <table:table-cell table:style-name="ce6" office:value-type="string">
            <text:p>Radiated World</text:p>
          </table:table-cell>
          <table:table-cell table:style-name="ce6" office:value-type="string">
            <text:p>Облучённый мир</text:p>
          </table:table-cell>
          <table:table-cell table:style-name="ce6"/>
          <table:table-cell table:style-name="ce16" table:number-columns-repeated="22"/>
          <table:table-cell table:number-columns-repeated="998"/>
        </table:table-row>
        <table:table-row table:style-name="ro5">
          <table:table-cell table:style-name="ce3" office:value-type="string">
            <text:p>pc_geomorteus_desc</text:p>
          </table:table-cell>
          <table:table-cell table:style-name="ce6"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6" office:value-type="string">
            <text:p>Маленькие скалистые миры, расположенные в горячей зоне звездной системы. Не подходящие для жизни гуманоидов, эти планеты имеют очень неустойчивые облучённые поверхности. Тонкие атмосферы состоят в основном из гелия и натрия. В суровом дневном свете температура может приближаться к 450ºC, а ночью, из-за того, что тут нет никакой атмосферы, чтобы сохранить эту жару, она может стать столь же холодной: -200ºC. В облучённых мирах никогда не наблюдалось никаких форм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text:p>
          </table:table-cell>
          <table:table-cell table:style-name="ce6" office:value-type="string">
            <text:p>Radiated World (Terraforming)</text:p>
          </table:table-cell>
          <table:table-cell table:style-name="ce6" office:value-type="string">
            <text:p>$pc_geomorteus$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desc</text:p>
          </table:table-cell>
          <table:table-cell table:number-columns-repeated="2" table:style-name="ce6" office:value-type="string">
            <text:p>$pc_geomorteus_desc$</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habitability</text:p>
          </table:table-cell>
          <table:table-cell table:style-name="ce6" office:value-type="string">
            <text:p>Radiated Habitability</text:p>
          </table:table-cell>
          <table:table-cell table:style-name="ce6" office:value-type="string">
            <text:p>Адаптация - Облучё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text:p>
          </table:table-cell>
          <table:table-cell table:style-name="ce6" office:value-type="string">
            <text:p>Radiated Terrain</text:p>
          </table:table-cell>
          <table:table-cell table:style-name="ce6" office:value-type="string">
            <text:p>Облучё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eomorteus_terraforming_tile_desc</text:p>
          </table:table-cell>
          <table:table-cell table:style-name="ce6" office:value-type="string">
            <text:p>Rocky and barren terrain, scorched due to close proximity to the parent star.</text:p>
          </table:table-cell>
          <table:table-cell table:style-name="ce6" office:value-type="string">
            <text:p>Скалистая и бесплодная местность, выжженная из-за непосредственной близости к родной звезде.</text:p>
          </table:table-cell>
          <table:table-cell table:style-name="ce6"/>
          <table:table-cell table:style-name="ce16" table:number-columns-repeated="22"/>
          <table:table-cell table:number-columns-repeated="998"/>
        </table:table-row>
        <table:table-row table:style-name="ro1">
          <table:table-cell table:style-name="ce3" office:value-type="string">
            <text:p>pc_geoplastic</text:p>
          </table:table-cell>
          <table:table-cell table:style-name="ce6" office:value-type="string">
            <text:p>Molten World</text:p>
          </table:table-cell>
          <table:table-cell table:style-name="ce6" office:value-type="string">
            <text:p>Расплавлен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geoplastic_desc</text:p>
          </table:table-cell>
          <table:table-cell table:style-name="ce6"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6" office:value-type="string">
            <text:p>Эти миры представляют собой самый ранний этап в формировании обитаемой планеты. Ядро и кора полностью расплавлены, что делает планету восприимчивой к солнечным ветрам и излучению, что приводит к чрезвычайно высокой температуре поверхности. Атмосфера очень тонкая и состоит из водорода и гелия. Когда планета охлаждается, ядро и кора начинают затвердевать, и планета может стать «первородной», если условия правильны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text:p>
          </table:table-cell>
          <table:table-cell table:style-name="ce6" office:value-type="string">
            <text:p>Cold Reducing World</text:p>
          </table:table-cell>
          <table:table-cell table:style-name="ce6" office:value-type="string">
            <text:p>Холодный редуцирован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greenhouse_cold_desc</text:p>
          </table:table-cell>
          <table:table-cell table:style-name="ce6" office:value-type="string">
            <text:p>A rocky planet with a dense atmosphere. Despite being far from the parent star, the gases in the atmosphere have caused a greenhouse effect, allowing exotic liquids such as methane and ethane to exist on the surface.</text:p>
          </table:table-cell>
          <table:table-cell table:style-name="ce6" office:value-type="string">
            <text:p>Скалистая планета с плотной атмосферой. Несмотря на то, что они находятся далеко от родительской звезды, газы в атмосфере вызвали парниковый эффект, позволяя экзотическим жидкостям, таким как метан и этан, существовать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text:p>
          </table:table-cell>
          <table:table-cell table:style-name="ce6" office:value-type="string">
            <text:p>Cold Reducing World (Terraforming)</text:p>
          </table:table-cell>
          <table:table-cell table:style-name="ce6" office:value-type="string">
            <text:p>$pc_greenhouse_cold$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text:p>
          </table:table-cell>
          <table:table-cell table:number-columns-repeated="2" table:style-name="ce6" office:value-type="string">
            <text:p>$pc_greenhouse_cold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desc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habitability</text:p>
          </table:table-cell>
          <table:table-cell table:style-name="ce6" office:value-type="string">
            <text:p>Cold Reducing Habitability</text:p>
          </table:table-cell>
          <table:table-cell table:style-name="ce6" office:value-type="string">
            <text:p>Адаптация -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text:p>
          </table:table-cell>
          <table:table-cell table:style-name="ce6" office:value-type="string">
            <text:p>Cold Barren Terrain</text:p>
          </table:table-cell>
          <table:table-cell table:style-name="ce6" office:value-type="string">
            <text:p>Холод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cold_terraforming_tile_desc</text:p>
          </table:table-cell>
          <table:table-cell table:style-name="ce6" office:value-type="string">
            <text:p>Very cold hostile terrain, with dunes, rivers, lakes and seas of strange liquids.</text:p>
          </table:table-cell>
          <table:table-cell table:style-name="ce6" office:value-type="string">
            <text:p>Очень холодная враждебная местность, с дюнами, реками, озерами и морями стран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text:p>
          </table:table-cell>
          <table:table-cell table:style-name="ce6" office:value-type="string">
            <text:p>Hot Reducing World</text:p>
          </table:table-cell>
          <table:table-cell table:style-name="ce6" office:value-type="string">
            <text:p>Горячий редуцированный мир</text:p>
          </table:table-cell>
          <table:table-cell table:style-name="ce6"/>
          <table:table-cell table:style-name="ce16" table:number-columns-repeated="22"/>
          <table:table-cell table:number-columns-repeated="998"/>
        </table:table-row>
        <table:table-row table:style-name="ro2">
          <table:table-cell table:style-name="ce3" office:value-type="string">
            <text:p>pc_greenhouse_hot_desc</text:p>
          </table:table-cell>
          <table:table-cell table:style-name="ce6" office:value-type="string">
            <text:p>A rocky planet with a thick, high pressure atmosphere. The gases in the atmosphere have caused a runaway greenhouse effect, creating very high surface temperatures.</text:p>
          </table:table-cell>
          <table:table-cell table:style-name="ce6" office:value-type="string">
            <text:p>Скалистая планета с толстой атмосферой высокого давления. Газы в атмосфере вызвали беглый парниковый эффект, создавая очень высокие температуры на поверхности.</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text:p>
          </table:table-cell>
          <table:table-cell table:style-name="ce6" office:value-type="string">
            <text:p>Hot Reducing World (Terraforming)</text:p>
          </table:table-cell>
          <table:table-cell table:style-name="ce6" office:value-type="string">
            <text:p>$pc_greenhouse_hot$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desc</text:p>
          </table:table-cell>
          <table:table-cell table:number-columns-repeated="2" table:style-name="ce6" office:value-type="string">
            <text:p>$pc_greenhouse_hot_desc$</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habitability</text:p>
          </table:table-cell>
          <table:table-cell table:style-name="ce6" office:value-type="string">
            <text:p>Hot Reducing Habitability</text:p>
          </table:table-cell>
          <table:table-cell table:style-name="ce6" office:value-type="string">
            <text:p>Адаптация -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text:p>
          </table:table-cell>
          <table:table-cell table:style-name="ce6" office:value-type="string">
            <text:p>Scorched Barren Terrain</text:p>
          </table:table-cell>
          <table:table-cell table:style-name="ce6" office:value-type="string">
            <text:p>Выжженная 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greenhouse_hot_terraforming_tile_desc</text:p>
          </table:table-cell>
          <table:table-cell table:style-name="ce6" office:value-type="string">
            <text:p>Dry, hostile and very hot desertscape interspersed with slab-like rocks.</text:p>
          </table:table-cell>
          <table:table-cell table:style-name="ce6" office:value-type="string">
            <text:p>Сухая, враждебная и очень жаркая пустыня, чередующаяся с плитоподобными скалами.</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text:p>
          </table:table-cell>
          <table:table-cell table:style-name="ce6" office:value-type="string">
            <text:p>Frozen Exotic Matter Mined</text:p>
          </table:table-cell>
          <table:table-cell table:style-name="ce6" office:value-type="string">
            <text:p>Добытая замороженная экзотическая материя</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frozen_exotic_matter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text:p>
          </table:table-cell>
          <table:table-cell table:style-name="ce6" office:value-type="string">
            <text:p>Primordial-Ice Asteroidal</text:p>
          </table:table-cell>
          <table:table-cell table:style-name="ce6" office:value-type="string">
            <text:p>Астероид с первородным льдом</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desc</text:p>
          </table:table-cell>
          <table:table-cell table:style-name="ce6" office:value-type="string">
            <text:p>This large asteroid is almost completely composed of pure primordial ice - dating back to the universe's infancy. Exploiting this asteroid to the fullest will require the establishment of a permanent colony.</text:p>
          </table:table-cell>
          <table:table-cell table:style-name="ce6" office:value-type="string">
            <text:p>Этот большой астероид почти полностью состоит из чистого первородного льда, восходящего к младенчеству вселенной. Эксплуатация этого астероида в полной мере потребует создания постоянной колонии.</text:p>
          </table:table-cell>
          <table:table-cell table:style-name="ce6"/>
          <table:table-cell table:style-name="ce16" table:number-columns-repeated="22"/>
          <table:table-cell table:number-columns-repeated="998"/>
        </table:table-row>
        <table:table-row table:style-name="ro9">
          <table:table-cell table:style-name="ce3" office:value-type="string">
            <text:p>pc_ice_asteroidal_planetoid_habitability</text:p>
          </table:table-cell>
          <table:table-cell table:style-name="ce6" office:value-type="string">
            <text:p>Frozen Voidhome Habitability</text:p>
          </table:table-cell>
          <table:table-cell table:style-name="ce14" office:value-type="string">
            <text:p>Адаптация - 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lanetoid_tile</text:p>
          </table:table-cell>
          <table:table-cell table:style-name="ce6" office:value-type="string">
            <text:p>Frozen Voidhome Interior</text:p>
          </table:table-cell>
          <table:table-cell table:style-name="ce6" office:value-type="string">
            <text:p>Интерьер ледяной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ice_asteroidal_planetoid_tile_desc</text:p>
          </table:table-cell>
          <table:table-cell table:style-name="ce6" office:value-type="string">
            <text:p>Drilled catacombs and natural caverns form the foundation for infrastructure within this frozen, icy home in the void.</text:p>
          </table:table-cell>
          <table:table-cell table:style-name="ce9" office:value-type="string">
            <text:p>Выбуреные катакомбы и естественные пещеры образуют основу для инфраструктуры в этом морозном и ледян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text:p>
          </table:table-cell>
          <table:table-cell table:style-name="ce6" office:value-type="string">
            <text:p>Primordial-Ice Mined</text:p>
          </table:table-cell>
          <table:table-cell table:style-name="ce6" office:value-type="string">
            <text:p>Добытый первородный лёд</text:p>
          </table:table-cell>
          <table:table-cell table:style-name="ce6"/>
          <table:table-cell table:style-name="ce16" table:number-columns-repeated="22"/>
          <table:table-cell table:number-columns-repeated="998"/>
        </table:table-row>
        <table:table-row table:style-name="ro1">
          <table:table-cell table:style-name="ce3" office:value-type="string">
            <text:p>pc_ice_asteroidal_primordial_ice_mined_desc</text:p>
          </table:table-cell>
          <table:table-cell table:number-columns-repeated="2" table:style-name="ce6" office:value-type="string">
            <text:p>$pc_asteroidal_carbometallic_rock_mined_desc$</text:p>
          </table:table-cell>
          <table:table-cell table:style-name="ce6"/>
          <table:table-cell table:style-name="ce16" table:number-columns-repeated="22"/>
          <table:table-cell table:number-columns-repeated="998"/>
        </table:table-row>
        <table:table-row table:style-name="ro1">
          <table:table-cell table:style-name="ce3" office:value-type="string">
            <text:p>pc_ice_giant</text:p>
          </table:table-cell>
          <table:table-cell table:style-name="ce6" office:value-type="string">
            <text:p>Ice Giant</text:p>
          </table:table-cell>
          <table:table-cell table:style-name="ce6" office:value-type="string">
            <text:p>Ледяной гигант</text:p>
          </table:table-cell>
          <table:table-cell table:style-name="ce6"/>
          <table:table-cell table:style-name="ce16" table:number-columns-repeated="22"/>
          <table:table-cell table:number-columns-repeated="998"/>
        </table:table-row>
        <table:table-row table:style-name="ro3">
          <table:table-cell table:style-name="ce3" office:value-type="string">
            <text:p>pc_ice_giant_desc</text:p>
          </table:table-cell>
          <table:table-cell table:style-name="ce6" office:value-type="string">
            <text:p>These frozen giants are vastly different in composition from their gaseous brethren. The core is mostly rock and ice, surrounded by tenuous layers of water, methane, and ammonia. Additionally, the magnetic field is sharply inclined to the axis of rotation. Class I planets form on the fringe of a star system.</text:p>
          </table:table-cell>
          <table:table-cell table:style-name="ce6" office:value-type="string">
            <text:p>Эти замороженные гиганты сильно отличаются по составу от своих газовых братьев. Ядро в основном представляет собой камень и лед, окруженный малыми слоями воды, метана и аммиака. Кроме того, магнитное поле резко наклонено к оси вращения. Планеты I класса формируются на краю звездной системы.</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text:p>
          </table:table-cell>
          <table:table-cell table:style-name="ce6" office:value-type="string">
            <text:p>Irradiated Marginal World</text:p>
          </table:table-cell>
          <table:table-cell table:style-name="ce6" office:value-type="string">
            <text:p>Облучён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irradiated_marginal_desc</text:p>
          </table:table-cell>
          <table:table-cell table:style-name="ce6"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6" office:value-type="string">
            <text:p>Эти миры, также известные как «Супер-Земли», имеют бесплодные и облученные поверхности, не имеющие сильной магнитосферы, чтобы защитить их от излучения их звезды. Несмотря на суровые условия поверхности, можно обнаружить жидкую воду, которая обеспечивает достаточную защиту от излучения, позволяя некоторым растительным и живым существам находиться под водой.</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habitability</text:p>
          </table:table-cell>
          <table:table-cell table:style-name="ce6" office:value-type="string">
            <text:p>Irradiated Marginal Habitability</text:p>
          </table:table-cell>
          <table:table-cell table:style-name="ce6" office:value-type="string">
            <text:p>Адаптация -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margin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text:p>
          </table:table-cell>
          <table:table-cell table:style-name="ce6" office:value-type="string">
            <text:p>Irradiated Terrestrial World</text:p>
          </table:table-cell>
          <table:table-cell table:style-name="ce6" office:value-type="string">
            <text:p>Облученный земноподобный мир</text:p>
          </table:table-cell>
          <table:table-cell table:style-name="ce6"/>
          <table:table-cell table:style-name="ce16" table:number-columns-repeated="22"/>
          <table:table-cell table:number-columns-repeated="998"/>
        </table:table-row>
        <table:table-row table:style-name="ro3">
          <table:table-cell table:style-name="ce3" office:value-type="string">
            <text:p>pc_irradiated_terrestrial_desc</text:p>
          </table:table-cell>
          <table:table-cell table:style-name="ce6"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6" office:value-type="string">
            <text:p>Эти земноподобные миры имеют бесплодные и облученные поверхности, лишенные сильной магнитосферы, чтобы защитить ее от излучения звезды. Несмотря на суровые условия поверхности, можно обнаружить океаны воды, которые обеспечивают достаточную защиту от излучения, позволяя существовать хоть какой-то жизни.</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habitability</text:p>
          </table:table-cell>
          <table:table-cell table:style-name="ce6" office:value-type="string">
            <text:p>Irradiated Terrestrial Habitability</text:p>
          </table:table-cell>
          <table:table-cell table:style-name="ce6" office:value-type="string">
            <text:p>Адаптация -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text:p>
          </table:table-cell>
          <table:table-cell table:style-name="ce6" office:value-type="string">
            <text:p>Irradiated Terrain</text:p>
          </table:table-cell>
          <table:table-cell table:style-name="ce6" office:value-type="string">
            <text:p>Облуч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irradiated_terrestrial_tile_desc</text:p>
          </table:table-cell>
          <table:table-cell table:style-name="ce6" office:value-type="string">
            <text:p>Irradiated and barren terrain.</text:p>
          </table:table-cell>
          <table:table-cell table:style-name="ce6" office:value-type="string">
            <text:p>Облученный и бесп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text:p>
          </table:table-cell>
          <table:table-cell table:style-name="ce6" office:value-type="string">
            <text:p>Large orbiting asteroid</text:p>
          </table:table-cell>
          <table:table-cell table:style-name="ce6" office:value-type="string">
            <text:p>Большо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text:p>
          </table:table-cell>
          <table:table-cell table:style-name="ce6" office:value-type="string">
            <text:p>Asteroidal Moon (Terraforming)</text:p>
          </table:table-cell>
          <table:table-cell table:style-name="ce6" office:value-type="string">
            <text:p>Asteroidal Moo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desc</text:p>
          </table:table-cell>
          <table:table-cell table:number-columns-repeated="2" table:style-name="ce6" office:value-type="string">
            <text:p>$pc_large_asteroid_moon_desc$</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habitability</text:p>
          </table:table-cell>
          <table:table-cell table:style-name="ce6" office:value-type="string">
            <text:p>Asteroidal Moon Habitability</text:p>
          </table:table-cell>
          <table:table-cell table:style-name="ce6" office:value-type="string">
            <text:p>Адаптация -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pc_large_asteroid_moon_terraforming_tile</text:p>
          </table:table-cell>
          <table:table-cell table:style-name="ce6" office:value-type="string">
            <text:p>Voidhome Interior</text:p>
          </table:table-cell>
          <table:table-cell table:style-name="ce9" office:value-type="string">
            <text:p>Интерьер вакуумной среды</text:p>
          </table:table-cell>
          <table:table-cell table:style-name="ce6"/>
          <table:table-cell table:style-name="ce16" table:number-columns-repeated="22"/>
          <table:table-cell table:number-columns-repeated="998"/>
        </table:table-row>
        <table:table-row table:style-name="ro2">
          <table:table-cell table:style-name="ce3" office:value-type="string">
            <text:p>pc_large_asteroid_moon_terraforming_tile_desc</text:p>
          </table:table-cell>
          <table:table-cell table:style-name="ce6" office:value-type="string">
            <text:p>Drilled catacombs and natural caverns form the foundation for infrastructure within this barren, rocky home in the void.</text:p>
          </table:table-cell>
          <table:table-cell table:style-name="ce9" office:value-type="string">
            <text:p>Выбуреные катакомбы и естественные пещеры образуют основу для инфраструктуры в этом бесплодном, скалистом доме в пустоте космоса.</text:p>
          </table:table-cell>
          <table:table-cell table:style-name="ce6"/>
          <table:table-cell table:style-name="ce16" table:number-columns-repeated="22"/>
          <table:table-cell table:number-columns-repeated="998"/>
        </table:table-row>
        <table:table-row table:style-name="ro1">
          <table:table-cell table:style-name="ce3" office:value-type="string">
            <text:p>pc_lush</text:p>
          </table:table-cell>
          <table:table-cell table:style-name="ce6" office:value-type="string">
            <text:p>Lush World</text:p>
          </table:table-cell>
          <table:table-cell table:style-name="ce6" office:value-type="string">
            <text:p>Пышный мир</text:p>
          </table:table-cell>
          <table:table-cell table:style-name="ce6"/>
          <table:table-cell table:style-name="ce16" table:number-columns-repeated="22"/>
          <table:table-cell table:number-columns-repeated="998"/>
        </table:table-row>
        <table:table-row table:style-name="ro4">
          <table:table-cell table:style-name="ce3" office:value-type="string">
            <text:p>pc_lush_desc</text:p>
          </table:table-cell>
          <table:table-cell table:style-name="ce6" office:value-type="string">
            <text:p>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and seasonal variation is minimal. This planet type can be considered perfect for any species that evolved in temperate worlds.</text:p>
          </table:table-cell>
          <table:table-cell table:style-name="ce6" office:value-type="string">
            <text:p>В пышных мирах сформирован умеренный климат с азотно-кислородной атмосферой и устойчивой экосистемой. Диапазон изменения климата очень мал, в результате чего пышные ландшафты, которые разделены преимущественно мелководными морями, доминируют над землёй. Холодный и сухой климат встречаются только вблизи полюсов и горных вершин, в то время как пустыни обычно отсутствуют, поскольку уровни осадков одинаковы на каждой широте, а сезонные колебания минимальны. Этот тип планеты можно считать идеальным для любых видов, которые эволюционировали в умеренных мирах.</text:p>
          </table:table-cell>
          <table:table-cell table:style-name="ce6"/>
          <table:table-cell table:style-name="ce16" table:number-columns-repeated="22"/>
          <table:table-cell table:number-columns-repeated="998"/>
        </table:table-row>
        <table:table-row table:style-name="ro1">
          <table:table-cell table:style-name="ce3" office:value-type="string">
            <text:p>pc_lush_habitability</text:p>
          </table:table-cell>
          <table:table-cell table:style-name="ce6" office:value-type="string">
            <text:p>Lush Habitability</text:p>
          </table:table-cell>
          <table:table-cell table:style-name="ce6" office:value-type="string">
            <text:p>Адаптация -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lush_tile</text:p>
          </table:table-cell>
          <table:table-cell table:style-name="ce6" office:value-type="string">
            <text:p>Lush Terrain</text:p>
          </table:table-cell>
          <table:table-cell table:style-name="ce6" office:value-type="string">
            <text:p>Пыш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pc_lush_tile_desc</text:p>
          </table:table-cell>
          <table:table-cell table:style-name="ce6" office:value-type="string">
            <text:p>Fertile terrain with lush vegetation, providing perfect living conditions to any forms of life adapted to temperate climates.</text:p>
          </table:table-cell>
          <table:table-cell table:style-name="ce6" office:value-type="string">
            <text:p>Плодородная местность с пышной растительностью, обеспечивающая идеальные условия жизни для любых форм жизни, адаптированных к умеренным климатам.</text:p>
          </table:table-cell>
          <table:table-cell table:style-name="ce6"/>
          <table:table-cell table:style-name="ce16" table:number-columns-repeated="22"/>
          <table:table-cell table:number-columns-repeated="998"/>
        </table:table-row>
        <table:table-row table:style-name="ro1">
          <table:table-cell table:style-name="ce3" office:value-type="string">
            <text:p>pc_marginal</text:p>
          </table:table-cell>
          <table:table-cell table:style-name="ce6" office:value-type="string">
            <text:p>Warm Marginal World</text:p>
          </table:table-cell>
          <table:table-cell table:style-name="ce6" office:value-type="string">
            <text:p>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text:p>
          </table:table-cell>
          <table:table-cell table:style-name="ce6" office:value-type="string">
            <text:p>Cold Marginal World</text:p>
          </table:table-cell>
          <table:table-cell table:style-name="ce6" office:value-type="string">
            <text:p>Холодный марг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marginal_cold_desc</text:p>
          </table:table-cell>
          <table:table-cell table:style-name="ce6"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водным покрытием. Холодный подкласс имеет тенденцию быть очень холодным и скалистым, с большим количеством замороженной воды, за исключением более низких широт, где можно найти жидкую воду и раститель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habitability</text:p>
          </table:table-cell>
          <table:table-cell table:style-name="ce6" office:value-type="string">
            <text:p>Cold Marginal Habitability</text:p>
          </table:table-cell>
          <table:table-cell table:style-name="ce6" office:value-type="string">
            <text:p>Адаптация -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text:p>
          </table:table-cell>
          <table:table-cell table:style-name="ce6" office:value-type="string">
            <text:p>Cold Terrain</text:p>
          </table:table-cell>
          <table:table-cell table:style-name="ce6" office:value-type="string">
            <text:p>Холод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cold_tile_desc</text:p>
          </table:table-cell>
          <table:table-cell table:style-name="ce6" office:value-type="string">
            <text:p>Snow-covered terrain with some vegetation.</text:p>
          </table:table-cell>
          <table:table-cell table:style-name="ce6" office:value-type="string">
            <text:p>Заснеженный ландшафт с некоторой растительностью.</text:p>
          </table:table-cell>
          <table:table-cell table:style-name="ce6"/>
          <table:table-cell table:style-name="ce16" table:number-columns-repeated="22"/>
          <table:table-cell table:number-columns-repeated="998"/>
        </table:table-row>
        <table:table-row table:style-name="ro3">
          <table:table-cell table:style-name="ce3" office:value-type="string">
            <text:p>pc_marginal_desc</text:p>
          </table:table-cell>
          <table:table-cell table:style-name="ce6"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6" office:value-type="string">
            <text:p>Эти миры, также известные как «Супер-Земли», в целом аналогичны земным планетам, но в большем масштабе и с меньшим покрытием водой. Теплый подкласс имеет тенденцию быть скалистым и лесистым, и, хотя они подходят для жизни, дефицитное водоснабжение усложняет естественную эволюцию.</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habitability</text:p>
          </table:table-cell>
          <table:table-cell table:style-name="ce6" office:value-type="string">
            <text:p>Warm Marginal Habitability</text:p>
          </table:table-cell>
          <table:table-cell table:style-name="ce6" office:value-type="string">
            <text:p>Адаптация -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text:p>
          </table:table-cell>
          <table:table-cell table:style-name="ce6" office:value-type="string">
            <text:p>Temperate Terrain</text:p>
          </table:table-cell>
          <table:table-cell table:style-name="ce6" office:value-type="string">
            <text:p>Умер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marginal_tile_desc</text:p>
          </table:table-cell>
          <table:table-cell table:style-name="ce6" office:value-type="string">
            <text:p>Diverse forested terrain with a mild climate.</text:p>
          </table:table-cell>
          <table:table-cell table:style-name="ce6" office:value-type="string">
            <text:p>Разнообразная лесистая местность с мягки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text:p>
          </table:table-cell>
          <table:table-cell table:style-name="ce6" office:value-type="string">
            <text:p>$pc_molten$ (Terraforming)</text:p>
          </table:table-cell>
          <table:table-cell table:style-name="ce6" office:value-type="string">
            <text:p>$pc_molten$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desc</text:p>
          </table:table-cell>
          <table:table-cell table:number-columns-repeated="2" table:style-name="ce6" office:value-type="string">
            <text:p>$pc_molten_desc$</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habitability</text:p>
          </table:table-cell>
          <table:table-cell table:style-name="ce6" office:value-type="string">
            <text:p>$pc_molten_terraforming$ Habitability</text:p>
          </table:table-cell>
          <table:table-cell table:style-name="ce6" office:value-type="string">
            <text:p>Адаптация -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text:p>
          </table:table-cell>
          <table:table-cell table:style-name="ce6" office:value-type="string">
            <text:p>Volcanic Terrain</text:p>
          </table:table-cell>
          <table:table-cell table:style-name="ce6" office:value-type="string">
            <text:p>Расплавл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molten_terraforming_tile_desc</text:p>
          </table:table-cell>
          <table:table-cell table:style-name="ce6" office:value-type="string">
            <text:p>Barren landscape covered in lava flows, ash, and pyroclastic rock.</text:p>
          </table:table-cell>
          <table:table-cell table:style-name="ce6" office:value-type="string">
            <text:p>Бесплодный ландшафт, покрытый лавовыми потоками, золой и пирокластическими камнями.</text:p>
          </table:table-cell>
          <table:table-cell table:style-name="ce6"/>
          <table:table-cell table:style-name="ce16" table:number-columns-repeated="22"/>
          <table:table-cell table:number-columns-repeated="998"/>
        </table:table-row>
        <table:table-row table:style-name="ro1">
          <table:table-cell table:style-name="ce3" office:value-type="string">
            <text:p>pc_nuked_tile</text:p>
          </table:table-cell>
          <table:table-cell table:style-name="ce6" office:value-type="string">
            <text:p>Wasteland Terrain</text:p>
          </table:table-cell>
          <table:table-cell table:style-name="ce6" office:value-type="string">
            <text:p>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pc_nuked_tile_desc</text:p>
          </table:table-cell>
          <table:table-cell table:style-name="ce6" office:value-type="string">
            <text:p>Harsh, war-torn terrain. Radiation levels are low enough to support some life.</text:p>
          </table:table-cell>
          <table:table-cell table:style-name="ce6" office:value-type="string">
            <text:p>Суровый, изуродованный войной ландшафт. Уровни радиации достаточно низки, чтобы поддерживать некоторую жизнь.</text:p>
          </table:table-cell>
          <table:table-cell table:style-name="ce6"/>
          <table:table-cell table:style-name="ce16" table:number-columns-repeated="22"/>
          <table:table-cell table:number-columns-repeated="998"/>
        </table:table-row>
        <table:table-row table:style-name="ro1">
          <table:table-cell table:style-name="ce3" office:value-type="string">
            <text:p>pc_retinal</text:p>
          </table:table-cell>
          <table:table-cell table:style-name="ce6" office:value-type="string">
            <text:p>Retinal World</text:p>
          </table:table-cell>
          <table:table-cell table:style-name="ce6" office:value-type="string">
            <text:p>Ретинальный мир</text:p>
          </table:table-cell>
          <table:table-cell table:style-name="ce6"/>
          <table:table-cell table:style-name="ce16" table:number-columns-repeated="22"/>
          <table:table-cell table:number-columns-repeated="998"/>
        </table:table-row>
        <table:table-row table:style-name="ro7">
          <table:table-cell table:style-name="ce3" office:value-type="string">
            <text:p>pc_retinal_desc</text:p>
          </table:table-cell>
          <table:table-cell table:style-name="ce6" office:value-type="string">
            <text:p>Retinal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text:p>
          </table:table-cell>
          <table:table-cell table:style-name="ce6" office:value-type="string">
            <text:p>Ретинальные обычно имеют умеренный и влажный климат, демонстрируя густую растительность, которая использует ретинал вместо хлорофилла, возможно, из-за эволюции вокруг звезды с низкой яркостью или газового гиганта. Большинство ретинальных миров приливно захваченные, но повышенная вулканическая активность помогает сохранить стабильные условия из-за парниковых эффектов.</text:p>
          </table:table-cell>
          <table:table-cell table:style-name="ce6"/>
          <table:table-cell table:style-name="ce16" table:number-columns-repeated="22"/>
          <table:table-cell table:number-columns-repeated="998"/>
        </table:table-row>
        <table:table-row table:style-name="ro1">
          <table:table-cell table:style-name="ce3" office:value-type="string">
            <text:p>pc_retinal_habitability</text:p>
          </table:table-cell>
          <table:table-cell table:style-name="ce6" office:value-type="string">
            <text:p>Retinal Habitability</text:p>
          </table:table-cell>
          <table:table-cell table:style-name="ce6" office:value-type="string">
            <text:p>Адаптация -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text:p>
          </table:table-cell>
          <table:table-cell table:style-name="ce6" office:value-type="string">
            <text:p>Forested Terrain</text:p>
          </table:table-cell>
          <table:table-cell table:style-name="ce6" office:value-type="string">
            <text:p>Лесно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pc_retinal_tile_desc</text:p>
          </table:table-cell>
          <table:table-cell table:style-name="ce6" office:value-type="string">
            <text:p>Diverse forested terrain with a humid but cold climate.</text:p>
          </table:table-cell>
          <table:table-cell table:style-name="ce6" office:value-type="string">
            <text:p>Разнообразная лесистая местность с влажным, но холодным климатом.</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text:p>
          </table:table-cell>
          <table:table-cell table:style-name="ce6" office:value-type="string">
            <text:p>Small orbiting asteroid</text:p>
          </table:table-cell>
          <table:table-cell table:style-name="ce6" office:value-type="string">
            <text:p>Малый орбитальный астероид</text:p>
          </table:table-cell>
          <table:table-cell table:style-name="ce6"/>
          <table:table-cell table:style-name="ce16" table:number-columns-repeated="22"/>
          <table:table-cell table:number-columns-repeated="998"/>
        </table:table-row>
        <table:table-row table:style-name="ro1">
          <table:table-cell table:style-name="ce3" office:value-type="string">
            <text:p>pc_small_asteroid_moon_desc</text:p>
          </table:table-cell>
          <table:table-cell table:style-name="ce6" office:value-type="string">
            <text:p>Possibly an asteroid that was captured by this planet's gravity.\n\n</text:p>
          </table:table-cell>
          <table:table-cell table:style-name="ce6" office:value-type="string">
            <text:p>Возможно, астероид, захваченный гравитацией этой планеты.\n\n</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text:p>
          </table:table-cell>
          <table:table-cell table:style-name="ce6" office:value-type="string">
            <text:p>$pc_toxic$ (Terraforming)</text:p>
          </table:table-cell>
          <table:table-cell table:style-name="ce6" office:value-type="string">
            <text:p>$pc_toxic$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desc</text:p>
          </table:table-cell>
          <table:table-cell table:number-columns-repeated="2" table:style-name="ce6" office:value-type="string">
            <text:p>$pc_toxic_desc$</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habitability</text:p>
          </table:table-cell>
          <table:table-cell table:style-name="ce6" office:value-type="string">
            <text:p>$pc_toxic_terraforming$ Habitability</text:p>
          </table:table-cell>
          <table:table-cell table:style-name="ce6" office:value-type="string">
            <text:p>Адаптация -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text:p>
          </table:table-cell>
          <table:table-cell table:style-name="ce6" office:value-type="string">
            <text:p>Barren Terrain</text:p>
          </table:table-cell>
          <table:table-cell table:style-name="ce6" office:value-type="string">
            <text:p>Бесплод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pc_toxic_terraforming_tile_desc</text:p>
          </table:table-cell>
          <table:table-cell table:style-name="ce6" office:value-type="string">
            <text:p>Hostile and wind-ravaged landscape of rock and toxic liquids.</text:p>
          </table:table-cell>
          <table:table-cell table:style-name="ce6" office:value-type="string">
            <text:p>Враждебный и разрушенный ветром пейзаж камней и токсичных жидкостей.</text:p>
          </table:table-cell>
          <table:table-cell table:style-name="ce6"/>
          <table:table-cell table:style-name="ce16" table:number-columns-repeated="22"/>
          <table:table-cell table:number-columns-repeated="998"/>
        </table:table-row>
        <table:table-row table:style-name="ro1">
          <table:table-cell table:style-name="ce3" office:value-type="string">
            <text:p>planetary_diversity</text:p>
          </table:table-cell>
          <table:table-cell table:number-columns-repeated="2" table:style-name="ce6" office:value-type="string">
            <text:p>§BPlanetary Diversity§!</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text:p>
          </table:table-cell>
          <table:table-cell table:style-name="ce6" office:value-type="string">
            <text:p>Planetary Projects</text:p>
          </table:table-cell>
          <table:table-cell table:style-name="ce6" office:value-type="string">
            <text:p>Планетарные проекты</text:p>
          </table:table-cell>
          <table:table-cell table:style-name="ce6"/>
          <table:table-cell table:style-name="ce16" table:number-columns-repeated="22"/>
          <table:table-cell table:number-columns-repeated="998"/>
        </table:table-row>
        <table:table-row table:style-name="ro1">
          <table:table-cell table:style-name="ce3" office:value-type="string">
            <text:p>planetary_projects_desc</text:p>
          </table:table-cell>
          <table:table-cell table:style-name="ce6" office:value-type="string">
            <text:p>Planetary Projects are long term projects performed on a planet that permanently change its character.</text:p>
          </table:table-cell>
          <table:table-cell table:style-name="ce6" office:value-type="string">
            <text:p>Долгосрочные проекты, выполняемые на планете, кардинально меняющие ее состояние.</text:p>
          </table:table-cell>
          <table:table-cell table:style-name="ce6"/>
          <table:table-cell table:style-name="ce16" table:number-columns-repeated="22"/>
          <table:table-cell table:number-columns-repeated="998"/>
        </table:table-row>
        <table:table-row table:style-name="ro1">
          <table:table-cell table:style-name="ce3" office:value-type="string">
            <text:p>planets_enhanced</text:p>
          </table:table-cell>
          <table:table-cell table:number-columns-repeated="2" table:style-name="ce6" office:value-type="string">
            <text:p>Core Game Mechanics: Planets Enhanced</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altair_stone_discovered.8.desc</text:p>
          </table:table-cell>
          <table:table-cell table:style-name="ce6" office:value-type="string">
            <text:p>Originally considered a joke by the surveyors, it was indeed confirmed that [root.GetName] contains literal floating rocks. Named 'Altair Stones', these clusters fill the sky of this region with rock that refuses to fully obey gravity. The source of this property is yet unknown, warranting deeper examination to see how we can best exploit this strange resource.</text:p>
          </table:table-cell>
          <table:table-cell table:style-name="ce6" office:value-type="string">
            <text:p>Изначально считавщийся шуткой геодезистов, было действительно подтверждено, что [root.GetName] содержит буквально «плавучие скалы». Названные «Камнями Альтаира», эти кластеры заполняют небо этого региона камнями, которые отказывается полностью подчиняться гравитации. Источник этого свойства пока неизвестен, что требует более глубокого изучения, для понимания, как мы можем лучше использовать этот странный ресур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ltair_stone_discovered.8.name">planets_enhanced_altair_stone_discovered.8.name</text:a></text:p>
          </table:table-cell>
          <table:table-cell table:style-name="ce6" office:value-type="string">
            <text:p>Unique Discovery: Altair Stone!</text:p>
          </table:table-cell>
          <table:table-cell table:style-name="ce6" office:value-type="string">
            <text:p>Уникальное открытие: Камень Альтаира!</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aurantiacum_x_discovered.1.desc</text:p>
          </table:table-cell>
          <table:table-cell table:style-name="ce6" office:value-type="string">
            <text:p>Our scientists have discovered a wholly novel substance on [root.GetName] that defies the laws of physics, changing state in a confounding relationship with changes in temperature. Debate rages on its origins, but its believed we can harness its strange properties with enough study.</text:p>
          </table:table-cell>
          <table:table-cell table:style-name="ce6" office:value-type="string">
            <text:p>Наши ученые обнаружили совершенно новое вещество на [root.GetName], которое бросает вызов законам физики, изменяя состояние с изменениями температуры. Бушуют дебаты о его происхождении, но, по нашему мнению, мы можем использовать его странные свойства после достаточного изучения.</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aurantiacum_x_discovered.1.name">planets_enhanced_aurantiacum_x_discovered.1.name</text:a></text:p>
          </table:table-cell>
          <table:table-cell table:style-name="ce6" office:value-type="string">
            <text:p>Unique Discovery: Aurantiacum-X!</text:p>
          </table:table-cell>
          <table:table-cell table:style-name="ce6" office:value-type="string">
            <text:p>Уникальное открытие: Аурантикум-X!</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elder_compounds_discovered.2.desc</text:p>
          </table:table-cell>
          <table:table-cell table:style-name="ce6" office:value-type="string">
            <text:p>Some of [root.GetName]'s surveyed metal deposits have, in fact, turned out to be a heretofore unknown compound. Further, there is evidence that they were engineered by some ancient Precursor civilization. Preliminary reports show them as highly durable, so our scientists want to begin testing them immediately.</text:p>
          </table:table-cell>
          <table:table-cell table:style-name="ce6" office:value-type="string">
            <text:p>Некоторые из обследованных месторождений металлов [root.GetName], по сути, оказались до сих пор неизвестным соединением. Кроме того, есть свидетельства того, что они были спроектированы какой-то древней цивилизацией предтеч. Предварительные отчеты показывают, что они очень долговечны, поэтому наши ученые хотят начать их немедленно тестиров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lder_compounds_discovered.2.name">planets_enhanced_elder_compounds_discovered.2.name</text:a></text:p>
          </table:table-cell>
          <table:table-cell table:style-name="ce6" office:value-type="string">
            <text:p>Unique Discovery: Elder Compounds!</text:p>
          </table:table-cell>
          <table:table-cell table:style-name="ce6" office:value-type="string">
            <text:p>Уникальное открытие: Компоненты предтеч!</text:p>
          </table:table-cell>
          <table:table-cell table:style-name="ce6"/>
          <table:table-cell table:style-name="ce16" table:number-columns-repeated="22"/>
          <table:table-cell table:number-columns-repeated="998"/>
        </table:table-row>
        <table:table-row table:style-name="ro8">
          <table:table-cell table:style-name="ce3" office:value-type="string">
            <text:p>planets_enhanced_euratite_discovered.7.desc</text:p>
          </table:table-cell>
          <table:table-cell table:style-name="ce6" office:value-type="string">
            <text:p>What was initially presumed to be concentrations of signal-interfering minerals proved to be something far more impressive. Sample testing around the planet came up with strange sensor readings and material results in one region of [root.GetName]; after further sensor scans failed to illuminate the phenomenon, an expedition was launched. The resulting discovery was momentous: dubbed Euratite, the ore in these caves has originated from another dimension entirely. \n\nHandling it is highly difficult, given its incomplete transition into our reality, but our scientists are confident they can decipher a process to make full use of the Euratite.</text:p>
          </table:table-cell>
          <table:table-cell table:style-name="ce6" office:value-type="string">
            <text:p>Первоначально предполагалось, что концентрация мешающих сигналу минералов была чем-то более впечатляющим. После осмотра всей планеты, появились странные показания датчика, а материал появился лишь в одном регионе [root.GetName]; после того, как дальнейшее сканирование не дало ничего нового, была начата экспедиция. В результате открытие было значительным: названная евратитом, руда в этих пещерах возникла полностью из другого измерения. Обработка его очень сложна, учитывая ее неполный переход в нашу реальность, но наши ученые уверены, что они смогут расшифровать процесс, чтобы в полной мере использовать евратит.</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uratite_discovered.7.name">planets_enhanced_euratite_discovered.7.name</text:a></text:p>
          </table:table-cell>
          <table:table-cell table:style-name="ce6" office:value-type="string">
            <text:p>Unique Discovery: Euratite!</text:p>
          </table:table-cell>
          <table:table-cell table:style-name="ce6" office:value-type="string">
            <text:p>Уникальное открытие: Еврати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ever_blossom_discovered.5.desc</text:p>
          </table:table-cell>
          <table:table-cell table:style-name="ce6" office:value-type="string">
            <text:p>Not long after deeper forays began in this area on [root.GetName], the hint of incredible properties belonging to the Ever-Blossom emerged. Its regenerative properites on organic life are truly peerless in the galaxy, and there is yet much we can still learn from them.</text:p>
          </table:table-cell>
          <table:table-cell table:style-name="ce6" office:value-type="string">
            <text:p>Вскоре после начала более глубоких исследований [root.GetName], появился намек на невероятные свойства, принадлежащие Вечноцвету. Его регенеративные эффекты на органическую жизнь поистине не имеют аналогов в галактике, и до сих пор мы все ещё изучаем их.</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ever_blossom_discovered.5.name">planets_enhanced_ever_blossom_discovered.5.name</text:a></text:p>
          </table:table-cell>
          <table:table-cell table:style-name="ce6" office:value-type="string">
            <text:p>Unique Discovery: Ever-Blossom!</text:p>
          </table:table-cell>
          <table:table-cell table:style-name="ce6" office:value-type="string">
            <text:p>Уникальное открытие: Вечноцвет!</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gigalife_discovered.4.desc</text:p>
          </table:table-cell>
          <table:table-cell table:style-name="ce6" office:value-type="string">
            <text:p>[root.GetName] contains a galactic marvel - an entire regional ecosystem on its surface behaves like a singular organism. Whatever its origin, the complex interplay of its consituent organisms resembles that of sapient life forms. There is much we can learn in its study.</text:p>
          </table:table-cell>
          <table:table-cell table:style-name="ce6" office:value-type="string">
            <text:p>[root.GetName] содержит галактическое чудо - вся региональная экосистема на своей поверхности ведет себя как особый организм. Каково бы ни было его происхождение, сложное взаимодействие составляющих его организмов похоже на сложную форму жизни. В его изучении мы можем многое узнать.</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gigalife_discovered.4.name">planets_enhanced_gigalife_discovered.4.name</text:a></text:p>
          </table:table-cell>
          <table:table-cell table:style-name="ce6" office:value-type="string">
            <text:p>Unique Discovery: Gigalife!</text:p>
          </table:table-cell>
          <table:table-cell table:style-name="ce6" office:value-type="string">
            <text:p>Уникальное открытие: Гига-сущность!</text:p>
          </table:table-cell>
          <table:table-cell table:style-name="ce6"/>
          <table:table-cell table:style-name="ce16" table:number-columns-repeated="22"/>
          <table:table-cell table:number-columns-repeated="998"/>
        </table:table-row>
        <table:table-row table:style-name="ro3">
          <table:table-cell table:style-name="ce3" office:value-type="string">
            <text:p>planets_enhanced_precursor_data_cache_discovered.3.desc</text:p>
          </table:table-cell>
          <table:table-cell table:style-name="ce6" office:value-type="string">
            <text:p>Examination of the Precursor tower on [root.GetName] has revealed still functioning systems leading down to the planet's core. Analysis indicates an incredible amount of intact infrastructure supporting an immense data core down there. Untold riches in information await us.</text:p>
          </table:table-cell>
          <table:table-cell table:style-name="ce6" office:value-type="string">
            <text:p>Изучение башни предтеч на [root.GetName] выявило все еще функционирующие системы, ведущие к ядру планеты. Анализ показывает невероятное количество нетронутой инфраструктуры, поддерживающей огромное ядро данных. Неизвестные информационные богатства ждут нас.</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data_cache_discovered.3.name">planets_enhanced_precursor_data_cache_discovered.3.name</text:a></text:p>
          </table:table-cell>
          <table:table-cell table:style-name="ce6" office:value-type="string">
            <text:p>Unique Discovery: Precursor Data Cache!</text:p>
          </table:table-cell>
          <table:table-cell table:style-name="ce6" office:value-type="string">
            <text:p>Уникальное открытие: Хранилище данных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precursor_nanites_discovered.9.desc</text:p>
          </table:table-cell>
          <table:table-cell table:style-name="ce6" office:value-type="string">
            <text:p>Planetary forays discovered an ancient Precursor vault on [root.GetName]. Scans assure us that some ancient nanite technology exists within, but we must crack it open to gain access to them. Despite the vault's age, its security systems are still partially intact, requiring a careful approach to open it safely.</text:p>
          </table:table-cell>
          <table:table-cell table:style-name="ce6" office:value-type="string">
            <text:p>Планетарные исследования обнаружили древнее хранилище предтеч на [root.GetName]. Сканирование уверяет нас, что некоторые древние нанитные технологии всё ещё находятся внутри, но мы должны взломать и открыть хранилище, чтобы получить доступ к ним. Несмотря на его возраст, системы безопасности все ещё остаются неповрежденными, что требует тщательного подхода к открытию, ради нашей безопасности.</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precursor_nanites_discovered.9.name">planets_enhanced_precursor_nanites_discovered.9.name</text:a></text:p>
          </table:table-cell>
          <table:table-cell table:style-name="ce6" office:value-type="string">
            <text:p>Unique Discovery: Precursor Nanites!</text:p>
          </table:table-cell>
          <table:table-cell table:style-name="ce6" office:value-type="string">
            <text:p>Уникальное открытие: Наниты предтеч!</text:p>
          </table:table-cell>
          <table:table-cell table:style-name="ce6"/>
          <table:table-cell table:style-name="ce16" table:number-columns-repeated="22"/>
          <table:table-cell table:number-columns-repeated="998"/>
        </table:table-row>
        <table:table-row table:style-name="ro7">
          <table:table-cell table:style-name="ce3" office:value-type="string">
            <text:p>planets_enhanced_thybidium_discovered.6.desc</text:p>
          </table:table-cell>
          <table:table-cell table:style-name="ce6" office:value-type="string">
            <text:p>Initial surveys failed to fully identify the deposits of Thybidium present on [root.GetName], buried as they were beneath heavy gaseous concentrations. Examinations since show them to have peculiar properties with energy and heat exchange that warrant a more intensive investigation of their capabilities.</text:p>
          </table:table-cell>
          <table:table-cell table:style-name="ce6" office:value-type="string">
            <text:p>Первоначальные исследования не смогли полностью идентифицировать месторождения тайбидиума, присутствующие на [root.GetName], замурованные под тяжелыми газообразными смесями. Осмотр показал, что они обладают особыми свойствами, связанными с энергией и теплообменом, что требует более интенсивного изучения их возможностей.</text:p>
          </table:table-cell>
          <table:table-cell table:style-name="ce6"/>
          <table:table-cell table:style-name="ce16" table:number-columns-repeated="22"/>
          <table:table-cell table:number-columns-repeated="998"/>
        </table:table-row>
        <table:table-row table:style-name="ro1">
          <table:table-cell table:style-name="ce2" office:value-type="string">
            <text:p><text:a xlink:href="http://planets_enhanced_thybidium_discovered.6.name">planets_enhanced_thybidium_discovered.6.name</text:a></text:p>
          </table:table-cell>
          <table:table-cell table:style-name="ce6" office:value-type="string">
            <text:p>Unique Discovery: Thybidium!</text:p>
          </table:table-cell>
          <table:table-cell table:style-name="ce6" office:value-type="string">
            <text:p>Уникальное открытие: Тайбидиум!</text:p>
          </table:table-cell>
          <table:table-cell table:style-name="ce6"/>
          <table:table-cell table:style-name="ce16" table:number-columns-repeated="22"/>
          <table:table-cell table:number-columns-repeated="998"/>
        </table:table-row>
        <table:table-row table:style-name="ro1">
          <table:table-cell table:style-name="ce3" office:value-type="string">
            <text:p>precursor_data_cache_project</text:p>
          </table:table-cell>
          <table:table-cell table:style-name="ce6" office:value-type="string">
            <text:p>Analyze Precursor Data Cache</text:p>
          </table:table-cell>
          <table:table-cell table:style-name="ce6" office:value-type="string">
            <text:p>Проанализировать хранилище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data_cache_project_DESC</text:p>
          </table:table-cell>
          <table:table-cell table:style-name="ce6" office:value-type="string">
            <text:p>The Precursor Data Cache on [From.GetName] holds a priceless trove of information. Our scientists can access, decode and analyze the cache, given enough time.</text:p>
          </table:table-cell>
          <table:table-cell table:style-name="ce6" office:value-type="string">
            <text:p>Хранилище данных предтеч на [From.GetName] содержит бесценную информацию. Наши ученые могут получить доступ, декодировать и проанализировать её, если дать им достаточно времени.</text:p>
          </table:table-cell>
          <table:table-cell table:style-name="ce6"/>
          <table:table-cell table:style-name="ce16" table:number-columns-repeated="22"/>
          <table:table-cell table:number-columns-repeated="998"/>
        </table:table-row>
        <table:table-row table:style-name="ro1">
          <table:table-cell table:style-name="ce3" office:value-type="string">
            <text:p>precursor_nanites_project</text:p>
          </table:table-cell>
          <table:table-cell table:style-name="ce6" office:value-type="string">
            <text:p>Exhume Precursor Nanites</text:p>
          </table:table-cell>
          <table:table-cell table:style-name="ce6" office:value-type="string">
            <text:p>Выкопать нани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precursor_nanites_project_DESC</text:p>
          </table:table-cell>
          <table:table-cell table:style-name="ce6" office:value-type="string">
            <text:p>Disarming the security systems of the Precursor Vault on [From.GetName] requires dedicated study, but will unlock the way to their cache of ancient Nanites.</text:p>
          </table:table-cell>
          <table:table-cell table:style-name="ce6" office:value-type="string">
            <text:p>Для взлома систем безопасности хранилища предтеч на [From.GetName] потребуется специальное исследование, но оно откроет путь к их хранилищу древних нанитов.</text:p>
          </table:table-cell>
          <table:table-cell table:style-name="ce6"/>
          <table:table-cell table:style-name="ce16" table:number-columns-repeated="22"/>
          <table:table-cell table:number-columns-repeated="998"/>
        </table:table-row>
        <table:table-row table:style-name="ro1">
          <table:table-cell table:style-name="ce3" office:value-type="string">
            <text:p>presapient_discovery_chance</text:p>
          </table:table-cell>
          <table:table-cell table:style-name="ce6" office:value-type="string">
            <text:p>Pre-Sapient Discovery Chance</text:p>
          </table:table-cell>
          <table:table-cell table:style-name="ce6" office:value-type="string">
            <text:p>Шанс открытия предразумных рас</text:p>
          </table:table-cell>
          <table:table-cell table:style-name="ce6"/>
          <table:table-cell table:style-name="ce16" table:number-columns-repeated="22"/>
          <table:table-cell table:number-columns-repeated="998"/>
        </table:table-row>
        <table:table-row table:style-name="ro2">
          <table:table-cell table:style-name="ce3" office:value-type="string">
            <text:p>projects_warning</text:p>
          </table:table-cell>
          <table:table-cell table:style-name="ce6" office:value-type="string">
            <text:p>Please note: continuing an projects project or increasing its level gives excellent benefits but it also increases the likelihood of a catastrophic outcome.</text:p>
          </table:table-cell>
          <table:table-cell table:style-name="ce6" office:value-type="string">
            <text:p>Обратите внимание: продолжение планетарного проекта или повышение его уровня дает отличные преимущества, но также увеличивает вероятность катастрофического результата.</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country</text:p>
          </table:table-cell>
          <table:table-cell table:number-columns-repeated="2" table:style-name="ce6" office:value-type="string">
            <text:p>\n£sr_pyronium §H$sr_pyronium$§!\n$sr_pyronium_desc$\n\n</text:p>
          </table:table-cell>
          <table:table-cell table:style-name="ce6"/>
          <table:table-cell table:style-name="ce16" table:number-columns-repeated="22"/>
          <table:table-cell table:number-columns-repeated="998"/>
        </table:table-row>
        <table:table-row table:style-name="ro1">
          <table:table-cell table:style-name="ce3" office:value-type="string">
            <text:p>pyronium_discovered_ship</text:p>
          </table:table-cell>
          <table:table-cell table:number-columns-repeated="2" table:style-name="ce6" office:value-type="string">
            <text:p>$pyron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requires_1_sr_terraforming_agents</text:p>
          </table:table-cell>
          <table:table-cell table:style-name="ce6" office:value-type="string">
            <text:p>Requires 1 $sr_terraforming_agents$</text:p>
          </table:table-cell>
          <table:table-cell table:style-name="ce6" office:value-type="string">
            <text:p>Требуется 1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_empty_food_tiles</text:p>
          </table:table-cell>
          <table:table-cell table:style-name="ce6" office:value-type="string">
            <text:p>Requires §Y2 Empty $food$ Tiles§!</text:p>
          </table:table-cell>
          <table:table-cell table:style-name="ce6" office:value-type="string">
            <text:p>Требуется 3 пустых клетки с $food$ пищей</text:p>
          </table:table-cell>
          <table:table-cell table:style-name="ce6"/>
          <table:table-cell table:style-name="ce16" table:number-columns-repeated="22"/>
          <table:table-cell table:number-columns-repeated="998"/>
        </table:table-row>
        <table:table-row table:style-name="ro1">
          <table:table-cell table:style-name="ce3" office:value-type="string">
            <text:p>requires_2_sr_terraforming_agents</text:p>
          </table:table-cell>
          <table:table-cell table:style-name="ce6" office:value-type="string">
            <text:p>Requires 2 $sr_terraforming_agents$</text:p>
          </table:table-cell>
          <table:table-cell table:style-name="ce6" office:value-type="string">
            <text:p>Требуется 2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250_energy</text:p>
          </table:table-cell>
          <table:table-cell table:style-name="ce6" office:value-type="string">
            <text:p>Requires §Y250 $energy$§! £energy</text:p>
          </table:table-cell>
          <table:table-cell table:style-name="ce6" office:value-type="string">
            <text:p>Требуется 2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3_empty_tiles</text:p>
          </table:table-cell>
          <table:table-cell table:style-name="ce6" office:value-type="string">
            <text:p>Requires §Y3 Empty Tiles§!</text:p>
          </table:table-cell>
          <table:table-cell table:style-name="ce6" office:value-type="string">
            <text:p>Требуется 3 пустых клетки</text:p>
          </table:table-cell>
          <table:table-cell table:style-name="ce6"/>
          <table:table-cell table:style-name="ce16" table:number-columns-repeated="22"/>
          <table:table-cell table:number-columns-repeated="998"/>
        </table:table-row>
        <table:table-row table:style-name="ro1">
          <table:table-cell table:style-name="ce3" office:value-type="string">
            <text:p>requires_3_sr_terraforming_agents</text:p>
          </table:table-cell>
          <table:table-cell table:style-name="ce6" office:value-type="string">
            <text:p>Requires 3 $sr_terraforming_agents$</text:p>
          </table:table-cell>
          <table:table-cell table:style-name="ce6" office:value-type="string">
            <text:p>Требуется 3 $sr_terraforming_agents$</text:p>
          </table:table-cell>
          <table:table-cell table:style-name="ce6"/>
          <table:table-cell table:style-name="ce16" table:number-columns-repeated="22"/>
          <table:table-cell table:number-columns-repeated="998"/>
        </table:table-row>
        <table:table-row table:style-name="ro1">
          <table:table-cell table:style-name="ce3" office:value-type="string">
            <text:p>requires_50_influence</text:p>
          </table:table-cell>
          <table:table-cell table:style-name="ce6" office:value-type="string">
            <text:p>Requires §Y50 $influence$§! £influence</text:p>
          </table:table-cell>
          <table:table-cell table:style-name="ce6" office:value-type="string">
            <text:p>Требуется 50 £influence $influence$</text:p>
          </table:table-cell>
          <table:table-cell table:style-name="ce6"/>
          <table:table-cell table:style-name="ce16" table:number-columns-repeated="22"/>
          <table:table-cell table:number-columns-repeated="998"/>
        </table:table-row>
        <table:table-row table:style-name="ro1">
          <table:table-cell table:style-name="ce3" office:value-type="string">
            <text:p>requires_500_energy</text:p>
          </table:table-cell>
          <table:table-cell table:style-name="ce6" office:value-type="string">
            <text:p>Requires §Y500 $energy$§! £energy</text:p>
          </table:table-cell>
          <table:table-cell table:style-name="ce6" office:value-type="string">
            <text:p>Требуется 50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energy</text:p>
          </table:table-cell>
          <table:table-cell table:style-name="ce6" office:value-type="string">
            <text:p>Requires §Y750 $energy$§! £energy</text:p>
          </table:table-cell>
          <table:table-cell table:style-name="ce6" office:value-type="string">
            <text:p>Требуется 750 £energy $energy$</text:p>
          </table:table-cell>
          <table:table-cell table:style-name="ce6"/>
          <table:table-cell table:style-name="ce16" table:number-columns-repeated="22"/>
          <table:table-cell table:number-columns-repeated="998"/>
        </table:table-row>
        <table:table-row table:style-name="ro1">
          <table:table-cell table:style-name="ce3" office:value-type="string">
            <text:p>requires_750_minerals</text:p>
          </table:table-cell>
          <table:table-cell table:style-name="ce6" office:value-type="string">
            <text:p>Requires §Y750 $minerals$§! £minerals</text:p>
          </table:table-cell>
          <table:table-cell table:style-name="ce6" office:value-type="string">
            <text:p>Требуется 750 £minerals $minerals$</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deep_core_mining_tech</text:p>
          </table:table-cell>
          <table:table-cell table:style-name="ce6" office:value-type="string">
            <text:p>Requires §Y$tech_advanced_deep_core_mining$§! technology</text:p>
          </table:table-cell>
          <table:table-cell table:style-name="ce6" office:value-type="string">
            <text:p>Требуется технология §Y$tech_advanced_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geothermal_tap_tech</text:p>
          </table:table-cell>
          <table:table-cell table:style-name="ce6" office:value-type="string">
            <text:p>Requires §Y$tech_advanced_geothermal_tap$§! technology</text:p>
          </table:table-cell>
          <table:table-cell table:style-name="ce6" office:value-type="string">
            <text:p>Требуется технология §Y$tech_advanced_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advanced_terraforming_technology</text:p>
          </table:table-cell>
          <table:table-cell table:style-name="ce6" office:value-type="string">
            <text:p>Requires §Y$tech_advanced_terraforming$§! technology.</text:p>
          </table:table-cell>
          <table:table-cell table:style-name="ce6" office:value-type="string">
            <text:p>Требуется технология §Y$tech_advance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altair_stone</text:p>
          </table:table-cell>
          <table:table-cell table:style-name="ce6" office:value-type="string">
            <text:p>§RRequires §Y$sr_altair_stone$§! on tile.§!</text:p>
          </table:table-cell>
          <table:table-cell table:style-name="ce6" office:value-type="string">
            <text:p>§RТребуется §Y$sr_altair_sto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rcheological_remains</text:p>
          </table:table-cell>
          <table:table-cell table:style-name="ce6" office:value-type="string">
            <text:p>§RRequires §Y$sr_archeological_remains$§! on tile.§!</text:p>
          </table:table-cell>
          <table:table-cell table:style-name="ce6" office:value-type="string">
            <text:p>§RТребуются §Y$sr_archeological_remain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aurantiacum_x</text:p>
          </table:table-cell>
          <table:table-cell table:style-name="ce6" office:value-type="string">
            <text:p>§RRequires §Y$sr_aurantiacum_x$§! on tile.§!</text:p>
          </table:table-cell>
          <table:table-cell table:style-name="ce6" office:value-type="string">
            <text:p>§RТребуется §Y$sr_aurantiacum_x$§!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andersnatchi</text:p>
          </table:table-cell>
          <table:table-cell table:style-name="ce6" office:value-type="string">
            <text:p>§RRequires §Y$sr_bandersnatchi$§! on tile.§!</text:p>
          </table:table-cell>
          <table:table-cell table:style-name="ce6" office:value-type="string">
            <text:p>§RТребуются §Y$sr_bandersnatchi$§!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blooming_ore</text:p>
          </table:table-cell>
          <table:table-cell table:style-name="ce6" office:value-type="string">
            <text:p>§RRequires §Y$sr_blooming_ore$§! on tile.§!</text:p>
          </table:table-cell>
          <table:table-cell table:style-name="ce6" office:value-type="string">
            <text:p>§RТребуется §Y$sr_blooming_or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cgm_uninhabitable_terraforming_mechanics_enabled</text:p>
          </table:table-cell>
          <table:table-cell table:style-name="ce6" office:value-type="string">
            <text:p>Requires that CGM Uninhabitable Planet Terraforming Mechanics §GEnabled§!</text:p>
          </table:table-cell>
          <table:table-cell table:style-name="ce6" office:value-type="string">
            <text:p>Требуется, чтобы механика CGM терраформирования неколонизируемых планет была §GВключена§!</text:p>
          </table:table-cell>
          <table:table-cell table:style-name="ce6"/>
          <table:table-cell table:style-name="ce16" table:number-columns-repeated="22"/>
          <table:table-cell table:number-columns-repeated="998"/>
        </table:table-row>
        <table:table-row table:style-name="ro1">
          <table:table-cell table:style-name="ce3" office:value-type="string">
            <text:p>requires_chromium</text:p>
          </table:table-cell>
          <table:table-cell table:style-name="ce6" office:value-type="string">
            <text:p>§RRequires §Y$sr_chromium$§! on tile.§!</text:p>
          </table:table-cell>
          <table:table-cell table:style-name="ce6" office:value-type="string">
            <text:p>§RТребуется §Y$sr_chrom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lder_compounds</text:p>
          </table:table-cell>
          <table:table-cell table:style-name="ce6" office:value-type="string">
            <text:p>§RRequires §Y$sr_elder_compounds$§! on tile.§!</text:p>
          </table:table-cell>
          <table:table-cell table:style-name="ce6" office:value-type="string">
            <text:p>§RТребуются §Y$sr_elder_compound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ngos_vapor</text:p>
          </table:table-cell>
          <table:table-cell table:style-name="ce6" office:value-type="string">
            <text:p>§RRequires §Y$sr_engos_vapor$§! on tile.§!</text:p>
          </table:table-cell>
          <table:table-cell table:style-name="ce6" office:value-type="string">
            <text:p>§RТребуются §Y$sr_engos_vapor$§!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uratite</text:p>
          </table:table-cell>
          <table:table-cell table:style-name="ce6" office:value-type="string">
            <text:p>§RRequires §Y$sr_euratite$§! on tile.§!</text:p>
          </table:table-cell>
          <table:table-cell table:style-name="ce6" office:value-type="string">
            <text:p>§RТребуется §Y$sr_euratit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ver_blossom</text:p>
          </table:table-cell>
          <table:table-cell table:style-name="ce6" office:value-type="string">
            <text:p>§RRequires §Y$sr_ever_blossom$§! on tile.§!</text:p>
          </table:table-cell>
          <table:table-cell table:style-name="ce6" office:value-type="string">
            <text:p>§RТребуется §Y$sr_ever_blosso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exotic_spices</text:p>
          </table:table-cell>
          <table:table-cell table:style-name="ce6" office:value-type="string">
            <text:p>§RRequires §Y$sr_exotic_spices$§! on tile.§!</text:p>
          </table:table-cell>
          <table:table-cell table:style-name="ce6" office:value-type="string">
            <text:p>§RТребуются §Y$sr_exotic_spic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gigalife</text:p>
          </table:table-cell>
          <table:table-cell table:style-name="ce6" office:value-type="string">
            <text:p>§RRequires §Y$sr_gigalife$§! on tile.§!</text:p>
          </table:table-cell>
          <table:table-cell table:style-name="ce6" office:value-type="string">
            <text:p>§RТребуется §Y$sr_gigalif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hivaron</text:p>
          </table:table-cell>
          <table:table-cell table:style-name="ce6" office:value-type="string">
            <text:p>§RRequires §Y$sr_hivaron$§! on tile.§!</text:p>
          </table:table-cell>
          <table:table-cell table:style-name="ce6" office:value-type="string">
            <text:p>§RТребуется §Y$sr_hivaro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iron_wood</text:p>
          </table:table-cell>
          <table:table-cell table:style-name="ce6" office:value-type="string">
            <text:p>§RRequires §Y$sr_iron_wood$§! on tile.§!</text:p>
          </table:table-cell>
          <table:table-cell table:style-name="ce6" office:value-type="string">
            <text:p>§RТребуется §Y$sr_iron_wood$§!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lithium</text:p>
          </table:table-cell>
          <table:table-cell table:style-name="ce6" office:value-type="string">
            <text:p>§RRequires §Y$sr_lithium$§! on tile.§!</text:p>
          </table:table-cell>
          <table:table-cell table:style-name="ce6" office:value-type="string">
            <text:p>§RТребуется §Y$sr_lith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artificial_planet</text:p>
          </table:table-cell>
          <table:table-cell table:style-name="ce6" office:value-type="string">
            <text:p>Requires a §H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2">
          <table:table-cell table:style-name="ce3" office:value-type="string">
            <text:p>requires_non_artificial_planet_desc</text:p>
          </table:table-cell>
          <table:table-cell table:style-name="ce6" office:value-type="string">
            <text:p>Planetary Projects are not available on megastructures.\n\nNOTE: megastructure unique specializations and projects might be added at a later point to CGM.</text:p>
          </table:table-cell>
          <table:table-cell table:style-name="ce6" office:value-type="string">
            <text:p>Планетарные проекты недоступны для мегаструктур.\n\nNOTE: Уникальные специализации и проекты для мегаструктур могут быть добавлены позднее в CGM.</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deep_core_mining</text:p>
          </table:table-cell>
          <table:table-cell table:style-name="ce6" office:value-type="string">
            <text:p>Cannot exploit planet that has or had §Y$deep_core_mining$§! project</text:p>
          </table:table-cell>
          <table:table-cell table:style-name="ce6" office:value-type="string">
            <text:p>Нельзя использовать планету, которая имеет или имела проект $deep_core_min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geothermal_tap</text:p>
          </table:table-cell>
          <table:table-cell table:style-name="ce6" office:value-type="string">
            <text:p>Cannot exploit planet that has or had §Y$geothermal_tap$§! project</text:p>
          </table:table-cell>
          <table:table-cell table:style-name="ce6" office:value-type="string">
            <text:p>Нельзя использовать планету, которая имеет или имела проект $geothermal_tap$</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harvest</text:p>
          </table:table-cell>
          <table:table-cell table:style-name="ce6" office:value-type="string">
            <text:p>Cannot exploit planet that has or had §Y$soil_harvesting$§! project</text:p>
          </table:table-cell>
          <table:table-cell table:style-name="ce6" office:value-type="string">
            <text:p>Нельзя использовать планету, которая имеет или имела проект $soil_harvest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irradiated</text:p>
          </table:table-cell>
          <table:table-cell table:style-name="ce6" office:value-type="string">
            <text:p>Planet must not have §R$irradiated_planet$§! Planet Modifier</text:p>
          </table:table-cell>
          <table:table-cell table:style-name="ce6" office:value-type="string">
            <text:p>Не должно быть планетарного модификатора $irradiated_planet$</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text:p>
          </table:table-cell>
          <table:table-cell table:style-name="ce6" office:value-type="string">
            <text:p>$requires_non_artificial_planet$</text:p>
          </table:table-cell>
          <table:table-cell table:style-name="ce6" office:value-type="string">
            <text:p>Требуетс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achine_world_desc</text:p>
          </table:table-cell>
          <table:table-cell table:style-name="ce6" office:value-type="string">
            <text:p>Planetary Projects cannot be performed on $pc_machine$.</text:p>
          </table:table-cell>
          <table:table-cell table:style-name="ce6" office:value-type="string">
            <text:p>Планетарные проекты не могут быть выполнены на $pc_machine$.</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minerals_poor</text:p>
          </table:table-cell>
          <table:table-cell table:style-name="ce6" office:value-type="string">
            <text:p>Planet must not have §R$mineral_poor$§! Planet Modifier</text:p>
          </table:table-cell>
          <table:table-cell table:style-name="ce6" office:value-type="string">
            <text:p>Не должно быть планетарного модификатора $mineral_poor$</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text:p>
          </table:table-cell>
          <table:table-cell table:style-name="ce6" office:value-type="string">
            <text:p>Cannot exploit planet that has or had §Y$tectonic_engineering$§! project</text:p>
          </table:table-cell>
          <table:table-cell table:style-name="ce6" office:value-type="string">
            <text:p>Нельзя использовать планету, которая имеет или имела проект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tectonic_engineering_active</text:p>
          </table:table-cell>
          <table:table-cell table:style-name="ce6" office:value-type="string">
            <text:p>Cannot exploit planet with active §Y$tectonic_engineering$§! project</text:p>
          </table:table-cell>
          <table:table-cell table:style-name="ce6" office:value-type="string">
            <text:p>Нельзя использовать планету с активным проектом $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unstable_tectonics</text:p>
          </table:table-cell>
          <table:table-cell table:style-name="ce6" office:value-type="string">
            <text:p>Planet must not have §R$unstable_tectonics$§! Planet Modifier</text:p>
          </table:table-cell>
          <table:table-cell table:style-name="ce6" office:value-type="string">
            <text:p>Не должно быть планетарного модификатора $unstable_tectonics$</text:p>
          </table:table-cell>
          <table:table-cell table:style-name="ce6"/>
          <table:table-cell table:style-name="ce16" table:number-columns-repeated="22"/>
          <table:table-cell table:number-columns-repeated="998"/>
        </table:table-row>
        <table:table-row table:style-name="ro1">
          <table:table-cell table:style-name="ce3" office:value-type="string">
            <text:p>requires_non_weak_magnetic_field</text:p>
          </table:table-cell>
          <table:table-cell table:style-name="ce6" office:value-type="string">
            <text:p>Planet must not have §R$weak_magnetic_field$§! Planet Modifier</text:p>
          </table:table-cell>
          <table:table-cell table:style-name="ce6" office:value-type="string">
            <text:p>Не должно быть планетарного модификатора $weak_magnetic_field$</text:p>
          </table:table-cell>
          <table:table-cell table:style-name="ce6"/>
          <table:table-cell table:style-name="ce16" table:number-columns-repeated="22"/>
          <table:table-cell table:number-columns-repeated="998"/>
        </table:table-row>
        <table:table-row table:style-name="ro1">
          <table:table-cell table:style-name="ce3" office:value-type="string">
            <text:p>requires_pitharan_dust</text:p>
          </table:table-cell>
          <table:table-cell table:style-name="ce6" office:value-type="string">
            <text:p>§RRequires §Y$sr_pitharan_dust$§! on tile.§!</text:p>
          </table:table-cell>
          <table:table-cell table:style-name="ce6" office:value-type="string">
            <text:p>§RТребуется §Y$sr_pitharan_dust$§!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lanetary_specialization_technologies</text:p>
          </table:table-cell>
          <table:table-cell table:style-name="ce6" office:value-type="string">
            <text:p>Requires §HPlanetary Projects§! technologies</text:p>
          </table:table-cell>
          <table:table-cell table:style-name="ce6" office:value-type="string">
            <text:p>Требует технологии планетарных проектов</text:p>
          </table:table-cell>
          <table:table-cell table:style-name="ce6"/>
          <table:table-cell table:style-name="ce16" table:number-columns-repeated="22"/>
          <table:table-cell table:number-columns-repeated="998"/>
        </table:table-row>
        <table:table-row table:style-name="ro2">
          <table:table-cell table:style-name="ce3" office:value-type="string">
            <text:p>requires_planetary_specialization_technologies_desc</text:p>
          </table:table-cell>
          <table:table-cell table:style-name="ce6" office:value-type="string">
            <text:p>Requires either one of the following technologies: $tech_deep_core_mining$, $tech_geothermal_tap$, $tech_soil_harvesting$ or $tech_tectonic_engineering$</text:p>
          </table:table-cell>
          <table:table-cell table:style-name="ce6" office:value-type="string">
            <text:p>Требуется одна из следующих технологий: $tech_deep_core_mining$, $tech_geothermal_tap$, $tech_soil_harvesting$ или $tech_tectonic_engineering$</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ious_metals</text:p>
          </table:table-cell>
          <table:table-cell table:style-name="ce6" office:value-type="string">
            <text:p>§RRequires §Y$sr_precious_metals$§! on tile.§!</text:p>
          </table:table-cell>
          <table:table-cell table:style-name="ce6" office:value-type="string">
            <text:p>§RТребуются §Y$sr_precious_metal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data_cache</text:p>
          </table:table-cell>
          <table:table-cell table:style-name="ce6" office:value-type="string">
            <text:p>§RRequires §Y$sr_precursor_data_cache$§! on tile.§!</text:p>
          </table:table-cell>
          <table:table-cell table:style-name="ce6" office:value-type="string">
            <text:p>§RТребуется §Y$sr_precursor_data_cach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precursor_nanites</text:p>
          </table:table-cell>
          <table:table-cell table:style-name="ce6" office:value-type="string">
            <text:p>§RRequires §Y$sr_precursor_nanites$§! on tile.§!</text:p>
          </table:table-cell>
          <table:table-cell table:style-name="ce6" office:value-type="string">
            <text:p>§RТребуются §Y$sr_precursor_nanite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ctajenian</text:p>
          </table:table-cell>
          <table:table-cell table:style-name="ce6" office:value-type="string">
            <text:p>§RRequires §Y$sr_sactajenian$§! on tile.§!</text:p>
          </table:table-cell>
          <table:table-cell table:style-name="ce6" office:value-type="string">
            <text:p>§RТребуется §Y$sr_sactajenian$§!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atramene_gas</text:p>
          </table:table-cell>
          <table:table-cell table:style-name="ce6" office:value-type="string">
            <text:p>§RRequires §Y$sr_satramene_gas$§! on tile.§!</text:p>
          </table:table-cell>
          <table:table-cell table:style-name="ce6" office:value-type="string">
            <text:p>§RТребуется §Y$sr_satramene_gas$§!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smaller_than_25_planet</text:p>
          </table:table-cell>
          <table:table-cell table:style-name="ce6" office:value-type="string">
            <text:p>Planet must be smaller than §Y25§!</text:p>
          </table:table-cell>
          <table:table-cell table:style-name="ce6" office:value-type="string">
            <text:p>Планета должна быть меньше, чем 25 клеток</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bacteria</text:p>
          </table:table-cell>
          <table:table-cell table:style-name="ce6" office:value-type="string">
            <text:p>§RRequires §Y$sr_terraforming_bacteria$§! on tile.§!</text:p>
          </table:table-cell>
          <table:table-cell table:style-name="ce6" office:value-type="string">
            <text:p>§RТребуются §Y$sr_terraforming_bacteria$§!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erraforming_candidate</text:p>
          </table:table-cell>
          <table:table-cell table:style-name="ce6" office:value-type="string">
            <text:p>Requires §HTerraforming Candidate§! planet modifier.</text:p>
          </table:table-cell>
          <table:table-cell table:style-name="ce6" office:value-type="string">
            <text:p>Требуется планетарный модификатор §HКандидат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requires_thybidium</text:p>
          </table:table-cell>
          <table:table-cell table:style-name="ce6" office:value-type="string">
            <text:p>§RRequires §Y$sr_thybidium$§! on tile.§!</text:p>
          </table:table-cell>
          <table:table-cell table:style-name="ce6" office:value-type="string">
            <text:p>§RТребуется §Y$sr_thybid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ventium</text:p>
          </table:table-cell>
          <table:table-cell table:style-name="ce6" office:value-type="string">
            <text:p>§RRequires §Y$sr_ventium$§! on tile.§!</text:p>
          </table:table-cell>
          <table:table-cell table:style-name="ce6" office:value-type="string">
            <text:p>§RТребуется §Y$sr_ventium$§!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quires_zinorine</text:p>
          </table:table-cell>
          <table:table-cell table:style-name="ce6" office:value-type="string">
            <text:p>§RRequires §Y$sr_zinorine$§! on tile.§!Ge</text:p>
          </table:table-cell>
          <table:table-cell table:style-name="ce6" office:value-type="string">
            <text:p>§RТребуется §Y$sr_zinorine$§! на клетке.§!</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1_resources</text:p>
          </table:table-cell>
          <table:table-cell table:style-name="ce6" office:value-type="string">
            <text:p>§BReveals Tier 1 Resources§!</text:p>
          </table:table-cell>
          <table:table-cell table:style-name="ce6" office:value-type="string">
            <text:p>§BОткрыть ресурсы 1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1_resources_desc</text:p>
          </table:table-cell>
          <table:table-cell table:style-name="ce6" office:value-type="string">
            <text:p>This technology reveals the §HTier 1 Resources§!. The resources will become visible on the map but will require a specific technology each to be exploited.</text:p>
          </table:table-cell>
          <table:table-cell table:style-name="ce6" office:value-type="string">
            <text:p>Эта технология раскрывает ресурсы §H1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2_resources</text:p>
          </table:table-cell>
          <table:table-cell table:style-name="ce6" office:value-type="string">
            <text:p>§BReveals Tier 2 Resources§!</text:p>
          </table:table-cell>
          <table:table-cell table:style-name="ce6" office:value-type="string">
            <text:p>§BОткрыть ресурсы 2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2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2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reveals_tier_3_resources</text:p>
          </table:table-cell>
          <table:table-cell table:style-name="ce6" office:value-type="string">
            <text:p>§BReveals Tier 3 Resources§!</text:p>
          </table:table-cell>
          <table:table-cell table:style-name="ce6" office:value-type="string">
            <text:p>§BОткрыть ресурсы 3 уровня§!</text:p>
          </table:table-cell>
          <table:table-cell table:style-name="ce6"/>
          <table:table-cell table:style-name="ce16" table:number-columns-repeated="22"/>
          <table:table-cell table:number-columns-repeated="998"/>
        </table:table-row>
        <table:table-row table:style-name="ro2">
          <table:table-cell table:style-name="ce3" office:value-type="string">
            <text:p>reveals_tier_3_resources_desc</text:p>
          </table:table-cell>
          <table:table-cell table:style-name="ce6" office:value-type="string">
            <text:p>This technology reveals the §HTier 2 Resources§!. The resources will become visible on the map but will require a specific technology each to be exploited.</text:p>
          </table:table-cell>
          <table:table-cell table:style-name="ce6" office:value-type="string">
            <text:p>Эта технология раскрывает ресурсы §H3 уровня§!. Ресурсы станут видимыми на карте, но потребуются конкретные технологии, чтобы добыть каждый из них.</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country</text:p>
          </table:table-cell>
          <table:table-cell table:number-columns-repeated="2" table:style-name="ce6" office:value-type="string">
            <text:p>\n£sr_scritch §H$sr_scritch$§!\n$sr_scritch_desc$\n\n</text:p>
          </table:table-cell>
          <table:table-cell table:style-name="ce6"/>
          <table:table-cell table:style-name="ce16" table:number-columns-repeated="22"/>
          <table:table-cell table:number-columns-repeated="998"/>
        </table:table-row>
        <table:table-row table:style-name="ro1">
          <table:table-cell table:style-name="ce3" office:value-type="string">
            <text:p>scritch_discovered_ship</text:p>
          </table:table-cell>
          <table:table-cell table:number-columns-repeated="2" table:style-name="ce6" office:value-type="string">
            <text:p>$scritch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country</text:p>
          </table:table-cell>
          <table:table-cell table:number-columns-repeated="2" table:style-name="ce6" office:value-type="string">
            <text:p>\n£sr_selenemite §H$sr_selenemite$§!\n$sr_selenemite_desc$\n\n</text:p>
          </table:table-cell>
          <table:table-cell table:style-name="ce6"/>
          <table:table-cell table:style-name="ce16" table:number-columns-repeated="22"/>
          <table:table-cell table:number-columns-repeated="998"/>
        </table:table-row>
        <table:table-row table:style-name="ro1">
          <table:table-cell table:style-name="ce3" office:value-type="string">
            <text:p>selenemite_discovered_ship</text:p>
          </table:table-cell>
          <table:table-cell table:number-columns-repeated="2" table:style-name="ce6" office:value-type="string">
            <text:p>$selenemit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aldar_enrichment_facility</text:p>
          </table:table-cell>
          <table:table-cell table:style-name="ce6" office:value-type="string">
            <text:p>Aldar Enrichment Facility</text:p>
          </table:table-cell>
          <table:table-cell table:style-name="ce6" office:value-type="string">
            <text:p>Комплекс обогащения алдара</text:p>
          </table:table-cell>
          <table:table-cell table:style-name="ce6" office:value-type="string">
            <text:p>Aldaranreicherungsanlage</text:p>
          </table:table-cell>
          <table:table-cell table:style-name="ce16" table:number-columns-repeated="22"/>
          <table:table-cell table:number-columns-repeated="998"/>
        </table:table-row>
        <table:table-row table:style-name="ro2">
          <table:table-cell table:style-name="ce3" office:value-type="string">
            <text:p>sm_sb_building_aldar_enrichment_facility_desc</text:p>
          </table:table-cell>
          <table:table-cell table:style-name="ce6" office:value-type="string">
            <text:p>Processes Aldar through a series of mixtures to enrich its properties for specialized use in Energy production and Physics experiments.</text:p>
          </table:table-cell>
          <table:table-cell table:style-name="ce6" office:value-type="string">
            <text:p>Обрабатывает алдар через ряд смесей, чтобы обогатить его свойства для специализированного применения я в физических экспериментах и в производстве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avorite_amalgamator</text:p>
          </table:table-cell>
          <table:table-cell table:style-name="ce6" office:value-type="string">
            <text:p>Cavorite Amalgamator</text:p>
          </table:table-cell>
          <table:table-cell table:style-name="ce6" office:value-type="string">
            <text:p>Смешиватель каворит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avorite_amalgamator_desc</text:p>
          </table:table-cell>
          <table:table-cell table:style-name="ce6" office:value-type="string">
            <text:p>Uses Cavorite as a highly effective and reusable amalgamator, creating a significant amount of Minerals and Energy Credits.\n</text:p>
          </table:table-cell>
          <table:table-cell table:style-name="ce6" office:value-type="string">
            <text:p>Использует каворит, как крайне эффективный и многократно используемый смешиватель, создавая значительное количество минералов и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cryodine_purifier</text:p>
          </table:table-cell>
          <table:table-cell table:style-name="ce6" office:value-type="string">
            <text:p>Cryodine Purifier</text:p>
          </table:table-cell>
          <table:table-cell table:style-name="ce6" office:value-type="string">
            <text:p>Криодиновый очиститель</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cryodine_purifier_desc</text:p>
          </table:table-cell>
          <table:table-cell table:style-name="ce6" office:value-type="string">
            <text:p>Purifies Cryodine Ice into a pure form, fueling Engineering research ventures utilizing its thermodynamic properties.\n</text:p>
          </table:table-cell>
          <table:table-cell table:style-name="ce6" office:value-type="string">
            <text:p>Полностью очищает криодиновые кристаллы, поддерживая инженерные исследовательские объекты, использующие его термодинамические свойст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dark_energy_accelerator</text:p>
          </table:table-cell>
          <table:table-cell table:style-name="ce6" office:value-type="string">
            <text:p>Dark Energy Accelerator</text:p>
          </table:table-cell>
          <table:table-cell table:style-name="ce6" office:value-type="string">
            <text:p>Ускоритель тёмной энерги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dark_energy_accelerator_desc</text:p>
          </table:table-cell>
          <table:table-cell table:style-name="ce6" office:value-type="string">
            <text:p>Manipulates Dark Energy particles for experiments into unusual Physics' properties, deeply expanding knowledge on them.\n</text:p>
          </table:table-cell>
          <table:table-cell table:style-name="ce6" office:value-type="string">
            <text:p>Воздействует на частицы тёмной энергии для экспериментов над её необычными физическими свойствами, увеличивая знаниях о них.\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garanthium_smelter</text:p>
          </table:table-cell>
          <table:table-cell table:style-name="ce6" office:value-type="string">
            <text:p>Garanthium Smelter</text:p>
          </table:table-cell>
          <table:table-cell table:style-name="ce6" office:value-type="string">
            <text:p>Плавильня гарант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garanthium_smelter_desc</text:p>
          </table:table-cell>
          <table:table-cell table:style-name="ce6" office:value-type="string">
            <text:p>Smelts Garanthium with other metals to extend its useful properties, yielding a great deal of useful alloys.\n</text:p>
          </table:table-cell>
          <table:table-cell table:style-name="ce6" office:value-type="string">
            <text:p>Сплавливает гарантий с другими металлами для усиления его полезных свойств, получая большое число полезных сплав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diamond_lapidary</text:p>
          </table:table-cell>
          <table:table-cell table:style-name="ce6" office:value-type="string">
            <text:p>Hyperdiamond Lapidary</text:p>
          </table:table-cell>
          <table:table-cell table:style-name="ce6" office:value-type="string">
            <text:p>Гравировщи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hyperdiamond_lapidary_desc</text:p>
          </table:table-cell>
          <table:table-cell table:style-name="ce6" office:value-type="string">
            <text:p>Cuts Hyperdiamonds into useful and aesthetically pleasing forms for both public and private purposes.\n</text:p>
          </table:table-cell>
          <table:table-cell table:style-name="ce6" office:value-type="string">
            <text:p>Гравирует гипер-алмазы в полезные и эстетически приятные формы, используя их как для публичных, так и приватных нужд.\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text:p>
          </table:table-cell>
          <table:table-cell table:style-name="ce6" office:value-type="string">
            <text:p>Hyperfuel Reactor</text:p>
          </table:table-cell>
          <table:table-cell table:style-name="ce6" office:value-type="string">
            <text:p>Гипертопливный реактор</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hyperfuel_reactor_desc</text:p>
          </table:table-cell>
          <table:table-cell table:style-name="ce6" office:value-type="string">
            <text:p>Produces significant quantities of Energy Credits by fully utilizing our Hyperfuel reserves.\n</text:p>
          </table:table-cell>
          <table:table-cell table:style-name="ce6" office:value-type="string">
            <text:p>Производит значительное количество энергии, полностью используя запасы гипертоплива.\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illum_spectral_emitters</text:p>
          </table:table-cell>
          <table:table-cell table:style-name="ce6" office:value-type="string">
            <text:p>Illum Spectral Emitters</text:p>
          </table:table-cell>
          <table:table-cell table:style-name="ce6" office:value-type="string">
            <text:p>Иллумные спектральные эмиттеры</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illum_spectral_emitters_desc</text:p>
          </table:table-cell>
          <table:table-cell table:style-name="ce6" office:value-type="string">
            <text:p>Emits a constant field of spectral echoes and spatial distortions, confusing enemy ship sensors in the system.\n</text:p>
          </table:table-cell>
          <table:table-cell table:style-name="ce6" office:value-type="string">
            <text:p>Испускает постоянное поле спектральных эхо и пространственных искажений, вызывая неполадки в сенсорах враждебных кораблей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text:p>
          </table:table-cell>
          <table:table-cell table:style-name="ce6" office:value-type="string">
            <text:p>Living Metal Research Facility</text:p>
          </table:table-cell>
          <table:table-cell table:style-name="ce6" office:value-type="string">
            <text:p>Исследовательский комплекс живого металл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iving_research_facility_desc</text:p>
          </table:table-cell>
          <table:table-cell table:style-name="ce6" office:value-type="string">
            <text:p>Researches the mysteries of Living Metal to revolutionize our Engineering sciences.\n</text:p>
          </table:table-cell>
          <table:table-cell table:style-name="ce6" office:value-type="string">
            <text:p>Исследует тайны живого металла, чтобы изменить в корне инженерию.\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lythuric_reactor</text:p>
          </table:table-cell>
          <table:table-cell table:style-name="ce6" office:value-type="string">
            <text:p>Lythuric Reactor</text:p>
          </table:table-cell>
          <table:table-cell table:style-name="ce6" office:value-type="string">
            <text:p>Литурический реактор</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lythuric_reactor_desc</text:p>
          </table:table-cell>
          <table:table-cell table:style-name="ce6" office:value-type="string">
            <text:p>Harnesses Lythuric Gas' potent energy properties to provide both power and a potent tool for Physics experimentation.\n</text:p>
          </table:table-cell>
          <table:table-cell table:style-name="ce6" office:value-type="string">
            <text:p>Сосредотачивает сильные энергетические свойства литурического газа для выработки энергии и создания мощной техники для физических эксперимент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dymium_integrity_field_generator</text:p>
          </table:table-cell>
          <table:table-cell table:style-name="ce6" office:value-type="string">
            <text:p>Neodymium Integrity Field Generator</text:p>
          </table:table-cell>
          <table:table-cell table:style-name="ce6" office:value-type="string">
            <text:p>Неодимовый генератор полей целостности</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dymium_integrity_field_generator_desc</text:p>
          </table:table-cell>
          <table:table-cell table:style-name="ce6" office:value-type="string">
            <text:p>Reinforces friendly ships in the system with a Neodymium bulwark integrity field, dramatically improving resistance to damage.\n</text:p>
          </table:table-cell>
          <table:table-cell table:style-name="ce6" office:value-type="string">
            <text:p>Укрепляет дружественные корабли в системе с неодимовым полем целостности неодимового на бастионе, значительно улучшая устойчивость к поврежде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orite_targeting_array</text:p>
          </table:table-cell>
          <table:table-cell table:style-name="ce6" office:value-type="string">
            <text:p>Neorite Targeting Array</text:p>
          </table:table-cell>
          <table:table-cell table:style-name="ce6" office:value-type="string">
            <text:p>Неоритовая матрица отслежива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orite_targeting_array_desc</text:p>
          </table:table-cell>
          <table:table-cell table:style-name="ce6" office:value-type="string">
            <text:p>Makes use of special Neorite sensors to create an array battery, improving targeting efficacy of every friendly ship in the system.\n</text:p>
          </table:table-cell>
          <table:table-cell table:style-name="ce6" office:value-type="string">
            <text:p>Позволяет использовать специальные неоритовые сенсоры для создания матричной батареи, усиляющей эффективность отслеживания каждого дружественного корабля в системе.\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neutronium_forge</text:p>
          </table:table-cell>
          <table:table-cell table:style-name="ce6" office:value-type="string">
            <text:p>Neutronium Forge</text:p>
          </table:table-cell>
          <table:table-cell table:style-name="ce6" office:value-type="string">
            <text:p>Кузница нейтрония</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neutronium_forge_desc</text:p>
          </table:table-cell>
          <table:table-cell table:style-name="ce6" office:value-type="string">
            <text:p>Forges Neutronium for non-military purposes, creating extremely durable outputs for a number of industrial uses.\n</text:p>
          </table:table-cell>
          <table:table-cell table:style-name="ce6" office:value-type="string">
            <text:p>Использует в ковке нейтрониум для мирных целей, создавая крайне прочную продукцию для числа индустриальных направлений.\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text:p>
          </table:table-cell>
          <table:table-cell table:style-name="ce6" office:value-type="string">
            <text:p>Orillium Factory</text:p>
          </table:table-cell>
          <table:table-cell table:style-name="ce6" office:value-type="string">
            <text:p>Завод ориллия</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orillium_factory_desc</text:p>
          </table:table-cell>
          <table:table-cell table:style-name="ce6" office:value-type="string">
            <text:p>Puts Orillium's properties into producing mining equipment, increasing Minerals output.\n</text:p>
          </table:table-cell>
          <table:table-cell table:style-name="ce6" office:value-type="string">
            <text:p>Использует свойства ориллия для создания рудного оборудования, увеливая выработку минер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text:p>
          </table:table-cell>
          <table:table-cell table:style-name="ce6" office:value-type="string">
            <text:p>Pyronium Experimental Lab</text:p>
          </table:table-cell>
          <table:table-cell table:style-name="ce6" office:value-type="string">
            <text:p>Экспериментальная лаборатория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pyronium_experimental_lab_desc</text:p>
          </table:table-cell>
          <table:table-cell table:style-name="ce6" office:value-type="string">
            <text:p>Puts the explosive Pyronium crystals to use in Physics experiments - nothing shall remain unexploded.\n</text:p>
          </table:table-cell>
          <table:table-cell table:style-name="ce6" office:value-type="string">
            <text:p>Позволяет использовать пирониевые кристаллы в физических экспериментах - ничто не останется невзорванны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critch_gravity_forge</text:p>
          </table:table-cell>
          <table:table-cell table:style-name="ce6" office:value-type="string">
            <text:p>Scritch Gravity Forge</text:p>
          </table:table-cell>
          <table:table-cell table:style-name="ce6" office:value-type="string">
            <text:p>Гравитационная кузня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scritch_gravity_forge_desc</text:p>
          </table:table-cell>
          <table:table-cell table:style-name="ce6" office:value-type="string">
            <text:p>Enables use of Scritch with highly advanced gravitic funneling and 'metal casting' technologies, creating extemely hard tools and materials.\n</text:p>
          </table:table-cell>
          <table:table-cell table:style-name="ce6" office:value-type="string">
            <text:p>Позволяет использовать скритч с усиленным гравитационным стягиванием и технологиями отливки металлов, для создания крайне крепких орудий и материалов.\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text:p>
          </table:table-cell>
          <table:table-cell table:style-name="ce6" office:value-type="string">
            <text:p>Selenemite Foundry</text:p>
          </table:table-cell>
          <table:table-cell table:style-name="ce6" office:value-type="string">
            <text:p>Литейная селенемит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elenemite_foundry_desc</text:p>
          </table:table-cell>
          <table:table-cell table:style-name="ce6" office:value-type="string">
            <text:p>Refines Selenemite ore for study in the fields of bioelectricity and laser surgery.</text:p>
          </table:table-cell>
          <table:table-cell table:style-name="ce6" office:value-type="string">
            <text:p>Очищает селенемит для исследований в области биоэлектричества и лазерной хиру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text:p>
          </table:table-cell>
          <table:table-cell table:style-name="ce6" office:value-type="string">
            <text:p>Sorium Shield Multiplexer</text:p>
          </table:table-cell>
          <table:table-cell table:style-name="ce6" office:value-type="string">
            <text:p>Сориумный мультиплексор щитов</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sorium_shield_multiplexer_desc</text:p>
          </table:table-cell>
          <table:table-cell table:style-name="ce6" office:value-type="string">
            <text:p>Enhances the shields of friendly ships nearby using a Sorium-derived multiplexer.\n</text:p>
          </table:table-cell>
          <table:table-cell table:style-name="ce6" office:value-type="string">
            <text:p>Усиливает щиты находящихся рядом дружественных кораблей, использующих Сориумный мультиплексор.\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text:p>
          </table:table-cell>
          <table:table-cell table:style-name="ce6" office:value-type="string">
            <text:p>Teldar Lapidary</text:p>
          </table:table-cell>
          <table:table-cell table:style-name="ce6" office:value-type="string">
            <text:p>Гравировка телдара</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eldar_lapidary_desc</text:p>
          </table:table-cell>
          <table:table-cell table:style-name="ce6" office:value-type="string">
            <text:p>Cuts Teldar into powerful lenses used in both Mining and Energy generation.\n</text:p>
          </table:table-cell>
          <table:table-cell table:style-name="ce6" office:value-type="string">
            <text:p>Вырезает из телдара мощные линзы, используемые как для добычи минералов, так и в выработке энергии.\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thullium_energy_processor</text:p>
          </table:table-cell>
          <table:table-cell table:style-name="ce6" office:value-type="string">
            <text:p>Thullium Energy Processor</text:p>
          </table:table-cell>
          <table:table-cell table:style-name="ce6" office:value-type="string">
            <text:p>Энергетический процессор на тулиуме</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thullium_energy_processor_desc</text:p>
          </table:table-cell>
          <table:table-cell table:style-name="ce6" office:value-type="string">
            <text:p>Combines Thullium with existing power-harvesting technologies to make the starbase a potent Energy hub.\n</text:p>
          </table:table-cell>
          <table:table-cell table:style-name="ce6" office:value-type="string">
            <text:p>Объединяет тулий с существующими энергодобывающими технологиями, позволяя создать мощный энергетический хаб из звёздной базы.\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xerodine_hyperlane_stabilizer_desc</text:p>
          </table:table-cell>
          <table:table-cell table:style-name="ce6" office:value-type="string">
            <text:p>Assists friendly ships in the system with FTL travel by stabilizing hyperlane entry points using Xerodine, expediting hyperdrive entry.\n</text:p>
          </table:table-cell>
          <table:table-cell table:style-name="ce6" office:value-type="string">
            <text:p>Помогает дружественным кораблям в системе со сверхсветовыми перемещениями путем стабилизации точек входа в гиперкоридор с использованием ксеродина, ускоряя разогрев гипердвигателя.\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yurantic_mirror_core</text:p>
          </table:table-cell>
          <table:table-cell table:style-name="ce6" office:value-type="string">
            <text:p>Yurantic Mirror Core</text:p>
          </table:table-cell>
          <table:table-cell table:style-name="ce6" office:value-type="string">
            <text:p>Юрантическое зеркальное яд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yurantic_mirror_core_desc</text:p>
          </table:table-cell>
          <table:table-cell table:style-name="ce6" office:value-type="string">
            <text:p>Duplicates Energy and signal transmission through a specialized Yurantic core, aiding our researchers in Engineering fields.\n</text:p>
          </table:table-cell>
          <table:table-cell table:style-name="ce6" office:value-type="string">
            <text:p>Дублирует энергию и копирует передаваемые сигналы через специальное юрантическое ядро, помогая инженерным исследованиям.\n</text:p>
          </table:table-cell>
          <table:table-cell table:style-name="ce6"/>
          <table:table-cell table:style-name="ce16" table:number-columns-repeated="22"/>
          <table:table-cell table:number-columns-repeated="998"/>
        </table:table-row>
        <table:table-row table:style-name="ro1">
          <table:table-cell table:style-name="ce3" office:value-type="string">
            <text:p>sm_sb_building_zro_catalyzer</text:p>
          </table:table-cell>
          <table:table-cell table:style-name="ce6" office:value-type="string">
            <text:p>Zro Catalyzer</text:p>
          </table:table-cell>
          <table:table-cell table:style-name="ce6" office:value-type="string">
            <text:p>Катализатор зро</text:p>
          </table:table-cell>
          <table:table-cell table:style-name="ce6"/>
          <table:table-cell table:style-name="ce16" table:number-columns-repeated="22"/>
          <table:table-cell table:number-columns-repeated="998"/>
        </table:table-row>
        <table:table-row table:style-name="ro2">
          <table:table-cell table:style-name="ce3" office:value-type="string">
            <text:p>sm_sb_building_zro_catalyzer_desc</text:p>
          </table:table-cell>
          <table:table-cell table:style-name="ce6" office:value-type="string">
            <text:p>Catalyzes Zro's exotic particles beyond individual use, contributing to research into widespread Social manipulation and enhancement.\n</text:p>
          </table:table-cell>
          <table:table-cell table:style-name="ce6" office:value-type="string">
            <text:p>Катализирует экзотические частицы зро для неиндивидуального использования, способствуя исследованиям широко распространённых социальных манипуляций и способов самосовершенствования.\n</text:p>
          </table:table-cell>
          <table:table-cell table:style-name="ce6"/>
          <table:table-cell table:style-name="ce16" table:number-columns-repeated="22"/>
          <table:table-cell table:number-columns-repeated="998"/>
        </table:table-row>
        <table:table-row table:style-name="ro1">
          <table:table-cell table:style-name="ce3" office:value-type="string">
            <text:p>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soil_harvesting_desc</text:p>
          </table:table-cell>
          <table:table-cell table:style-name="ce6" office:value-type="string">
            <text:p>$soil_harvesting$ is a $planetary_projects$ project. $planetary_projects_desc$\n\n$tech_soil_harvesting_desc$</text:p>
          </table:table-cell>
          <table:table-cell table:style-name="ce6" office:value-type="string">
            <text:p>$soil_harvesting$ это проект типа $planetary_projects$. $planetary_projects_desc$\n\n$tech_soil_harvesting_desc$</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country</text:p>
          </table:table-cell>
          <table:table-cell table:number-columns-repeated="2" table:style-name="ce6" office:value-type="string">
            <text:p>\n£sr_sorium_3 §H$sr_sorium_3$§!\n$sr_sorium_3_desc$\n\n</text:p>
          </table:table-cell>
          <table:table-cell table:style-name="ce6"/>
          <table:table-cell table:style-name="ce16" table:number-columns-repeated="22"/>
          <table:table-cell table:number-columns-repeated="998"/>
        </table:table-row>
        <table:table-row table:style-name="ro1">
          <table:table-cell table:style-name="ce3" office:value-type="string">
            <text:p>sorium_3_discovered_ship</text:p>
          </table:table-cell>
          <table:table-cell table:number-columns-repeated="2" table:style-name="ce6" office:value-type="string">
            <text:p>$sorium_3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build_cost_mult</text:p>
          </table:table-cell>
          <table:table-cell table:style-name="ce6" office:value-type="string">
            <text:p>Special Resource Buildings Build Cost Multiplier</text:p>
          </table:table-cell>
          <table:table-cell table:style-name="ce6" office:value-type="string">
            <text:p>Множитель затрат на постройку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pecial_resource_building_construction_speed_mult</text:p>
          </table:table-cell>
          <table:table-cell table:style-name="ce6" office:value-type="string">
            <text:p>Special Resource Buildings Construction Speed Multiplier</text:p>
          </table:table-cell>
          <table:table-cell table:style-name="ce6" office:value-type="string">
            <text:p>Множитель скорости постройки зданий для добычи специальных ресурсов</text:p>
          </table:table-cell>
          <table:table-cell table:style-name="ce6"/>
          <table:table-cell table:style-name="ce16" table:number-columns-repeated="22"/>
          <table:table-cell table:number-columns-repeated="998"/>
        </table:table-row>
        <table:table-row table:style-name="ro1">
          <table:table-cell table:style-name="ce3" office:value-type="string">
            <text:p>sr_altair_stone</text:p>
          </table:table-cell>
          <table:table-cell table:style-name="ce6" office:value-type="string">
            <text:p>Altair Stone</text:p>
          </table:table-cell>
          <table:table-cell table:style-name="ce6" office:value-type="string">
            <text:p>Камень Альтаира</text:p>
          </table:table-cell>
          <table:table-cell table:style-name="ce6" office:value-type="string">
            <text:p>Altair Steine</text:p>
          </table:table-cell>
          <table:table-cell table:style-name="ce16" table:number-columns-repeated="22"/>
          <table:table-cell table:number-columns-repeated="998"/>
        </table:table-row>
        <table:table-row table:style-name="ro7">
          <table:table-cell table:style-name="ce3" office:value-type="string">
            <text:p>sr_altair_stone_desc</text:p>
          </table:table-cell>
          <table:table-cell table:style-name="ce6" office:value-type="string">
            <text:p>The marvelous Altair Stone literally levitates, defying gravity through innate dark energy radiation. While scientists argue over its origins being from extra-dimensional visitors or a stage 8 precursor civilization, it nevertheless holds deeply exploitable anti-gravitic properties.</text:p>
          </table:table-cell>
          <table:table-cell table:style-name="ce6" office:value-type="string">
            <text:p>Удивительный камень Альтаира буквально левитирует, бросая вызов гравитации, используя врожденное излучение темной энергии. Как утверждают ученые, он был создан некими экстрамерными пришельцами или цивилизацией предтеч восьмого этапа развития. Тем не менее, он обладает доступными для изучения антигравитическими свойствами.</text:p>
          </table:table-cell>
          <table:table-cell table:style-name="ce6"/>
          <table:table-cell table:style-name="ce16" table:number-columns-repeated="22"/>
          <table:table-cell table:number-columns-repeated="998"/>
        </table:table-row>
        <table:table-row table:style-name="ro1">
          <table:table-cell table:style-name="ce3" office:value-type="string">
            <text:p>sr_archeological_remains</text:p>
          </table:table-cell>
          <table:table-cell table:style-name="ce6" office:value-type="string">
            <text:p>Archaeological Remains</text:p>
          </table:table-cell>
          <table:table-cell table:style-name="ce6" office:value-type="string">
            <text:p>Археологические реликвии</text:p>
          </table:table-cell>
          <table:table-cell table:style-name="ce6" office:value-type="string">
            <text:p>Archäologische Funde</text:p>
          </table:table-cell>
          <table:table-cell table:style-name="ce16" table:number-columns-repeated="22"/>
          <table:table-cell table:number-columns-repeated="998"/>
        </table:table-row>
        <table:table-row table:style-name="ro1">
          <table:table-cell table:style-name="ce3" office:value-type="string">
            <text:p>sr_archeological_remains_desc</text:p>
          </table:table-cell>
          <table:table-cell table:style-name="ce6" office:value-type="string">
            <text:p>This area contains archaeological remains of an extinct alien civilization.</text:p>
          </table:table-cell>
          <table:table-cell table:style-name="ce6" office:value-type="string">
            <text:p>Эта область содержит археологические реликвии вымершей инопланетной цивилизации.</text:p>
          </table:table-cell>
          <table:table-cell table:style-name="ce6" office:value-type="string">
            <text:p>Dieses Gebiet beherbergt einige archäologische Funde einer ausgestorbenen außerirdischen Zivilisation.</text:p>
          </table:table-cell>
          <table:table-cell table:style-name="ce16" table:number-columns-repeated="22"/>
          <table:table-cell table:number-columns-repeated="998"/>
        </table:table-row>
        <table:table-row table:style-name="ro1">
          <table:table-cell table:style-name="ce3" office:value-type="string">
            <text:p>sr_aurantiacum_x</text:p>
          </table:table-cell>
          <table:table-cell table:style-name="ce6" office:value-type="string">
            <text:p>Aurantiacum-X</text:p>
          </table:table-cell>
          <table:table-cell table:style-name="ce6" office:value-type="string">
            <text:p>Аурантикум-X</text:p>
          </table:table-cell>
          <table:table-cell table:style-name="ce6" office:value-type="string">
            <text:p>Aurantiacum-X</text:p>
          </table:table-cell>
          <table:table-cell table:style-name="ce16" table:number-columns-repeated="22"/>
          <table:table-cell table:number-columns-repeated="998"/>
        </table:table-row>
        <table:table-row table:style-name="ro5">
          <table:table-cell table:style-name="ce3" office:value-type="string">
            <text:p>sr_aurantiacum_x_desc</text:p>
          </table:table-cell>
          <table:table-cell table:style-name="ce6" office:value-type="string">
            <text:p>This incredible substance defies the laws of physics: at room temperature this orange substance flows like mercury, yet it becomes an incredibly resilient metal solid once heated. Even stranger, when cooled, it becomes a gas, settling into a plasmic state bordering on absolute zero. It has been theorized that this material originated in another universe entirely, and its appearance in our universe has been the source of intense debate and speculation.</text:p>
          </table:table-cell>
          <table:table-cell table:style-name="ce6" office:value-type="string">
            <text:p>Это невероятное вещество противоречит законам физики: при комнатной температуре это оранжевое вещество течет, как ртуть, но оно становится невероятно упругим металлическим твердым веществом при нагревании. Что ещё более странно, при охлаждении оно становится газом, с осадком в виде плазмы с температурой около абсолютного нуля. Было высказано предположение, что этот материал возник в другой вселенной, и его появление в нашей вселенной стало источником активных дебатов и спекуляций.</text:p>
          </table:table-cell>
          <table:table-cell table:style-name="ce6"/>
          <table:table-cell table:style-name="ce16" table:number-columns-repeated="22"/>
          <table:table-cell table:number-columns-repeated="998"/>
        </table:table-row>
        <table:table-row table:style-name="ro1">
          <table:table-cell table:style-name="ce3" office:value-type="string">
            <text:p>sr_bandersnatchi</text:p>
          </table:table-cell>
          <table:table-cell table:style-name="ce6" office:value-type="string">
            <text:p>Bandersnatchi</text:p>
          </table:table-cell>
          <table:table-cell table:style-name="ce6" office:value-type="string">
            <text:p>Брандашмыги</text:p>
          </table:table-cell>
          <table:table-cell table:style-name="ce6" office:value-type="string">
            <text:p>Bandersnatchi</text:p>
          </table:table-cell>
          <table:table-cell table:style-name="ce16" table:number-columns-repeated="22"/>
          <table:table-cell table:number-columns-repeated="998"/>
        </table:table-row>
        <table:table-row table:style-name="ro4">
          <table:table-cell table:style-name="ce3" office:value-type="string">
            <text:p>sr_bandersnatchi_desc</text:p>
          </table:table-cell>
          <table:table-cell table:style-name="ce6" office:value-type="string">
            <text:p>These immense furry creatures appear to have been seeded across the stars by an unknown precursor civilization. Their genetic makeup uniquely combines artificial XNA segments with genetic material derived from over two dozen biomes. Despite showing remarkable intelligence and receptive socialization with other species, attempts at sapient-level communication has proved impossible. Given their delicious taste, high-energy fat reserves and docile nature, they are typically used as livestock, biofuel, or performance animals.</text:p>
          </table:table-cell>
          <table:table-cell table:style-name="ce6" office:value-type="string">
            <text:p>Эти огромные пушистые существа, по-видимому, были рассеяны по звездам неизвестной цивилизацией предтеч. Их генетический состав уникален - он объединяет искусственные сегменты КсНК с генетическим материалом, полученным из более чем двух десятков биомов. Несмотря на выдающийся интеллект и спокойную социализацию с другими видами, попытки наладить коммуникацию на уровне разумных существ оказались невозможными. Учитывая их потрясающий вкус, огромные высокоэнергетические запасы жира и послушный характер, они обычно используются в качестве скота, биотоплива или тягловы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sr_betharian_stone</text:p>
          </table:table-cell>
          <table:table-cell table:style-name="ce6" office:value-type="string">
            <text:p>Betharian Stone</text:p>
          </table:table-cell>
          <table:table-cell table:style-name="ce6" office:value-type="string">
            <text:p>Бетарианский камень</text:p>
          </table:table-cell>
          <table:table-cell table:style-name="ce6" office:value-type="string">
            <text:p>Betharische Steine</text:p>
          </table:table-cell>
          <table:table-cell table:style-name="ce16" table:number-columns-repeated="22"/>
          <table:table-cell table:number-columns-repeated="998"/>
        </table:table-row>
        <table:table-row table:style-name="ro2">
          <table:table-cell table:style-name="ce3" office:value-type="string">
            <text:p>sr_betharian_stone_desc</text:p>
          </table:table-cell>
          <table:table-cell table:style-name="ce6" office:value-type="string">
            <text:p>A semi-organic oil shale formed under specific yet commonly found conditions, Betharian stone can be refined into a highly compact energy source.</text:p>
          </table:table-cell>
          <table:table-cell table:style-name="ce6" office:value-type="string">
            <text:p>Бетарианский камень - полуорганический горючий сланец, формирующийся в определённых, но часто встречающихся условиях, который может быть переработан в очень компактный источник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sr_biofuels</text:p>
          </table:table-cell>
          <table:table-cell table:style-name="ce6" office:value-type="string">
            <text:p>Bio-Fuels</text:p>
          </table:table-cell>
          <table:table-cell table:style-name="ce6" office:value-type="string">
            <text:p>Биотопливо</text:p>
          </table:table-cell>
          <table:table-cell table:style-name="ce6" office:value-type="string">
            <text:p>Bio-Treibstoffe</text:p>
          </table:table-cell>
          <table:table-cell table:style-name="ce16" table:number-columns-repeated="22"/>
          <table:table-cell table:number-columns-repeated="998"/>
        </table:table-row>
        <table:table-row table:style-name="ro1">
          <table:table-cell table:style-name="ce3" office:value-type="string">
            <text:p>sr_biofuels_desc</text:p>
          </table:table-cell>
          <table:table-cell table:style-name="ce6" office:value-type="string">
            <text:p>The indigenous vegetation in this area can be easily converted into potent bio-fuel.</text:p>
          </table:table-cell>
          <table:table-cell table:style-name="ce6" office:value-type="string">
            <text:p>Местная растительность в этой области может быть легко превращена в мощное биотопливо.</text:p>
          </table:table-cell>
          <table:table-cell table:style-name="ce6" office:value-type="string">
            <text:p>Die einheimische Vegetation in diesem Gebiet kann ohne Probleme in ergiebigen Bio-Treibstoff umgewandelt werden.</text:p>
          </table:table-cell>
          <table:table-cell table:style-name="ce16" table:number-columns-repeated="22"/>
          <table:table-cell table:number-columns-repeated="998"/>
        </table:table-row>
        <table:table-row table:style-name="ro1">
          <table:table-cell table:style-name="ce3" office:value-type="string">
            <text:p>sr_blooming_ore</text:p>
          </table:table-cell>
          <table:table-cell table:style-name="ce6" office:value-type="string">
            <text:p>Blooming Ore</text:p>
          </table:table-cell>
          <table:table-cell table:style-name="ce6" office:value-type="string">
            <text:p>Цветущая руда</text:p>
          </table:table-cell>
          <table:table-cell table:style-name="ce6" office:value-type="string">
            <text:p>Blütenerz</text:p>
          </table:table-cell>
          <table:table-cell table:style-name="ce16" table:number-columns-repeated="22"/>
          <table:table-cell table:number-columns-repeated="998"/>
        </table:table-row>
        <table:table-row table:style-name="ro3">
          <table:table-cell table:style-name="ce3" office:value-type="string">
            <text:p>sr_blooming_ore_desc</text:p>
          </table:table-cell>
          <table:table-cell table:style-name="ce6" office:value-type="string">
            <text:p>This curious metallic ore, found in flower-like formations, produces red-colored circuitry with unparalleled signal reliability and heat resistance, vastly improving robotics and AI efficiency.</text:p>
          </table:table-cell>
          <table:table-cell table:style-name="ce6" office:value-type="string">
            <text:p>Эта любопытная металлическая руда, найденная в похожих на цветочные образованиях, позволяет создавать окрашенные в красный схемы с непревзойденной надежностью сигнала и теплостойкостью, значительно улучшая робототехнику и эффективность ИИ.</text:p>
          </table:table-cell>
          <table:table-cell table:style-name="ce6"/>
          <table:table-cell table:style-name="ce16" table:number-columns-repeated="22"/>
          <table:table-cell table:number-columns-repeated="998"/>
        </table:table-row>
        <table:table-row table:style-name="ro1">
          <table:table-cell table:style-name="ce3" office:value-type="string">
            <text:p>sr_cavorite</text:p>
          </table:table-cell>
          <table:table-cell table:style-name="ce6" office:value-type="string">
            <text:p>Cavorite Ore</text:p>
          </table:table-cell>
          <table:table-cell table:style-name="ce6" office:value-type="string">
            <text:p>Каворит</text:p>
          </table:table-cell>
          <table:table-cell table:style-name="ce6" office:value-type="string">
            <text:p>Cavorit Erz</text:p>
          </table:table-cell>
          <table:table-cell table:style-name="ce16" table:number-columns-repeated="22"/>
          <table:table-cell table:number-columns-repeated="998"/>
        </table:table-row>
        <table:table-row table:style-name="ro3">
          <table:table-cell table:style-name="ce3" office:value-type="string">
            <text:p>sr_cavorite_desc</text:p>
          </table:table-cell>
          <table:table-cell table:style-name="ce6" office:value-type="string">
            <text:p>Cavorite is a semi-liquid metal that can absorb high amounts of harmful radiation, making it essential for operations in high energy environments, and an ideal fit for the shielding starbases.</text:p>
          </table:table-cell>
          <table:table-cell table:style-name="ce6" office:value-type="string">
            <text:p>Каворит - полужидкий металл, способный поглощать большое количество опасных излучений. Он широко используется в снаряжении и конструкциях, работающих в условиях высокого энергоизлучения, а также в обшивке космических станций.</text:p>
          </table:table-cell>
          <table:table-cell table:style-name="ce6" office:value-type="string">
            <text:p>Cavorit ist ein nahezu flüssiges Metall, welches hohe Mengen an schädlicher Strahlung absorbieren kann. Diese Eigenschaft macht es ideal für die Verwendung in hoch energetischen Umgebungen, wie zum Beispiel den Strahlungsschutz von Sternenbasen.</text:p>
          </table:table-cell>
          <table:table-cell table:style-name="ce16" table:number-columns-repeated="22"/>
          <table:table-cell table:number-columns-repeated="998"/>
        </table:table-row>
        <table:table-row table:style-name="ro1">
          <table:table-cell table:style-name="ce3" office:value-type="string">
            <text:p>sr_chromium</text:p>
          </table:table-cell>
          <table:table-cell table:style-name="ce6" office:value-type="string">
            <text:p>Chromium</text:p>
          </table:table-cell>
          <table:table-cell table:style-name="ce6" office:value-type="string">
            <text:p>Хром</text:p>
          </table:table-cell>
          <table:table-cell table:style-name="ce6" office:value-type="string">
            <text:p>Chrom</text:p>
          </table:table-cell>
          <table:table-cell table:style-name="ce16" table:number-columns-repeated="22"/>
          <table:table-cell table:number-columns-repeated="998"/>
        </table:table-row>
        <table:table-row table:style-name="ro1">
          <table:table-cell table:style-name="ce3" office:value-type="string">
            <text:p>sr_chromium_desc</text:p>
          </table:table-cell>
          <table:table-cell table:style-name="ce6" office:value-type="string">
            <text:p>Chromium is an exceedingly hard metal, proving highly useful in the construction of ship hulls.</text:p>
          </table:table-cell>
          <table:table-cell table:style-name="ce6" office:value-type="string">
            <text:p>Хром - чрезвычайно твердый металл, который очень полезен при строительстве корпусов кораблей.</text:p>
          </table:table-cell>
          <table:table-cell table:style-name="ce6" office:value-type="string">
            <text:p>Chrom ist ein außergewöhnlich hartes Metall, dass sich äußerst nützlich in der Herstellung von Schiffshüllen erweist.</text:p>
          </table:table-cell>
          <table:table-cell table:style-name="ce16" table:number-columns-repeated="22"/>
          <table:table-cell table:number-columns-repeated="998"/>
        </table:table-row>
        <table:table-row table:style-name="ro1">
          <table:table-cell table:style-name="ce3" office:value-type="string">
            <text:p>sr_cryodine</text:p>
          </table:table-cell>
          <table:table-cell table:style-name="ce6" office:value-type="string">
            <text:p>Cryodine Ice</text:p>
          </table:table-cell>
          <table:table-cell table:style-name="ce6" office:value-type="string">
            <text:p>Криодиновый лед</text:p>
          </table:table-cell>
          <table:table-cell table:style-name="ce6" office:value-type="string">
            <text:p>Kryodines Eis</text:p>
          </table:table-cell>
          <table:table-cell table:style-name="ce16" table:number-columns-repeated="22"/>
          <table:table-cell table:number-columns-repeated="998"/>
        </table:table-row>
        <table:table-row table:style-name="ro3">
          <table:table-cell table:style-name="ce3" office:value-type="string">
            <text:p>sr_cryodine_desc</text:p>
          </table:table-cell>
          <table:table-cell table:style-name="ce6" office:value-type="string">
            <text:p>This substance, upon its initial discovery, was believed to have nearly unlimited thermal capacity. It was later proven that it can somehow transfer stored energy across vast distances, even through vacuums. This makes cryodine a perfect coolant.</text:p>
          </table:table-cell>
          <table:table-cell table:style-name="ce6" office:value-type="string">
            <text:p>При его первоначальном открытии этого вещества счталось, что оно имеет почти неограниченную теплоемкость. Позднее было доказано, что оно может каким-то образом передавать накопленную энергию на огромные расстояния, даже через вакуум. Это делает криодин идеальным охладителем.</text:p>
          </table:table-cell>
          <table:table-cell table:style-name="ce6" office:value-type="string">
            <text:p>Von dieser Substanz wurde bei seiner ersten Entdeckung gedacht, sie habe nahezu unbegrenzte thermische Kapazität. Später wurde nachgewiesen, dass sie auf irgendeine Art und Weise gespeicherte Energie über enorme Entfernungen übertragen kann, sogar durch das Vakuum. Diese Eigenschaft macht es zum perfekten Kühlmittel.</text:p>
          </table:table-cell>
          <table:table-cell table:style-name="ce16" table:number-columns-repeated="22"/>
          <table:table-cell table:number-columns-repeated="998"/>
        </table:table-row>
        <table:table-row table:style-name="ro1">
          <table:table-cell table:style-name="ce3" office:value-type="string">
            <text:p>sr_dark_matter_fuel_rods</text:p>
          </table:table-cell>
          <table:table-cell table:style-name="ce6" office:value-type="string">
            <text:p>Dark Matter Fuel Rods</text:p>
          </table:table-cell>
          <table:table-cell table:style-name="ce6" office:value-type="string">
            <text:p>Топливные стержни темной материи</text:p>
          </table:table-cell>
          <table:table-cell table:style-name="ce6"/>
          <table:table-cell table:style-name="ce16" table:number-columns-repeated="22"/>
          <table:table-cell table:number-columns-repeated="998"/>
        </table:table-row>
        <table:table-row table:style-name="ro3">
          <table:table-cell table:style-name="ce3" office:value-type="string">
            <text:p>sr_dark_matter_fuel_rods_desc</text:p>
          </table:table-cell>
          <table:table-cell table:style-name="ce6" office:value-type="string">
            <text:p>Extracting Dark Matter is only the first step to attaining the most powerful energy source in the galaxy. For the most advanced applications, it must first be housed and stabilized in transportable fuel rods. Once done, however, these fuel rods can power all manner of projects and buildings.</text:p>
          </table:table-cell>
          <table:table-cell table:style-name="ce6" office:value-type="string">
            <text:p>Извлечение Темной материи - это только первый шаг к созданию самого мощного источника энергии в галактике. Для самых передовых применений он должен быть сначала размещен и стабилизирован в виде топливных стержней. Однажды создав их, эти топливные стержни смогут питать все типы наших проектов и зданий.</text:p>
          </table:table-cell>
          <table:table-cell table:style-name="ce6"/>
          <table:table-cell table:style-name="ce16" table:number-columns-repeated="22"/>
          <table:table-cell table:number-columns-repeated="998"/>
        </table:table-row>
        <table:table-row table:style-name="ro1">
          <table:table-cell table:style-name="ce3" office:value-type="string">
            <text:p>sr_elder_compounds</text:p>
          </table:table-cell>
          <table:table-cell table:style-name="ce6" office:value-type="string">
            <text:p>Elder Compounds</text:p>
          </table:table-cell>
          <table:table-cell table:style-name="ce6" office:value-type="string">
            <text:p>Компоненты предтеч</text:p>
          </table:table-cell>
          <table:table-cell table:style-name="ce6" office:value-type="string">
            <text:p>Ahnen Verbundsstoffe / Antike Verbundsstoffe</text:p>
          </table:table-cell>
          <table:table-cell table:style-name="ce16" table:number-columns-repeated="22"/>
          <table:table-cell table:number-columns-repeated="998"/>
        </table:table-row>
        <table:table-row table:style-name="ro3">
          <table:table-cell table:style-name="ce3" office:value-type="string">
            <text:p>sr_elder_compounds_desc</text:p>
          </table:table-cell>
          <table:table-cell table:style-name="ce6" office:value-type="string">
            <text:p>This area contains large quantities of unique compounds created by an unknown precursor species. Their fabrication technology has been utterly lost, but the priceless compounds are even now still highly durable and reusable.</text:p>
          </table:table-cell>
          <table:table-cell table:style-name="ce6" office:value-type="string">
            <text:p>Эта область содержит большое количество уникальных компонентов, созданных неизвестными предтечами. Технология их изготовления была полностью потеряна, но даже сейчас они очень долговечные и подходят для многоразового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sr_engos_vapor</text:p>
          </table:table-cell>
          <table:table-cell table:style-name="ce6" office:value-type="string">
            <text:p>Engos Vapor</text:p>
          </table:table-cell>
          <table:table-cell table:style-name="ce6" office:value-type="string">
            <text:p>Энгосские испарения</text:p>
          </table:table-cell>
          <table:table-cell table:style-name="ce6" office:value-type="string">
            <text:p>Engos Dampf</text:p>
          </table:table-cell>
          <table:table-cell table:style-name="ce16" table:number-columns-repeated="22"/>
          <table:table-cell table:number-columns-repeated="998"/>
        </table:table-row>
        <table:table-row table:style-name="ro7">
          <table:table-cell table:style-name="ce3" office:value-type="string">
            <text:p>sr_engos_vapor_desc</text:p>
          </table:table-cell>
          <table:table-cell table:style-name="ce6" office:value-type="string">
            <text:p>Engos Vapor is the gaseous secretion of an engineered bacterium, which seems to have been intentionally seeded across worlds by an unknown precursor species. The remarkable vapor possesses unique radiation absorption properties, deeply aiding both colonization and high-radiation industrial operations.</text:p>
          </table:table-cell>
          <table:table-cell table:style-name="ce6" office:value-type="string">
            <text:p>Энгосские испарения представляют из себя газообразную секрецию искусственно спроектированной бактерии, которая, по-видимому, была преднамеренно рассеяна по всему миру неизвестными предтечами. Этот примечательный газ обладает уникальными свойствами поглощения излучения, сильно помогая как при колонизации, так и в промышленных операциях с высоким радиационным излучением.</text:p>
          </table:table-cell>
          <table:table-cell table:style-name="ce6"/>
          <table:table-cell table:style-name="ce16" table:number-columns-repeated="22"/>
          <table:table-cell table:number-columns-repeated="998"/>
        </table:table-row>
        <table:table-row table:style-name="ro1">
          <table:table-cell table:style-name="ce3" office:value-type="string">
            <text:p>sr_euratite</text:p>
          </table:table-cell>
          <table:table-cell table:style-name="ce6" office:value-type="string">
            <text:p>Euratite</text:p>
          </table:table-cell>
          <table:table-cell table:style-name="ce6" office:value-type="string">
            <text:p>Евратит</text:p>
          </table:table-cell>
          <table:table-cell table:style-name="ce6" office:value-type="string">
            <text:p>Euratid</text:p>
          </table:table-cell>
          <table:table-cell table:style-name="ce16" table:number-columns-repeated="22"/>
          <table:table-cell table:number-columns-repeated="998"/>
        </table:table-row>
        <table:table-row table:style-name="ro7">
          <table:table-cell table:style-name="ce3" office:value-type="string">
            <text:p>sr_euratite_desc</text:p>
          </table:table-cell>
          <table:table-cell table:style-name="ce6" office:value-type="string">
            <text:p>Somehow present solely on this planet, Euratite seems to have come from an entirely separate dimension. Its sub-spatial origins make it impossible to transport in its raw form, necessitating a complex, energy-intensive transmutative process to exploit its properties.</text:p>
          </table:table-cell>
          <table:table-cell table:style-name="ce6" office:value-type="string">
            <text:p>Почему-то присутствующий исключительно на этой планете, евратит, похоже, появился из совершенно другого измерения. Его суб-пространственное происхождение делает невозможным транспортировку в необработанном виде. Обработка же требует сложного, энергоемкого трансмутативного процесса, который позволит использовать его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sr_ever_blossom</text:p>
          </table:table-cell>
          <table:table-cell table:style-name="ce6" office:value-type="string">
            <text:p>Ever-Blossom</text:p>
          </table:table-cell>
          <table:table-cell table:style-name="ce6" office:value-type="string">
            <text:p>Вечноцвет</text:p>
          </table:table-cell>
          <table:table-cell table:style-name="ce6" office:value-type="string">
            <text:p>Ewigblüten</text:p>
          </table:table-cell>
          <table:table-cell table:style-name="ce16" table:number-columns-repeated="22"/>
          <table:table-cell table:number-columns-repeated="998"/>
        </table:table-row>
        <table:table-row table:style-name="ro3">
          <table:table-cell table:style-name="ce3" office:value-type="string">
            <text:p>sr_ever_blossom_desc</text:p>
          </table:table-cell>
          <table:table-cell table:style-name="ce6" office:value-type="string">
            <text:p>The blossoms of this mundane looking tree, found only within this particular region, possess remarkable regenerative properties that dramatically extend the life-span of complex carbon based organisms.</text:p>
          </table:table-cell>
          <table:table-cell table:style-name="ce6" office:value-type="string">
            <text:p>Цветы этого уникального дерева, найденного только в этом конкретном регионе, обладает замечательными регенеративными свойствами, которые значительно продлевают продолжительность жизни сложных углерод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sr_exotic_spices</text:p>
          </table:table-cell>
          <table:table-cell table:style-name="ce6" office:value-type="string">
            <text:p>Exotic Spices</text:p>
          </table:table-cell>
          <table:table-cell table:style-name="ce6" office:value-type="string">
            <text:p>Экзотические специи</text:p>
          </table:table-cell>
          <table:table-cell table:style-name="ce6" office:value-type="string">
            <text:p>Exotische Gewürze</text:p>
          </table:table-cell>
          <table:table-cell table:style-name="ce16" table:number-columns-repeated="22"/>
          <table:table-cell table:number-columns-repeated="998"/>
        </table:table-row>
        <table:table-row table:style-name="ro2">
          <table:table-cell table:style-name="ce3" office:value-type="string">
            <text:p>sr_exotic_spices_desc</text:p>
          </table:table-cell>
          <table:table-cell table:style-name="ce6" office:value-type="string">
            <text:p>The micro-climate in this area is perfect for the cultivation of rare indigenous plants that are highly profitable in trading.</text:p>
          </table:table-cell>
          <table:table-cell table:style-name="ce6" office:value-type="string">
            <text:p>Микроклимат в этой области идеально подходит для выращивания редких местных растений, которые очень выгодны в торговле.</text:p>
          </table:table-cell>
          <table:table-cell table:style-name="ce6" office:value-type="string">
            <text:p>Dieses Mikroklima eignet sich hervorragend für die Kultivierung wertvoller und seltener einheimischer Pflanzenarten.</text:p>
          </table:table-cell>
          <table:table-cell table:style-name="ce16" table:number-columns-repeated="22"/>
          <table:table-cell table:number-columns-repeated="998"/>
        </table:table-row>
        <table:table-row table:style-name="ro1">
          <table:table-cell table:style-name="ce3" office:value-type="string">
            <text:p>sr_gigalife</text:p>
          </table:table-cell>
          <table:table-cell table:style-name="ce6" office:value-type="string">
            <text:p>Gigalife</text:p>
          </table:table-cell>
          <table:table-cell table:style-name="ce6" office:value-type="string">
            <text:p>Гига-сущность</text:p>
          </table:table-cell>
          <table:table-cell table:style-name="ce6" office:value-type="string">
            <text:p>Gigaorganismen</text:p>
          </table:table-cell>
          <table:table-cell table:style-name="ce16" table:number-columns-repeated="22"/>
          <table:table-cell table:number-columns-repeated="998"/>
        </table:table-row>
        <table:table-row table:style-name="ro5">
          <table:table-cell table:style-name="ce3" office:value-type="string">
            <text:p>sr_gigalife_desc</text:p>
          </table:table-cell>
          <table:table-cell table:style-name="ce6" office:value-type="string">
            <text:p>A galactic marvel of unknown origins and indeterminate antiquity, Gigalife is difficult to quantify with any precision. It can be described as a highly complex ecosystem, yet its activity displays properties usually associated with a single organism; its inhabitants interact in a systematic fashion, similar to organs within a body. Whatever it's true nature, this singular 'entity' is clearly not a natural occurrence, but has been engineered through some highly-advanced civilization... or some other unnatural agency.</text:p>
          </table:table-cell>
          <table:table-cell table:style-name="ce6" office:value-type="string">
            <text:p>Галактическое чудо неизвестного происхождения и неопределенной древности, гига-сущности трудно дать какое-либо определение. Её можно охарактеризовать как очень сложную экосистему, но её активность отображает свойства, обычно связанные с одним организмом, однако его обитатели взаимодействуют систематически, подобно органам внутри тела. Независимо от того, что это истинно природная сущность, она явно не является естественным явлением, а была спроектирована какой-то высокоразвитой цивилизацией... или какой-то другой противоестественной силой.</text:p>
          </table:table-cell>
          <table:table-cell table:style-name="ce6"/>
          <table:table-cell table:style-name="ce16" table:number-columns-repeated="22"/>
          <table:table-cell table:number-columns-repeated="998"/>
        </table:table-row>
        <table:table-row table:style-name="ro1">
          <table:table-cell table:style-name="ce3" office:value-type="string">
            <text:p>sr_helium_3</text:p>
          </table:table-cell>
          <table:table-cell table:style-name="ce6" office:value-type="string">
            <text:p>Helium-3</text:p>
          </table:table-cell>
          <table:table-cell table:style-name="ce6" office:value-type="string">
            <text:p>Гелий-3</text:p>
          </table:table-cell>
          <table:table-cell table:style-name="ce6" office:value-type="string">
            <text:p>Helium-3</text:p>
          </table:table-cell>
          <table:table-cell table:style-name="ce16" table:number-columns-repeated="22"/>
          <table:table-cell table:number-columns-repeated="998"/>
        </table:table-row>
        <table:table-row table:style-name="ro2">
          <table:table-cell table:style-name="ce3" office:value-type="string">
            <text:p>sr_helium_3_desc</text:p>
          </table:table-cell>
          <table:table-cell table:style-name="ce6" office:value-type="string">
            <text:p>This isotope of helium is used as a fuel in a wide variety of reactors and other energy production facilities.</text:p>
          </table:table-cell>
          <table:table-cell table:style-name="ce6" office:value-type="string">
            <text:p>Этот изотоп гелия используется в качестве топлива в самых разных реакторах и других установках по производству энергии.</text:p>
          </table:table-cell>
          <table:table-cell table:style-name="ce6" office:value-type="string">
            <text:p>Dieses Helium-Isotop wird sowohl als Treibstoff für verschiedene Reaktortypen, als auch für andere Energie produzierende Anlagen genutzt.</text:p>
          </table:table-cell>
          <table:table-cell table:style-name="ce16" table:number-columns-repeated="22"/>
          <table:table-cell table:number-columns-repeated="998"/>
        </table:table-row>
        <table:table-row table:style-name="ro1">
          <table:table-cell table:style-name="ce3" office:value-type="string">
            <text:p>sr_hivaron</text:p>
          </table:table-cell>
          <table:table-cell table:style-name="ce6" office:value-type="string">
            <text:p>Hivaron Stone</text:p>
          </table:table-cell>
          <table:table-cell table:style-name="ce6" office:value-type="string">
            <text:p>Хайваронский камень</text:p>
          </table:table-cell>
          <table:table-cell table:style-name="ce6" office:value-type="string">
            <text:p>Hivaron Steine</text:p>
          </table:table-cell>
          <table:table-cell table:style-name="ce16" table:number-columns-repeated="22"/>
          <table:table-cell table:number-columns-repeated="998"/>
        </table:table-row>
        <table:table-row table:style-name="ro2">
          <table:table-cell table:style-name="ce3" office:value-type="string">
            <text:p>sr_hivaron_desc</text:p>
          </table:table-cell>
          <table:table-cell table:style-name="ce6" office:value-type="string">
            <text:p>This unusual mineral has found its way into a surprisingly diverse set of applications. It is most notoriously known for its use as a stimulant in laborers... and in formulating slave-driving drugs.</text:p>
          </table:table-cell>
          <table:table-cell table:style-name="ce6" office:value-type="string">
            <text:p>Этот необычный минерал нашел свой путь в удивительно разнообразных вариациях применения. Его наиболее известное использование - стимулятор для рабочих... а также производство подчиняющих сознание наркотиков.</text:p>
          </table:table-cell>
          <table:table-cell table:style-name="ce6" office:value-type="string">
            <text:p>Dieses sonderbare Mineral hat in überraschend vielen Anwendungsgebieten eine Verwendung gefunden. Am bekanntesten ist es allerdings als Stimulanz für Arbeiter, oder in der Herstellung von Drogen zur Unterdrückung von Sklaven.</text:p>
          </table:table-cell>
          <table:table-cell table:style-name="ce16" table:number-columns-repeated="22"/>
          <table:table-cell table:number-columns-repeated="998"/>
        </table:table-row>
        <table:table-row table:style-name="ro1">
          <table:table-cell table:style-name="ce3" office:value-type="string">
            <text:p>sr_hyper_diamond</text:p>
          </table:table-cell>
          <table:table-cell table:style-name="ce6" office:value-type="string">
            <text:p>Hyperdiamond</text:p>
          </table:table-cell>
          <table:table-cell table:style-name="ce6" office:value-type="string">
            <text:p>Гипер-алмазы</text:p>
          </table:table-cell>
          <table:table-cell table:style-name="ce6" office:value-type="string">
            <text:p>Hyperdiamanten</text:p>
          </table:table-cell>
          <table:table-cell table:style-name="ce16" table:number-columns-repeated="22"/>
          <table:table-cell table:number-columns-repeated="998"/>
        </table:table-row>
        <table:table-row table:style-name="ro2">
          <table:table-cell table:style-name="ce3" office:value-type="string">
            <text:p>sr_hyper_diamond_desc</text:p>
          </table:table-cell>
          <table:table-cell table:style-name="ce6" office:value-type="string">
            <text:p>Formed solely during supernovas, Hyperdiamond is one of the hardest known substances in the universe. It is used widely in industrial applications, as well as in stellar hull construction.</text:p>
          </table:table-cell>
          <table:table-cell table:style-name="ce6" office:value-type="string">
            <text:p>Гипер-алмаз, образующийся исключительно во время формирования сверхновых, является одним из самых твердых веществ во Вселенной. Он широко используется в промышленности, а также в обшивке кораблей.</text:p>
          </table:table-cell>
          <table:table-cell table:style-name="ce6" office:value-type="string">
            <text:p>Hyperdiamanten sind eine der härtesten im Universum bekannten Substanzen und entstehen ausschließlich innerhalb Supernovas. Wegen ihrer Härte sind sie weit verbreiten in industriellen Verfahren und dem Bau von Raumschiffsrümpfen.</text:p>
          </table:table-cell>
          <table:table-cell table:style-name="ce16" table:number-columns-repeated="22"/>
          <table:table-cell table:number-columns-repeated="998"/>
        </table:table-row>
        <table:table-row table:style-name="ro1">
          <table:table-cell table:style-name="ce3" office:value-type="string">
            <text:p>sr_hyperfuels</text:p>
          </table:table-cell>
          <table:table-cell table:style-name="ce6" office:value-type="string">
            <text:p>Hyperfuels</text:p>
          </table:table-cell>
          <table:table-cell table:style-name="ce6" office:value-type="string">
            <text:p>Гипертопливо</text:p>
          </table:table-cell>
          <table:table-cell table:style-name="ce6" office:value-type="string">
            <text:p>Hypertreibstoff</text:p>
          </table:table-cell>
          <table:table-cell table:style-name="ce16" table:number-columns-repeated="22"/>
          <table:table-cell table:number-columns-repeated="998"/>
        </table:table-row>
        <table:table-row table:style-name="ro2">
          <table:table-cell table:style-name="ce3" office:value-type="string">
            <text:p>sr_hyperfuels_desc</text:p>
          </table:table-cell>
          <table:table-cell table:style-name="ce6" office:value-type="string">
            <text:p>Hyperfuels is a generic term designating a group of rare, semi-stable radioactive isotopes that make for an excellent reactor fuel source.</text:p>
          </table:table-cell>
          <table:table-cell table:style-name="ce6" office:value-type="string">
            <text:p>Гипертопливо - общий термин, обозначающий группу редких полустабильных радиоактивных изотопов, которые являются превосходным источником топлива для реакторов.</text:p>
          </table:table-cell>
          <table:table-cell table:style-name="ce6" office:value-type="string">
            <text:p>Hypertreibstoff ist ein allgemeiner Begriff für eine Gruppe von seltenen und halb-stabilen radioaktiven Isotopen, die eine hervorragende Quelle für Reaktortreibstoffe darstellen.</text:p>
          </table:table-cell>
          <table:table-cell table:style-name="ce16" table:number-columns-repeated="22"/>
          <table:table-cell table:number-columns-repeated="998"/>
        </table:table-row>
        <table:table-row table:style-name="ro1">
          <table:table-cell table:style-name="ce3" office:value-type="string">
            <text:p>sr_illum</text:p>
          </table:table-cell>
          <table:table-cell table:style-name="ce6" office:value-type="string">
            <text:p>Illum</text:p>
          </table:table-cell>
          <table:table-cell table:style-name="ce6" office:value-type="string">
            <text:p>Иллум</text:p>
          </table:table-cell>
          <table:table-cell table:style-name="ce6" office:value-type="string">
            <text:p>Luminum</text:p>
          </table:table-cell>
          <table:table-cell table:style-name="ce16" table:number-columns-repeated="22"/>
          <table:table-cell table:number-columns-repeated="998"/>
        </table:table-row>
        <table:table-row table:style-name="ro2">
          <table:table-cell table:style-name="ce3" office:value-type="string">
            <text:p>sr_illum_desc</text:p>
          </table:table-cell>
          <table:table-cell table:style-name="ce6" office:value-type="string">
            <text:p>Illum is a luminous metallic substance that continuously distorts the surrounding space-time in its environment, causing severe sensor echoes and ghost signals.</text:p>
          </table:table-cell>
          <table:table-cell table:style-name="ce6" office:value-type="string">
            <text:p>Иллум - это светящееся металлическое вещество, которое непрерывно искажает окружающее пространство-время, вызывая сенсорные эхо и фантомные сигналы.</text:p>
          </table:table-cell>
          <table:table-cell table:style-name="ce6" office:value-type="string">
            <text:p>Luminum ist eine lumineszente metallische Substanz, welche kontinuierlich das Raumzeitgefüge um sich herum verzerrt. Dies führt zu schweren Sensorechos und Geistersignalen in seiner Nähe.</text:p>
          </table:table-cell>
          <table:table-cell table:style-name="ce16" table:number-columns-repeated="22"/>
          <table:table-cell table:number-columns-repeated="998"/>
        </table:table-row>
        <table:table-row table:style-name="ro1">
          <table:table-cell table:style-name="ce3" office:value-type="string">
            <text:p>sr_iron_wood</text:p>
          </table:table-cell>
          <table:table-cell table:style-name="ce6" office:value-type="string">
            <text:p>Ironwood</text:p>
          </table:table-cell>
          <table:table-cell table:style-name="ce6" office:value-type="string">
            <text:p>Древосталь</text:p>
          </table:table-cell>
          <table:table-cell table:style-name="ce6" office:value-type="string">
            <text:p>Eisenholz</text:p>
          </table:table-cell>
          <table:table-cell table:style-name="ce16" table:number-columns-repeated="22"/>
          <table:table-cell table:number-columns-repeated="998"/>
        </table:table-row>
        <table:table-row table:style-name="ro3">
          <table:table-cell table:style-name="ce3" office:value-type="string">
            <text:p>sr_iron_wood_desc</text:p>
          </table:table-cell>
          <table:table-cell table:style-name="ce6" office:value-type="string">
            <text:p>This precursor plant was seeded on different worlds sometimes during the deep past. Its wood is very pliable when wet, but once it dries it becomes as hard as industrial grade steel, providing a cheap and useful building material.</text:p>
          </table:table-cell>
          <table:table-cell table:style-name="ce6" office:value-type="string">
            <text:p>Это древнее древо было посеяно в разных мирах когда-то в глубоком прошлом. Его древесина очень податлива, когда она мокрая, но после ее высыхания она становится такой же прочной, как и промышленная сталь, обеспечивая дешевый и полезный строительный материал.</text:p>
          </table:table-cell>
          <table:table-cell table:style-name="ce6" office:value-type="string">
            <text:p>Diese Pflanze wurde in geraumer Vorzeit von einer Vorläufer-Zivilisation auf diversen Planeten angesiedelt. Das aus ihr gewonnene Holz ist nass sehr leicht biegbar, doch sobald es getrocknet ist, erreicht es eine Stabilität ähnlich herkömmlichen Baustahls. Diese Eigenschaft macht es sehr nützlich als günstige Alternative in der Konstruktion von Gebäuden.</text:p>
          </table:table-cell>
          <table:table-cell table:style-name="ce16" table:number-columns-repeated="22"/>
          <table:table-cell table:number-columns-repeated="998"/>
        </table:table-row>
        <table:table-row table:style-name="ro1">
          <table:table-cell table:style-name="ce3" office:value-type="string">
            <text:p>sr_lithium</text:p>
          </table:table-cell>
          <table:table-cell table:style-name="ce6" office:value-type="string">
            <text:p>Lithium</text:p>
          </table:table-cell>
          <table:table-cell table:style-name="ce6" office:value-type="string">
            <text:p>Литий</text:p>
          </table:table-cell>
          <table:table-cell table:style-name="ce6" office:value-type="string">
            <text:p>Lithium</text:p>
          </table:table-cell>
          <table:table-cell table:style-name="ce16" table:number-columns-repeated="22"/>
          <table:table-cell table:number-columns-repeated="998"/>
        </table:table-row>
        <table:table-row table:style-name="ro2">
          <table:table-cell table:style-name="ce3" office:value-type="string">
            <text:p>sr_lithium_desc</text:p>
          </table:table-cell>
          <table:table-cell table:style-name="ce6" office:value-type="string">
            <text:p>Lithium has a wide range of industrial applications, but is only seldom found in deposits of significant size.</text:p>
          </table:table-cell>
          <table:table-cell table:style-name="ce6" office:value-type="string">
            <text:p>Литий имеет широкий спектр промышленных применений, но редко встречается в больших месторождениях.</text:p>
          </table:table-cell>
          <table:table-cell table:style-name="ce6" office:value-type="string">
            <text:p>Lithium kommt in allen möglichen Bereichen der Industrie zur Anwendung, wird aber nur selten in Vorkommen von bedeutsamer Größe gefunden.</text:p>
          </table:table-cell>
          <table:table-cell table:style-name="ce16" table:number-columns-repeated="22"/>
          <table:table-cell table:number-columns-repeated="998"/>
        </table:table-row>
        <table:table-row table:style-name="ro1">
          <table:table-cell table:style-name="ce3" office:value-type="string">
            <text:p>sr_meta_organics</text:p>
          </table:table-cell>
          <table:table-cell table:style-name="ce6" office:value-type="string">
            <text:p>Meta-Organic Compounds</text:p>
          </table:table-cell>
          <table:table-cell table:style-name="ce6" office:value-type="string">
            <text:p>Мета-органические смеси</text:p>
          </table:table-cell>
          <table:table-cell table:style-name="ce6" office:value-type="string">
            <text:p>Meta-Organische Verbindungen</text:p>
          </table:table-cell>
          <table:table-cell table:style-name="ce16" table:number-columns-repeated="22"/>
          <table:table-cell table:number-columns-repeated="998"/>
        </table:table-row>
        <table:table-row table:style-name="ro2">
          <table:table-cell table:style-name="ce3" office:value-type="string">
            <text:p>sr_meta_organics_desc</text:p>
          </table:table-cell>
          <table:table-cell table:style-name="ce6" office:value-type="string">
            <text:p>Although not organic in and of themselves, these compounds serve as precursors for the creation of potent biofuels, as well as artificial soil.</text:p>
          </table:table-cell>
          <table:table-cell table:style-name="ce6" office:value-type="string">
            <text:p>Хотя они и не являются органическими сами по себе, эти смеси служат основой для создания мощного биотоплива, а также искусственной почвы.</text:p>
          </table:table-cell>
          <table:table-cell table:style-name="ce6" office:value-type="string">
            <text:p>Obwohl sie an sich nicht organisch sind, dienen diese Verbindungen sowohl als Ausgangsstoffe für die Herstellung von wirksamen Biotreibstoffen, als auch als künstlicher Boden.</text:p>
          </table:table-cell>
          <table:table-cell table:style-name="ce16" table:number-columns-repeated="22"/>
          <table:table-cell table:number-columns-repeated="998"/>
        </table:table-row>
        <table:table-row table:style-name="ro1">
          <table:table-cell table:style-name="ce3" office:value-type="string">
            <text:p>sr_neodymium</text:p>
          </table:table-cell>
          <table:table-cell table:style-name="ce6" office:value-type="string">
            <text:p>Primordial Neodymium</text:p>
          </table:table-cell>
          <table:table-cell table:style-name="ce6" office:value-type="string">
            <text:p>Первородный неодим</text:p>
          </table:table-cell>
          <table:table-cell table:style-name="ce6" office:value-type="string">
            <text:p>Ur-Neodymium</text:p>
          </table:table-cell>
          <table:table-cell table:style-name="ce16" table:number-columns-repeated="22"/>
          <table:table-cell table:number-columns-repeated="998"/>
        </table:table-row>
        <table:table-row table:style-name="ro7">
          <table:table-cell table:style-name="ce3" office:value-type="string">
            <text:p>sr_neodymium_desc</text:p>
          </table:table-cell>
          <table:table-cell table:style-name="ce6" office:value-type="string">
            <text:p>Only found near collapsed stars, Primordial Neodymium has magnetic properties magnified many times beyond its more typical formations. It yields extremely powerful grav lifts and grav plating when used in their construction.</text:p>
          </table:table-cell>
          <table:table-cell table:style-name="ce6" office:value-type="string">
            <text:p>Обнаруженный только вблизи сколлапсировавших звезд, первородный неодим обладает магнитными свойствами, многократно более сильными, чем его обычный аналог. При использовании в строительстве он позволяет создавать мощные гравитационные подъемники. Также используется при формировании заменителей гравитации на космических объектах.</text:p>
          </table:table-cell>
          <table:table-cell table:style-name="ce6" office:value-type="string">
            <text:p>Nur in der Nähe kollabierter Sterne zu finden, besitzt Ur-Neodymium vielfach verstärkte magnetische Eigenschaften, die weit über die üblicher Strukturen hinausgehen. Wird in der Herstellung von extrem leistungsfähigen Gravitations-Aufzügen und Gravitations-Beschichtungen eingesetzt.</text:p>
          </table:table-cell>
          <table:table-cell table:style-name="ce16" table:number-columns-repeated="22"/>
          <table:table-cell table:number-columns-repeated="998"/>
        </table:table-row>
        <table:table-row table:style-name="ro1">
          <table:table-cell table:style-name="ce3" office:value-type="string">
            <text:p>sr_neorite</text:p>
          </table:table-cell>
          <table:table-cell table:style-name="ce6" office:value-type="string">
            <text:p>Neorite Crystals</text:p>
          </table:table-cell>
          <table:table-cell table:style-name="ce6" office:value-type="string">
            <text:p>Кристаллы неорита</text:p>
          </table:table-cell>
          <table:table-cell table:style-name="ce6" office:value-type="string">
            <text:p>Neorit Kristalle</text:p>
          </table:table-cell>
          <table:table-cell table:style-name="ce16" table:number-columns-repeated="22"/>
          <table:table-cell table:number-columns-repeated="998"/>
        </table:table-row>
        <table:table-row table:style-name="ro2">
          <table:table-cell table:style-name="ce3" office:value-type="string">
            <text:p>sr_neorite_desc</text:p>
          </table:table-cell>
          <table:table-cell table:style-name="ce6" office:value-type="string">
            <text:p>Neorite Crystals refract EM waves perfectly. Their unique optical properties enable the construction of truly flawless sensors.</text:p>
          </table:table-cell>
          <table:table-cell table:style-name="ce6" office:value-type="string">
            <text:p>Кристаллы неорита отлично преломляют электромагнитные волны. Их уникальные оптические свойства позволяют создавать действительно безупречные датчики.</text:p>
          </table:table-cell>
          <table:table-cell table:style-name="ce6" office:value-type="string">
            <text:p>Neorit Kristalle brechen EM Wellen geradezu perfekt, diese einzigartigen optischen Eigenschaften erlauben die Herstellung von fehlerfreien Sensoren.</text:p>
          </table:table-cell>
          <table:table-cell table:style-name="ce16" table:number-columns-repeated="22"/>
          <table:table-cell table:number-columns-repeated="998"/>
        </table:table-row>
        <table:table-row table:style-name="ro1">
          <table:table-cell table:style-name="ce3" office:value-type="string">
            <text:p>sr_pitharan_dust</text:p>
          </table:table-cell>
          <table:table-cell table:style-name="ce6" office:value-type="string">
            <text:p>Pitharan</text:p>
          </table:table-cell>
          <table:table-cell table:style-name="ce6" office:value-type="string">
            <text:p>Питаран</text:p>
          </table:table-cell>
          <table:table-cell table:style-name="ce6" office:value-type="string">
            <text:p>Pitharan Staub</text:p>
          </table:table-cell>
          <table:table-cell table:style-name="ce16" table:number-columns-repeated="22"/>
          <table:table-cell table:number-columns-repeated="998"/>
        </table:table-row>
        <table:table-row table:style-name="ro2">
          <table:table-cell table:style-name="ce3" office:value-type="string">
            <text:p>sr_pitharan_dust_desc</text:p>
          </table:table-cell>
          <table:table-cell table:style-name="ce6" office:value-type="string">
            <text:p>This odd stone is always found in sizable deposits containing a wealth of useful minerals. It has further been found to significantly improve crop yields when mixed into fertilizers.</text:p>
          </table:table-cell>
          <table:table-cell table:style-name="ce6" office:value-type="string">
            <text:p>Этот странный камень всегда встречается в больших месторождениях, содержащих ещё множество полезных минералов. Используя его пыль можно создавать удобрения, значительно улучшающие урожайность.</text:p>
          </table:table-cell>
          <table:table-cell table:style-name="ce6"/>
          <table:table-cell table:style-name="ce16" table:number-columns-repeated="22"/>
          <table:table-cell table:number-columns-repeated="998"/>
        </table:table-row>
        <table:table-row table:style-name="ro1">
          <table:table-cell table:style-name="ce3" office:value-type="string">
            <text:p>sr_precious_metals</text:p>
          </table:table-cell>
          <table:table-cell table:style-name="ce6" office:value-type="string">
            <text:p>Precious Metals</text:p>
          </table:table-cell>
          <table:table-cell table:style-name="ce6" office:value-type="string">
            <text:p>Драгоценные металлы</text:p>
          </table:table-cell>
          <table:table-cell table:style-name="ce6" office:value-type="string">
            <text:p>Edelmetalle</text:p>
          </table:table-cell>
          <table:table-cell table:style-name="ce16" table:number-columns-repeated="22"/>
          <table:table-cell table:number-columns-repeated="998"/>
        </table:table-row>
        <table:table-row table:style-name="ro1">
          <table:table-cell table:style-name="ce3" office:value-type="string">
            <text:p>sr_precious_metals_desc</text:p>
          </table:table-cell>
          <table:table-cell table:style-name="ce6" office:value-type="string">
            <text:p>This area contains large veins of precious rare metals, such as Gold and Platinum.</text:p>
          </table:table-cell>
          <table:table-cell table:style-name="ce6" office:value-type="string">
            <text:p>Эта область содержит крупные месторождения ценных и редких металлов, таких как золото и платина.</text:p>
          </table:table-cell>
          <table:table-cell table:style-name="ce6" office:value-type="string">
            <text:p>Dieses Gebiet weist große Vorkommen von wertvollen und seltenen Metallen auf, wie Gold und Platin.</text:p>
          </table:table-cell>
          <table:table-cell table:style-name="ce16" table:number-columns-repeated="22"/>
          <table:table-cell table:number-columns-repeated="998"/>
        </table:table-row>
        <table:table-row table:style-name="ro1">
          <table:table-cell table:style-name="ce3" office:value-type="string">
            <text:p>sr_precursor_data_cache</text:p>
          </table:table-cell>
          <table:table-cell table:style-name="ce6" office:value-type="string">
            <text:p>Precursor Data Cache</text:p>
          </table:table-cell>
          <table:table-cell table:style-name="ce6" office:value-type="string">
            <text:p>Хранилище данных предтеч</text:p>
          </table:table-cell>
          <table:table-cell table:style-name="ce6" office:value-type="string">
            <text:p>Vorläufer Datenspeicher</text:p>
          </table:table-cell>
          <table:table-cell table:style-name="ce16" table:number-columns-repeated="22"/>
          <table:table-cell table:number-columns-repeated="998"/>
        </table:table-row>
        <table:table-row table:style-name="ro3">
          <table:table-cell table:style-name="ce3" office:value-type="string">
            <text:p>sr_precursor_data_cache_desc</text:p>
          </table:table-cell>
          <table:table-cell table:style-name="ce6" office:value-type="string">
            <text:p>An ancient precursor data core is buried close to the heart of this planet. Although it might take decades or even centuries to decode the entirety of its contents, this find offers a unique window into a lost galactic civilization - and its technological supremacy.</text:p>
          </table:table-cell>
          <table:table-cell table:style-name="ce6" office:value-type="string">
            <text:p>Древнее ядро данных предтеч захоронено близ ядра этой планеты. Хотя это может потребовать десятилетия или даже столетия работы для полного декодирования его содержимого, эта находка предлагает уникальное возможность узнать больше о ныне забытой галактической цивилизации - и её технологическом превосходстве.</text:p>
          </table:table-cell>
          <table:table-cell table:style-name="ce6"/>
          <table:table-cell table:style-name="ce16" table:number-columns-repeated="22"/>
          <table:table-cell table:number-columns-repeated="998"/>
        </table:table-row>
        <table:table-row table:style-name="ro1">
          <table:table-cell table:style-name="ce3" office:value-type="string">
            <text:p>sr_precursor_nanites</text:p>
          </table:table-cell>
          <table:table-cell table:style-name="ce6" office:value-type="string">
            <text:p>Precursor Nanites</text:p>
          </table:table-cell>
          <table:table-cell table:style-name="ce6" office:value-type="string">
            <text:p>Наниты предтеч</text:p>
          </table:table-cell>
          <table:table-cell table:style-name="ce6" office:value-type="string">
            <text:p>Vorläufer Naniten</text:p>
          </table:table-cell>
          <table:table-cell table:style-name="ce16" table:number-columns-repeated="22"/>
          <table:table-cell table:number-columns-repeated="998"/>
        </table:table-row>
        <table:table-row table:style-name="ro3">
          <table:table-cell table:style-name="ce3" office:value-type="string">
            <text:p>sr_precursor_nanites_desc</text:p>
          </table:table-cell>
          <table:table-cell table:style-name="ce6" office:value-type="string">
            <text:p>A temporally displaced chamber found in this area contains ancient nanites. The origin and intended purpose of these nanites is uncertain - they may have been a weapon or a tool, or perhaps both. Be that as it may, this cache offers an incredible find for anyone who dares unseal it.</text:p>
          </table:table-cell>
          <table:table-cell table:style-name="ce6" office:value-type="string">
            <text:p>Капсула времени, найденная в этой области, содержит древние наниты. Происхождение и назначение этих нанитов неизвестно - они, возможно, были оружием или инструментом, или, возможно, и тем, и другим. Как бы то ни было, этот тайник представляет из себя невероятную находку для тех, кто осмеливается его распечатать.</text:p>
          </table:table-cell>
          <table:table-cell table:style-name="ce6"/>
          <table:table-cell table:style-name="ce16" table:number-columns-repeated="22"/>
          <table:table-cell table:number-columns-repeated="998"/>
        </table:table-row>
        <table:table-row table:style-name="ro1">
          <table:table-cell table:style-name="ce3" office:value-type="string">
            <text:p>sr_pyronium</text:p>
          </table:table-cell>
          <table:table-cell table:style-name="ce6" office:value-type="string">
            <text:p>Pyronium Crystals</text:p>
          </table:table-cell>
          <table:table-cell table:style-name="ce6" office:value-type="string">
            <text:p>Пирониевые кристаллы</text:p>
          </table:table-cell>
          <table:table-cell table:style-name="ce6" office:value-type="string">
            <text:p>Pyronium Kristalle</text:p>
          </table:table-cell>
          <table:table-cell table:style-name="ce16" table:number-columns-repeated="22"/>
          <table:table-cell table:number-columns-repeated="998"/>
        </table:table-row>
        <table:table-row table:style-name="ro5">
          <table:table-cell table:style-name="ce3" office:value-type="string">
            <text:p>sr_pyronium_desc</text:p>
          </table:table-cell>
          <table:table-cell table:style-name="ce6" office:value-type="string">
            <text:p>Despite its dangerous appearance and very real effectiveness as an explosive, this shimmering, fiery-tinted crystal is highly stable and remains inert in even harsh environments. Only a specific chain of chemical reactions will trigger the release of its destructive energy. Launchers using such warheads may reload and fire considerably faster, as they're safer than typical launchers.</text:p>
          </table:table-cell>
          <table:table-cell table:style-name="ce6" office:value-type="string">
            <text:p>Несмотря на его опасный внешний вид и эффективность в качестве взрывчатого вещества, этот мерцающий, огненно-оранжевый кристалл является очень стабильным и остается инертным даже в суровых условиях. Только конкретная цепочка химических реакций вызовет высвобождение его разрушительной энергии. Пусковые установки, использующие такие боеголовки, могут перезаряжаться и стрелять значительно быстрее, поскольку они более безопасны, чем обычные.</text:p>
          </table:table-cell>
          <table:table-cell table:style-name="ce6" office:value-type="string">
            <text:p>Trotz seiner bedrohlichen Erscheinung und der äußerst hohen Effizienz als Sprengstoff, ist dieser schimmernde, glutrot gefärbte Kristall sehr stabil und bleibt sogar in rauen Umgebungen inaktiv. Nur eine spezifische Kette von chemischen Reaktionen wird die Freilassung seiner zerstörerischen Energie auslösen. Raketenwerfer, die solche Sprengköpfe bestückt haben, können wesentlich schneller nachladen und feuern, da sie sicherer sind als herkömmliche Sprengköpfe.</text:p>
          </table:table-cell>
          <table:table-cell table:style-name="ce16" table:number-columns-repeated="22"/>
          <table:table-cell table:number-columns-repeated="998"/>
        </table:table-row>
        <table:table-row table:style-name="ro1">
          <table:table-cell table:style-name="ce3" office:value-type="string">
            <text:p>sr_sactajenian</text:p>
          </table:table-cell>
          <table:table-cell table:style-name="ce6" office:value-type="string">
            <text:p>Sactajenian</text:p>
          </table:table-cell>
          <table:table-cell table:style-name="ce6" office:value-type="string">
            <text:p>Сактаджен</text:p>
          </table:table-cell>
          <table:table-cell table:style-name="ce6" office:value-type="string">
            <text:p>Saktajenian</text:p>
          </table:table-cell>
          <table:table-cell table:style-name="ce16" table:number-columns-repeated="22"/>
          <table:table-cell table:number-columns-repeated="998"/>
        </table:table-row>
        <table:table-row table:style-name="ro7">
          <table:table-cell table:style-name="ce3" office:value-type="string">
            <text:p>sr_sactajenian_desc</text:p>
          </table:table-cell>
          <table:table-cell table:style-name="ce6" office:value-type="string">
            <text:p>Sactajenian is a complex organic compound that can be distilled into a potent liquid drug. This drug creates a strong euphoric feeling, and for some psychically endowed subjects, it can trigger potent psionic powers with long-lasting effects. The unique qualities of this drug fetch a very high price in galactic markets.</text:p>
          </table:table-cell>
          <table:table-cell table:style-name="ce6" office:value-type="string">
            <text:p>Сактаджен представляет из себя сложное органическое соединение, которое можно перегонять в мощный жидкий наркотик. Этот препарат создает сильное эйфорическое чувство, и у некоторых психически устойчивых существ он может выявить мощные псионические способности с длительными эффектами. Уникальные качества этого препарата влекут за собой очень высокую цену на галактических рынках.</text:p>
          </table:table-cell>
          <table:table-cell table:style-name="ce6"/>
          <table:table-cell table:style-name="ce16" table:number-columns-repeated="22"/>
          <table:table-cell table:number-columns-repeated="998"/>
        </table:table-row>
        <table:table-row table:style-name="ro1">
          <table:table-cell table:style-name="ce3" office:value-type="string">
            <text:p>sr_satramene_gas</text:p>
          </table:table-cell>
          <table:table-cell table:style-name="ce6" office:value-type="string">
            <text:p>Satramene Gas</text:p>
          </table:table-cell>
          <table:table-cell table:style-name="ce6" office:value-type="string">
            <text:p>Сатраменовый газ</text:p>
          </table:table-cell>
          <table:table-cell table:style-name="ce6" office:value-type="string">
            <text:p>Satramen Gas</text:p>
          </table:table-cell>
          <table:table-cell table:style-name="ce16" table:number-columns-repeated="22"/>
          <table:table-cell table:number-columns-repeated="998"/>
        </table:table-row>
        <table:table-row table:style-name="ro3">
          <table:table-cell table:style-name="ce3" office:value-type="string">
            <text:p>sr_satramene_gas_desc</text:p>
          </table:table-cell>
          <table:table-cell table:style-name="ce6" office:value-type="string">
            <text:p>A highly toxic biological compound, Satramene has some industrial applications in the creation of ultra-strong solvents, but its primary use is in the creation of mind-control drugs.</text:p>
          </table:table-cell>
          <table:table-cell table:style-name="ce6" office:value-type="string">
            <text:p>Сатраменовый газ, высокотоксичное биологическое соединение, имеет промышленное применение в создании сильных растворителей, но его основное использование заключается в создании препаратов для контроля над разумом.</text:p>
          </table:table-cell>
          <table:table-cell table:style-name="ce6"/>
          <table:table-cell table:style-name="ce16" table:number-columns-repeated="22"/>
          <table:table-cell table:number-columns-repeated="998"/>
        </table:table-row>
        <table:table-row table:style-name="ro1">
          <table:table-cell table:style-name="ce3" office:value-type="string">
            <text:p>sr_scritch</text:p>
          </table:table-cell>
          <table:table-cell table:style-name="ce6" office:value-type="string">
            <text:p>Scritch</text:p>
          </table:table-cell>
          <table:table-cell table:style-name="ce6" office:value-type="string">
            <text:p>Скритч</text:p>
          </table:table-cell>
          <table:table-cell table:style-name="ce6" office:value-type="string">
            <text:p>Scritch</text:p>
          </table:table-cell>
          <table:table-cell table:style-name="ce16" table:number-columns-repeated="22"/>
          <table:table-cell table:number-columns-repeated="998"/>
        </table:table-row>
        <table:table-row table:style-name="ro7">
          <table:table-cell table:style-name="ce3" office:value-type="string">
            <text:p>sr_scritch_desc</text:p>
          </table:table-cell>
          <table:table-cell table:style-name="ce6" office:value-type="string">
            <text:p>Scritch was considered a theoretically impossible element until it was first discovered. Astonishingly, this substance possesses a tensile strength greater than that of Neutronium. Using extremely advanced gravitic funneling technologies, Scritch can be processed into a meta-liquid state, allowing it to be cast and shaped into usable forms. Once it stabilizes, it becomes exceptionally hard.</text:p>
          </table:table-cell>
          <table:table-cell table:style-name="ce6" office:value-type="string">
            <text:p>Скритч считался теоретически невозможным элементом, пока он не был впервые обнаружен. Удивительно, что это вещество своей прочностью превосходит нейтроний. Используя продвинутые технологии гравитационной воронки, скритч можно перерабатывать в мета-жидкое состояние, позволяя его отливать, придавая пригодные для использования формы. Как только он стабилизируется, он становится исключительно прочным.</text:p>
          </table:table-cell>
          <table:table-cell table:style-name="ce6" office:value-type="string">
            <text:p>Bis zu seiner Entdeckung galt Scritch als theoretisch unmögliches Element betrachtet. Erstaunlicherweise existiert es nicht nur, sondern verfügt sogar über eine größere Bruchwiderstandskraft als Neutronium. Mit hilfe von hoch entwickelter Schwerkraft basierenden Kompressionssystemen kann Scritch in einen flüssigen Aggregatzustand versetzt werden. In diesem flüssigen Zustand kann es ähnlich wie gewöhliche geschmolzene Metalle gegossen und verarbeitet werden.</text:p>
          </table:table-cell>
          <table:table-cell table:style-name="ce16" table:number-columns-repeated="22"/>
          <table:table-cell table:number-columns-repeated="998"/>
        </table:table-row>
        <table:table-row table:style-name="ro1">
          <table:table-cell table:style-name="ce3" office:value-type="string">
            <text:p>sr_selenemite</text:p>
          </table:table-cell>
          <table:table-cell table:style-name="ce6" office:value-type="string">
            <text:p>Selenemite Ore</text:p>
          </table:table-cell>
          <table:table-cell table:style-name="ce6" office:value-type="string">
            <text:p>Селенемитовая руда</text:p>
          </table:table-cell>
          <table:table-cell table:style-name="ce6" office:value-type="string">
            <text:p>Selenemit Erz</text:p>
          </table:table-cell>
          <table:table-cell table:style-name="ce16" table:number-columns-repeated="22"/>
          <table:table-cell table:number-columns-repeated="998"/>
        </table:table-row>
        <table:table-row table:style-name="ro3">
          <table:table-cell table:style-name="ce3" office:value-type="string">
            <text:p>sr_selenemite_desc</text:p>
          </table:table-cell>
          <table:table-cell table:style-name="ce6" office:value-type="string">
            <text:p>A highly reliable superconductive material that preserves its qualities in any state. It's essential for energy-conductive elements in weapon systems, charging them significantly faster than typical superconductors.</text:p>
          </table:table-cell>
          <table:table-cell table:style-name="ce6" office:value-type="string">
            <text:p>Высоконадежный сверхпроводящий материал, который сохраняет свои качества в любом состоянии. Это важно для энергопроводящих элементов в системах оружия, заряжая их значительно быстрее, чем обычные сверхпроводники.</text:p>
          </table:table-cell>
          <table:table-cell table:style-name="ce6" office:value-type="string">
            <text:p>Ein höchst zuverlässiges supraleitfähiges Material, dass seine Eigenschaften in jedem Zustand beibehält. Es ist unerlässlich für energieleitende Bauteile in Waffensystemen, da sie erheblich schneller als mit herkömmlichen Supraleitern geladen werden können.</text:p>
          </table:table-cell>
          <table:table-cell table:style-name="ce16" table:number-columns-repeated="22"/>
          <table:table-cell table:number-columns-repeated="998"/>
        </table:table-row>
        <table:table-row table:style-name="ro1">
          <table:table-cell table:style-name="ce3" office:value-type="string">
            <text:p>sr_sorium_3</text:p>
          </table:table-cell>
          <table:table-cell table:style-name="ce6" office:value-type="string">
            <text:p>Sorium-3</text:p>
          </table:table-cell>
          <table:table-cell table:style-name="ce6" office:value-type="string">
            <text:p>Сорий-3</text:p>
          </table:table-cell>
          <table:table-cell table:style-name="ce6" office:value-type="string">
            <text:p>Sorium-3</text:p>
          </table:table-cell>
          <table:table-cell table:style-name="ce16" table:number-columns-repeated="22"/>
          <table:table-cell table:number-columns-repeated="998"/>
        </table:table-row>
        <table:table-row table:style-name="ro1">
          <table:table-cell table:style-name="ce3" office:value-type="string">
            <text:p>sr_sorium_3_desc</text:p>
          </table:table-cell>
          <table:table-cell table:style-name="ce6" office:value-type="string">
            <text:p>Sorium-3 is a rare radioactive isotope used in high-efficiency force-field generators.</text:p>
          </table:table-cell>
          <table:table-cell table:style-name="ce6" office:value-type="string">
            <text:p>Сорий-3 - это редкий радиоактивный изотоп, используемый в высокоэффективных генераторах силовых полей.</text:p>
          </table:table-cell>
          <table:table-cell table:style-name="ce6" office:value-type="string">
            <text:p>Sorium-3 ist ein seltenes radioaktives Isotop, dass in hocheffizienten Schutzschildgeneratoren Anwendung findet.</text:p>
          </table:table-cell>
          <table:table-cell table:style-name="ce16" table:number-columns-repeated="22"/>
          <table:table-cell table:number-columns-repeated="998"/>
        </table:table-row>
        <table:table-row table:style-name="ro1">
          <table:table-cell table:style-name="ce3" office:value-type="string">
            <text:p>sr_terraforming_agents</text:p>
          </table:table-cell>
          <table:table-cell table:style-name="ce6" office:value-type="string">
            <text:p>Terraforming Agents</text:p>
          </table:table-cell>
          <table:table-cell table:style-name="ce6" office:value-type="string">
            <text:p>Терраформирующие агенты</text:p>
          </table:table-cell>
          <table:table-cell table:style-name="ce6" office:value-type="string">
            <text:p>Terraform-Stoffe</text:p>
          </table:table-cell>
          <table:table-cell table:style-name="ce16" table:number-columns-repeated="22"/>
          <table:table-cell table:number-columns-repeated="998"/>
        </table:table-row>
        <table:table-row table:style-name="ro4">
          <table:table-cell table:style-name="ce3" office:value-type="string">
            <text:p>sr_terraforming_agents_desc</text:p>
          </table:table-cell>
          <table:table-cell table:style-name="ce6" office:value-type="string">
            <text:p>Terraforming Agents are an "abstract" strategic resource: this resource reflects the amount of terraforming resources the empire in question has. This resource is not found in deposits at all, instead the amount of this resource an empire gets every month is calculated using an event. This resource is then used for advanced terraforming. When a player has an income of at least 3 terraforming agent points or more, advanced terraforming of regular uninhabitable planets using the $building_terraformer$ building becomes possible.</text:p>
          </table:table-cell>
          <table:table-cell table:style-name="ce6" office:value-type="string">
            <text:p>Терраформинг-агенты являются «абстрактным» стратегическим ресурсом: этот ресурс отражает количество ресурсов терраформирования, о которых идет речь в империи. Этот ресурс вообще не встречается в месторождениях, а количество этого ресурса, которое империя получает каждый месяц, рассчитывается с использованием событий. Этот ресурс затем используется для продвинутого терраформинга. Когда у игрока есть доход, равный по меньшей мере 3 единицам террарирующих агента или больше, становится возможным переработать непригодные для жизни планеты, используя здание $building_terraformer$.</text:p>
          </table:table-cell>
          <table:table-cell table:style-name="ce6" office:value-type="string">
            <text:p>Terraform-Stoffe sind eine "abstrakte" strategische Ressource: Diese Ressource spiegelt die Menge an Terraforming Ressourcen wieder, die das entsprechende Reich besitzt. Diese Ressource wird nicht in Vorkommen gefunden, stattdessen wird die Anzahl dieser Ressource monatlich per Event berechnet. Diese Ressource wird dann für fortgeschrittenes Terraforming verwendet. Hat ein Spieler ein Einkommen von mindestens 3 Terraform-Stoffen oder mehr, wird somit das fortgeschrittene Terraforming von üblicherweise nicht bewohnbaren Planeten mit Hilfe des $building_terraformer$ Gebäudes möglich.</text:p>
          </table:table-cell>
          <table:table-cell table:style-name="ce16" table:number-columns-repeated="22"/>
          <table:table-cell table:number-columns-repeated="998"/>
        </table:table-row>
        <table:table-row table:style-name="ro1">
          <table:table-cell table:style-name="ce3" office:value-type="string">
            <text:p>sr_terraforming_bacteria</text:p>
          </table:table-cell>
          <table:table-cell table:style-name="ce6" office:value-type="string">
            <text:p>Terraforming Bacteria</text:p>
          </table:table-cell>
          <table:table-cell table:style-name="ce6" office:value-type="string">
            <text:p>Терраформирующие бактерии</text:p>
          </table:table-cell>
          <table:table-cell table:style-name="ce6" office:value-type="string">
            <text:p>Terraforming Bakterien</text:p>
          </table:table-cell>
          <table:table-cell table:style-name="ce16" table:number-columns-repeated="22"/>
          <table:table-cell table:number-columns-repeated="998"/>
        </table:table-row>
        <table:table-row table:style-name="ro2">
          <table:table-cell table:style-name="ce3" office:value-type="string">
            <text:p>sr_terraforming_bacteria_desc</text:p>
          </table:table-cell>
          <table:table-cell table:style-name="ce6" office:value-type="string">
            <text:p>An unknown species dispersed hardy XNA-based bacteria in this region, back when it was uninhabitable. Over the aeons, these bacteria worked tirelessly to produce this planet's current habitability.</text:p>
          </table:table-cell>
          <table:table-cell table:style-name="ce6" office:value-type="string">
            <text:p>Неизвестный вид рассеял выносливые бактерии на основе КсНК в этом регионе, когда он был непригодным для жизни. Очень долгое время эти бактерии неустанно работали, чтобы обеспечить текущую обитаемость этой планеты.</text:p>
          </table:table-cell>
          <table:table-cell table:style-name="ce6" office:value-type="string">
            <text:p>Eine unbekannte Zivilisation verstreute eine auf XNA basierende Bakterien in dieser Region. Über die Äonen erschufen diese Bakterien unermüdlich eine sich über den gesamten Planeten erstreckende bewohnbare Biosphäre.</text:p>
          </table:table-cell>
          <table:table-cell table:style-name="ce16" table:number-columns-repeated="22"/>
          <table:table-cell table:number-columns-repeated="998"/>
        </table:table-row>
        <table:table-row table:style-name="ro1">
          <table:table-cell table:style-name="ce3" office:value-type="string">
            <text:p>sr_thullium</text:p>
          </table:table-cell>
          <table:table-cell table:style-name="ce6" office:value-type="string">
            <text:p>Thullium Ore</text:p>
          </table:table-cell>
          <table:table-cell table:style-name="ce6" office:value-type="string">
            <text:p>Тулий</text:p>
          </table:table-cell>
          <table:table-cell table:style-name="ce6" office:value-type="string">
            <text:p>Thullium Erz</text:p>
          </table:table-cell>
          <table:table-cell table:style-name="ce16" table:number-columns-repeated="22"/>
          <table:table-cell table:number-columns-repeated="998"/>
        </table:table-row>
        <table:table-row table:style-name="ro3">
          <table:table-cell table:style-name="ce3" office:value-type="string">
            <text:p>sr_thullium_desc</text:p>
          </table:table-cell>
          <table:table-cell table:style-name="ce6" office:value-type="string">
            <text:p>A highly versatile superconductive metal formed within the immense pressures of carbon-core planets, Thullium has many industrial applications for any spacefaring civilization.</text:p>
          </table:table-cell>
          <table:table-cell table:style-name="ce6" office:value-type="string">
            <text:p>Высокоуниверсальный сверхпроводящий металл, образованный в условиях огромного давления планет с углеродным сердечником, тулий имеет множество промышленных применений для любой цивилизации космической эры.</text:p>
          </table:table-cell>
          <table:table-cell table:style-name="ce6" office:value-type="string">
            <text:p>Ein höchst vielfältiges supraleitfähiges Metall, dass innerhalb der immensen Druckverhältnisse von Planeten mit einem Karbon-Kern geformt wurde. Thullium findet in vielen industriellen Bereichen einer weltraumfahrenden Zivilisation Anwendung.</text:p>
          </table:table-cell>
          <table:table-cell table:style-name="ce16" table:number-columns-repeated="22"/>
          <table:table-cell table:number-columns-repeated="998"/>
        </table:table-row>
        <table:table-row table:style-name="ro1">
          <table:table-cell table:style-name="ce3" office:value-type="string">
            <text:p>sr_thybidium</text:p>
          </table:table-cell>
          <table:table-cell table:style-name="ce6" office:value-type="string">
            <text:p>Thybidium</text:p>
          </table:table-cell>
          <table:table-cell table:style-name="ce6" office:value-type="string">
            <text:p>Тайбидиум</text:p>
          </table:table-cell>
          <table:table-cell table:style-name="ce6" office:value-type="string">
            <text:p>Tybidium</text:p>
          </table:table-cell>
          <table:table-cell table:style-name="ce16" table:number-columns-repeated="22"/>
          <table:table-cell table:number-columns-repeated="998"/>
        </table:table-row>
        <table:table-row table:style-name="ro7">
          <table:table-cell table:style-name="ce3" office:value-type="string">
            <text:p>sr_thybidium_desc</text:p>
          </table:table-cell>
          <table:table-cell table:style-name="ce6" office:value-type="string">
            <text:p>Generators have always had an efficiency limit in the transference of generated energy, with some inevitable loss between the primary reaction and the generator itself. Thybidium presents a solution to this problem in a nearly lossless form of shielding for our reactors, increasing energy production several-fold.</text:p>
          </table:table-cell>
          <table:table-cell table:style-name="ce6" office:value-type="string">
            <text:p>У генераторов всегда был предел эффективности при передаче генерируемой энергии - существует некоторая неизбежная потеря между первичной реакцией и самим генератором. Тайбидиум предоставляет решение этой проблемы в виде почти полного экранирования для наших реакторов, снижая потери до минимума и увеличивая производство энергии в несколько раз.</text:p>
          </table:table-cell>
          <table:table-cell table:style-name="ce6"/>
          <table:table-cell table:style-name="ce16" table:number-columns-repeated="22"/>
          <table:table-cell table:number-columns-repeated="998"/>
        </table:table-row>
        <table:table-row table:style-name="ro1">
          <table:table-cell table:style-name="ce3" office:value-type="string">
            <text:p>sr_ventium</text:p>
          </table:table-cell>
          <table:table-cell table:style-name="ce6" office:value-type="string">
            <text:p>Ventium Ore</text:p>
          </table:table-cell>
          <table:table-cell table:style-name="ce6" office:value-type="string">
            <text:p>Вентиум</text:p>
          </table:table-cell>
          <table:table-cell table:style-name="ce6" office:value-type="string">
            <text:p>Ventium Erz</text:p>
          </table:table-cell>
          <table:table-cell table:style-name="ce16" table:number-columns-repeated="22"/>
          <table:table-cell table:number-columns-repeated="998"/>
        </table:table-row>
        <table:table-row table:style-name="ro2">
          <table:table-cell table:style-name="ce3" office:value-type="string">
            <text:p>sr_ventium_desc</text:p>
          </table:table-cell>
          <table:table-cell table:style-name="ce6" office:value-type="string">
            <text:p>A blue-green ore, Ventium's potent energy properties were discovered in a deadly explosion demonstrating its effectiveness at energy release.</text:p>
          </table:table-cell>
          <table:table-cell table:style-name="ce6" office:value-type="string">
            <text:p>Сине-зеленый минерал вентиум. Его мощные энергетические свойства были обнаружены во время смертоносного взрыва, продемонстрировавшего его эффективность при энерговыделении.</text:p>
          </table:table-cell>
          <table:table-cell table:style-name="ce6" office:value-type="string">
            <text:p>Diese blaugrüne Erz namens Ventium, demonstrierte seine hervorragende Umwandlungseffizienz durch eine tödliche explosionsartigen Freigabe seiner gesamten potenziellen Energie.</text:p>
          </table:table-cell>
          <table:table-cell table:style-name="ce16" table:number-columns-repeated="22"/>
          <table:table-cell table:number-columns-repeated="998"/>
        </table:table-row>
        <table:table-row table:style-name="ro1">
          <table:table-cell table:style-name="ce3" office:value-type="string">
            <text:p>sr_xerodine</text:p>
          </table:table-cell>
          <table:table-cell table:style-name="ce6" office:value-type="string">
            <text:p>Xerodine</text:p>
          </table:table-cell>
          <table:table-cell table:style-name="ce6" office:value-type="string">
            <text:p>Ксеродин</text:p>
          </table:table-cell>
          <table:table-cell table:style-name="ce6" office:value-type="string">
            <text:p>Xerodin</text:p>
          </table:table-cell>
          <table:table-cell table:style-name="ce16" table:number-columns-repeated="22"/>
          <table:table-cell table:number-columns-repeated="998"/>
        </table:table-row>
        <table:table-row table:style-name="ro3">
          <table:table-cell table:style-name="ce3" office:value-type="string">
            <text:p>sr_xerodine_desc</text:p>
          </table:table-cell>
          <table:table-cell table:style-name="ce6" office:value-type="string">
            <text:p>Xerodine has a unique molecular structure that somehow extends into 4-dimensional space. This property can be used to decrease the disruptions in regular space caused by ships moving in and out of hyperspace.</text:p>
          </table:table-cell>
          <table:table-cell table:style-name="ce6" office:value-type="string">
            <text:p>Ксеродин имеет уникальную молекулярную структуру, которая, как оказывается, распространяется на 4 измерения. Это свойство можно использовать для уменьшения повреждений в обычном пространстве, вызванных перемещениями кораблей в и из гиперпространства.</text:p>
          </table:table-cell>
          <table:table-cell table:style-name="ce6" office:value-type="string">
            <text:p>Xerodin weist eine einzigartige molekulare Struktur auf, die sich irgendwie in den 4-Dimensionalen Raum erstreckt. Diese Eigenschaft kann genutzt werden, um die Raumverzerrungen durch Hyperraumsprünge zu verringern.</text:p>
          </table:table-cell>
          <table:table-cell table:style-name="ce16" table:number-columns-repeated="22"/>
          <table:table-cell table:number-columns-repeated="998"/>
        </table:table-row>
        <table:table-row table:style-name="ro1">
          <table:table-cell table:style-name="ce3" office:value-type="string">
            <text:p>sr_zinorine</text:p>
          </table:table-cell>
          <table:table-cell table:style-name="ce6" office:value-type="string">
            <text:p>Zinorine</text:p>
          </table:table-cell>
          <table:table-cell table:style-name="ce6" office:value-type="string">
            <text:p>Зинорин</text:p>
          </table:table-cell>
          <table:table-cell table:style-name="ce6" office:value-type="string">
            <text:p>Zinorin</text:p>
          </table:table-cell>
          <table:table-cell table:style-name="ce16" table:number-columns-repeated="22"/>
          <table:table-cell table:number-columns-repeated="998"/>
        </table:table-row>
        <table:table-row table:style-name="ro2">
          <table:table-cell table:style-name="ce3" office:value-type="string">
            <text:p>sr_zinorine_desc</text:p>
          </table:table-cell>
          <table:table-cell table:style-name="ce6" office:value-type="string">
            <text:p>This rare substance has unique ionic properties, making it an integral component in the creation of molecular computers.</text:p>
          </table:table-cell>
          <table:table-cell table:style-name="ce6" office:value-type="string">
            <text:p>Это редкое вещество обладает уникальными ионными свойствами, что делает его неотъемлемым компонентом в создании молекулярных компьютеров.</text:p>
          </table:table-cell>
          <table:table-cell table:style-name="ce6" office:value-type="string">
            <text:p>Diese seltene Substanz besitzt einzigartige ionische Eigenschaften, was es zu einer wesentlichen Komponente in der Herstellung von molekularen Recheneinheiten macht.</text:p>
          </table:table-cell>
          <table:table-cell table:style-name="ce16" table:number-columns-repeated="22"/>
          <table:table-cell table:number-columns-repeated="998"/>
        </table:table-row>
        <table:table-row table:style-name="ro1">
          <table:table-cell table:style-name="ce3" office:value-type="string">
            <text:p>strategic_resources</text:p>
          </table:table-cell>
          <table:table-cell table:style-name="ce6" office:value-type="string">
            <text:p>Strategic Resources</text:p>
          </table:table-cell>
          <table:table-cell table:style-name="ce6" office:value-type="string">
            <text:p>стратегические ресурсы</text:p>
          </table:table-cell>
          <table:table-cell table:style-name="ce6"/>
          <table:table-cell table:style-name="ce16" table:number-columns-repeated="22"/>
          <table:table-cell table:number-columns-repeated="998"/>
        </table:table-row>
        <table:table-row table:style-name="ro1">
          <table:table-cell table:style-name="ce3" office:value-type="string">
            <text:p>tb_ammonia_pits</text:p>
          </table:table-cell>
          <table:table-cell table:style-name="ce6" office:value-type="string">
            <text:p>£blocker Ammonia Pits</text:p>
          </table:table-cell>
          <table:table-cell table:style-name="ce6" office:value-type="string">
            <text:p>£blocker Ямы аммиака</text:p>
          </table:table-cell>
          <table:table-cell table:style-name="ce6"/>
          <table:table-cell table:style-name="ce16" table:number-columns-repeated="22"/>
          <table:table-cell table:number-columns-repeated="998"/>
        </table:table-row>
        <table:table-row table:style-name="ro2">
          <table:table-cell table:style-name="ce3" office:value-type="string">
            <text:p>tb_ammonia_pits_desc</text:p>
          </table:table-cell>
          <table:table-cell table:style-name="ce6" office:value-type="string">
            <text:p>A geological quirk has riddled this region with pits emitting ammonia, making it terribly toxic to most life.</text:p>
          </table:table-cell>
          <table:table-cell table:style-name="ce6" office:value-type="string">
            <text:p>Геологическая причуда пронизала этот регион ямами, испускающими аммиак, что делает его ужасно токсичным для большинства видов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text:p>
          </table:table-cell>
          <table:table-cell table:style-name="ce6" office:value-type="string">
            <text:p>£blocker Ancient Pillars</text:p>
          </table:table-cell>
          <table:table-cell table:style-name="ce6" office:value-type="string">
            <text:p>£blocker Древние столпы</text:p>
          </table:table-cell>
          <table:table-cell table:style-name="ce6"/>
          <table:table-cell table:style-name="ce16" table:number-columns-repeated="22"/>
          <table:table-cell table:number-columns-repeated="998"/>
        </table:table-row>
        <table:table-row table:style-name="ro1">
          <table:table-cell table:style-name="ce3" office:value-type="string">
            <text:p>tb_ancient_pillars_desc</text:p>
          </table:table-cell>
          <table:table-cell table:style-name="ce6" office:value-type="string">
            <text:p>These pillars stand as testament and memorial to some long extinct civilization.</text:p>
          </table:table-cell>
          <table:table-cell table:style-name="ce6" office:value-type="string">
            <text:p>Эти столбы выступают как свидетельство и мемориал какой-то давно вымершей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1</text:p>
          </table:table-cell>
          <table:table-cell table:style-name="ce6" office:value-type="string">
            <text:p>£blocker Devastated Ruins</text:p>
          </table:table-cell>
          <table:table-cell table:style-name="ce6" office:value-type="string">
            <text:p>£blocker Разруш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1_desc</text:p>
          </table:table-cell>
          <table:table-cell table:style-name="ce6" office:value-type="string">
            <text:p>Once a sprawling city built by an advanced civilization, this area is now littered with ruins, destroyed by bombardment.</text:p>
          </table:table-cell>
          <table:table-cell table:style-name="ce6" office:value-type="string">
            <text:p>Когда-то разросшийся город, построенный развитой цивилизацией, этот район теперь завален руинами, разрушенными бомбардировкой.</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text:p>
          </table:table-cell>
          <table:table-cell table:style-name="ce6" office:value-type="string">
            <text:p>£blocker Bombarded Colony</text:p>
          </table:table-cell>
          <table:table-cell table:style-name="ce6" office:value-type="string">
            <text:p>£blocker Разбомбленная колония</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2_desc</text:p>
          </table:table-cell>
          <table:table-cell table:style-name="ce6" office:value-type="string">
            <text:p>This former xeno colony was obliterated by spacecraft in some distantly past age.</text:p>
          </table:table-cell>
          <table:table-cell table:style-name="ce6" office:value-type="string">
            <text:p>Эта бывшая колония ксеносов была уничтожена космическими кораблями когда-то очень давно.</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3</text:p>
          </table:table-cell>
          <table:table-cell table:style-name="ce6" office:value-type="string">
            <text:p>£blocker War-torn Ruins</text:p>
          </table:table-cell>
          <table:table-cell table:style-name="ce6" office:value-type="string">
            <text:p>£blocker Разрушенные войной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3_desc</text:p>
          </table:table-cell>
          <table:table-cell table:style-name="ce6" office:value-type="string">
            <text:p>Extensive ruins show once great structures reduced to rubble by some unknown, spacefaring enemy.</text:p>
          </table:table-cell>
          <table:table-cell table:style-name="ce6" office:value-type="string">
            <text:p>Эти обширные руины показывают, как некогда большие структуры превратили в руины какие-то неизвестные космический враги.</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4</text:p>
          </table:table-cell>
          <table:table-cell table:style-name="ce6" office:value-type="string">
            <text:p>£blocker Annihilated Ruins</text:p>
          </table:table-cell>
          <table:table-cell table:style-name="ce6" office:value-type="string">
            <text:p>£blocker Уничтоженные руины</text:p>
          </table:table-cell>
          <table:table-cell table:style-name="ce6"/>
          <table:table-cell table:style-name="ce16" table:number-columns-repeated="22"/>
          <table:table-cell table:number-columns-repeated="998"/>
        </table:table-row>
        <table:table-row table:style-name="ro2">
          <table:table-cell table:style-name="ce3" office:value-type="string">
            <text:p>tb_apocalyptic_ruins_4_desc</text:p>
          </table:table-cell>
          <table:table-cell table:style-name="ce6" office:value-type="string">
            <text:p>This area is littered with the debris and remnants of some ancient civilization, wiped out by powerful orbital weaponry.</text:p>
          </table:table-cell>
          <table:table-cell table:style-name="ce6" office:value-type="string">
            <text:p>Этот район завален мусором и остатками какой-то древней цивилизации, уничтоженной мощным орбитальным оружием.</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text:p>
          </table:table-cell>
          <table:table-cell table:style-name="ce6" office:value-type="string">
            <text:p>£blocker Shattered City</text:p>
          </table:table-cell>
          <table:table-cell table:style-name="ce6" office:value-type="string">
            <text:p>£blocker Разрушенный город</text:p>
          </table:table-cell>
          <table:table-cell table:style-name="ce6"/>
          <table:table-cell table:style-name="ce16" table:number-columns-repeated="22"/>
          <table:table-cell table:number-columns-repeated="998"/>
        </table:table-row>
        <table:table-row table:style-name="ro1">
          <table:table-cell table:style-name="ce3" office:value-type="string">
            <text:p>tb_apocalyptic_ruins_5_desc</text:p>
          </table:table-cell>
          <table:table-cell table:style-name="ce6" office:value-type="string">
            <text:p>An apocalyptic blow tore this incredible apart thousands of years ago, leaving only shattered ruins.</text:p>
          </table:table-cell>
          <table:table-cell table:style-name="ce6" office:value-type="string">
            <text:p>Апокалиптический удар разорвал эту красоту на части тысячи лет назад, оставив только разрушенные руины.</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irradiated_desolation</text:p>
          </table:table-cell>
          <table:table-cell table:style-name="ce6" office:value-type="string">
            <text:p>£blocker Desolate Deadlands</text:p>
          </table:table-cell>
          <table:table-cell table:style-name="ce6" office:value-type="string">
            <text:p>£blocker Безлюдные пустоши</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aftermath_irradiated_desolation_desc</text:p>
          </table:table-cell>
          <table:table-cell table:style-name="ce6" office:value-type="string">
            <text:p>A radiological catastrophe eliminated all life in this area, leaving only oppresively quiet deadlands.</text:p>
          </table:table-cell>
          <table:table-cell table:style-name="ce6" office:value-type="string">
            <text:p>Радиологическая катастрофа устранила всю жизнь в этой области, оставив лишь угнетающе спокойные мерт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text:p>
          </table:table-cell>
          <table:table-cell table:style-name="ce6" office:value-type="string">
            <text:p>£blocker Lava-Bathed Terrain</text:p>
          </table:table-cell>
          <table:table-cell table:style-name="ce6" office:value-type="string">
            <text:p>£blocker Лавов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1_desc</text:p>
          </table:table-cell>
          <table:table-cell table:style-name="ce6" office:value-type="string">
            <text:p>Rent planetary crust has devastated this terrain, bathing it perpetually in volcanic ash and lava.</text:p>
          </table:table-cell>
          <table:table-cell table:style-name="ce6" office:value-type="string">
            <text:p>Разрыв планетарной коры опустошил эти земли, постоянно купая их в вулканическом пепле и лав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text:p>
          </table:table-cell>
          <table:table-cell table:style-name="ce6" office:value-type="string">
            <text:p>£blocker Pyroclastic Aftermath</text:p>
          </table:table-cell>
          <table:table-cell table:style-name="ce6" office:value-type="string">
            <text:p>£blocker Пирокластические последствия</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aftermath_pyroclastic_terrain_2_desc</text:p>
          </table:table-cell>
          <table:table-cell table:style-name="ce6" office:value-type="string">
            <text:p>The aftermath of a terrible event has rendered this region uninhabitably full of pyroclastic activity.</text:p>
          </table:table-cell>
          <table:table-cell table:style-name="ce6" office:value-type="string">
            <text:p>Последствия ужасного события сделали этот регион непригодным для жизни, полным пирокластической актив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1</text:p>
          </table:table-cell>
          <table:table-cell table:style-name="ce6" office:value-type="string">
            <text:p>£blocker Erupting Volcano</text:p>
          </table:table-cell>
          <table:table-cell table:style-name="ce6" office:value-type="string">
            <text:p>£blocker Извергающийся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1_desc</text:p>
          </table:table-cell>
          <table:table-cell table:style-name="ce6" office:value-type="string">
            <text:p>The geological 'tap' of this land was direly mismanaged. An angry volcano has been left behind in perpetuity.</text:p>
          </table:table-cell>
          <table:table-cell table:style-name="ce6" office:value-type="string">
            <text:p>Геологический «кран» этой земли был ужасно неумело использован. Теперь лишь разгневанный вулкан остался здесь навсегда.</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erupting_volcano_2</text:p>
          </table:table-cell>
          <table:table-cell table:style-name="ce6" office:value-type="string">
            <text:p>£blocker Volcanic Aftermath</text:p>
          </table:table-cell>
          <table:table-cell table:style-name="ce6" office:value-type="string">
            <text:p>£blocker Вулканические последствия</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erupting_volcano_2_desc</text:p>
          </table:table-cell>
          <table:table-cell table:style-name="ce6" office:value-type="string">
            <text:p>Tinkering with the planet proved more risk than reward this time, tearing open a powerful volcano that shows no signs of dying anytime soon.</text:p>
          </table:table-cell>
          <table:table-cell table:style-name="ce6" office:value-type="string">
            <text:p>Манипуляции с планетой на этот раз принесли больше вреда, чем пользы. Теперь здесь мощный разрывающий землю вулкан, который не проявляет никаких признаков близкой спячки.</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mega_geyser</text:p>
          </table:table-cell>
          <table:table-cell table:style-name="ce6" office:value-type="string">
            <text:p>£blocker Towering Geyser</text:p>
          </table:table-cell>
          <table:table-cell table:style-name="ce6" office:value-type="string">
            <text:p>£blocker Мощный гейзер</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mega_geyser_desc</text:p>
          </table:table-cell>
          <table:table-cell table:style-name="ce6" office:value-type="string">
            <text:p>An unfortunate confluence of underground water systems and terran boring created this massive geyser, slaying all typical life in the region surrounding it.</text:p>
          </table:table-cell>
          <table:table-cell table:style-name="ce6" office:value-type="string">
            <text:p>Ужасное слияние подземных водных систем и рельефа местности создало этот массивный гейзер, уничтожив всю жизнь в окружающем его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catastrophe_tectonic_fracture</text:p>
          </table:table-cell>
          <table:table-cell table:style-name="ce6" office:value-type="string">
            <text:p>£blocker Tectonic Fracture</text:p>
          </table:table-cell>
          <table:table-cell table:style-name="ce6" office:value-type="string">
            <text:p>£blocker Тектонический разлом</text:p>
          </table:table-cell>
          <table:table-cell table:style-name="ce6"/>
          <table:table-cell table:style-name="ce16" table:number-columns-repeated="22"/>
          <table:table-cell table:number-columns-repeated="998"/>
        </table:table-row>
        <table:table-row table:style-name="ro2">
          <table:table-cell table:style-name="ce3" office:value-type="string">
            <text:p>tb_catastrophe_tectonic_fracture_desc</text:p>
          </table:table-cell>
          <table:table-cell table:style-name="ce6" office:value-type="string">
            <text:p>Attempts to redirect an entire planet's geological systems are fraught with danger. This is only one of the calamities that can befall such hubris.</text:p>
          </table:table-cell>
          <table:table-cell table:style-name="ce6" office:value-type="string">
            <text:p>Попытки перенаправить геологические системы всей планеты чреваты опасностью. Это только одно из бедствий, которые могут постигнуть решившихся на такое высокомерие.</text:p>
          </table:table-cell>
          <table:table-cell table:style-name="ce6"/>
          <table:table-cell table:style-name="ce16" table:number-columns-repeated="22"/>
          <table:table-cell table:number-columns-repeated="998"/>
        </table:table-row>
        <table:table-row table:style-name="ro1">
          <table:table-cell table:style-name="ce3" office:value-type="string">
            <text:p>tb_chtonian_monstrosity</text:p>
          </table:table-cell>
          <table:table-cell table:style-name="ce6" office:value-type="string">
            <text:p>£blocker Cthonian Monstrosity</text:p>
          </table:table-cell>
          <table:table-cell table:style-name="ce6" office:value-type="string">
            <text:p>£blocker Хтоническая мерзость</text:p>
          </table:table-cell>
          <table:table-cell table:style-name="ce6"/>
          <table:table-cell table:style-name="ce16" table:number-columns-repeated="22"/>
          <table:table-cell table:number-columns-repeated="998"/>
        </table:table-row>
        <table:table-row table:style-name="ro2">
          <table:table-cell table:style-name="ce3" office:value-type="string">
            <text:p>tb_chtonian_monstrosity_desc</text:p>
          </table:table-cell>
          <table:table-cell table:style-name="ce6" office:value-type="string">
            <text:p>The sole positive note in reports on this terrifying abomination is that it does not venture outside of its domain.</text:p>
          </table:table-cell>
          <table:table-cell table:style-name="ce6" office:value-type="string">
            <text:p>Единственная положительная нота в отчетах об этой ужасающей мерзости заключается в том, что она не выходит за пределы своей области.</text:p>
          </table:table-cell>
          <table:table-cell table:style-name="ce6"/>
          <table:table-cell table:style-name="ce16" table:number-columns-repeated="22"/>
          <table:table-cell table:number-columns-repeated="998"/>
        </table:table-row>
        <table:table-row table:style-name="ro1">
          <table:table-cell table:style-name="ce3" office:value-type="string">
            <text:p>tb_cold_desert</text:p>
          </table:table-cell>
          <table:table-cell table:style-name="ce6" office:value-type="string">
            <text:p>£blocker Cold Desert</text:p>
          </table:table-cell>
          <table:table-cell table:style-name="ce6" office:value-type="string">
            <text:p>£blocker Меёрзлая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cold_desert_desc</text:p>
          </table:table-cell>
          <table:table-cell table:style-name="ce6" office:value-type="string">
            <text:p>A region where the air is very cold and carries little moisture, so little precipitation occurs. What snow does fall is carried along by strong winds and may form blizzards, drifts and dunes.</text:p>
          </table:table-cell>
          <table:table-cell table:style-name="ce6" office:value-type="string">
            <text:p>Область, в которой воздух очень холодный и не содержит влаги, так что здесь очень мало осадков. Падающий снег сопровождается сильными ветрами и может образовывать метели, дрифты и дюны.</text:p>
          </table:table-cell>
          <table:table-cell table:style-name="ce6"/>
          <table:table-cell table:style-name="ce16" table:number-columns-repeated="22"/>
          <table:table-cell table:number-columns-repeated="998"/>
        </table:table-row>
        <table:table-row table:style-name="ro1">
          <table:table-cell table:style-name="ce3" office:value-type="string">
            <text:p>tb_dark_forest</text:p>
          </table:table-cell>
          <table:table-cell table:style-name="ce6" office:value-type="string">
            <text:p>£blocker Dark Forest</text:p>
          </table:table-cell>
          <table:table-cell table:style-name="ce6" office:value-type="string">
            <text:p>£blocker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ark_forest_desc</text:p>
          </table:table-cell>
          <table:table-cell table:style-name="ce6" office:value-type="string">
            <text:p>This region is overgrown with dark forest. Vegitation on ammonia worlds recieve less light and so has evolved broad dark leaves to aid photosynthesis.</text:p>
          </table:table-cell>
          <table:table-cell table:style-name="ce6" office:value-type="string">
            <text:p>Этот регион зарос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ep_marshes</text:p>
          </table:table-cell>
          <table:table-cell table:style-name="ce6" office:value-type="string">
            <text:p>£blocker Deep Marshes</text:p>
          </table:table-cell>
          <table:table-cell table:style-name="ce6" office:value-type="string">
            <text:p>£blocker Глубокие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deep_marshes_desc</text:p>
          </table:table-cell>
          <table:table-cell table:style-name="ce6" office:value-type="string">
            <text:p>Unlike most swamps, these marshes have incredible depths to them, creating an ecosystem as fascinating as it is hazardous.</text:p>
          </table:table-cell>
          <table:table-cell table:style-name="ce6" office:value-type="string">
            <text:p>В отличие от большинства болот, эти болота имеют невероятную глубину, создавая экосистему настолько захватывающую, насколько опасную.</text:p>
          </table:table-cell>
          <table:table-cell table:style-name="ce6"/>
          <table:table-cell table:style-name="ce16" table:number-columns-repeated="22"/>
          <table:table-cell table:number-columns-repeated="998"/>
        </table:table-row>
        <table:table-row table:style-name="ro1">
          <table:table-cell table:style-name="ce3" office:value-type="string">
            <text:p>tb_dense_dark_forest</text:p>
          </table:table-cell>
          <table:table-cell table:style-name="ce6" office:value-type="string">
            <text:p>£blocker Dense Dark Forest</text:p>
          </table:table-cell>
          <table:table-cell table:style-name="ce6" office:value-type="string">
            <text:p>£blocker Густой тём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dense_dark_forest_desc</text:p>
          </table:table-cell>
          <table:table-cell table:style-name="ce6" office:value-type="string">
            <text:p>This entire region is completely overgrown with thick, impassable dark forest. Vegitation on ammonia worlds recieve less light and so has evolved broad dark leaves to aid photosynthesis.</text:p>
          </table:table-cell>
          <table:table-cell table:style-name="ce6" office:value-type="string">
            <text:p>Вся эта область полностью заросла густым, непроходимым темным лесом. Растительность на аммиачных мирах получает меньше света и поэтому развила широкие темные листья, чтобы помочь фотосинтезу.</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text:p>
          </table:table-cell>
          <table:table-cell table:style-name="ce6" office:value-type="string">
            <text:p>£blocker Dense Forest</text:p>
          </table:table-cell>
          <table:table-cell table:style-name="ce6" office:value-type="string">
            <text:p>£blocker Густой лес</text:p>
          </table:table-cell>
          <table:table-cell table:style-name="ce6"/>
          <table:table-cell table:style-name="ce16" table:number-columns-repeated="22"/>
          <table:table-cell table:number-columns-repeated="998"/>
        </table:table-row>
        <table:table-row table:style-name="ro1">
          <table:table-cell table:style-name="ce3" office:value-type="string">
            <text:p>tb_dense_forest_desc</text:p>
          </table:table-cell>
          <table:table-cell table:style-name="ce6" office:value-type="string">
            <text:p>This entire region is completely overgrown with thick, impassable boreal forest.</text:p>
          </table:table-cell>
          <table:table-cell table:style-name="ce6" office:value-type="string">
            <text:p>Весь этот регион полностью зарос густым, непроходимым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depleted_terrain</text:p>
          </table:table-cell>
          <table:table-cell table:style-name="ce6" office:value-type="string">
            <text:p>£blocker Depleted Terrain</text:p>
          </table:table-cell>
          <table:table-cell table:style-name="ce6" office:value-type="string">
            <text:p>£blocker Истощенный ландшафт</text:p>
          </table:table-cell>
          <table:table-cell table:style-name="ce6"/>
          <table:table-cell table:style-name="ce16" table:number-columns-repeated="22"/>
          <table:table-cell table:number-columns-repeated="998"/>
        </table:table-row>
        <table:table-row table:style-name="ro2">
          <table:table-cell table:style-name="ce3" office:value-type="string">
            <text:p>tb_depleted_terrain_desc</text:p>
          </table:table-cell>
          <table:table-cell table:style-name="ce6" office:value-type="string">
            <text:p>Rapacious utilization of all available resources, by necessity, yields utterly depleted terrain.</text:p>
          </table:table-cell>
          <table:table-cell table:style-name="ce6" office:value-type="string">
            <text:p>Рациональное использование абсолютно всех имеющихся ресурсов, по необходимости, дает совершенно истощенный ландшафт.</text:p>
          </table:table-cell>
          <table:table-cell table:style-name="ce6"/>
          <table:table-cell table:style-name="ce16" table:number-columns-repeated="22"/>
          <table:table-cell table:number-columns-repeated="998"/>
        </table:table-row>
        <table:table-row table:style-name="ro1">
          <table:table-cell table:style-name="ce3" office:value-type="string">
            <text:p>tb_desert</text:p>
          </table:table-cell>
          <table:table-cell table:style-name="ce6" office:value-type="string">
            <text:p>£blocker Desert</text:p>
          </table:table-cell>
          <table:table-cell table:style-name="ce6" office:value-type="string">
            <text:p>£blocker Пустыня</text:p>
          </table:table-cell>
          <table:table-cell table:style-name="ce6"/>
          <table:table-cell table:style-name="ce16" table:number-columns-repeated="22"/>
          <table:table-cell table:number-columns-repeated="998"/>
        </table:table-row>
        <table:table-row table:style-name="ro2">
          <table:table-cell table:style-name="ce3" office:value-type="string">
            <text:p>tb_desert_desc</text:p>
          </table:table-cell>
          <table:table-cell table:style-name="ce6" office:value-type="string">
            <text:p>A barren area of terrain where little precipitation occurs, living conditions are hostile for plant and animal life.</text:p>
          </table:table-cell>
          <table:table-cell table:style-name="ce6" office:value-type="string">
            <text:p>Бесплодная местность, где мало осадков, а условия жизни враждебны для жизни растений и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devil_weed</text:p>
          </table:table-cell>
          <table:table-cell table:style-name="ce6" office:value-type="string">
            <text:p>£blocker Devil Weed</text:p>
          </table:table-cell>
          <table:table-cell table:style-name="ce6" office:value-type="string">
            <text:p>£blocker Сорняки дьявола</text:p>
          </table:table-cell>
          <table:table-cell table:style-name="ce6"/>
          <table:table-cell table:style-name="ce16" table:number-columns-repeated="22"/>
          <table:table-cell table:number-columns-repeated="998"/>
        </table:table-row>
        <table:table-row table:style-name="ro2">
          <table:table-cell table:style-name="ce3" office:value-type="string">
            <text:p>tb_devil_weed_desc</text:p>
          </table:table-cell>
          <table:table-cell table:style-name="ce6" office:value-type="string">
            <text:p>As stubborn as it is noxious, this prolific weed dominates the region, resisting all attempts at domestication.</text:p>
          </table:table-cell>
          <table:table-cell table:style-name="ce6" office:value-type="string">
            <text:p>Настолько же упрямый, насколько вредный, этот плодовитый сорняк доминирует над регионом, сопротивляясь всем попыткам одомашн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fe_submerged_city</text:p>
          </table:table-cell>
          <table:table-cell table:style-name="ce6" office:value-type="string">
            <text:p>£blocker Submerged City</text:p>
          </table:table-cell>
          <table:table-cell table:style-name="ce6" office:value-type="string">
            <text:p>£blocker Погруженный город</text:p>
          </table:table-cell>
          <table:table-cell table:style-name="ce6"/>
          <table:table-cell table:style-name="ce16" table:number-columns-repeated="22"/>
          <table:table-cell table:number-columns-repeated="998"/>
        </table:table-row>
        <table:table-row table:style-name="ro2">
          <table:table-cell table:style-name="ce3" office:value-type="string">
            <text:p>tb_fe_submerged_city_desc</text:p>
          </table:table-cell>
          <table:table-cell table:style-name="ce6" office:value-type="string">
            <text:p>An ancient city constructed by a highly advanced civilization rests beneath these waves, forgotten long, long ago.</text:p>
          </table:table-cell>
          <table:table-cell table:style-name="ce6" office:value-type="string">
            <text:p>Древний город, построенный высокоразвитой цивилизацией, лежит под этими волнами, давно забытый.</text:p>
          </table:table-cell>
          <table:table-cell table:style-name="ce6"/>
          <table:table-cell table:style-name="ce16" table:number-columns-repeated="22"/>
          <table:table-cell table:number-columns-repeated="998"/>
        </table:table-row>
        <table:table-row table:style-name="ro1">
          <table:table-cell table:style-name="ce3" office:value-type="string">
            <text:p>tb_flesh_freeze_topography</text:p>
          </table:table-cell>
          <table:table-cell table:style-name="ce6" office:value-type="string">
            <text:p>£blocker Flash Freeze Topography</text:p>
          </table:table-cell>
          <table:table-cell table:style-name="ce6" office:value-type="string">
            <text:p>£blocker Экстремально холодная топография</text:p>
          </table:table-cell>
          <table:table-cell table:style-name="ce6"/>
          <table:table-cell table:style-name="ce16" table:number-columns-repeated="22"/>
          <table:table-cell table:number-columns-repeated="998"/>
        </table:table-row>
        <table:table-row table:style-name="ro2">
          <table:table-cell table:style-name="ce3" office:value-type="string">
            <text:p>tb_flesh_freeze_topography_desc</text:p>
          </table:table-cell>
          <table:table-cell table:style-name="ce6" office:value-type="string">
            <text:p>The topography of this region creates a phenomenon of extreme rapid freezing that overwhelms even advanced shielding, preventing habitation.</text:p>
          </table:table-cell>
          <table:table-cell table:style-name="ce6" office:value-type="string">
            <text:p>Рельеф этого региона создает феномен экстремального быстрого замораживания, который превосходит даже самую передовую защиту, предотвращая засе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forest</text:p>
          </table:table-cell>
          <table:table-cell table:style-name="ce6" office:value-type="string">
            <text:p>£blocker Forest</text:p>
          </table:table-cell>
          <table:table-cell table:style-name="ce6" office:value-type="string">
            <text:p>£blocker Лес</text:p>
          </table:table-cell>
          <table:table-cell table:style-name="ce6"/>
          <table:table-cell table:style-name="ce16" table:number-columns-repeated="22"/>
          <table:table-cell table:number-columns-repeated="998"/>
        </table:table-row>
        <table:table-row table:style-name="ro1">
          <table:table-cell table:style-name="ce3" office:value-type="string">
            <text:p>tb_forest_desc</text:p>
          </table:table-cell>
          <table:table-cell table:style-name="ce6" office:value-type="string">
            <text:p>This region is overgrown with boreal forest.</text:p>
          </table:table-cell>
          <table:table-cell table:style-name="ce6" office:value-type="string">
            <text:p>Этот регион зарос бореальным лесом.</text:p>
          </table:table-cell>
          <table:table-cell table:style-name="ce6"/>
          <table:table-cell table:style-name="ce16" table:number-columns-repeated="22"/>
          <table:table-cell table:number-columns-repeated="998"/>
        </table:table-row>
        <table:table-row table:style-name="ro1">
          <table:table-cell table:style-name="ce3" office:value-type="string">
            <text:p>tb_geomorphological_fractures</text:p>
          </table:table-cell>
          <table:table-cell table:style-name="ce6" office:value-type="string">
            <text:p>£blocker Geomorphological Fractures</text:p>
          </table:table-cell>
          <table:table-cell table:style-name="ce6" office:value-type="string">
            <text:p>£blocker Геоморфологические трещины</text:p>
          </table:table-cell>
          <table:table-cell table:style-name="ce6"/>
          <table:table-cell table:style-name="ce16" table:number-columns-repeated="22"/>
          <table:table-cell table:number-columns-repeated="998"/>
        </table:table-row>
        <table:table-row table:style-name="ro2">
          <table:table-cell table:style-name="ce3" office:value-type="string">
            <text:p>tb_geomorphological_fractures_desc</text:p>
          </table:table-cell>
          <table:table-cell table:style-name="ce6" office:value-type="string">
            <text:p>Extreme weather conditions in this region has created a maze-like natural structures of rock and ice, inhibiting any systematic use of the area.</text:p>
          </table:table-cell>
          <table:table-cell table:style-name="ce6" office:value-type="string">
            <text:p>Экстремальные погодные условия в этом регионе создали лабиринтные природные структуры из горных пород и льда, препятствующие систематическому использованию этого района.</text:p>
          </table:table-cell>
          <table:table-cell table:style-name="ce6"/>
          <table:table-cell table:style-name="ce16" table:number-columns-repeated="22"/>
          <table:table-cell table:number-columns-repeated="998"/>
        </table:table-row>
        <table:table-row table:style-name="ro1">
          <table:table-cell table:style-name="ce3" office:value-type="string">
            <text:p>tb_geyser_fields</text:p>
          </table:table-cell>
          <table:table-cell table:style-name="ce6" office:value-type="string">
            <text:p>£blocker Geyser Fields</text:p>
          </table:table-cell>
          <table:table-cell table:style-name="ce6" office:value-type="string">
            <text:p>£blocker Поля гейзеров</text:p>
          </table:table-cell>
          <table:table-cell table:style-name="ce6"/>
          <table:table-cell table:style-name="ce16" table:number-columns-repeated="22"/>
          <table:table-cell table:number-columns-repeated="998"/>
        </table:table-row>
        <table:table-row table:style-name="ro2">
          <table:table-cell table:style-name="ce3" office:value-type="string">
            <text:p>tb_geyser_fields_desc</text:p>
          </table:table-cell>
          <table:table-cell table:style-name="ce6" office:value-type="string">
            <text:p>Local hydrogeological conditions make this area rich in geysers, but poor for habitation and construction.</text:p>
          </table:table-cell>
          <table:table-cell table:style-name="ce6" office:value-type="string">
            <text:p>Местные гидрогеологические условия делают эту область богатой гейзерами, но плохо пригодными для проживания и строительства.</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text:p>
          </table:table-cell>
          <table:table-cell table:style-name="ce6" office:value-type="string">
            <text:p>£blocker Giant Kelp</text:p>
          </table:table-cell>
          <table:table-cell table:style-name="ce6" office:value-type="string">
            <text:p>£blocker Гигантские водоросли</text:p>
          </table:table-cell>
          <table:table-cell table:style-name="ce6"/>
          <table:table-cell table:style-name="ce16" table:number-columns-repeated="22"/>
          <table:table-cell table:number-columns-repeated="998"/>
        </table:table-row>
        <table:table-row table:style-name="ro1">
          <table:table-cell table:style-name="ce3" office:value-type="string">
            <text:p>tb_giant_kelp_desc</text:p>
          </table:table-cell>
          <table:table-cell table:style-name="ce6" office:value-type="string">
            <text:p>A thick forest of giant kelp covers the ocean in this region.</text:p>
          </table:table-cell>
          <table:table-cell table:style-name="ce6" office:value-type="string">
            <text:p>Толстый лес гигантского бурых водорослей покрывает океан в этом регионе.</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text:p>
          </table:table-cell>
          <table:table-cell table:style-name="ce6" office:value-type="string">
            <text:p>£blocker Grazing Wildlife</text:p>
          </table:table-cell>
          <table:table-cell table:style-name="ce6" office:value-type="string">
            <text:p>£blocker Пастбище диких животных</text:p>
          </table:table-cell>
          <table:table-cell table:style-name="ce6"/>
          <table:table-cell table:style-name="ce16" table:number-columns-repeated="22"/>
          <table:table-cell table:number-columns-repeated="998"/>
        </table:table-row>
        <table:table-row table:style-name="ro1">
          <table:table-cell table:style-name="ce3" office:value-type="string">
            <text:p>tb_grazing_wildlife_desc</text:p>
          </table:table-cell>
          <table:table-cell table:style-name="ce6" office:value-type="string">
            <text:p>There is abundant wildlife in this region, with many grazing animals and a few predators.</text:p>
          </table:table-cell>
          <table:table-cell table:style-name="ce6" office:value-type="string">
            <text:p>В этом регионе обитают дикие животные, среди которых много пасущихся животных и несколько хищ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icefield</text:p>
          </table:table-cell>
          <table:table-cell table:style-name="ce6" office:value-type="string">
            <text:p>£blocker Icefield</text:p>
          </table:table-cell>
          <table:table-cell table:style-name="ce6" office:value-type="string">
            <text:p>£blocker Ледян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icefield_desc</text:p>
          </table:table-cell>
          <table:table-cell table:style-name="ce6" office:value-type="string">
            <text:p>An Icefield has formed in this region. Uninterrupted by glacial channels, falling snow has turned into a thick sheet of ice across the landscape.</text:p>
          </table:table-cell>
          <table:table-cell table:style-name="ce6" office:value-type="string">
            <text:p>В этом регионе сформировалось ледяное поле. Непрерывно падающий снег превратился в толстый пласт льда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jungle</text:p>
          </table:table-cell>
          <table:table-cell table:style-name="ce6" office:value-type="string">
            <text:p>£blocker Jungle</text:p>
          </table:table-cell>
          <table:table-cell table:style-name="ce6" office:value-type="string">
            <text:p>£blocker Джунгли</text:p>
          </table:table-cell>
          <table:table-cell table:style-name="ce6"/>
          <table:table-cell table:style-name="ce16" table:number-columns-repeated="22"/>
          <table:table-cell table:number-columns-repeated="998"/>
        </table:table-row>
        <table:table-row table:style-name="ro1">
          <table:table-cell table:style-name="ce3" office:value-type="string">
            <text:p>tb_jungle_desc</text:p>
          </table:table-cell>
          <table:table-cell table:style-name="ce6" office:value-type="string">
            <text:p>This region is overgrown with thick jungle.</text:p>
          </table:table-cell>
          <table:table-cell table:style-name="ce6" office:value-type="string">
            <text:p>Эта область заросла густыми джунглями.</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text:p>
          </table:table-cell>
          <table:table-cell table:style-name="ce6" office:value-type="string">
            <text:p>£blocker Lava Flows</text:p>
          </table:table-cell>
          <table:table-cell table:style-name="ce6" office:value-type="string">
            <text:p>£blocker Потоки лавы</text:p>
          </table:table-cell>
          <table:table-cell table:style-name="ce6"/>
          <table:table-cell table:style-name="ce16" table:number-columns-repeated="22"/>
          <table:table-cell table:number-columns-repeated="998"/>
        </table:table-row>
        <table:table-row table:style-name="ro1">
          <table:table-cell table:style-name="ce3" office:value-type="string">
            <text:p>tb_lava_flows_desc</text:p>
          </table:table-cell>
          <table:table-cell table:style-name="ce6" office:value-type="string">
            <text:p>Lava persistently flows through breaches in this region's crust.</text:p>
          </table:table-cell>
          <table:table-cell table:style-name="ce6" office:value-type="string">
            <text:p>Лава постоянно протекает через трещины в земной коре этого региона.</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text:p>
          </table:table-cell>
          <table:table-cell table:style-name="ce6" office:value-type="string">
            <text:p>£blocker Gargantuan Canyons</text:p>
          </table:table-cell>
          <table:table-cell table:style-name="ce6" office:value-type="string">
            <text:p>£blocker Гигантские каньон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nyons_desc</text:p>
          </table:table-cell>
          <table:table-cell table:style-name="ce6" office:value-type="string">
            <text:p>These massive canyons are utterly hostile to sensible architecture.</text:p>
          </table:table-cell>
          <table:table-cell table:style-name="ce6" office:value-type="string">
            <text:p>Эти массивные каньоны совершенно враждебны для нормальной архитектур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avern</text:p>
          </table:table-cell>
          <table:table-cell table:style-name="ce6" office:value-type="string">
            <text:p>£blocker Enormous Cavern</text:p>
          </table:table-cell>
          <table:table-cell table:style-name="ce6" office:value-type="string">
            <text:p>£blocker Огромная пещера</text:p>
          </table:table-cell>
          <table:table-cell table:style-name="ce6"/>
          <table:table-cell table:style-name="ce16" table:number-columns-repeated="22"/>
          <table:table-cell table:number-columns-repeated="998"/>
        </table:table-row>
        <table:table-row table:style-name="ro2">
          <table:table-cell table:style-name="ce3" office:value-type="string">
            <text:p>tb_massive_cavern_desc</text:p>
          </table:table-cell>
          <table:table-cell table:style-name="ce6" office:value-type="string">
            <text:p>Just beneath the surface of the land here lies an enormous and structurally unsound cavern, making habitation impossible.</text:p>
          </table:table-cell>
          <table:table-cell table:style-name="ce6" office:value-type="string">
            <text:p>Прямо под землей здесь лежит огромная и структурно непрочная пещера, что делает невозможным проживание здесь.</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text:p>
          </table:table-cell>
          <table:table-cell table:style-name="ce6" office:value-type="string">
            <text:p>£blocker Towering Cliffs</text:p>
          </table:table-cell>
          <table:table-cell table:style-name="ce6" office:value-type="string">
            <text:p>£blocker Высокие скалы</text:p>
          </table:table-cell>
          <table:table-cell table:style-name="ce6"/>
          <table:table-cell table:style-name="ce16" table:number-columns-repeated="22"/>
          <table:table-cell table:number-columns-repeated="998"/>
        </table:table-row>
        <table:table-row table:style-name="ro1">
          <table:table-cell table:style-name="ce3" office:value-type="string">
            <text:p>tb_massive_cliffs_desc</text:p>
          </table:table-cell>
          <table:table-cell table:style-name="ce6" office:value-type="string">
            <text:p>Vast and towering, these cliffs make projects of the area incredibly inefficient.</text:p>
          </table:table-cell>
          <table:table-cell table:style-name="ce6" office:value-type="string">
            <text:p>Огромные и высокие, эти скалы делают эксплуатацию района невероятно неэффективн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text:p>
          </table:table-cell>
          <table:table-cell table:style-name="ce6" office:value-type="string">
            <text:p>£blocker Ineffable Landscape</text:p>
          </table:table-cell>
          <table:table-cell table:style-name="ce6" office:value-type="string">
            <text:p>£blocker Невыразимый пейзаж</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1_desc</text:p>
          </table:table-cell>
          <table:table-cell table:style-name="ce6" office:value-type="string">
            <text:p>Though its bounty may be quantifiable, the beauty of this land is indescribable.</text:p>
          </table:table-cell>
          <table:table-cell table:style-name="ce6" office:value-type="string">
            <text:p>Хотя его ресурсы могут поддаваться количественной оценке, красота этой земли неописуема.</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text:p>
          </table:table-cell>
          <table:table-cell table:style-name="ce6" office:value-type="string">
            <text:p>£blocker Pristine Sanctuary</text:p>
          </table:table-cell>
          <table:table-cell table:style-name="ce6" office:value-type="string">
            <text:p>£blocker Природное святилищ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2_desc</text:p>
          </table:table-cell>
          <table:table-cell table:style-name="ce6" office:value-type="string">
            <text:p>This untouched region glimmers with natural beauty.</text:p>
          </table:table-cell>
          <table:table-cell table:style-name="ce6" office:value-type="string">
            <text:p>Эта нетронутая область мерцает с естественной красотой.</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text:p>
          </table:table-cell>
          <table:table-cell table:style-name="ce6" office:value-type="string">
            <text:p>£blocker Living Paradise</text:p>
          </table:table-cell>
          <table:table-cell table:style-name="ce6" office:value-type="string">
            <text:p>£blocker Рай на земле</text:p>
          </table:table-cell>
          <table:table-cell table:style-name="ce6"/>
          <table:table-cell table:style-name="ce16" table:number-columns-repeated="22"/>
          <table:table-cell table:number-columns-repeated="998"/>
        </table:table-row>
        <table:table-row table:style-name="ro1">
          <table:table-cell table:style-name="ce3" office:value-type="string">
            <text:p>tb_natural_paradise_3_desc</text:p>
          </table:table-cell>
          <table:table-cell table:style-name="ce6" office:value-type="string">
            <text:p>Everything about this region can be described as a true paradise.</text:p>
          </table:table-cell>
          <table:table-cell table:style-name="ce6" office:value-type="string">
            <text:p>Этот регион можно описать как настоящий рай.</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carbometallic_rock</text:p>
          </table:table-cell>
          <table:table-cell table:style-name="ce6" office:value-type="string">
            <text:p>Carbometallic Rock</text:p>
          </table:table-cell>
          <table:table-cell table:style-name="ce6" office:value-type="string">
            <text:p>Карбометаллическ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carbometallic_rock_desc</text:p>
          </table:table-cell>
          <table:table-cell table:style-name="ce6" office:value-type="string">
            <text:p>This tile is filled with dense carbometallic rock. Mining this tile and clearing the tile blocker £blocker will increase the Asteroidal's output by §G2 Monthly Minerals§! for a 10 year period.</text:p>
          </table:table-cell>
          <table:table-cell table:style-name="ce6" office:value-type="string">
            <text:p>Эта клетка заполнена плотной углеродистой металлической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rich_rock</text:p>
          </table:table-cell>
          <table:table-cell table:style-name="ce6" office:value-type="string">
            <text:p>Energy 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energy_rich_rock_desc</text:p>
          </table:table-cell>
          <table:table-cell table:style-name="ce6" office:value-type="string">
            <text:p>This tile is filled with energy rich carbometallic rock. Mining this tile and clearing the tile blocker £blocker will increase the Asteroidal's output by §G4 Monthly Energy§! for a 10 year period.</text:p>
          </table:table-cell>
          <table:table-cell table:style-name="ce6" office:value-type="string">
            <text:p>Эта клетка заполнена богатой на энергию углеродистой металлической породой. Добыча на этой клетке и очистка блокатора £blocker приведет к увеличению добычи на <text:s/>§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energy_ultra_rich_rock</text:p>
          </table:table-cell>
          <table:table-cell table:style-name="ce6" office:value-type="string">
            <text:p>Energy Ultra-Rich Rock</text:p>
          </table:table-cell>
          <table:table-cell table:style-name="ce6" office:value-type="string">
            <text:p>Энергообогащёная порода</text:p>
          </table:table-cell>
          <table:table-cell table:style-name="ce6"/>
          <table:table-cell table:style-name="ce16" table:number-columns-repeated="22"/>
          <table:table-cell table:number-columns-repeated="998"/>
        </table:table-row>
        <table:table-row table:style-name="ro3">
          <table:table-cell table:style-name="ce3" office:value-type="string">
            <text:p>tb_pc_asteroidal_energy_ultra_rich_rock_desc</text:p>
          </table:table-cell>
          <table:table-cell table:style-name="ce6" office:value-type="string">
            <text:p>This tile is filled with ultra-rich energy rock. Mining this tile and clearing the tile blocker £blocker will increase the Asteroidal's output by §G8 Monthly Energy§! for a 10 year period.</text:p>
          </table:table-cell>
          <table:table-cell table:style-name="ce6" office:value-type="string">
            <text:p>Эта клетка заполнена очень богатой на энергию углеродистой металлической породой. Добыча на этой клетке и очистка блокатора £blocker приведет к увеличению добычи на <text:s/>§G8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rich_rock</text:p>
          </table:table-cell>
          <table:table-cell table:style-name="ce6" office:value-type="string">
            <text:p>Mineral 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rich_rock_desc</text:p>
          </table:table-cell>
          <table:table-cell table:style-name="ce6" office:value-type="string">
            <text:p>This tile is filled with mineral rich rock. Mining this tile and clearing the tile blocker £blocker will increase the Asteroidal's output by §G4 Monthly Minerals§! for a 10 year period.</text:p>
          </table:table-cell>
          <table:table-cell table:style-name="ce6" office:value-type="string">
            <text:p>Эта клетка заполнена богатой на минералы породой. Добыча на этой клетке и очистка блокатора £blocker приведет к увеличению добычи на <text:s/>§G4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asteroidal_mineral_ultra_rich_rock</text:p>
          </table:table-cell>
          <table:table-cell table:style-name="ce6" office:value-type="string">
            <text:p>Mineral Ultra-Rich Rock</text:p>
          </table:table-cell>
          <table:table-cell table:style-name="ce6" office:value-type="string">
            <text:p>Минеральная порода</text:p>
          </table:table-cell>
          <table:table-cell table:style-name="ce6"/>
          <table:table-cell table:style-name="ce16" table:number-columns-repeated="22"/>
          <table:table-cell table:number-columns-repeated="998"/>
        </table:table-row>
        <table:table-row table:style-name="ro2">
          <table:table-cell table:style-name="ce3" office:value-type="string">
            <text:p>tb_pc_asteroidal_mineral_ultra_rich_rock_desc</text:p>
          </table:table-cell>
          <table:table-cell table:style-name="ce6" office:value-type="string">
            <text:p>This tile is filled with ultra-rich mineral rock. Mining this tile and clearing the tile blocker £blocker will increase the Asteroidal's output by §G8 Monthly Minerals§! for a 10 year period.</text:p>
          </table:table-cell>
          <table:table-cell table:style-name="ce6" office:value-type="string">
            <text:p>Эта клетка заполнена очень богатой на минералы породой. Добыча на этой клетке и очистка блокатора £blocker приведет к увеличению добычи на <text:s/>§G8 единицы минералов$!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dust_steppe</text:p>
          </table:table-cell>
          <table:table-cell table:style-name="ce6" office:value-type="string">
            <text:p>£blocker Dust Steppes</text:p>
          </table:table-cell>
          <table:table-cell table:style-name="ce6" office:value-type="string">
            <text:p>£blocker Пылевые степи</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dust_steppe_desc</text:p>
          </table:table-cell>
          <table:table-cell table:style-name="ce6" office:value-type="string">
            <text:p>The soil in these steppes is broken and scattered by periodic winds; everything here is covered in thick layers of loamy dust.</text:p>
          </table:table-cell>
          <table:table-cell table:style-name="ce6" office:value-type="string">
            <text:p>Почва в этих степях разрушается и рассеивается периодическими ветрами; все здесь покрыто толстыми слоями суглинистой пыли.</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inactive_volcano</text:p>
          </table:table-cell>
          <table:table-cell table:style-name="ce6" office:value-type="string">
            <text:p>£blocker Dormant Volcano</text:p>
          </table:table-cell>
          <table:table-cell table:style-name="ce6" office:value-type="string">
            <text:p>£blocker Потухший вулкан</text:p>
          </table:table-cell>
          <table:table-cell table:style-name="ce6"/>
          <table:table-cell table:style-name="ce16" table:number-columns-repeated="22"/>
          <table:table-cell table:number-columns-repeated="998"/>
        </table:table-row>
        <table:table-row table:style-name="ro2">
          <table:table-cell table:style-name="ce3" office:value-type="string">
            <text:p>tb_pc_barren_terraforming_inactive_volcano_desc</text:p>
          </table:table-cell>
          <table:table-cell table:style-name="ce6" office:value-type="string">
            <text:p>Geologic shifts have left this volcano dormant, but it still dominates the region and requires significant landscaping to repurpose.</text:p>
          </table:table-cell>
          <table:table-cell table:style-name="ce6" office:value-type="string">
            <text:p>Геологические сдвиги сделали этот вулкан потухщим, но он все еще доминирует над регионом и требует значительного озеленения для перепрофилир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rugged_land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text:p>
          </table:table-cell>
          <table:table-cell table:style-name="ce6" office:value-type="string">
            <text:p>£blocker Windy Mountains</text:p>
          </table:table-cell>
          <table:table-cell table:style-name="ce6" office:value-type="string">
            <text:p>£blocker Ветреные горы</text:p>
          </table:table-cell>
          <table:table-cell table:style-name="ce6"/>
          <table:table-cell table:style-name="ce16" table:number-columns-repeated="22"/>
          <table:table-cell table:number-columns-repeated="998"/>
        </table:table-row>
        <table:table-row table:style-name="ro1">
          <table:table-cell table:style-name="ce3" office:value-type="string">
            <text:p>tb_pc_barren_terraforming_wind_mountains_desc</text:p>
          </table:table-cell>
          <table:table-cell table:style-name="ce6" office:value-type="string">
            <text:p>Winds reach excessive speeds around these mountains, defying any attempt to colonize the area.</text:p>
          </table:table-cell>
          <table:table-cell table:style-name="ce6" office:value-type="string">
            <text:p>Ветры достигают чрезмерных скоростей вокруг этих гор, бросая вызов любой попытке колонизировать этот район.</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crystal_formation</text:p>
          </table:table-cell>
          <table:table-cell table:style-name="ce6" office:value-type="string">
            <text:p>Subspace Crystal Formation</text:p>
          </table:table-cell>
          <table:table-cell table:style-name="ce6" office:value-type="string">
            <text:p>Подпространственная кристаллическая формация</text:p>
          </table:table-cell>
          <table:table-cell table:style-name="ce6"/>
          <table:table-cell table:style-name="ce16" table:number-columns-repeated="22"/>
          <table:table-cell table:number-columns-repeated="998"/>
        </table:table-row>
        <table:table-row table:style-name="ro3">
          <table:table-cell table:style-name="ce3" office:value-type="string">
            <text:p>tb_pc_crystal_asteroidal_crystal_formation_desc</text:p>
          </table:table-cell>
          <table:table-cell table:style-name="ce6" office:value-type="string">
            <text:p>This tile is filled with exotic matter encased by primordial ice. Mining this tile and clearing the tile blocker £blocker will will increase the Asteroidal's output by §G4 Monthly Physics$ and §G4 Monthly Engineering§!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4 единицы физики$! и §G4 единицы инженер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crystal_asteroidal_dimensional_phenomena</text:p>
          </table:table-cell>
          <table:table-cell table:style-name="ce6" office:value-type="string">
            <text:p>Dimensional Phenomena</text:p>
          </table:table-cell>
          <table:table-cell table:style-name="ce6" office:value-type="string">
            <text:p>Межпространственный феномен</text:p>
          </table:table-cell>
          <table:table-cell table:style-name="ce6"/>
          <table:table-cell table:style-name="ce16" table:number-columns-repeated="22"/>
          <table:table-cell table:number-columns-repeated="998"/>
        </table:table-row>
        <table:table-row table:style-name="ro2">
          <table:table-cell table:style-name="ce3" office:value-type="string">
            <text:p>tb_pc_crystal_asteroidal_dimensional_phenomena_desc</text:p>
          </table:table-cell>
          <table:table-cell table:style-name="ce6" office:value-type="string">
            <text:p>Extra-dimensional energies permeate this area and warp space and time. Extensive study of these phenomena will greatly expand our knowledge of the structure of the multiverse.</text:p>
          </table:table-cell>
          <table:table-cell table:style-name="ce13" office:value-type="string">
            <text:p>Экстрамерная энергия пронизывает эту область и пространства и времени. Обширное изучение этих явлений значительно расширит наши знания о структуре мультивселенной.</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text:p>
          </table:table-cell>
          <table:table-cell table:style-name="ce6" office:value-type="string">
            <text:p>£blocker Frozen Ravines</text:p>
          </table:table-cell>
          <table:table-cell table:style-name="ce6" office:value-type="string">
            <text:p>£blocker Ледяные ущель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deep_valley_desc</text:p>
          </table:table-cell>
          <table:table-cell table:style-name="ce6" office:value-type="string">
            <text:p>These deep ravines are filled with ice; they will need to be cleared out to become usable.</text:p>
          </table:table-cell>
          <table:table-cell table:style-name="ce6" office:value-type="string">
            <text:p>Эти глубокие ущелья заполнены льдом; их нужно будет очистить, чтобы они стали 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text:p>
          </table:table-cell>
          <table:table-cell table:style-name="ce6" office:value-type="string">
            <text:p>£blocker Desolate Ice</text:p>
          </table:table-cell>
          <table:table-cell table:style-name="ce6" office:value-type="string">
            <text:p>£blocker Бескрайние льды</text:p>
          </table:table-cell>
          <table:table-cell table:style-name="ce6"/>
          <table:table-cell table:style-name="ce16" table:number-columns-repeated="22"/>
          <table:table-cell table:number-columns-repeated="998"/>
        </table:table-row>
        <table:table-row table:style-name="ro1">
          <table:table-cell table:style-name="ce3" office:value-type="string">
            <text:p>tb_pc_frozen_terraforming_frozen_desolation_desc</text:p>
          </table:table-cell>
          <table:table-cell table:style-name="ce6" office:value-type="string">
            <text:p>Thin ice sheets and frozen winds make this region desolate and barren.</text:p>
          </table:table-cell>
          <table:table-cell table:style-name="ce6" office:value-type="string">
            <text:p>Тонкий ледяной покров и мёрзлый ветер делают этот район пустынным и бесплодны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text:p>
          </table:table-cell>
          <table:table-cell table:style-name="ce6" office:value-type="string">
            <text:p>£blocker Barren Lands</text:p>
          </table:table-cell>
          <table:table-cell table:style-name="ce6" office:value-type="string">
            <text:p>£blocker Бесплодные земли</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rugged_land_desc</text:p>
          </table:table-cell>
          <table:table-cell table:style-name="ce6" office:value-type="string">
            <text:p>Freezing winds persistently scour this stretch, preventing habitation.</text:p>
          </table:table-cell>
          <table:table-cell table:style-name="ce6" office:value-type="string">
            <text:p>Ледяные ветры настойчиво продувают этот участок, препятствуя заселению.</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text:p>
          </table:table-cell>
          <table:table-cell table:style-name="ce6" office:value-type="string">
            <text:p>£blocker Sulfur Vents</text:p>
          </table:table-cell>
          <table:table-cell table:style-name="ce6" office:value-type="string">
            <text:p>£blocker Серные вены</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cold_terraforming_sufuric_vents_desc</text:p>
          </table:table-cell>
          <table:table-cell table:style-name="ce6" office:value-type="string">
            <text:p>This region belches out sulfur plumes at an alarming rate, rendering it uninhabitable.</text:p>
          </table:table-cell>
          <table:table-cell table:style-name="ce6" office:value-type="string">
            <text:p>Этот регион выбрасывает шлейфы серы с угрожающей скоростью, делая их непригодными для прож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text:p>
          </table:table-cell>
          <table:table-cell table:style-name="ce6" office:value-type="string">
            <text:p>£blocker Rugged Lands</text:p>
          </table:table-cell>
          <table:table-cell table:style-name="ce6" office:value-type="string">
            <text:p>£blocker Пересеченная мест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rugged_terrain_desc</text:p>
          </table:table-cell>
          <table:table-cell table:style-name="ce6" office:value-type="string">
            <text:p>Rugged in the extreme, these lands challenge even frontier settlers beyond all reason.</text:p>
          </table:table-cell>
          <table:table-cell table:style-name="ce6" office:value-type="string">
            <text:p>Изрезанные до ужаса, эти земли бросают вызов даже самым упорным поселенцам.</text:p>
          </table:table-cell>
          <table:table-cell table:style-name="ce6"/>
          <table:table-cell table:style-name="ce16" table:number-columns-repeated="22"/>
          <table:table-cell table:number-columns-repeated="998"/>
        </table:table-row>
        <table:table-row table:style-name="ro1">
          <table:table-cell table:style-name="ce3" office:value-type="string">
            <text:p>tb_pc_greenhouse_hot_terraforming_stormfield</text:p>
          </table:table-cell>
          <table:table-cell table:style-name="ce6" office:value-type="string">
            <text:p>£blocker Storm Field</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2">
          <table:table-cell table:style-name="ce3" office:value-type="string">
            <text:p>tb_pc_greenhouse_hot_terraforming_stormfield_desc</text:p>
          </table:table-cell>
          <table:table-cell table:style-name="ce6" office:value-type="string">
            <text:p>This mostly flat area would have been perfect for construction, if not for the constant electrical discharges at unpredictable intervals.</text:p>
          </table:table-cell>
          <table:table-cell table:style-name="ce6" office:value-type="string">
            <text:p>Это в основном плоская область была бы идеальна для строительства, если бы не постоянные электрические разряды с непредсказуемыми интервалам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text:p>
          </table:table-cell>
          <table:table-cell table:style-name="ce6" office:value-type="string">
            <text:p>£blocker Storm Fields</text:p>
          </table:table-cell>
          <table:table-cell table:style-name="ce6" office:value-type="string">
            <text:p>£blocker Штормовы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stormfield_desc</text:p>
          </table:table-cell>
          <table:table-cell table:style-name="ce6" office:value-type="string">
            <text:p>Storms persistently ravage these fields with lightning, preventing life from taking root.</text:p>
          </table:table-cell>
          <table:table-cell table:style-name="ce6" office:value-type="string">
            <text:p>Штормы настойчиво разрушают эти поля, не позволяя жизни укореняться.</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text:p>
          </table:table-cell>
          <table:table-cell table:style-name="ce6" office:value-type="string">
            <text:p>£blocker Wastelands</text:p>
          </table:table-cell>
          <table:table-cell table:style-name="ce6" office:value-type="string">
            <text:p>£blocker Пустоши</text:p>
          </table:table-cell>
          <table:table-cell table:style-name="ce6"/>
          <table:table-cell table:style-name="ce16" table:number-columns-repeated="22"/>
          <table:table-cell table:number-columns-repeated="998"/>
        </table:table-row>
        <table:table-row table:style-name="ro1">
          <table:table-cell table:style-name="ce3" office:value-type="string">
            <text:p>tb_pc_hot_greenhouse_terraforming_wastelands_desc</text:p>
          </table:table-cell>
          <table:table-cell table:style-name="ce6" office:value-type="string">
            <text:p>Poor soil and toxic gases make this terrain unusable.</text:p>
          </table:table-cell>
          <table:table-cell table:style-name="ce6" office:value-type="string">
            <text:p>Плохие почвы и токсичные газы делают эти земли непригодными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frozen_exotic_matter</text:p>
          </table:table-cell>
          <table:table-cell table:style-name="ce6" office:value-type="string">
            <text:p>Frozen Exotic Matter</text:p>
          </table:table-cell>
          <table:table-cell table:style-name="ce6" office:value-type="string">
            <text:p>Замороженная экзотическая материя</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frozen_exotic_matter_desc</text:p>
          </table:table-cell>
          <table:table-cell table:style-name="ce6" office:value-type="string">
            <text:p>This tile is filled with exotic matter encased by primordial ice. Mining this tile and clearing the tile blocker £blocker will will increase the Asteroidal's output by §G6 Monthly Physics$ and §G4 Monthly Energy§! for a 10 year period.</text:p>
          </table:table-cell>
          <table:table-cell table:style-name="ce6" office:value-type="string">
            <text:p>Эта клетка содержит экзотическую материю, заключенную в первородный лёд. Добыча на этой клетке и очистка блокатора £blocker приведет к увеличению добычи на §G6 единиц физики$! и §G4 единицы энергии§! на астероиде н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ice_asteroidal_primordial_ice</text:p>
          </table:table-cell>
          <table:table-cell table:style-name="ce6" office:value-type="string">
            <text:p>Primordial Ice</text:p>
          </table:table-cell>
          <table:table-cell table:style-name="ce6" office:value-type="string">
            <text:p>Первородный лёд</text:p>
          </table:table-cell>
          <table:table-cell table:style-name="ce6"/>
          <table:table-cell table:style-name="ce16" table:number-columns-repeated="22"/>
          <table:table-cell table:number-columns-repeated="998"/>
        </table:table-row>
        <table:table-row table:style-name="ro3">
          <table:table-cell table:style-name="ce3" office:value-type="string">
            <text:p>tb_pc_ice_asteroidal_primordial_ice_desc</text:p>
          </table:table-cell>
          <table:table-cell table:style-name="ce6" office:value-type="string">
            <text:p>This tile is filled with ice that formed shortly after the universe began. Mining this tile and clearing the tile blocker £blocker will will increase the Asteroidal's output by §G2 Monthly Energy§! and §G0.5 Monthly $sr_terraforming_agents$$! for a 10 year period.</text:p>
          </table:table-cell>
          <table:table-cell table:style-name="ce15" office:value-type="string">
            <text:p>Эта плитка заполнена льдом, который сформировался вскоре после начала Вселенной. Добыча этой плитки и очистка блокатора £blocker приведет к увеличению добычи на §G2 энергии§! и §G0.5 $sr_terraforming_agents $$! за 10-летний период.</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text:p>
          </table:table-cell>
          <table:table-cell table:style-name="ce6" office:value-type="string">
            <text:p>£blocker Magma River</text:p>
          </table:table-cell>
          <table:table-cell table:style-name="ce6" office:value-type="string">
            <text:p>£blocker Магмовая река</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magma_river_desc</text:p>
          </table:table-cell>
          <table:table-cell table:style-name="ce6" office:value-type="string">
            <text:p>An enormous river of magma continuously flows here.</text:p>
          </table:table-cell>
          <table:table-cell table:style-name="ce6" office:value-type="string">
            <text:p>Здесь постоянно протекает огромная река магмы.</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text:p>
          </table:table-cell>
          <table:table-cell table:style-name="ce6" office:value-type="string">
            <text:p>£blocker Pyroclastic Fields</text:p>
          </table:table-cell>
          <table:table-cell table:style-name="ce6" office:value-type="string">
            <text:p>£blocker Пирокластические поля</text:p>
          </table:table-cell>
          <table:table-cell table:style-name="ce6"/>
          <table:table-cell table:style-name="ce16" table:number-columns-repeated="22"/>
          <table:table-cell table:number-columns-repeated="998"/>
        </table:table-row>
        <table:table-row table:style-name="ro1">
          <table:table-cell table:style-name="ce3" office:value-type="string">
            <text:p>tb_pc_molten_terraforming_pyroclastic_terrain_desc</text:p>
          </table:table-cell>
          <table:table-cell table:style-name="ce6" office:value-type="string">
            <text:p>Raging tectonic turbulence keeps this region peppered with pyroclastic activity.</text:p>
          </table:table-cell>
          <table:table-cell table:style-name="ce6" office:value-type="string">
            <text:p>Яростная тектоническая турбулентность делает эту область насыщенной пирокластической актив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text:p>
          </table:table-cell>
          <table:table-cell table:style-name="ce6" office:value-type="string">
            <text:p>£blocker Sulphoric Flora</text:p>
          </table:table-cell>
          <table:table-cell table:style-name="ce6" office:value-type="string">
            <text:p>£blocker Серная флора</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sulphoric_flora_desc</text:p>
          </table:table-cell>
          <table:table-cell table:style-name="ce6" office:value-type="string">
            <text:p>Flora here releases large amounts of sulphur from its metabolic activities, poisoning the air.</text:p>
          </table:table-cell>
          <table:table-cell table:style-name="ce6" office:value-type="string">
            <text:p>Флора здесь выделяет большое количество серы и-за её метаболических активностей, отравляя воздух.</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text:p>
          </table:table-cell>
          <table:table-cell table:style-name="ce6" office:value-type="string">
            <text:p>£blocker Noxious Concentration</text:p>
          </table:table-cell>
          <table:table-cell table:style-name="ce6" office:value-type="string">
            <text:p>£blocker Вредные соедин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c_toxic_terraforming_noxious_concentrations_desc</text:p>
          </table:table-cell>
          <table:table-cell table:style-name="ce6" office:value-type="string">
            <text:p>Heavy elements have mixed into the gases in this area, rendering it utterly uninhabitable.</text:p>
          </table:table-cell>
          <table:table-cell table:style-name="ce6" office:value-type="string">
            <text:p>Тяжелые элементы смешались в газах в этой области, делая их совершенно необитаемыми.</text:p>
          </table:table-cell>
          <table:table-cell table:style-name="ce6"/>
          <table:table-cell table:style-name="ce16" table:number-columns-repeated="22"/>
          <table:table-cell table:number-columns-repeated="998"/>
        </table:table-row>
        <table:table-row table:style-name="ro1">
          <table:table-cell table:style-name="ce3" office:value-type="string">
            <text:p>tb_persistent_volcano</text:p>
          </table:table-cell>
          <table:table-cell table:style-name="ce6" office:value-type="string">
            <text:p>£blocker Persistent Volcano</text:p>
          </table:table-cell>
          <table:table-cell table:style-name="ce6" office:value-type="string">
            <text:p>£blocker Постоянный вулкан</text:p>
          </table:table-cell>
          <table:table-cell table:style-name="ce6"/>
          <table:table-cell table:style-name="ce16" table:number-columns-repeated="22"/>
          <table:table-cell table:number-columns-repeated="998"/>
        </table:table-row>
        <table:table-row table:style-name="ro3">
          <table:table-cell table:style-name="ce3" office:value-type="string">
            <text:p>tb_persistent_volcano_desc</text:p>
          </table:table-cell>
          <table:table-cell table:style-name="ce6" office:value-type="string">
            <text:p>There is an active volcano in this region, that is being fed from a plume above a mantle hotspot.\n\n§RDeep Crust Engineering will have no effect, only terraforming can remove this volcano.§!</text:p>
          </table:table-cell>
          <table:table-cell table:style-name="ce6" office:value-type="string">
            <text:p>В этом регионе есть активный вулкан, который возвышается из-под шлейфа над мантийной точкой.\n\n§RТектоническая инженерия не будет иметь никакого эффекта, только терраформирование может удалить этот вулкан.§!</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deep_core_mining_engine</text:p>
          </table:table-cell>
          <table:table-cell table:style-name="ce6" office:value-type="string">
            <text:p>£blocker Deep Core Mining Engine</text:p>
          </table:table-cell>
          <table:table-cell table:style-name="ce6" office:value-type="string">
            <text:p>£blocker Двигатель бура глубокой добыч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deep_core_mining_engine_desc</text:p>
          </table:table-cell>
          <table:table-cell table:style-name="ce6" office:value-type="string">
            <text:p>This massive, gravitic-stabilized tower utilizes orbital arrays to power immense drilling operations on a scale previously unseen - but strip-mining of this magnitude may have catastrophic long-term side effects.</text:p>
          </table:table-cell>
          <table:table-cell table:style-name="ce6" office:value-type="string">
            <text:p>Эта массивная башня с гравитационной стабилизацией использует орбитальные решетки для мощных буровых работ в масштабах, которые ранее были невозможны, но эта добычя может иметь катастрофические долгосрочные побочные эффекты.</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geothermal_tap_engine</text:p>
          </table:table-cell>
          <table:table-cell table:style-name="ce6" office:value-type="string">
            <text:p>£blocker Geothermal Power Uplink</text:p>
          </table:table-cell>
          <table:table-cell table:style-name="ce6" office:value-type="string">
            <text:p>£blocker Геотермальные силовые линии</text:p>
          </table:table-cell>
          <table:table-cell table:style-name="ce6"/>
          <table:table-cell table:style-name="ce16" table:number-columns-repeated="22"/>
          <table:table-cell table:number-columns-repeated="998"/>
        </table:table-row>
        <table:table-row table:style-name="ro3">
          <table:table-cell table:style-name="ce3" office:value-type="string">
            <text:p>tb_planetary_projects_geothermal_tap_engine_desc</text:p>
          </table:table-cell>
          <table:table-cell table:style-name="ce6" office:value-type="string">
            <text:p>Widescale fracking efforts of the region culminate in a specialized refinery here, where the immense power generated can be beamed wherever needed - but the region cannot sustain such invasive fracturing indefinitely.</text:p>
          </table:table-cell>
          <table:table-cell table:style-name="ce6" office:value-type="string">
            <text:p>Широкомасштабные усилия по борьбе с экстремальным воздействием в регионе завершаются на специализированном перерабатывающем заводе, где огромная сгенерированная энергия отправлется туда, где она необходима. Но регион не может поддерживать такой инвазивный разрыв на бесконечно.</text:p>
          </table:table-cell>
          <table:table-cell table:style-name="ce6"/>
          <table:table-cell table:style-name="ce16" table:number-columns-repeated="22"/>
          <table:table-cell table:number-columns-repeated="998"/>
        </table:table-row>
        <table:table-row table:style-name="ro1">
          <table:table-cell table:style-name="ce3" office:value-type="string">
            <text:p>tb_planetary_projects_harvest_engine</text:p>
          </table:table-cell>
          <table:table-cell table:style-name="ce6" office:value-type="string">
            <text:p>£blocker Soil Harvester</text:p>
          </table:table-cell>
          <table:table-cell table:style-name="ce6" office:value-type="string">
            <text:p>£blocker Сборщик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b_planetary_projects_harvest_engine_desc</text:p>
          </table:table-cell>
          <table:table-cell table:style-name="ce6" office:value-type="string">
            <text:p>These gigantic machines harvest organic substances and liquids. They produce large amounts of $food$ as well as some degree of $sr_terraforming_agents$ but deplete the planet's soil in the process.</text:p>
          </table:table-cell>
          <table:table-cell table:style-name="ce6" office:value-type="string">
            <text:p>Эти гигантские машины собирают органические вещества и жидкости. Они производят большое количество $food$, а также некоторое количество $sr_terraforming_agents$, но истощают почву планеты в этом процесс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1_desc</text:p>
          </table:table-cell>
          <table:table-cell table:style-name="ce6" office:value-type="string">
            <text:p>Ancient towers dominate the skyline for miles in this region, still standing despite being built millions of years ago.</text:p>
          </table:table-cell>
          <table:table-cell table:style-name="ce6" office:value-type="string">
            <text:p>Древние башни возвышаются над горизонтом на мили вокруг в этом регионе, несмотря на то, что были построены миллионы лет назад.</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10_desc</text:p>
          </table:table-cell>
          <table:table-cell table:style-name="ce6" office:value-type="string">
            <text:p>Natural processes have failed to crumble rows of massive towers left behind by an ancient civilization.</text:p>
          </table:table-cell>
          <table:table-cell table:style-name="ce6" office:value-type="string">
            <text:p>Естественные процессы не смогли разрушить ряды массивных башен, оставленных древней цивилизаци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2</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precursor_ruins_2_desc</text:p>
          </table:table-cell>
          <table:table-cell table:style-name="ce6" office:value-type="string">
            <text:p>Rugged canyons and jagged mountains here are riddled with structures still largely functional and habitable - even though they predate our surveys by millennia.</text:p>
          </table:table-cell>
          <table:table-cell table:style-name="ce6" office:value-type="string">
            <text:p>Рваные каньоны и зубчатые горы здесь пронизаны структурами, которые по-прежнему в значительной степени функциональны и пригодны для жилья - хотя они и существовали здесь до обнаружения нами на протяжении тысячелети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3</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3_desc</text:p>
          </table:table-cell>
          <table:table-cell table:style-name="ce6" office:value-type="string">
            <text:p>Glimmering structures are glimpsable amidst the shifting sands of this desert, waiting to be excavated and restored to use.</text:p>
          </table:table-cell>
          <table:table-cell table:style-name="ce6" office:value-type="string">
            <text:p>Мерцающие структуры мерцают среди смещающихся песков этой пустыни, ожидая раскопок и восстановления.</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4</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4_desc</text:p>
          </table:table-cell>
          <table:table-cell table:style-name="ce6" office:value-type="string">
            <text:p>Ruins of an incredible city fill this region, still habitable and operational - but mysteriously empty of any sapient life forms.</text:p>
          </table:table-cell>
          <table:table-cell table:style-name="ce6" office:value-type="string">
            <text:p>Руины невероятного города наполняют этот регион, все ещё пригодного для жизни и работоспособного, но загадочно пустого на любую разумную форму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5</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5_desc</text:p>
          </table:table-cell>
          <table:table-cell table:style-name="ce6" office:value-type="string">
            <text:p>A multi-layered city casts vast shadows across the land, culminating in an enormous disc atop an ancient pillar; it stands in defiance of the millions of years of neglect and abandonment.</text:p>
          </table:table-cell>
          <table:table-cell table:style-name="ce6" office:value-type="string">
            <text:p>Многоуровневый город отбрасывает огромные тени по всей земле, кульминацией которых является огромный диск на древней колонне; он стоит вопреки миллионам лет пренебрежения и заброшенност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6</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6_desc</text:p>
          </table:table-cell>
          <table:table-cell table:style-name="ce6" office:value-type="string">
            <text:p>The river-cliffs of this region have been built over by some lost civilization, their artwork and technology standing the test of time without them.</text:p>
          </table:table-cell>
          <table:table-cell table:style-name="ce6" office:value-type="string">
            <text:p>Горные реки этого региона были построены какой-то исчезнувшей цивилизацией. Их произведения и технологии выдержали испытание временем без них.</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7</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7_desc</text:p>
          </table:table-cell>
          <table:table-cell table:style-name="ce6" office:value-type="string">
            <text:p>Gigantic structures overlook largely barren valleys, the sole remnants of some ancient Precursor left behind on this planet.</text:p>
          </table:table-cell>
          <table:table-cell table:style-name="ce6" office:value-type="string">
            <text:p>Гигантские сооружения смотрят на почти бесплодные долины как единственные остатки каких-то древних предтеч, оставшиеся на этой планете.</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8</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8_desc</text:p>
          </table:table-cell>
          <table:table-cell table:style-name="ce6" office:value-type="string">
            <text:p>A small, ancient city surrounds a singular tower reaching toward the atmosphere, its walls unphased by the immense span of time following its abandonment.</text:p>
          </table:table-cell>
          <table:table-cell table:style-name="ce6" office:value-type="string">
            <text:p>Маленький и древний город окружает особую башню, приближающуюся к атмосфере. Ёе стены не подверглись влиянию тысячелетий после того, как её забросили.</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ruins_9</text:p>
          </table:table-cell>
          <table:table-cell table:style-name="ce6" office:value-type="string">
            <text:p>£blocker Precursor Ruins</text:p>
          </table:table-cell>
          <table:table-cell table:style-name="ce6" office:value-type="string">
            <text:p>£blocker Руин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ruins_9_desc</text:p>
          </table:table-cell>
          <table:table-cell table:style-name="ce6" office:value-type="string">
            <text:p>Strange Precursor ruins populate this region of the planet, somehow surviving whatever catastrophe led to their creators' demise.</text:p>
          </table:table-cell>
          <table:table-cell table:style-name="ce6" office:value-type="string">
            <text:p>Странные руины тредтеч заполняют этот регион планеты, как-то пережив катастрофу, которая привела к кончине их создателей.</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sunflower_field</text:p>
          </table:table-cell>
          <table:table-cell table:style-name="ce6" office:value-type="string">
            <text:p>£blocker Deadly Sunflower Fields</text:p>
          </table:table-cell>
          <table:table-cell table:style-name="ce6" office:value-type="string">
            <text:p>£blocker Смертоносные поля подсолнуха</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sunflower_field_desc</text:p>
          </table:table-cell>
          <table:table-cell table:style-name="ce6" office:value-type="string">
            <text:p>Flowers with the literal capacity to wield sunlight as a weapon, these fields naturally assault any intruders.</text:p>
          </table:table-cell>
          <table:table-cell table:style-name="ce6" office:value-type="string">
            <text:p>Цветы с буквальной способностью накапливать солнечный свет как оружие, эти поля нападают на любых злоумышленников.</text:p>
          </table:table-cell>
          <table:table-cell table:style-name="ce6"/>
          <table:table-cell table:style-name="ce16" table:number-columns-repeated="22"/>
          <table:table-cell table:number-columns-repeated="998"/>
        </table:table-row>
        <table:table-row table:style-name="ro1">
          <table:table-cell table:style-name="ce3" office:value-type="string">
            <text:p>tb_precursor_trading_outpost</text:p>
          </table:table-cell>
          <table:table-cell table:style-name="ce6" office:value-type="string">
            <text:p>£blocker Precursor Trading Outpost</text:p>
          </table:table-cell>
          <table:table-cell table:style-name="ce6" office:value-type="string">
            <text:p>£blocker Торговый пост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precursor_trading_outpost_desc</text:p>
          </table:table-cell>
          <table:table-cell table:style-name="ce6" office:value-type="string">
            <text:p>Found mostly intact, this outpost was optimized for trading by some precursor civilization, making it a valuable complex for the planet.</text:p>
          </table:table-cell>
          <table:table-cell table:style-name="ce6" office:value-type="string">
            <text:p>Найденный в основном нетронутым, этот пост был оптимизирован для торговли между некоторыми цивилизациями предтеч, что делает его ценным комплексом для планеты.</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1">
          <table:table-cell table:style-name="ce3" office:value-type="string">
            <text:p>tb_primitive_necropolis_2</text:p>
          </table:table-cell>
          <table:table-cell table:style-name="ce6" office:value-type="string">
            <text:p>£blocker Primitive Necropolis</text:p>
          </table:table-cell>
          <table:table-cell table:style-name="ce6" office:value-type="string">
            <text:p>£blocker Примитивный некрополь</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2_desc</text:p>
          </table:table-cell>
          <table:table-cell table:style-name="ce6" office:value-type="string">
            <text:p>The cemetery here is unusually decorated and stored its deceased with great care, yielding a trove of unique research material.</text:p>
          </table:table-cell>
          <table:table-cell table:style-name="ce6" office:value-type="string">
            <text:p>Кладбище здесь необычно оформлено и хорошо сохранило умерших, что дает уникальные исследовательские материалы для нас.</text:p>
          </table:table-cell>
          <table:table-cell table:style-name="ce6"/>
          <table:table-cell table:style-name="ce16" table:number-columns-repeated="22"/>
          <table:table-cell table:number-columns-repeated="998"/>
        </table:table-row>
        <table:table-row table:style-name="ro2">
          <table:table-cell table:style-name="ce3" office:value-type="string">
            <text:p>tb_primitive_necropolis_desc</text:p>
          </table:table-cell>
          <table:table-cell table:style-name="ce6" office:value-type="string">
            <text:p>A vast graveyard has been constructed here with a morbid, yet peculiarly singular aesthetic, resonating strongly with viewers across species.</text:p>
          </table:table-cell>
          <table:table-cell table:style-name="ce6" office:value-type="string">
            <text:p>Огромное кладбище было построено здесь с болезненной, но своеобразной особой эстетикой, сильно резонирующей со зрителями разных видов.</text:p>
          </table:table-cell>
          <table:table-cell table:style-name="ce6"/>
          <table:table-cell table:style-name="ce16" table:number-columns-repeated="22"/>
          <table:table-cell table:number-columns-repeated="998"/>
        </table:table-row>
        <table:table-row table:style-name="ro1">
          <table:table-cell table:style-name="ce3" office:value-type="string">
            <text:p>tb_radium_hot_springs</text:p>
          </table:table-cell>
          <table:table-cell table:style-name="ce6" office:value-type="string">
            <text:p>£blocker Radium Hot Springs</text:p>
          </table:table-cell>
          <table:table-cell table:style-name="ce6" office:value-type="string">
            <text:p>£blocker Радиальные горячие источники</text:p>
          </table:table-cell>
          <table:table-cell table:style-name="ce6"/>
          <table:table-cell table:style-name="ce16" table:number-columns-repeated="22"/>
          <table:table-cell table:number-columns-repeated="998"/>
        </table:table-row>
        <table:table-row table:style-name="ro2">
          <table:table-cell table:style-name="ce3" office:value-type="string">
            <text:p>tb_radium_hot_springs_desc</text:p>
          </table:table-cell>
          <table:table-cell table:style-name="ce6" office:value-type="string">
            <text:p>Though locally full of deadly radiation, these hot springs provide an abundant source of fuel for nearby operations.</text:p>
          </table:table-cell>
          <table:table-cell table:style-name="ce6" office:value-type="string">
            <text:p>Хотя они полны смертельной радиации, эти горячие источники обеспечивают обильный источник топлива для близлежащих операций.</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text:p>
          </table:table-cell>
          <table:table-cell table:style-name="ce6" office:value-type="string">
            <text:p>£blocker Salt Flat</text:p>
          </table:table-cell>
          <table:table-cell table:style-name="ce6" office:value-type="string">
            <text:p>£blocker Cолончаки</text:p>
          </table:table-cell>
          <table:table-cell table:style-name="ce6"/>
          <table:table-cell table:style-name="ce16" table:number-columns-repeated="22"/>
          <table:table-cell table:number-columns-repeated="998"/>
        </table:table-row>
        <table:table-row table:style-name="ro1">
          <table:table-cell table:style-name="ce3" office:value-type="string">
            <text:p>tb_salt_flat_desc</text:p>
          </table:table-cell>
          <table:table-cell table:style-name="ce6" office:value-type="string">
            <text:p>This region is covered by a salt flat.</text:p>
          </table:table-cell>
          <table:table-cell table:style-name="ce6" office:value-type="string">
            <text:p>Эта область покрыта солончаками.</text:p>
          </table:table-cell>
          <table:table-cell table:style-name="ce6"/>
          <table:table-cell table:style-name="ce16" table:number-columns-repeated="22"/>
          <table:table-cell table:number-columns-repeated="998"/>
        </table:table-row>
        <table:table-row table:style-name="ro1">
          <table:table-cell table:style-name="ce3" office:value-type="string">
            <text:p>tb_salt_pan</text:p>
          </table:table-cell>
          <table:table-cell table:style-name="ce6" office:value-type="string">
            <text:p>£blocker Salt Pan</text:p>
          </table:table-cell>
          <table:table-cell table:style-name="ce6" office:value-type="string">
            <text:p>£blocker Солевые озёра</text:p>
          </table:table-cell>
          <table:table-cell table:style-name="ce6"/>
          <table:table-cell table:style-name="ce16" table:number-columns-repeated="22"/>
          <table:table-cell table:number-columns-repeated="998"/>
        </table:table-row>
        <table:table-row table:style-name="ro1">
          <table:table-cell table:style-name="ce3" office:value-type="string">
            <text:p>tb_salt_pan_desc</text:p>
          </table:table-cell>
          <table:table-cell table:style-name="ce6" office:value-type="string">
            <text:p>This entire region is completely covered by a salt pan. The crust of salt conceals a quagmire of mud.</text:p>
          </table:table-cell>
          <table:table-cell table:style-name="ce6" office:value-type="string">
            <text:p>Вся эта область полностью покрыта соляными озёрами. Корка соли скрывает грязь.</text:p>
          </table:table-cell>
          <table:table-cell table:style-name="ce6"/>
          <table:table-cell table:style-name="ce16" table:number-columns-repeated="22"/>
          <table:table-cell table:number-columns-repeated="998"/>
        </table:table-row>
        <table:table-row table:style-name="ro1">
          <table:table-cell table:style-name="ce3" office:value-type="string">
            <text:p>tb_sinkhole</text:p>
          </table:table-cell>
          <table:table-cell table:style-name="ce6" office:value-type="string">
            <text:p>£blocker Sinkhole</text:p>
          </table:table-cell>
          <table:table-cell table:style-name="ce6" office:value-type="string">
            <text:p>£blocker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inkhole_desc</text:p>
          </table:table-cell>
          <table:table-cell table:style-name="ce6" office:value-type="string">
            <text:p>There is a sinkhole in this region.</text:p>
          </table:table-cell>
          <table:table-cell table:style-name="ce6" office:value-type="string">
            <text:p>В этом регионе есть карстовая воронка.</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ecosystem</text:p>
          </table:table-cell>
          <table:table-cell table:style-name="ce6" office:value-type="string">
            <text:p>£blocker Subterranean Ecosystem</text:p>
          </table:table-cell>
          <table:table-cell table:style-name="ce6" office:value-type="string">
            <text:p>£blocker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ecosystem_desc</text:p>
          </table:table-cell>
          <table:table-cell table:style-name="ce6" office:value-type="string">
            <text:p>An ecosystem has flourished underground here, showcasing divergent, specialized evolution not seen elsewhere.</text:p>
          </table:table-cell>
          <table:table-cell table:style-name="ce6" office:value-type="string">
            <text:p>Экосистема процветала под землей здесь, демонстрируя дивергентную, специализированную эволюцию, не наблюдаемую в других местах.</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lush_ecosystem</text:p>
          </table:table-cell>
          <table:table-cell table:style-name="ce6" office:value-type="string">
            <text:p>£blocker Lush Subterranean Ecosystem</text:p>
          </table:table-cell>
          <table:table-cell table:style-name="ce6" office:value-type="string">
            <text:p>£blocker Пышная подземная экосистема</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lush_ecosystem_desc</text:p>
          </table:table-cell>
          <table:table-cell table:style-name="ce6" office:value-type="string">
            <text:p>The subterranean caverns here are home to a vast, flourishing ecosystem, full of uniquely specialized organisms.</text:p>
          </table:table-cell>
          <table:table-cell table:style-name="ce6" office:value-type="string">
            <text:p>Подземные пещеры здесь являются домом для обширной, процветающей экосистемы, полной уникально специализированных организмов.</text:p>
          </table:table-cell>
          <table:table-cell table:style-name="ce6"/>
          <table:table-cell table:style-name="ce16" table:number-columns-repeated="22"/>
          <table:table-cell table:number-columns-repeated="998"/>
        </table:table-row>
        <table:table-row table:style-name="ro1">
          <table:table-cell table:style-name="ce3" office:value-type="string">
            <text:p>tb_subterranean_river_network</text:p>
          </table:table-cell>
          <table:table-cell table:style-name="ce6" office:value-type="string">
            <text:p>£blocker Subterranean River Network</text:p>
          </table:table-cell>
          <table:table-cell table:style-name="ce6" office:value-type="string">
            <text:p>£blocker Сеть подземных рек</text:p>
          </table:table-cell>
          <table:table-cell table:style-name="ce6"/>
          <table:table-cell table:style-name="ce16" table:number-columns-repeated="22"/>
          <table:table-cell table:number-columns-repeated="998"/>
        </table:table-row>
        <table:table-row table:style-name="ro2">
          <table:table-cell table:style-name="ce3" office:value-type="string">
            <text:p>tb_subterranean_river_network_desc</text:p>
          </table:table-cell>
          <table:table-cell table:style-name="ce6" office:value-type="string">
            <text:p>A sprawling network of underground rivers flows through the area in a fortuitously easy-to-exploit design - almost as if it was engineered.</text:p>
          </table:table-cell>
          <table:table-cell table:style-name="ce6" office:value-type="string">
            <text:p>Раздробленная сеть подземных рек протекает через территорию с дизайном для легкого использования - почти как если бы она была спроектирована.</text:p>
          </table:table-cell>
          <table:table-cell table:style-name="ce6"/>
          <table:table-cell table:style-name="ce16" table:number-columns-repeated="22"/>
          <table:table-cell table:number-columns-repeated="998"/>
        </table:table-row>
        <table:table-row table:style-name="ro1">
          <table:table-cell table:style-name="ce3" office:value-type="string">
            <text:p>tb_super_magma_chamber</text:p>
          </table:table-cell>
          <table:table-cell table:style-name="ce6" office:value-type="string">
            <text:p>£blocker Massive Magma Chamber</text:p>
          </table:table-cell>
          <table:table-cell table:style-name="ce6" office:value-type="string">
            <text:p>£blocker Массивная магмовая камера</text:p>
          </table:table-cell>
          <table:table-cell table:style-name="ce6"/>
          <table:table-cell table:style-name="ce16" table:number-columns-repeated="22"/>
          <table:table-cell table:number-columns-repeated="998"/>
        </table:table-row>
        <table:table-row table:style-name="ro2">
          <table:table-cell table:style-name="ce3" office:value-type="string">
            <text:p>tb_super_magma_chamber_desc</text:p>
          </table:table-cell>
          <table:table-cell table:style-name="ce6" office:value-type="string">
            <text:p>A massive pool of molten rock has formed a large chamber under great pressure. There is risk of fracturing to the surounding rock that could lead to a volcanic eruption.</text:p>
          </table:table-cell>
          <table:table-cell table:style-name="ce6" office:value-type="string">
            <text:p>Огромный бассейн расплавленной породы сформировал большую камеру под большим давлением. Существует риск разрушения окружающей породы, что может привести к извержению вулканов.</text:p>
          </table:table-cell>
          <table:table-cell table:style-name="ce6"/>
          <table:table-cell table:style-name="ce16" table:number-columns-repeated="22"/>
          <table:table-cell table:number-columns-repeated="998"/>
        </table:table-row>
        <table:table-row table:style-name="ro1">
          <table:table-cell table:style-name="ce3" office:value-type="string">
            <text:p>tb_super_tornado_plains</text:p>
          </table:table-cell>
          <table:table-cell table:style-name="ce6" office:value-type="string">
            <text:p>£blocker Tornado Alley</text:p>
          </table:table-cell>
          <table:table-cell table:style-name="ce6" office:value-type="string">
            <text:p>£blocker Аллея торнадо</text:p>
          </table:table-cell>
          <table:table-cell table:style-name="ce6"/>
          <table:table-cell table:style-name="ce16" table:number-columns-repeated="22"/>
          <table:table-cell table:number-columns-repeated="998"/>
        </table:table-row>
        <table:table-row table:style-name="ro2">
          <table:table-cell table:style-name="ce3" office:value-type="string">
            <text:p>tb_super_tornado_plains_desc</text:p>
          </table:table-cell>
          <table:table-cell table:style-name="ce6" office:value-type="string">
            <text:p>Massive tornadoes regularly form and ravage this region, making it unsuited to any long-term use.</text:p>
          </table:table-cell>
          <table:table-cell table:style-name="ce6" office:value-type="string">
            <text:p>Массивные торнадо регулярно формируют и разрушают этот регион, делая его непригодным к любому долгосрочному использ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text:p>
          </table:table-cell>
          <table:table-cell table:style-name="ce6" office:value-type="string">
            <text:p>£blocker Altair Stones</text:p>
          </table:table-cell>
          <table:table-cell table:style-name="ce6" office:value-type="string">
            <text:p>£blocker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desc</text:p>
          </table:table-cell>
          <table:table-cell table:style-name="ce6" office:value-type="string">
            <text:p>Understood and harnessed, the gravity-defying Altair Stones can now be put to use and share their extraordinary properties.</text:p>
          </table:table-cell>
          <table:table-cell table:style-name="ce6" office:value-type="string">
            <text:p>Обследованные и пригодные к использованию, антигравитационные Камни Альтаира теперь можно использовать и исследовать их необыч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ltair_stone_locked</text:p>
          </table:table-cell>
          <table:table-cell table:style-name="ce6" office:value-type="string">
            <text:p>£blocker Altair Stone Mountain Range</text:p>
          </table:table-cell>
          <table:table-cell table:style-name="ce6" office:value-type="string">
            <text:p>£blocker Горные Камни Альтаир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ltair_stone_locked_desc</text:p>
          </table:table-cell>
          <table:table-cell table:style-name="ce6" office:value-type="string">
            <text:p>This mountain range is filled with the strange, gravity-defying Altair Stones, casting long shadows over the surrounding area.</text:p>
          </table:table-cell>
          <table:table-cell table:style-name="ce6" office:value-type="string">
            <text:p>Этот горный хребет наполнен странными, антигравитационными Камнями Альтаир, бросающими длинные тени по окрестностя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text:p>
          </table:table-cell>
          <table:table-cell table:style-name="ce6" office:value-type="string">
            <text:p>£blocker Aurantiacum-X</text:p>
          </table:table-cell>
          <table:table-cell table:style-name="ce6" office:value-type="string">
            <text:p>£blocker Аурантикум-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desc</text:p>
          </table:table-cell>
          <table:table-cell table:style-name="ce6" office:value-type="string">
            <text:p>Despite its likely otherworldly origins, Aurantiacum-X can be taken; it can be harvested; and it is now ours.</text:p>
          </table:table-cell>
          <table:table-cell table:style-name="ce6" office:value-type="string">
            <text:p>Несмотря на его вероятное потустороннее происхождение, Аурантикум-X можно взять; его можно собрать; и теперь он наш.</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aurantiacum_x_locked</text:p>
          </table:table-cell>
          <table:table-cell table:style-name="ce6" office:value-type="string">
            <text:p>£blocker Aurantiacum-X Caverns</text:p>
          </table:table-cell>
          <table:table-cell table:style-name="ce6" office:value-type="string">
            <text:p>£blocker Пещеры Аурантикума-X</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aurantiacum_x_locked_desc</text:p>
          </table:table-cell>
          <table:table-cell table:style-name="ce6" office:value-type="string">
            <text:p>From their bizarre energy readings, these caverns have been found to contain Aurantiacum-X, a substance that defies many expectations of conventional physics.</text:p>
          </table:table-cell>
          <table:table-cell table:style-name="ce6" office:value-type="string">
            <text:p>Из-за их странных показаний энергии, эти пещеры, как было обнаружено, содержат Аурантикум-X, вещество, которое бросает вызов физике.</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text:p>
          </table:table-cell>
          <table:table-cell table:style-name="ce6" office:value-type="string">
            <text:p>£blocker Elder Compounds</text:p>
          </table:table-cell>
          <table:table-cell table:style-name="ce6" office:value-type="string">
            <text:p>£blocker Компоненты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desc</text:p>
          </table:table-cell>
          <table:table-cell table:style-name="ce6" office:value-type="string">
            <text:p>With understanding comes mastery - these Elder Compounds may not be reproducible, but they can be extracted and put to use.</text:p>
          </table:table-cell>
          <table:table-cell table:style-name="ce6" office:value-type="string">
            <text:p>С пониманием приходит мастерство - эти компоненты предтеч не могут быть произведены, но уже существующие можно извлечь и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lder_compounds_locked</text:p>
          </table:table-cell>
          <table:table-cell table:style-name="ce6" office:value-type="string">
            <text:p>£blocker Ancient Precursor Quarries</text:p>
          </table:table-cell>
          <table:table-cell table:style-name="ce6" office:value-type="string">
            <text:p>£blocker Каменоломни древни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lder_compounds_locked_desc</text:p>
          </table:table-cell>
          <table:table-cell table:style-name="ce6" office:value-type="string">
            <text:p>Left behind by some long lost civilization, these open quarries are brimming with Elder Compounds that have no direct analogue to anything currently known to us.</text:p>
          </table:table-cell>
          <table:table-cell table:style-name="ce6" office:value-type="string">
            <text:p>Оставленные позади давно исчезнувшей цивилизацией, эти открытые карьеры заполнены компонентами предтеч, которые не имеют прямого аналога с тем, что в настоящее время известно на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text:p>
          </table:table-cell>
          <table:table-cell table:style-name="ce6" office:value-type="string">
            <text:p>£blocker Euratite Ore</text:p>
          </table:table-cell>
          <table:table-cell table:style-name="ce6" office:value-type="string">
            <text:p>£blocker Еврати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desc</text:p>
          </table:table-cell>
          <table:table-cell table:style-name="ce6" office:value-type="string">
            <text:p>The singular nature of Euratite has been studied and contained, at last allowing its harvesting and use for stellar applications.</text:p>
          </table:table-cell>
          <table:table-cell table:style-name="ce6" office:value-type="string">
            <text:p>Исключительный характер евратита изучен и, наконец, мы можем его собирать и использовать для межзвездных структур .</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uratite_locked</text:p>
          </table:table-cell>
          <table:table-cell table:style-name="ce6" office:value-type="string">
            <text:p>£blocker Euratite Nodes</text:p>
          </table:table-cell>
          <table:table-cell table:style-name="ce6" office:value-type="string">
            <text:p>£blocker Узлы е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uratite_locked_desc</text:p>
          </table:table-cell>
          <table:table-cell table:style-name="ce6" office:value-type="string">
            <text:p>Nonsensical readings in subterranean caverns led to the discovery of the space-defying Euratite, but its properties remain as much a mystery as its origins.</text:p>
          </table:table-cell>
          <table:table-cell table:style-name="ce6" office:value-type="string">
            <text:p>Необычные показания в подземных пещерах привели к открытию межпространственного евратита, но его свойства остаются тайной, как и его исто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text:p>
          </table:table-cell>
          <table:table-cell table:style-name="ce6" office:value-type="string">
            <text:p>£blocker Ever-Blossoms</text:p>
          </table:table-cell>
          <table:table-cell table:style-name="ce6" office:value-type="string">
            <text:p>£blocker Вечноцвет</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desc</text:p>
          </table:table-cell>
          <table:table-cell table:style-name="ce6" office:value-type="string">
            <text:p>Once the nature of the Ever-Blossoms became known, safeguarding became just as important as projects of the incredible plants.</text:p>
          </table:table-cell>
          <table:table-cell table:style-name="ce6" office:value-type="string">
            <text:p>Как только стало известно о природе Вечноцвета, охрана стала столь же важной, как и эксплуатация невероятных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ever_blossom_locked</text:p>
          </table:table-cell>
          <table:table-cell table:style-name="ce6" office:value-type="string">
            <text:p>£blocker Ever-Blossom Fields</text:p>
          </table:table-cell>
          <table:table-cell table:style-name="ce6" office:value-type="string">
            <text:p>£blocker Поля Вечноцвет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ever_blossom_locked_desc</text:p>
          </table:table-cell>
          <table:table-cell table:style-name="ce6" office:value-type="string">
            <text:p>Preliminary scans report a most unnatural set of qualities within these flowers; with study, they might be put to use.</text:p>
          </table:table-cell>
          <table:table-cell table:style-name="ce6" office:value-type="string">
            <text:p>Предварительное сканирование сообщает о самом неестественном наборе качеств этих цветов; с изучением мы сможем их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text:p>
          </table:table-cell>
          <table:table-cell table:style-name="ce6" office:value-type="string">
            <text:p>£blocker Gigalife</text:p>
          </table:table-cell>
          <table:table-cell table:style-name="ce6" office:value-type="string">
            <text:p>£blocker Гига-сущность</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desc</text:p>
          </table:table-cell>
          <table:table-cell table:style-name="ce6" office:value-type="string">
            <text:p>Exhaustive analysis has indeed revealed that the organisms making up this ecosystem actually form 'organ systems' for the super-organism encompassing this area, aptly named the 'Gigalife'.</text:p>
          </table:table-cell>
          <table:table-cell table:style-name="ce6" office:value-type="string">
            <text:p>Исчерпывающий анализ действительно показал, что организмы, составляющие эту экосистему, фактически образуют «системы органов» для суперорганизма, охватывающего эту область, который мы назвали «Гига-сущность».</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gigalife_locked</text:p>
          </table:table-cell>
          <table:table-cell table:style-name="ce6" office:value-type="string">
            <text:p>£blocker Perplexing Forest</text:p>
          </table:table-cell>
          <table:table-cell table:style-name="ce6" office:value-type="string">
            <text:p>£blocker Загадочный лес</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gigalife_locked_desc</text:p>
          </table:table-cell>
          <table:table-cell table:style-name="ce6" office:value-type="string">
            <text:p>Studies on this forest return wildly differing conclusions regarding its nature, origins, and evolution; this mystery requires deeper study to unravel.</text:p>
          </table:table-cell>
          <table:table-cell table:style-name="ce6" office:value-type="string">
            <text:p>Исследования этого леса дают диверсивные выводы относительно его природы, происхождения и эволюции; эта тайна требует более глубокого изучения для разгадк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text:p>
          </table:table-cell>
          <table:table-cell table:style-name="ce6" office:value-type="string">
            <text:p>£blocker Precursor Data Cache</text:p>
          </table:table-cell>
          <table:table-cell table:style-name="ce6" office:value-type="string">
            <text:p>£blocker Хранилище данных предтеч</text:p>
          </table:table-cell>
          <table:table-cell table:style-name="ce6"/>
          <table:table-cell table:style-name="ce16" table:number-columns-repeated="22"/>
          <table:table-cell table:number-columns-repeated="998"/>
        </table:table-row>
        <table:table-row table:style-name="ro3">
          <table:table-cell table:style-name="ce3" office:value-type="string">
            <text:p>tb_unique_sr_precursor_data_cache_desc</text:p>
          </table:table-cell>
          <table:table-cell table:style-name="ce6" office:value-type="string">
            <text:p>Decoding the tower's systems has revealed a massive data cache at the center of the planet, supplied and maintained through the planet's deepest minerals and geothermal energies; it will provide an untold wealth of data on the Precursors who built it.</text:p>
          </table:table-cell>
          <table:table-cell table:style-name="ce6" office:value-type="string">
            <text:p>Расшифровка систем башни выявила массивное хранилище данных в центре планеты, которое снабжается и поддерживается через самые глубокие минералы планеты и геотермальную энергию; оно предоставит неисчислимое богатство данных о предтечах, которые его построили.</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data_cache_locked</text:p>
          </table:table-cell>
          <table:table-cell table:style-name="ce6" office:value-type="string">
            <text:p>£blocker Precursor Core Tap</text:p>
          </table:table-cell>
          <table:table-cell table:style-name="ce6" office:value-type="string">
            <text:p>£blocker Экстрактор ядра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data_cache_locked_desc</text:p>
          </table:table-cell>
          <table:table-cell table:style-name="ce6" office:value-type="string">
            <text:p>A massive structure towers almost to the heights of mountains here, but even more curiously, it stretches deep down toward the planet's core - its purpose is yet unknown.</text:p>
          </table:table-cell>
          <table:table-cell table:style-name="ce6" office:value-type="string">
            <text:p>Здесь массивная структура возвышается почти до гор, но, что еще более любопытно, она простирается глубоко в направлении ядра планеты - ее цель пока неизвестна.</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text:p>
          </table:table-cell>
          <table:table-cell table:style-name="ce6" office:value-type="string">
            <text:p>£blocker Precursor Nanite Vault</text:p>
          </table:table-cell>
          <table:table-cell table:style-name="ce6" office:value-type="string">
            <text:p>£blocker Хранилище нани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desc</text:p>
          </table:table-cell>
          <table:table-cell table:style-name="ce6" office:value-type="string">
            <text:p>Highly-advanced Nanites fill the stores of this Precursor vault, supplying our scientists with a tool as useful as it is ancient.</text:p>
          </table:table-cell>
          <table:table-cell table:style-name="ce6" office:value-type="string">
            <text:p>Высокотехнологичные наниты заполняют это хранилище предтеч, предоставляя нашим ученым инструмент, столь же полезный, как и древний.</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precursor_nanites_locked</text:p>
          </table:table-cell>
          <table:table-cell table:style-name="ce6" office:value-type="string">
            <text:p>£blocker Imposing Vault</text:p>
          </table:table-cell>
          <table:table-cell table:style-name="ce6" office:value-type="string">
            <text:p>£blocker Внушительное хранилище</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precursor_nanites_locked_desc</text:p>
          </table:table-cell>
          <table:table-cell table:style-name="ce6" office:value-type="string">
            <text:p>Ancient in terms of millions of years, this vault has somehow stood the test of time, its origin clearly linked to highly advanced precursors. Opening it will prove a difficult undertaking.</text:p>
          </table:table-cell>
          <table:table-cell table:style-name="ce6" office:value-type="string">
            <text:p>Древнее с точки зрения миллионов лет, это хранилище каким-то образом выдержало испытание временем, его происхождение явно связано с высокоразвитыми предтечами. Его открытие явно окажется трудным дело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text:p>
          </table:table-cell>
          <table:table-cell table:style-name="ce6" office:value-type="string">
            <text:p>£blocker Thybidium Deposits</text:p>
          </table:table-cell>
          <table:table-cell table:style-name="ce6" office:value-type="string">
            <text:p>£blocker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desc</text:p>
          </table:table-cell>
          <table:table-cell table:style-name="ce6" office:value-type="string">
            <text:p>Once separated from the unique geological processes giving rise to this compound, Thybidium's uses in energy technology became abundantly clear - and exploitable.</text:p>
          </table:table-cell>
          <table:table-cell table:style-name="ce6" office:value-type="string">
            <text:p>После определения уникальных геологических процессов, порождающих это соединение, использование тайбидиума в энергетических технологиях стало совершенно простым и доступным.</text:p>
          </table:table-cell>
          <table:table-cell table:style-name="ce6"/>
          <table:table-cell table:style-name="ce16" table:number-columns-repeated="22"/>
          <table:table-cell table:number-columns-repeated="998"/>
        </table:table-row>
        <table:table-row table:style-name="ro1">
          <table:table-cell table:style-name="ce3" office:value-type="string">
            <text:p>tb_unique_sr_thybidium_locked</text:p>
          </table:table-cell>
          <table:table-cell table:style-name="ce6" office:value-type="string">
            <text:p>£blocker Gaseous Morass</text:p>
          </table:table-cell>
          <table:table-cell table:style-name="ce6" office:value-type="string">
            <text:p>£blocker Газовые трясины</text:p>
          </table:table-cell>
          <table:table-cell table:style-name="ce6"/>
          <table:table-cell table:style-name="ce16" table:number-columns-repeated="22"/>
          <table:table-cell table:number-columns-repeated="998"/>
        </table:table-row>
        <table:table-row table:style-name="ro2">
          <table:table-cell table:style-name="ce3" office:value-type="string">
            <text:p>tb_unique_sr_thybidium_locked_desc</text:p>
          </table:table-cell>
          <table:table-cell table:style-name="ce6" office:value-type="string">
            <text:p>Strange vent-like openings in this area hold dense, odd-spectrum gaseous mixtures; scientists are eager to study this unique phenomenon.</text:p>
          </table:table-cell>
          <table:table-cell table:style-name="ce6" office:value-type="string">
            <text:p>Странные похожие на вентиляционные отверстия в этой области содержат плотные газовые смеси; ученые стремятся изучить это уникальное явление.</text:p>
          </table:table-cell>
          <table:table-cell table:style-name="ce6"/>
          <table:table-cell table:style-name="ce16" table:number-columns-repeated="22"/>
          <table:table-cell table:number-columns-repeated="998"/>
        </table:table-row>
        <table:table-row table:style-name="ro1">
          <table:table-cell table:style-name="ce3" office:value-type="string">
            <text:p>tb_vicious_flora</text:p>
          </table:table-cell>
          <table:table-cell table:style-name="ce6" office:value-type="string">
            <text:p>£blocker Vicious Flora</text:p>
          </table:table-cell>
          <table:table-cell table:style-name="ce6" office:value-type="string">
            <text:p>£blocker Злобная флора</text:p>
          </table:table-cell>
          <table:table-cell table:style-name="ce6"/>
          <table:table-cell table:style-name="ce16" table:number-columns-repeated="22"/>
          <table:table-cell table:number-columns-repeated="998"/>
        </table:table-row>
        <table:table-row table:style-name="ro2">
          <table:table-cell table:style-name="ce3" office:value-type="string">
            <text:p>tb_vicious_flora_desc</text:p>
          </table:table-cell>
          <table:table-cell table:style-name="ce6" office:value-type="string">
            <text:p>Evolution on this planet has created large thickets of flora whose design and habits are inimical to peaceful life.</text:p>
          </table:table-cell>
          <table:table-cell table:style-name="ce6" office:value-type="string">
            <text:p>Эволюция на этой планете создала большие заросли флоры, чьи формы и привычки враждебны мирной жизни.</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text:p>
          </table:table-cell>
          <table:table-cell table:style-name="ce6" office:value-type="string">
            <text:p>£blocker Water body</text:p>
          </table:table-cell>
          <table:table-cell table:style-name="ce6" office:value-type="string">
            <text:p>£blocker Водоем</text:p>
          </table:table-cell>
          <table:table-cell table:style-name="ce6"/>
          <table:table-cell table:style-name="ce16" table:number-columns-repeated="22"/>
          <table:table-cell table:number-columns-repeated="998"/>
        </table:table-row>
        <table:table-row table:style-name="ro1">
          <table:table-cell table:style-name="ce3" office:value-type="string">
            <text:p>tb_water_mass_desc</text:p>
          </table:table-cell>
          <table:table-cell table:style-name="ce6" office:value-type="string">
            <text:p>A body of water covers most of the land in this region.</text:p>
          </table:table-cell>
          <table:table-cell table:style-name="ce6" office:value-type="string">
            <text:p>В этом регионе содержится много воды.</text:p>
          </table:table-cell>
          <table:table-cell table:style-name="ce6"/>
          <table:table-cell table:style-name="ce16" table:number-columns-repeated="22"/>
          <table:table-cell table:number-columns-repeated="998"/>
        </table:table-row>
        <table:table-row table:style-name="ro1">
          <table:table-cell table:style-name="ce3" office:value-type="string">
            <text:p>tb_wetlands</text:p>
          </table:table-cell>
          <table:table-cell table:style-name="ce6" office:value-type="string">
            <text:p>£blocker Wetlands</text:p>
          </table:table-cell>
          <table:table-cell table:style-name="ce6" office:value-type="string">
            <text:p>£blocker Болота</text:p>
          </table:table-cell>
          <table:table-cell table:style-name="ce6"/>
          <table:table-cell table:style-name="ce16" table:number-columns-repeated="22"/>
          <table:table-cell table:number-columns-repeated="998"/>
        </table:table-row>
        <table:table-row table:style-name="ro2">
          <table:table-cell table:style-name="ce3" office:value-type="string">
            <text:p>tb_wetlands_desc</text:p>
          </table:table-cell>
          <table:table-cell table:style-name="ce6" office:value-type="string">
            <text:p>A region with a high water table creating marshes, swamps, and bogs, with uniquely suited plants and wildlife.</text:p>
          </table:table-cell>
          <table:table-cell table:style-name="ce6" office:value-type="string">
            <text:p>Регион с высоким уровнем воды, создающий болота с уникальными растениями и дикой природой.</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deep_core_mining</text:p>
          </table:table-cell>
          <table:table-cell table:style-name="ce6" office:value-type="string">
            <text:p>Advanced Deep Core Mining</text:p>
          </table:table-cell>
          <table:table-cell table:style-name="ce6" office:value-type="string">
            <text:p>Продвинутая 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deep_core_mining_desc</text:p>
          </table:table-cell>
          <table:table-cell table:style-name="ce6" office:value-type="string">
            <text:p>Employing tectonic and geothermal stabilization technology has significantly reduced the incidence of catastrophic geological activity in our core drilling.</text:p>
          </table:table-cell>
          <table:table-cell table:style-name="ce6" office:value-type="string">
            <text:p>Использование технологии тектонической и геотермальной стабилизации значительно сократило масштабы катастрофической геологической активности в нашем бурени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geothermal_tap</text:p>
          </table:table-cell>
          <table:table-cell table:style-name="ce6" office:value-type="string">
            <text:p>Advanced Geothermal Tap</text:p>
          </table:table-cell>
          <table:table-cell table:style-name="ce6" office:value-type="string">
            <text:p>Улучшенный 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geothermal_tap_desc</text:p>
          </table:table-cell>
          <table:table-cell table:style-name="ce6" office:value-type="string">
            <text:p>Micro-pressurization breakthroughs have enabled high effectiveness of fracking with only a fraction of the ecological impact.</text:p>
          </table:table-cell>
          <table:table-cell table:style-name="ce6" office:value-type="string">
            <text:p>Прорывы с помощью микронасосов позволили обеспечить высокую эффективность извлечения ресурсов с лишь незначительным воздействием на окружающую среду.</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soil_harvesting</text:p>
          </table:table-cell>
          <table:table-cell table:style-name="ce6" office:value-type="string">
            <text:p>Advanced Soil Harvesting</text:p>
          </table:table-cell>
          <table:table-cell table:style-name="ce6" office:value-type="string">
            <text:p>Усовершенствованная 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soil_harvesting_desc</text:p>
          </table:table-cell>
          <table:table-cell table:style-name="ce6" office:value-type="string">
            <text:p>Fine-tuning mixtures for soil enrichment to the local micro-ecosystems and biomes has greatly improved the long-term viability of our crop projects programs.</text:p>
          </table:table-cell>
          <table:table-cell table:style-name="ce6" office:value-type="string">
            <text:p>Тонкая настройка смесей для обогащения почв местных микроэкосистемам и биомамов значительно улучшила долгосрочную жизнеспособность наших программы эксплуатации сельскохозяйственных культур.</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ctonic_engineering</text:p>
          </table:table-cell>
          <table:table-cell table:style-name="ce6" office:value-type="string">
            <text:p>Advanced Tectonic Engineering</text:p>
          </table:table-cell>
          <table:table-cell table:style-name="ce6" office:value-type="string">
            <text:p>Продвинутая 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advanced_tectonic_engineering_desc</text:p>
          </table:table-cell>
          <table:table-cell table:style-name="ce6" office:value-type="string">
            <text:p>Careful study and exhaustive experimentation with tectonics greatly increases the probability of successful land-engineering with our planets.</text:p>
          </table:table-cell>
          <table:table-cell table:style-name="ce6" office:value-type="string">
            <text:p>Тщательное изучение и исчерпывающие эксперименты с тектоникой значительно увеличивают вероятность успешных тектонических изменений с нашими планетами.</text:p>
          </table:table-cell>
          <table:table-cell table:style-name="ce6"/>
          <table:table-cell table:style-name="ce16" table:number-columns-repeated="22"/>
          <table:table-cell table:number-columns-repeated="998"/>
        </table:table-row>
        <table:table-row table:style-name="ro1">
          <table:table-cell table:style-name="ce3" office:value-type="string">
            <text:p>tech_advanced_terraforming</text:p>
          </table:table-cell>
          <table:table-cell table:style-name="ce6" office:value-type="string">
            <text:p>Advanced Terraforming</text:p>
          </table:table-cell>
          <table:table-cell table:style-name="ce6" office:value-type="string">
            <text:p>Улучшенное терраформирование</text:p>
          </table:table-cell>
          <table:table-cell table:style-name="ce6"/>
          <table:table-cell table:style-name="ce16" table:number-columns-repeated="22"/>
          <table:table-cell table:number-columns-repeated="998"/>
        </table:table-row>
        <table:table-row table:style-name="ro3">
          <table:table-cell table:style-name="ce3" office:value-type="string">
            <text:p>tech_advanced_terraforming_desc</text:p>
          </table:table-cell>
          <table:table-cell table:style-name="ce6" office:value-type="string">
            <text:p>Using a combination of advanced technologies, including magnetic field stabilization, fusion based atmospheric generation, and artifical soil creation, we will be able to transform hostile uninhabitable planets into more hospitable enviornments.</text:p>
          </table:table-cell>
          <table:table-cell table:style-name="ce6" office:value-type="string">
            <text:p>Используя комбинацию из передовых технологий, включая стабилизацию магнитного поля, генерацию атмосферы на основе слияния и воспроизведение искусственной почвы, мы сможем трансформировать непригодные для существования планеты в благоприятную среду обит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1</text:p>
          </table:table-cell>
          <table:table-cell table:style-name="ce6" office:value-type="string">
            <text:p>Astrocartography I</text:p>
          </table:table-cell>
          <table:table-cell table:style-name="ce6" office:value-type="string">
            <text:p>Астрокартография 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1_desc</text:p>
          </table:table-cell>
          <table:table-cell table:style-name="ce6" office:value-type="string">
            <text:p>Advances in sensor arrays and large-scale data analysis will enable easy detection of unusual substances via their anomalous readings.</text:p>
          </table:table-cell>
          <table:table-cell table:style-name="ce6" office:value-type="string">
            <text:p>Достижения в массивах датчиков и крупномасштабный анализ данных позволят легко обнаружить необычные вещества через их аномальные показ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2</text:p>
          </table:table-cell>
          <table:table-cell table:style-name="ce6" office:value-type="string">
            <text:p>Astrocartography II</text:p>
          </table:table-cell>
          <table:table-cell table:style-name="ce6" office:value-type="string">
            <text:p>Астрокартография 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2_desc</text:p>
          </table:table-cell>
          <table:table-cell table:style-name="ce6" office:value-type="string">
            <text:p>More exactingly calibrated sensors and databases will reveal even more mysteries of the galaxy to our ships.</text:p>
          </table:table-cell>
          <table:table-cell table:style-name="ce6" office:value-type="string">
            <text:p>Более тщательно откалиброванные датчики и базы данных откроют еще больше загадок галактики для наших кораблей.</text:p>
          </table:table-cell>
          <table:table-cell table:style-name="ce6"/>
          <table:table-cell table:style-name="ce16" table:number-columns-repeated="22"/>
          <table:table-cell table:number-columns-repeated="998"/>
        </table:table-row>
        <table:table-row table:style-name="ro1">
          <table:table-cell table:style-name="ce3" office:value-type="string">
            <text:p>tech_astrocartography_3</text:p>
          </table:table-cell>
          <table:table-cell table:style-name="ce6" office:value-type="string">
            <text:p>Astrocartography III</text:p>
          </table:table-cell>
          <table:table-cell table:style-name="ce6" office:value-type="string">
            <text:p>Астрокартография III</text:p>
          </table:table-cell>
          <table:table-cell table:style-name="ce6"/>
          <table:table-cell table:style-name="ce16" table:number-columns-repeated="22"/>
          <table:table-cell table:number-columns-repeated="998"/>
        </table:table-row>
        <table:table-row table:style-name="ro2">
          <table:table-cell table:style-name="ce3" office:value-type="string">
            <text:p>tech_astrocartography_3_desc</text:p>
          </table:table-cell>
          <table:table-cell table:style-name="ce6" office:value-type="string">
            <text:p>Breakthroughs in sensor technology make even the most bizarre, alien, or stealthy compounds visible to our scans.</text:p>
          </table:table-cell>
          <table:table-cell table:style-name="ce6" office:value-type="string">
            <text:p>Прорывы в сенсорных технологиях делают даже самые причудливые, чуждые или скрытые соединения видимыми для наших сканирований.</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text:p>
          </table:table-cell>
          <table:table-cell table:style-name="ce6" office:value-type="string">
            <text:p>Aurantiacum-X Stabilization</text:p>
          </table:table-cell>
          <table:table-cell table:style-name="ce6" office:value-type="string">
            <text:p>Стабилизация Аурантикума-X</text:p>
          </table:table-cell>
          <table:table-cell table:style-name="ce6"/>
          <table:table-cell table:style-name="ce16" table:number-columns-repeated="22"/>
          <table:table-cell table:number-columns-repeated="998"/>
        </table:table-row>
        <table:table-row table:style-name="ro1">
          <table:table-cell table:style-name="ce3" office:value-type="string">
            <text:p>tech_aurantiacum_x_stabilization_desc</text:p>
          </table:table-cell>
          <table:table-cell table:style-name="ce6" office:value-type="string">
            <text:p>As tricky as it is exotic, stabilization is critical to any practical use of Aurantiacum-X.</text:p>
          </table:table-cell>
          <table:table-cell table:style-name="ce6" office:value-type="string">
            <text:p>Будучи сложным и экзотическим, Аурантикум-Х требует стабилизации, чтобы как-либо его использовать.</text:p>
          </table:table-cell>
          <table:table-cell table:style-name="ce6"/>
          <table:table-cell table:style-name="ce16" table:number-columns-repeated="22"/>
          <table:table-cell table:number-columns-repeated="998"/>
        </table:table-row>
        <table:table-row table:style-name="ro1">
          <table:table-cell table:style-name="ce3" office:value-type="string">
            <text:p>tech_bandersnatchi_herding</text:p>
          </table:table-cell>
          <table:table-cell table:style-name="ce6" office:value-type="string">
            <text:p>Bandersnatchi Training Programs</text:p>
          </table:table-cell>
          <table:table-cell table:style-name="ce6" office:value-type="string">
            <text:p>Тренировочные программы брандашмыгов</text:p>
          </table:table-cell>
          <table:table-cell table:style-name="ce6"/>
          <table:table-cell table:style-name="ce16" table:number-columns-repeated="22"/>
          <table:table-cell table:number-columns-repeated="998"/>
        </table:table-row>
        <table:table-row table:style-name="ro2">
          <table:table-cell table:style-name="ce3" office:value-type="string">
            <text:p>tech_bandersnatchi_herding_desc</text:p>
          </table:table-cell>
          <table:table-cell table:style-name="ce6" office:value-type="string">
            <text:p>Though they are docile, Bandersnatchi's social habits necessitate particular training programs to use - and harvest - without incident.</text:p>
          </table:table-cell>
          <table:table-cell table:style-name="ce6" office:value-type="string">
            <text:p>Пускай они и послушны, социальные привычки брандашмыгов требуют определённых тренировочных программ для работы и сбора урожая без происшествий.</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text:p>
          </table:table-cell>
          <table:table-cell table:style-name="ce6" office:value-type="string">
            <text:p>Blooming Ore Refining</text:p>
          </table:table-cell>
          <table:table-cell table:style-name="ce6" office:value-type="string">
            <text:p>Очистка цветущей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blooming_ore_refining_desc</text:p>
          </table:table-cell>
          <table:table-cell table:style-name="ce6" office:value-type="string">
            <text:p>Blooming Ore's signature properties make it as difficult to smelt as it is helpful.</text:p>
          </table:table-cell>
          <table:table-cell table:style-name="ce6" office:value-type="string">
            <text:p>Характерные свойства цветущей руды усложняют плавку, но являются очень полез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cavorite_amalgamator</text:p>
          </table:table-cell>
          <table:table-cell table:style-name="ce6" office:value-type="string">
            <text:p>Cavorite Ore Harvesting</text:p>
          </table:table-cell>
          <table:table-cell table:style-name="ce6" office:value-type="string">
            <text:p>Добыча кавор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cavorite_amalgamator_desc</text:p>
          </table:table-cell>
          <table:table-cell table:style-name="ce6" office:value-type="string">
            <text:p>The semi-liquid state of Cavorite Ore makes its harvesting as tricky as it is useful in radiation-shielding applications.</text:p>
          </table:table-cell>
          <table:table-cell table:style-name="ce6" office:value-type="string">
            <text:p>Полужидкое состояние каворитовой руды делает её добычу такой же сложной, насколько она полезна для защиты от ради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cgm_asteroid_colonization</text:p>
          </table:table-cell>
          <table:table-cell table:style-name="ce6" office:value-type="string">
            <text:p>Asteroid Colonization</text:p>
          </table:table-cell>
          <table:table-cell table:style-name="ce6" office:value-type="string">
            <text:p>Колонизация астероидов</text:p>
          </table:table-cell>
          <table:table-cell table:style-name="ce6"/>
          <table:table-cell table:style-name="ce16" table:number-columns-repeated="22"/>
          <table:table-cell table:number-columns-repeated="998"/>
        </table:table-row>
        <table:table-row table:style-name="ro2">
          <table:table-cell table:style-name="ce3" office:value-type="string">
            <text:p>tech_cgm_asteroid_colonization_desc</text:p>
          </table:table-cell>
          <table:table-cell table:style-name="ce6" office:value-type="string">
            <text:p>Improved zero-G stabilization and habitability systems will enable colonization of the harsh and sterile environments of asteroids.</text:p>
          </table:table-cell>
          <table:table-cell table:style-name="ce6" office:value-type="string">
            <text:p>Улучшенные системы стабилизации гравитации и жизнеобеспечения позволят колонизировать суровые и стерильные среды астероидов.</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text:p>
          </table:table-cell>
          <table:table-cell table:number-columns-repeated="2" table:style-name="ce6" office:value-type="string">
            <text:p>$tech_automated_exploration$</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desc</text:p>
          </table:table-cell>
          <table:table-cell table:number-columns-repeated="2" table:style-name="ce6" office:value-type="string">
            <text:p>$tech_automated_exploration_desc$</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text:p>
          </table:table-cell>
          <table:table-cell table:style-name="ce6" office:value-type="string">
            <text:p>Auto-Exploration Feature</text:p>
          </table:table-cell>
          <table:table-cell table:style-name="ce6" office:value-type="string">
            <text:p>Функция автоисслед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cgm_automated_exploration_feature_desc</text:p>
          </table:table-cell>
          <table:table-cell table:style-name="ce6" office:value-type="string">
            <text:p>This tech enables game start auto-exploration.</text:p>
          </table:table-cell>
          <table:table-cell table:style-name="ce6" office:value-type="string">
            <text:p>Эта функция включает автоисследование на старте игры.</text:p>
          </table:table-cell>
          <table:table-cell table:style-name="ce6"/>
          <table:table-cell table:style-name="ce16" table:number-columns-repeated="22"/>
          <table:table-cell table:number-columns-repeated="998"/>
        </table:table-row>
        <table:table-row table:style-name="ro1">
          <table:table-cell table:style-name="ce3" office:value-type="string">
            <text:p>tech_cryodine_purifier</text:p>
          </table:table-cell>
          <table:table-cell table:style-name="ce6" office:value-type="string">
            <text:p>Cryodine Ice Harvesting</text:p>
          </table:table-cell>
          <table:table-cell table:style-name="ce6" office:value-type="string">
            <text:p>Добыча криодинового льда</text:p>
          </table:table-cell>
          <table:table-cell table:style-name="ce6"/>
          <table:table-cell table:style-name="ce16" table:number-columns-repeated="22"/>
          <table:table-cell table:number-columns-repeated="998"/>
        </table:table-row>
        <table:table-row table:style-name="ro2">
          <table:table-cell table:style-name="ce3" office:value-type="string">
            <text:p>tech_cryodine_purifier_desc</text:p>
          </table:table-cell>
          <table:table-cell table:style-name="ce6" office:value-type="string">
            <text:p>Stable in a narrow temperature range, Cryodine Ice must be carefully harvested.</text:p>
          </table:table-cell>
          <table:table-cell table:style-name="ce6" office:value-type="string">
            <text:p>Будучи стабильным только в определённом температурном диапазоне, криодиновый лёд должен добываться с особенной осторожностью.</text:p>
          </table:table-cell>
          <table:table-cell table:style-name="ce6"/>
          <table:table-cell table:style-name="ce16" table:number-columns-repeated="22"/>
          <table:table-cell table:number-columns-repeated="998"/>
        </table:table-row>
        <table:table-row table:style-name="ro1">
          <table:table-cell table:style-name="ce3" office:value-type="string">
            <text:p>tech_deep_core_mining</text:p>
          </table:table-cell>
          <table:table-cell table:style-name="ce6" office:value-type="string">
            <text:p>Deep Core Mining</text:p>
          </table:table-cell>
          <table:table-cell table:style-name="ce6" office:value-type="string">
            <text:p>Глубокое бурение</text:p>
          </table:table-cell>
          <table:table-cell table:style-name="ce6"/>
          <table:table-cell table:style-name="ce16" table:number-columns-repeated="22"/>
          <table:table-cell table:number-columns-repeated="998"/>
        </table:table-row>
        <table:table-row table:style-name="ro2">
          <table:table-cell table:style-name="ce3" office:value-type="string">
            <text:p>tech_deep_core_mining_desc</text:p>
          </table:table-cell>
          <table:table-cell table:style-name="ce6" office:value-type="string">
            <text:p>Combining gravitic stabilizers and solar beaming have enabled the construction of massive planetary drills that can mine to any depth, exploiting a planet to its core</text:p>
          </table:table-cell>
          <table:table-cell table:style-name="ce6" office:value-type="string">
            <text:p>Объединение гравитационных стабилизаторов и солнечного излучения позволило построить массивные планетарные сверла, которые могут добывать на любой глубине, эксплуатируя всю планету вплоть до её ядра.</text:p>
          </table:table-cell>
          <table:table-cell table:style-name="ce6"/>
          <table:table-cell table:style-name="ce16" table:number-columns-repeated="22"/>
          <table:table-cell table:number-columns-repeated="998"/>
        </table:table-row>
        <table:table-row table:style-name="ro1">
          <table:table-cell table:style-name="ce3" office:value-type="string">
            <text:p>tech_elder_compounds_extraction</text:p>
          </table:table-cell>
          <table:table-cell table:style-name="ce6" office:value-type="string">
            <text:p>Elder Compounds Extraction</text:p>
          </table:table-cell>
          <table:table-cell table:style-name="ce6" office:value-type="string">
            <text:p>Извлечение компонентов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elder_compounds_extraction_desc</text:p>
          </table:table-cell>
          <table:table-cell table:style-name="ce6" office:value-type="string">
            <text:p>The creation process of the highly resilient Elder Compounds has left a quandary in their viable extraction, necessitating specialized processes.</text:p>
          </table:table-cell>
          <table:table-cell table:style-name="ce6" office:value-type="string">
            <text:p>Процесс создания очень устойчивых компонентов предтеч заставляет задуматься над их безопасным извлечением, что требует спеализированных методов.</text:p>
          </table:table-cell>
          <table:table-cell table:style-name="ce6"/>
          <table:table-cell table:style-name="ce16" table:number-columns-repeated="22"/>
          <table:table-cell table:number-columns-repeated="998"/>
        </table:table-row>
        <table:table-row table:style-name="ro1">
          <table:table-cell table:style-name="ce3" office:value-type="string">
            <text:p>tech_euratite_transmutation</text:p>
          </table:table-cell>
          <table:table-cell table:style-name="ce6" office:value-type="string">
            <text:p>Euratite Transmutation</text:p>
          </table:table-cell>
          <table:table-cell table:style-name="ce6" office:value-type="string">
            <text:p>Трансмутация эвратита</text:p>
          </table:table-cell>
          <table:table-cell table:style-name="ce6"/>
          <table:table-cell table:style-name="ce16" table:number-columns-repeated="22"/>
          <table:table-cell table:number-columns-repeated="998"/>
        </table:table-row>
        <table:table-row table:style-name="ro2">
          <table:table-cell table:style-name="ce3" office:value-type="string">
            <text:p>tech_euratite_transmutation_desc</text:p>
          </table:table-cell>
          <table:table-cell table:style-name="ce6" office:value-type="string">
            <text:p>Presenting a unique challenge in actual use and transport, Euratite is transmuted into a stable state solely through a complex, energy-intensive process.</text:p>
          </table:table-cell>
          <table:table-cell table:style-name="ce6" office:value-type="string">
            <text:p>Использование и даже сама перевозка эвратита уже является серьёзным испытанием; его превращение в стабильное состояние требует серию исключительно энергоёмких обработок.</text:p>
          </table:table-cell>
          <table:table-cell table:style-name="ce6"/>
          <table:table-cell table:style-name="ce16" table:number-columns-repeated="22"/>
          <table:table-cell table:number-columns-repeated="998"/>
        </table:table-row>
        <table:table-row table:style-name="ro1">
          <table:table-cell table:style-name="ce3" office:value-type="string">
            <text:p>tech_geothermal_tap</text:p>
          </table:table-cell>
          <table:table-cell table:style-name="ce6" office:value-type="string">
            <text:p>Geothermal Tap</text:p>
          </table:table-cell>
          <table:table-cell table:style-name="ce6" office:value-type="string">
            <text:p>Геотермальный экстрактор</text:p>
          </table:table-cell>
          <table:table-cell table:style-name="ce6"/>
          <table:table-cell table:style-name="ce16" table:number-columns-repeated="22"/>
          <table:table-cell table:number-columns-repeated="998"/>
        </table:table-row>
        <table:table-row table:style-name="ro2">
          <table:table-cell table:style-name="ce3" office:value-type="string">
            <text:p>tech_geothermal_tap_desc</text:p>
          </table:table-cell>
          <table:table-cell table:style-name="ce6" office:value-type="string">
            <text:p>Large-scale infrastructure innovations that can frack, harvest, and then refine oils and gases has streamlined geothermal projects of entire regions of planets.</text:p>
          </table:table-cell>
          <table:table-cell table:style-name="ce6" office:value-type="string">
            <text:p>Крупномасштабные инновации в области инфраструктуры, которые помогают извлекать, собирать, а затем очищать нефть и газы, упростили геотермальную эксплуатацию целых регионов планет.</text:p>
          </table:table-cell>
          <table:table-cell table:style-name="ce6"/>
          <table:table-cell table:style-name="ce16" table:number-columns-repeated="22"/>
          <table:table-cell table:number-columns-repeated="998"/>
        </table:table-row>
        <table:table-row table:style-name="ro1">
          <table:table-cell table:style-name="ce3" office:value-type="string">
            <text:p>tech_gigalife_processing</text:p>
          </table:table-cell>
          <table:table-cell table:style-name="ce6" office:value-type="string">
            <text:p>Gigalife Understanding Theorems</text:p>
          </table:table-cell>
          <table:table-cell table:style-name="ce6" office:value-type="string">
            <text:p>Теоремы понимания гига-сущности</text:p>
          </table:table-cell>
          <table:table-cell table:style-name="ce6"/>
          <table:table-cell table:style-name="ce16" table:number-columns-repeated="22"/>
          <table:table-cell table:number-columns-repeated="998"/>
        </table:table-row>
        <table:table-row table:style-name="ro2">
          <table:table-cell table:style-name="ce3" office:value-type="string">
            <text:p>tech_gigalife_processing_desc</text:p>
          </table:table-cell>
          <table:table-cell table:style-name="ce6" office:value-type="string">
            <text:p>Dedicated study has enabled true understanding of the Gigalife entity and given rise to many new perspectives on life, itself.</text:p>
          </table:table-cell>
          <table:table-cell table:style-name="ce6" office:value-type="string">
            <text:p>Внимательное изучение дало полное понимание сути гига-сущностей и положило начало множеству новых перспектив на саму жизнь.</text:p>
          </table:table-cell>
          <table:table-cell table:style-name="ce6"/>
          <table:table-cell table:style-name="ce16" table:number-columns-repeated="22"/>
          <table:table-cell table:number-columns-repeated="998"/>
        </table:table-row>
        <table:table-row table:style-name="ro1">
          <table:table-cell table:style-name="ce3" office:value-type="string">
            <text:p>tech_gravitronic_manipulation</text:p>
          </table:table-cell>
          <table:table-cell table:style-name="ce6" office:value-type="string">
            <text:p>Gravitronic Manipulation</text:p>
          </table:table-cell>
          <table:table-cell table:style-name="ce6" office:value-type="string">
            <text:p>Гравитонная манипуляция</text:p>
          </table:table-cell>
          <table:table-cell table:style-name="ce6"/>
          <table:table-cell table:style-name="ce16" table:number-columns-repeated="22"/>
          <table:table-cell table:number-columns-repeated="998"/>
        </table:table-row>
        <table:table-row table:style-name="ro2">
          <table:table-cell table:style-name="ce3" office:value-type="string">
            <text:p>tech_gravitronic_manipulation_desc</text:p>
          </table:table-cell>
          <table:table-cell table:style-name="ce6" office:value-type="string">
            <text:p>Studying the mysterious Altair Stone will advance the field of gravitronics from the largely theoretical to the real.</text:p>
          </table:table-cell>
          <table:table-cell table:style-name="ce6" office:value-type="string">
            <text:p>Изучение мистического камня Альтаира продвинет научную область гравитоники от «в основном теоретической» к реальной.</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text:p>
          </table:table-cell>
          <table:table-cell table:style-name="ce6" office:value-type="string">
            <text:p>Helium-3 Conversion</text:p>
          </table:table-cell>
          <table:table-cell table:style-name="ce6" office:value-type="string">
            <text:p>Преобразования гелия-3</text:p>
          </table:table-cell>
          <table:table-cell table:style-name="ce6"/>
          <table:table-cell table:style-name="ce16" table:number-columns-repeated="22"/>
          <table:table-cell table:number-columns-repeated="998"/>
        </table:table-row>
        <table:table-row table:style-name="ro1">
          <table:table-cell table:style-name="ce3" office:value-type="string">
            <text:p>tech_helium_power_desc</text:p>
          </table:table-cell>
          <table:table-cell table:style-name="ce6" office:value-type="string">
            <text:p>Adapting reactors to accept Helium-3 as fuel will significantly enhance Energy production.</text:p>
          </table:table-cell>
          <table:table-cell table:style-name="ce6" office:value-type="string">
            <text:p>Приспособление реакторов к гелию-3 значительно усилит производство энергии.</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text:p>
          </table:table-cell>
          <table:table-cell table:style-name="ce6" office:value-type="string">
            <text:p>Hivaron Stone Purification</text:p>
          </table:table-cell>
          <table:table-cell table:style-name="ce6" office:value-type="string">
            <text:p>Очищение хайваронского камня</text:p>
          </table:table-cell>
          <table:table-cell table:style-name="ce6"/>
          <table:table-cell table:style-name="ce16" table:number-columns-repeated="22"/>
          <table:table-cell table:number-columns-repeated="998"/>
        </table:table-row>
        <table:table-row table:style-name="ro1">
          <table:table-cell table:style-name="ce3" office:value-type="string">
            <text:p>tech_hivaron_purification_desc</text:p>
          </table:table-cell>
          <table:table-cell table:style-name="ce6" office:value-type="string">
            <text:p>Purifying Hivaron Stone is essential to utilizing its potent physical and psychological properties.</text:p>
          </table:table-cell>
          <table:table-cell table:style-name="ce6" office:value-type="string">
            <text:p>Очищение хайваронского камня необходимо для использования его мощных физических и психотропных св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hyperdiamond_lapidary</text:p>
          </table:table-cell>
          <table:table-cell table:style-name="ce6" office:value-type="string">
            <text:p>Hyperdiamond Finding</text:p>
          </table:table-cell>
          <table:table-cell table:style-name="ce6" office:value-type="string">
            <text:p>Поиск гипер-алмазов</text:p>
          </table:table-cell>
          <table:table-cell table:style-name="ce6"/>
          <table:table-cell table:style-name="ce16" table:number-columns-repeated="22"/>
          <table:table-cell table:number-columns-repeated="998"/>
        </table:table-row>
        <table:table-row table:style-name="ro2">
          <table:table-cell table:style-name="ce3" office:value-type="string">
            <text:p>tech_hyperdiamond_lapidary_desc</text:p>
          </table:table-cell>
          <table:table-cell table:style-name="ce6" office:value-type="string">
            <text:p>Formed via rare supernovas, Hyperdiamonds are as elusive as they are valuable.</text:p>
          </table:table-cell>
          <table:table-cell table:style-name="ce6" office:value-type="string">
            <text:p>Гипер-алмазы формируется только от редких вспышек сверхновой, что делает их настолько же полезными, насколько и редкими.</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text:p>
          </table:table-cell>
          <table:table-cell table:style-name="ce6" office:value-type="string">
            <text:p>Hyperfuel Refining</text:p>
          </table:table-cell>
          <table:table-cell table:style-name="ce6" office:value-type="string">
            <text:p>Очистка гипертоплива</text:p>
          </table:table-cell>
          <table:table-cell table:style-name="ce6"/>
          <table:table-cell table:style-name="ce16" table:number-columns-repeated="22"/>
          <table:table-cell table:number-columns-repeated="998"/>
        </table:table-row>
        <table:table-row table:style-name="ro1">
          <table:table-cell table:style-name="ce3" office:value-type="string">
            <text:p>tech_hyperfuel_reactor_desc</text:p>
          </table:table-cell>
          <table:table-cell table:style-name="ce6" office:value-type="string">
            <text:p>Though rare, Hyperfuels make for impressive fuel admixtures.</text:p>
          </table:table-cell>
          <table:table-cell table:style-name="ce6" office:value-type="string">
            <text:p>Пускай и редкое, гипертопливо является отличной примесью.</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text:p>
          </table:table-cell>
          <table:table-cell table:style-name="ce6" office:value-type="string">
            <text:p>Illum Extraction</text:p>
          </table:table-cell>
          <table:table-cell table:style-name="ce6" office:value-type="string">
            <text:p>Извлечение иллума</text:p>
          </table:table-cell>
          <table:table-cell table:style-name="ce6"/>
          <table:table-cell table:style-name="ce16" table:number-columns-repeated="22"/>
          <table:table-cell table:number-columns-repeated="998"/>
        </table:table-row>
        <table:table-row table:style-name="ro1">
          <table:table-cell table:style-name="ce3" office:value-type="string">
            <text:p>tech_illum_spectral_emitters_desc</text:p>
          </table:table-cell>
          <table:table-cell table:style-name="ce6" office:value-type="string">
            <text:p>As it disrupts local space-time, Illum extraction is exceedingly complicated.</text:p>
          </table:table-cell>
          <table:table-cell table:style-name="ce6" office:value-type="string">
            <text:p>Поскольку иллум разрывает локальные пространственно-временные рамки, его добыча сильно усложняется.</text:p>
          </table:table-cell>
          <table:table-cell table:style-name="ce6"/>
          <table:table-cell table:style-name="ce16" table:number-columns-repeated="22"/>
          <table:table-cell table:number-columns-repeated="998"/>
        </table:table-row>
        <table:table-row table:style-name="ro1">
          <table:table-cell table:style-name="ce3" office:value-type="string">
            <text:p>tech_ironwood_tempering</text:p>
          </table:table-cell>
          <table:table-cell table:style-name="ce6" office:value-type="string">
            <text:p>Ironwood Tempering</text:p>
          </table:table-cell>
          <table:table-cell table:style-name="ce6" office:value-type="string">
            <text:p>Закаливание древостали</text:p>
          </table:table-cell>
          <table:table-cell table:style-name="ce6"/>
          <table:table-cell table:style-name="ce16" table:number-columns-repeated="22"/>
          <table:table-cell table:number-columns-repeated="998"/>
        </table:table-row>
        <table:table-row table:style-name="ro2">
          <table:table-cell table:style-name="ce3" office:value-type="string">
            <text:p>tech_ironwood_tempering_desc</text:p>
          </table:table-cell>
          <table:table-cell table:style-name="ce6" office:value-type="string">
            <text:p>Tempering models and specifically-designed workshops make use of Ironwood highly efficient.</text:p>
          </table:table-cell>
          <table:table-cell table:style-name="ce6" office:value-type="string">
            <text:p>Модели закаливания и специальные мастерские позволяют получить максимальную выгоду от использованя древостали.</text:p>
          </table:table-cell>
          <table:table-cell table:style-name="ce6"/>
          <table:table-cell table:style-name="ce16" table:number-columns-repeated="22"/>
          <table:table-cell table:number-columns-repeated="998"/>
        </table:table-row>
        <table:table-row table:style-name="ro1">
          <table:table-cell table:style-name="ce3" office:value-type="string">
            <text:p>tech_lifetap</text:p>
          </table:table-cell>
          <table:table-cell table:style-name="ce6" office:value-type="string">
            <text:p>Life Tap</text:p>
          </table:table-cell>
          <table:table-cell table:style-name="ce6" office:value-type="string">
            <text:p>Жизнеотвод</text:p>
          </table:table-cell>
          <table:table-cell table:style-name="ce6"/>
          <table:table-cell table:style-name="ce16" table:number-columns-repeated="22"/>
          <table:table-cell table:number-columns-repeated="998"/>
        </table:table-row>
        <table:table-row table:style-name="ro2">
          <table:table-cell table:style-name="ce3" office:value-type="string">
            <text:p>tech_lifetap_desc</text:p>
          </table:table-cell>
          <table:table-cell table:style-name="ce6" office:value-type="string">
            <text:p>A processing systematization for the potent Ever-Blossom, making the most of its unique properties.</text:p>
          </table:table-cell>
          <table:table-cell table:style-name="ce6" office:value-type="string">
            <text:p>Систематизация обработки для вечноцвета, благодаря которой можно наиболее эффективно использовать его уникальные св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lythuric_reactor</text:p>
          </table:table-cell>
          <table:table-cell table:style-name="ce6" office:value-type="string">
            <text:p>Lythuric Reactors</text:p>
          </table:table-cell>
          <table:table-cell table:style-name="ce6" office:value-type="string">
            <text:p>Реакторы на литурическом газе</text:p>
          </table:table-cell>
          <table:table-cell table:style-name="ce6"/>
          <table:table-cell table:style-name="ce16" table:number-columns-repeated="22"/>
          <table:table-cell table:number-columns-repeated="998"/>
        </table:table-row>
        <table:table-row table:style-name="ro2">
          <table:table-cell table:style-name="ce3" office:value-type="string">
            <text:p>tech_lythuric_reactor_desc</text:p>
          </table:table-cell>
          <table:table-cell table:style-name="ce6" office:value-type="string">
            <text:p>Experimenting with Lythuric Gas' properties led to a stellar reactor design with intriguing results for further Physics research.</text:p>
          </table:table-cell>
          <table:table-cell table:style-name="ce6" office:value-type="string">
            <text:p>Эксперименты с свойствами литурического газа привели к созданию звездного реактора с интригующими результатами для дальнейших исследований физик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engos_vapor</text:p>
          </table:table-cell>
          <table:table-cell table:style-name="ce6" office:value-type="string">
            <text:p>Engos Vapor Processing</text:p>
          </table:table-cell>
          <table:table-cell table:style-name="ce6" office:value-type="string">
            <text:p>Обработка паров энгос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engos_vapor_desc</text:p>
          </table:table-cell>
          <table:table-cell table:style-name="ce6" office:value-type="string">
            <text:p>Processing technology removes the redundant elements and contaminants in Engos Vapor, yielding a concentrated product.</text:p>
          </table:table-cell>
          <table:table-cell table:style-name="ce6" office:value-type="string">
            <text:p>Технология обработки избавляет пары энгоса от загрязнителей и излишних элементов для получения концентрированный продукт.</text:p>
          </table:table-cell>
          <table:table-cell table:style-name="ce6"/>
          <table:table-cell table:style-name="ce16" table:number-columns-repeated="22"/>
          <table:table-cell table:number-columns-repeated="998"/>
        </table:table-row>
        <table:table-row table:style-name="ro1">
          <table:table-cell table:style-name="ce3" office:value-type="string">
            <text:p>tech_mine_pitharan_dust</text:p>
          </table:table-cell>
          <table:table-cell table:style-name="ce6" office:value-type="string">
            <text:p>Pitharan Dust Harvesting</text:p>
          </table:table-cell>
          <table:table-cell table:style-name="ce6" office:value-type="string">
            <text:p>Добыча питаранской пыли</text:p>
          </table:table-cell>
          <table:table-cell table:style-name="ce6"/>
          <table:table-cell table:style-name="ce16" table:number-columns-repeated="22"/>
          <table:table-cell table:number-columns-repeated="998"/>
        </table:table-row>
        <table:table-row table:style-name="ro2">
          <table:table-cell table:style-name="ce3" office:value-type="string">
            <text:p>tech_mine_pitharan_dust_desc</text:p>
          </table:table-cell>
          <table:table-cell table:style-name="ce6" office:value-type="string">
            <text:p>Stratified throughout other rock layers and deposits, Pitharan 'Dust' requires specific harvesting techniques.</text:p>
          </table:table-cell>
          <table:table-cell table:style-name="ce6" office:value-type="string">
            <text:p>Существующая в виде слоёв внутри камней и отложений породы, питаранская пыль требует специальных методов добычи.</text:p>
          </table:table-cell>
          <table:table-cell table:style-name="ce6"/>
          <table:table-cell table:style-name="ce16" table:number-columns-repeated="22"/>
          <table:table-cell table:number-columns-repeated="998"/>
        </table:table-row>
        <table:table-row table:style-name="ro1">
          <table:table-cell table:style-name="ce3" office:value-type="string">
            <text:p>tech_mine_satramene_gas</text:p>
          </table:table-cell>
          <table:table-cell table:style-name="ce6" office:value-type="string">
            <text:p>Satramene Gas Refining</text:p>
          </table:table-cell>
          <table:table-cell table:style-name="ce6" office:value-type="string">
            <text:p>Очистка сатраменового газа</text:p>
          </table:table-cell>
          <table:table-cell table:style-name="ce6"/>
          <table:table-cell table:style-name="ce16" table:number-columns-repeated="22"/>
          <table:table-cell table:number-columns-repeated="998"/>
        </table:table-row>
        <table:table-row table:style-name="ro2">
          <table:table-cell table:style-name="ce3" office:value-type="string">
            <text:p>tech_mine_satramene_gas_desc</text:p>
          </table:table-cell>
          <table:table-cell table:style-name="ce6" office:value-type="string">
            <text:p>Highly toxic in its natural state, refinement renders Satramene Gas' less helpful elements inert.</text:p>
          </table:table-cell>
          <table:table-cell table:style-name="ce6" office:value-type="string">
            <text:p>Высокотоксичен в естественном состоянии; очистка сатраменового газа делает наименее полезные элементы инертными.</text:p>
          </table:table-cell>
          <table:table-cell table:style-name="ce6"/>
          <table:table-cell table:style-name="ce16" table:number-columns-repeated="22"/>
          <table:table-cell table:number-columns-repeated="998"/>
        </table:table-row>
        <table:table-row table:style-name="ro1">
          <table:table-cell table:style-name="ce3" office:value-type="string">
            <text:p>tech_molecular_computing</text:p>
          </table:table-cell>
          <table:table-cell table:style-name="ce6" office:value-type="string">
            <text:p>Molecular Computing</text:p>
          </table:table-cell>
          <table:table-cell table:style-name="ce6" office:value-type="string">
            <text:p>Молекулярные вычисления</text:p>
          </table:table-cell>
          <table:table-cell table:style-name="ce6"/>
          <table:table-cell table:style-name="ce16" table:number-columns-repeated="22"/>
          <table:table-cell table:number-columns-repeated="998"/>
        </table:table-row>
        <table:table-row table:style-name="ro2">
          <table:table-cell table:style-name="ce3" office:value-type="string">
            <text:p>tech_molecular_computing_desc</text:p>
          </table:table-cell>
          <table:table-cell table:style-name="ce6" office:value-type="string">
            <text:p>Zinorine's unique ionic properties have enabled the construction of molecular computers when condensed.</text:p>
          </table:table-cell>
          <table:table-cell table:style-name="ce6" office:value-type="string">
            <text:p>Уникальные ионные свойства сконцентрированного зинорина дали нам возможность создавать молекулярные компьютеры.</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text:p>
          </table:table-cell>
          <table:table-cell table:style-name="ce6" office:value-type="string">
            <text:p>Primordial Neodymium Harvesting</text:p>
          </table:table-cell>
          <table:table-cell table:style-name="ce6" office:value-type="string">
            <text:p>Добыча первородного неодима</text:p>
          </table:table-cell>
          <table:table-cell table:style-name="ce6"/>
          <table:table-cell table:style-name="ce16" table:number-columns-repeated="22"/>
          <table:table-cell table:number-columns-repeated="998"/>
        </table:table-row>
        <table:table-row table:style-name="ro1">
          <table:table-cell table:style-name="ce3" office:value-type="string">
            <text:p>tech_neodymium_integrity_field_generator_desc</text:p>
          </table:table-cell>
          <table:table-cell table:style-name="ce6" office:value-type="string">
            <text:p>Magnetic applications of Primordial Neodymium exceed those of any other known substance.</text:p>
          </table:table-cell>
          <table:table-cell table:style-name="ce6" office:value-type="string">
            <text:p>Магнетические свойства первородного неодима превосходят таковые у любого другого известного веще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neorite_targeting_array</text:p>
          </table:table-cell>
          <table:table-cell table:style-name="ce6" office:value-type="string">
            <text:p>Neorite Crystal Finding</text:p>
          </table:table-cell>
          <table:table-cell table:style-name="ce6" office:value-type="string">
            <text:p>Поиск неоритовых кристаллов</text:p>
          </table:table-cell>
          <table:table-cell table:style-name="ce6"/>
          <table:table-cell table:style-name="ce16" table:number-columns-repeated="22"/>
          <table:table-cell table:number-columns-repeated="998"/>
        </table:table-row>
        <table:table-row table:style-name="ro2">
          <table:table-cell table:style-name="ce3" office:value-type="string">
            <text:p>tech_neorite_targeting_array_desc</text:p>
          </table:table-cell>
          <table:table-cell table:style-name="ce6" office:value-type="string">
            <text:p>The unique refraction properties of Neorite Crystals require specialized detection tools to locate them.</text:p>
          </table:table-cell>
          <table:table-cell table:style-name="ce6" office:value-type="string">
            <text:p>Уникальные свойства преломления у неоритовых кристаллов требуют специализированных устройств для их обнаружения.</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data_protocols</text:p>
          </table:table-cell>
          <table:table-cell table:style-name="ce6" office:value-type="string">
            <text:p>Precursor Data Protocols</text:p>
          </table:table-cell>
          <table:table-cell table:style-name="ce6" office:value-type="string">
            <text:p>Протоколы данных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data_protocols_desc</text:p>
          </table:table-cell>
          <table:table-cell table:style-name="ce6" office:value-type="string">
            <text:p>Examination and decoding of the Precursor Data Core with any efficiency will require an intimate understanding of their civilization's data protocols.</text:p>
          </table:table-cell>
          <table:table-cell table:style-name="ce6" office:value-type="string">
            <text:p>Изучение и расшифровка ядра данных предтеч в любом случае потребует более глубокого понимания протоколов данных их цивилизации.</text:p>
          </table:table-cell>
          <table:table-cell table:style-name="ce6"/>
          <table:table-cell table:style-name="ce16" table:number-columns-repeated="22"/>
          <table:table-cell table:number-columns-repeated="998"/>
        </table:table-row>
        <table:table-row table:style-name="ro1">
          <table:table-cell table:style-name="ce3" office:value-type="string">
            <text:p>tech_precursor_nanonics</text:p>
          </table:table-cell>
          <table:table-cell table:style-name="ce6" office:value-type="string">
            <text:p>Precursor Nanonics</text:p>
          </table:table-cell>
          <table:table-cell table:style-name="ce6" office:value-type="string">
            <text:p>Нанотехнологии предтеч</text:p>
          </table:table-cell>
          <table:table-cell table:style-name="ce6"/>
          <table:table-cell table:style-name="ce16" table:number-columns-repeated="22"/>
          <table:table-cell table:number-columns-repeated="998"/>
        </table:table-row>
        <table:table-row table:style-name="ro2">
          <table:table-cell table:style-name="ce3" office:value-type="string">
            <text:p>tech_precursor_nanonics_desc</text:p>
          </table:table-cell>
          <table:table-cell table:style-name="ce6" office:value-type="string">
            <text:p>Studying the Precursor Nanites has yielded an entirely novel approach to nanonics, deeply expanding our nanite capabilities.</text:p>
          </table:table-cell>
          <table:table-cell table:style-name="ce6" office:value-type="string">
            <text:p>Изучение нанитов предтеч дало совершенно новый подход в нанотехнологиях, глубоко расширив наши возможности в этой сфере.</text:p>
          </table:table-cell>
          <table:table-cell table:style-name="ce6"/>
          <table:table-cell table:style-name="ce16" table:number-columns-repeated="22"/>
          <table:table-cell table:number-columns-repeated="998"/>
        </table:table-row>
        <table:table-row table:style-name="ro1">
          <table:table-cell table:style-name="ce3" office:value-type="string">
            <text:p>tech_programmed_xna</text:p>
          </table:table-cell>
          <table:table-cell table:style-name="ce6" office:value-type="string">
            <text:p>Programmed XNA</text:p>
          </table:table-cell>
          <table:table-cell table:style-name="ce6" office:value-type="string">
            <text:p>Запрограммированный КсНК</text:p>
          </table:table-cell>
          <table:table-cell table:style-name="ce6"/>
          <table:table-cell table:style-name="ce16" table:number-columns-repeated="22"/>
          <table:table-cell table:number-columns-repeated="998"/>
        </table:table-row>
        <table:table-row table:style-name="ro2">
          <table:table-cell table:style-name="ce3" office:value-type="string">
            <text:p>tech_programmed_xna_desc</text:p>
          </table:table-cell>
          <table:table-cell table:style-name="ce6" office:value-type="string">
            <text:p>Harnesses the XNA-based 'Terraforming Bacteria' to improve our own Terraforming operations.</text:p>
          </table:table-cell>
          <table:table-cell table:style-name="ce6" office:value-type="string">
            <text:p>Контролирует созданную на основе КсНК 'Терраформирующую Бактерию' для усовершенствования наших собственных операций по терраформированию.</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text:p>
          </table:table-cell>
          <table:table-cell table:style-name="ce6" office:value-type="string">
            <text:p>Pyronium Crystal Mining</text:p>
          </table:table-cell>
          <table:table-cell table:style-name="ce6" office:value-type="string">
            <text:p>Добыча пирониевых кристаллов</text:p>
          </table:table-cell>
          <table:table-cell table:style-name="ce6"/>
          <table:table-cell table:style-name="ce16" table:number-columns-repeated="22"/>
          <table:table-cell table:number-columns-repeated="998"/>
        </table:table-row>
        <table:table-row table:style-name="ro1">
          <table:table-cell table:style-name="ce3" office:value-type="string">
            <text:p>tech_pyronium_experimental_lab_desc</text:p>
          </table:table-cell>
          <table:table-cell table:style-name="ce6" office:value-type="string">
            <text:p>The highly explosive properties of Pyronium Crystals make for difficult mining practices.</text:p>
          </table:table-cell>
          <table:table-cell table:style-name="ce6" office:value-type="string">
            <text:p>Крайне взрывоопасные свойства пирониевых кристаллов делают их добычу достаточно сложной.</text:p>
          </table:table-cell>
          <table:table-cell table:style-name="ce6"/>
          <table:table-cell table:style-name="ce16" table:number-columns-repeated="22"/>
          <table:table-cell table:number-columns-repeated="998"/>
        </table:table-row>
        <table:table-row table:style-name="ro1">
          <table:table-cell table:style-name="ce3" office:value-type="string">
            <text:p>tech_sactajenian_purification</text:p>
          </table:table-cell>
          <table:table-cell table:style-name="ce6" office:value-type="string">
            <text:p>Sactajenian Purification</text:p>
          </table:table-cell>
          <table:table-cell table:style-name="ce6" office:value-type="string">
            <text:p>Очищение сактаджена</text:p>
          </table:table-cell>
          <table:table-cell table:style-name="ce6"/>
          <table:table-cell table:style-name="ce16" table:number-columns-repeated="22"/>
          <table:table-cell table:number-columns-repeated="998"/>
        </table:table-row>
        <table:table-row table:style-name="ro2">
          <table:table-cell table:style-name="ce3" office:value-type="string">
            <text:p>tech_sactajenian_purification_desc</text:p>
          </table:table-cell>
          <table:table-cell table:style-name="ce6" office:value-type="string">
            <text:p>Distillation of Sactajenian is fraught with pitfalls, requiring dedicated purification apparatuses.</text:p>
          </table:table-cell>
          <table:table-cell table:style-name="ce6" office:value-type="string">
            <text:p>Дистилляция сактаджена сопровождается различными проблемами, поэтому требует определённых очистительных устройств.</text:p>
          </table:table-cell>
          <table:table-cell table:style-name="ce6"/>
          <table:table-cell table:style-name="ce16" table:number-columns-repeated="22"/>
          <table:table-cell table:number-columns-repeated="998"/>
        </table:table-row>
        <table:table-row table:style-name="ro1">
          <table:table-cell table:style-name="ce3" office:value-type="string">
            <text:p>tech_scritch_gravity_forge</text:p>
          </table:table-cell>
          <table:table-cell table:style-name="ce6" office:value-type="string">
            <text:p>Scritch Gravitic Processing</text:p>
          </table:table-cell>
          <table:table-cell table:style-name="ce6" office:value-type="string">
            <text:p>Гравитационная обработка скритча</text:p>
          </table:table-cell>
          <table:table-cell table:style-name="ce6"/>
          <table:table-cell table:style-name="ce16" table:number-columns-repeated="22"/>
          <table:table-cell table:number-columns-repeated="998"/>
        </table:table-row>
        <table:table-row table:style-name="ro2">
          <table:table-cell table:style-name="ce3" office:value-type="string">
            <text:p>tech_scritch_gravity_forge_desc</text:p>
          </table:table-cell>
          <table:table-cell table:style-name="ce6" office:value-type="string">
            <text:p>Extremely advanced gravitic funneling techniques are necessary for even the most feeble use of the fantastic element, Scritch.</text:p>
          </table:table-cell>
          <table:table-cell table:style-name="ce6" office:value-type="string">
            <text:p>Даже для добычи совсем маленького количества такого фантастического вещества, как скритч, требуются крайне продвинутые технологии гравитационного стяги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elenemite_foundry</text:p>
          </table:table-cell>
          <table:table-cell table:style-name="ce6" office:value-type="string">
            <text:p>Selenemite Ore Isolation</text:p>
          </table:table-cell>
          <table:table-cell table:style-name="ce6" office:value-type="string">
            <text:p>Изоляция селенемито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selenemite_foundry_desc</text:p>
          </table:table-cell>
          <table:table-cell table:style-name="ce6" office:value-type="string">
            <text:p>Selenemite Ore presents solely within other dense rock deposits, necessitating isolation to utilize.</text:p>
          </table:table-cell>
          <table:table-cell table:style-name="ce6" office:value-type="string">
            <text:p>Селенемитовая руда встречается только в плотных каменных залежах, делая необходимым его изоляцию для использования.</text:p>
          </table:table-cell>
          <table:table-cell table:style-name="ce6"/>
          <table:table-cell table:style-name="ce16" table:number-columns-repeated="22"/>
          <table:table-cell table:number-columns-repeated="998"/>
        </table:table-row>
        <table:table-row table:style-name="ro1">
          <table:table-cell table:style-name="ce3" office:value-type="string">
            <text:p>tech_soil_harvesting</text:p>
          </table:table-cell>
          <table:table-cell table:style-name="ce6" office:value-type="string">
            <text:p>Soil Harvesting</text:p>
          </table:table-cell>
          <table:table-cell table:style-name="ce6" office:value-type="string">
            <text:p>Сбор почвы</text:p>
          </table:table-cell>
          <table:table-cell table:style-name="ce6"/>
          <table:table-cell table:style-name="ce16" table:number-columns-repeated="22"/>
          <table:table-cell table:number-columns-repeated="998"/>
        </table:table-row>
        <table:table-row table:style-name="ro2">
          <table:table-cell table:style-name="ce3" office:value-type="string">
            <text:p>tech_soil_harvesting_desc</text:p>
          </table:table-cell>
          <table:table-cell table:style-name="ce6" office:value-type="string">
            <text:p>Breakthroughs in genetic and chemical technology have unlocked a powerful new ability to invigorate soil and fertilize crop production.</text:p>
          </table:table-cell>
          <table:table-cell table:style-name="ce6" office:value-type="string">
            <text:p>Прорывы в генетической и химической технологиях открыли новые мощные способности по улучшению почвы и удобрению растений.</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text:p>
          </table:table-cell>
          <table:table-cell table:style-name="ce6" office:value-type="string">
            <text:p>Sorium-3 Isolation</text:p>
          </table:table-cell>
          <table:table-cell table:style-name="ce6" office:value-type="string">
            <text:p>Изоляция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sorium_shield_multiplexer_desc</text:p>
          </table:table-cell>
          <table:table-cell table:style-name="ce6" office:value-type="string">
            <text:p>Force-field generators are intensely enhanced with the introduction of Sorium-3.</text:p>
          </table:table-cell>
          <table:table-cell table:style-name="ce6" office:value-type="string">
            <text:p>Генераторы силовых полей серьёзно усиливаются при использовании сория-3.</text:p>
          </table:table-cell>
          <table:table-cell table:style-name="ce6"/>
          <table:table-cell table:style-name="ce16" table:number-columns-repeated="22"/>
          <table:table-cell table:number-columns-repeated="998"/>
        </table:table-row>
        <table:table-row table:style-name="ro1">
          <table:table-cell table:style-name="ce3" office:value-type="string">
            <text:p>tech_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2">
          <table:table-cell table:style-name="ce3" office:value-type="string">
            <text:p>tech_tectonic_engineering_desc</text:p>
          </table:table-cell>
          <table:table-cell table:style-name="ce6" office:value-type="string">
            <text:p>Through extensive manipulation of tectonic forces and implants into tectonic plates, we can increase available land mass on our planets.</text:p>
          </table:table-cell>
          <table:table-cell table:style-name="ce6" office:value-type="string">
            <text:p>Благодаря обширной манипуляции с тектоническими силами и имплантатами в тектонические плиты, мы можем увеличить доступную массу суши на наших планетах.</text:p>
          </table:table-cell>
          <table:table-cell table:style-name="ce6"/>
          <table:table-cell table:style-name="ce16" table:number-columns-repeated="22"/>
          <table:table-cell table:number-columns-repeated="998"/>
        </table:table-row>
        <table:table-row table:style-name="ro1">
          <table:table-cell table:style-name="ce3" office:value-type="string">
            <text:p>tech_thullium_energy_processor</text:p>
          </table:table-cell>
          <table:table-cell table:style-name="ce6" office:value-type="string">
            <text:p>Thullium Ore Mining</text:p>
          </table:table-cell>
          <table:table-cell table:style-name="ce6" office:value-type="string">
            <text:p>Добыча тулиевой руды</text:p>
          </table:table-cell>
          <table:table-cell table:style-name="ce6"/>
          <table:table-cell table:style-name="ce16" table:number-columns-repeated="22"/>
          <table:table-cell table:number-columns-repeated="998"/>
        </table:table-row>
        <table:table-row table:style-name="ro2">
          <table:table-cell table:style-name="ce3" office:value-type="string">
            <text:p>tech_thullium_energy_processor_desc</text:p>
          </table:table-cell>
          <table:table-cell table:style-name="ce6" office:value-type="string">
            <text:p>Given the specialized conditions of its creation, Thullium Ore is only accessible with specialized mining equipment.</text:p>
          </table:table-cell>
          <table:table-cell table:style-name="ce6" office:value-type="string">
            <text:p>Порождаемая только при определённых окружающих условиях, тулиевая руда может быть добыта только со специализированным оборудованием.</text:p>
          </table:table-cell>
          <table:table-cell table:style-name="ce6"/>
          <table:table-cell table:style-name="ce16" table:number-columns-repeated="22"/>
          <table:table-cell table:number-columns-repeated="998"/>
        </table:table-row>
        <table:table-row table:style-name="ro1">
          <table:table-cell table:style-name="ce3" office:value-type="string">
            <text:p>tech_thybidium_refining</text:p>
          </table:table-cell>
          <table:table-cell table:style-name="ce6" office:value-type="string">
            <text:p>Thybidium Refining</text:p>
          </table:table-cell>
          <table:table-cell table:style-name="ce6" office:value-type="string">
            <text:p>Очистка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ech_thybidium_refining_desc</text:p>
          </table:table-cell>
          <table:table-cell table:style-name="ce6" office:value-type="string">
            <text:p>Refining Thybidium has proven quite difficult, but the end result has revolutionized reactor construction.</text:p>
          </table:table-cell>
          <table:table-cell table:style-name="ce6" office:value-type="string">
            <text:p>Очистка тайбидиума является довольно сложным процессом, но конечный результат устроил революцию в конструировании реакторов.</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text:p>
          </table:table-cell>
          <table:table-cell table:style-name="ce6" office:value-type="string">
            <text:p>Ventium Enrichment</text:p>
          </table:table-cell>
          <table:table-cell table:style-name="ce6" office:value-type="string">
            <text:p>Обогащение вентия</text:p>
          </table:table-cell>
          <table:table-cell table:style-name="ce6"/>
          <table:table-cell table:style-name="ce16" table:number-columns-repeated="22"/>
          <table:table-cell table:number-columns-repeated="998"/>
        </table:table-row>
        <table:table-row table:style-name="ro1">
          <table:table-cell table:style-name="ce3" office:value-type="string">
            <text:p>tech_ventium_enrichment_desc</text:p>
          </table:table-cell>
          <table:table-cell table:style-name="ce6" office:value-type="string">
            <text:p>Ventium's excellent properties can only be fully harnessed with proper enrichment of its Ore.</text:p>
          </table:table-cell>
          <table:table-cell table:style-name="ce6" office:value-type="string">
            <text:p>Великолепные свойства вентия могут быть полностью контролируемыми только при достаточном обогащении руды.</text:p>
          </table:table-cell>
          <table:table-cell table:style-name="ce6"/>
          <table:table-cell table:style-name="ce16" table:number-columns-repeated="22"/>
          <table:table-cell table:number-columns-repeated="998"/>
        </table:table-row>
        <table:table-row table:style-name="ro1">
          <table:table-cell table:style-name="ce3" office:value-type="string">
            <text:p>tech_xeno_archaeology</text:p>
          </table:table-cell>
          <table:table-cell table:style-name="ce6" office:value-type="string">
            <text:p>Xeno Archaeology</text:p>
          </table:table-cell>
          <table:table-cell table:style-name="ce6" office:value-type="string">
            <text:p>Ксено-археология</text:p>
          </table:table-cell>
          <table:table-cell table:style-name="ce6"/>
          <table:table-cell table:style-name="ce16" table:number-columns-repeated="22"/>
          <table:table-cell table:number-columns-repeated="998"/>
        </table:table-row>
        <table:table-row table:style-name="ro2">
          <table:table-cell table:style-name="ce3" office:value-type="string">
            <text:p>tech_xeno_archaeology_desc</text:p>
          </table:table-cell>
          <table:table-cell table:style-name="ce6" office:value-type="string">
            <text:p>Dedicated study of alien Archaeological Remains will grant deeper insights into their societies and technologies.</text:p>
          </table:table-cell>
          <table:table-cell table:style-name="ce6" office:value-type="string">
            <text:p>Тщательное изучение инопланетных археологических реликвий даст более глубокое понимание технологий предтеч и их социального устройств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text:p>
          </table:table-cell>
          <table:table-cell table:style-name="ce6" office:value-type="string">
            <text:p>Xerodine Containment</text:p>
          </table:table-cell>
          <table:table-cell table:style-name="ce6" office:value-type="string">
            <text:p>Сдерживание ксеродина</text:p>
          </table:table-cell>
          <table:table-cell table:style-name="ce6"/>
          <table:table-cell table:style-name="ce16" table:number-columns-repeated="22"/>
          <table:table-cell table:number-columns-repeated="998"/>
        </table:table-row>
        <table:table-row table:style-name="ro1">
          <table:table-cell table:style-name="ce3" office:value-type="string">
            <text:p>tech_xerodine_hyperlane_stabilisation_desc</text:p>
          </table:table-cell>
          <table:table-cell table:style-name="ce6" office:value-type="string">
            <text:p>Harnessing Xerodine will enable faster hyperspeed travel throughout our systems.</text:p>
          </table:table-cell>
          <table:table-cell table:style-name="ce6" office:value-type="string">
            <text:p>Подавление ксеродина позволит совершать более быстрые гиперскоростные путешествия по нашим системам.</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text:p>
          </table:table-cell>
          <table:table-cell table:style-name="ce6" office:value-type="string">
            <text:p>Tectonic Engineering</text:p>
          </table:table-cell>
          <table:table-cell table:style-name="ce6" office:value-type="string">
            <text:p>Тектоническая инженерия</text:p>
          </table:table-cell>
          <table:table-cell table:style-name="ce6"/>
          <table:table-cell table:style-name="ce16" table:number-columns-repeated="22"/>
          <table:table-cell table:number-columns-repeated="998"/>
        </table:table-row>
        <table:table-row table:style-name="ro1">
          <table:table-cell table:style-name="ce3" office:value-type="string">
            <text:p>tectonic_engineering_cannot_be_performed_more_than_5_times</text:p>
          </table:table-cell>
          <table:table-cell table:style-name="ce6" office:value-type="string">
            <text:p>$tectonic_engineering$ cannot be performed more than 5 times.</text:p>
          </table:table-cell>
          <table:table-cell table:style-name="ce6" office:value-type="string">
            <text:p>$tectonic_engineering$ не может быть выполнена более 5 раз.</text:p>
          </table:table-cell>
          <table:table-cell table:style-name="ce6"/>
          <table:table-cell table:style-name="ce16" table:number-columns-repeated="22"/>
          <table:table-cell table:number-columns-repeated="998"/>
        </table:table-row>
        <table:table-row table:style-name="ro2">
          <table:table-cell table:style-name="ce3" office:value-type="string">
            <text:p>tectonic_engineering_desc</text:p>
          </table:table-cell>
          <table:table-cell table:style-name="ce6" office:value-type="string">
            <text:p>$tectonic_engineering$ is a $planetary_projects$ project. $planetary_projects_desc$\n\n$tech_tectonic_engineering_desc$</text:p>
          </table:table-cell>
          <table:table-cell table:style-name="ce6" office:value-type="string">
            <text:p>$tectonic_engineering$ это проект типа $planetary_projects$. $planetary_projects_desc$\n\n$tech_tectonic_engineering_desc$</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country</text:p>
          </table:table-cell>
          <table:table-cell table:number-columns-repeated="2" table:style-name="ce6" office:value-type="string">
            <text:p>\n£sr_teldar §H$sr_teldar$§!\n$sr_teldar_desc$\n\n</text:p>
          </table:table-cell>
          <table:table-cell table:style-name="ce6"/>
          <table:table-cell table:style-name="ce16" table:number-columns-repeated="22"/>
          <table:table-cell table:number-columns-repeated="998"/>
        </table:table-row>
        <table:table-row table:style-name="ro1">
          <table:table-cell table:style-name="ce3" office:value-type="string">
            <text:p>teldar_discovered_ship</text:p>
          </table:table-cell>
          <table:table-cell table:number-columns-repeated="2" table:style-name="ce6" office:value-type="string">
            <text:p>$teldar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erraformed</text:p>
          </table:table-cell>
          <table:table-cell table:style-name="ce6" office:value-type="string">
            <text:p>§GTerraformed Planet§!</text:p>
          </table:table-cell>
          <table:table-cell table:style-name="ce6" office:value-type="string">
            <text:p>§GТерраформированная планета§!</text:p>
          </table:table-cell>
          <table:table-cell table:style-name="ce6"/>
          <table:table-cell table:style-name="ce16" table:number-columns-repeated="22"/>
          <table:table-cell table:number-columns-repeated="998"/>
        </table:table-row>
        <table:table-row table:style-name="ro1">
          <table:table-cell table:style-name="ce3" office:value-type="string">
            <text:p>terraformed_desc</text:p>
          </table:table-cell>
          <table:table-cell table:style-name="ce6" office:value-type="string">
            <text:p>This planet has been terraformed and its environment optimized.</text:p>
          </table:table-cell>
          <table:table-cell table:style-name="ce6" office:value-type="string">
            <text:p>Эта планета была терраформирована и ее окружающая среда оптимизирована.</text:p>
          </table:table-cell>
          <table:table-cell table:style-name="ce6"/>
          <table:table-cell table:style-name="ce16" table:number-columns-repeated="22"/>
          <table:table-cell table:number-columns-repeated="998"/>
        </table:table-row>
        <table:table-row table:style-name="ro7">
          <table:table-cell table:style-name="ce3" office:value-type="string">
            <text:p>terraformer_deactivation_warning</text:p>
          </table:table-cell>
          <table:table-cell table:style-name="ce6" office:value-type="string">
            <text:p>§RWarning§!: When the $building_terraformer$ is deactivated there is a chance for a catastrophe occuring every year. The chance increases by §R2.5%§! every year. Furthermore, the $building_terraformer$ will not clear tile blockers or terraform the planet when deactivated - in fact the amount of time required for a successfull terraforming will increase by 1 year for every year the $building_terraformer$ is off-line.</text:p>
          </table:table-cell>
          <table:table-cell table:style-name="ce6" office:value-type="string">
            <text:p>§RВнимание§ !: Когда $building_terraformer$ отключён, есть шанс катастрофы, происходящий каждый год. Шанс увеличивается на §R2.5%§! каждый год. Кроме того, $building_terraformer$ не очистит клетки-блокираторы или терраформирует планету при деактивации - на самом деле количество времени, необходимое для успешного терраформирования, увеличится на 1 год за каждый год в автономном режиме.</text:p>
          </table:table-cell>
          <table:table-cell table:style-name="ce6"/>
          <table:table-cell table:style-name="ce16" table:number-columns-repeated="22"/>
          <table:table-cell table:number-columns-repeated="998"/>
        </table:table-row>
        <table:table-row table:style-name="ro1">
          <table:table-cell table:style-name="ce3" office:value-type="string">
            <text:p>terraforming_candidate_discovery_chance</text:p>
          </table:table-cell>
          <table:table-cell table:style-name="ce6" office:value-type="string">
            <text:p>Terraforming Candidate Discovery Chance</text:p>
          </table:table-cell>
          <table:table-cell table:style-name="ce6" office:value-type="string">
            <text:p>Вероятность открытия кандидата на терраформирование</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country</text:p>
          </table:table-cell>
          <table:table-cell table:number-columns-repeated="2" table:style-name="ce6" office:value-type="string">
            <text:p>\n£sr_thullium §H$sr_thullium$§!\n$sr_thullium_desc$\n\n</text:p>
          </table:table-cell>
          <table:table-cell table:style-name="ce6"/>
          <table:table-cell table:style-name="ce16" table:number-columns-repeated="22"/>
          <table:table-cell table:number-columns-repeated="998"/>
        </table:table-row>
        <table:table-row table:style-name="ro1">
          <table:table-cell table:style-name="ce3" office:value-type="string">
            <text:p>thullium_discovered_ship</text:p>
          </table:table-cell>
          <table:table-cell table:number-columns-repeated="2" table:style-name="ce6" office:value-type="string">
            <text:p>$thullium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thybidium_project</text:p>
          </table:table-cell>
          <table:table-cell table:style-name="ce6" office:value-type="string">
            <text:p>Investigate Thybidium Deposits</text:p>
          </table:table-cell>
          <table:table-cell table:style-name="ce6" office:value-type="string">
            <text:p>Исследовать месторождения тайбидиума</text:p>
          </table:table-cell>
          <table:table-cell table:style-name="ce6"/>
          <table:table-cell table:style-name="ce16" table:number-columns-repeated="22"/>
          <table:table-cell table:number-columns-repeated="998"/>
        </table:table-row>
        <table:table-row table:style-name="ro2">
          <table:table-cell table:style-name="ce3" office:value-type="string">
            <text:p>thybidium_project_DESC</text:p>
          </table:table-cell>
          <table:table-cell table:style-name="ce6" office:value-type="string">
            <text:p>Specialized exhumation gear will be necessary to safely extract and study the Thybidium deposits on [From.GetName].</text:p>
          </table:table-cell>
          <table:table-cell table:style-name="ce6" office:value-type="string">
            <text:p>Для безопасного извлечения и изучения месторождений тибидиума на [From.GetName] необходимо специальное снаряжение для эксгумации.</text:p>
          </table:table-cell>
          <table:table-cell table:style-name="ce6"/>
          <table:table-cell table:style-name="ce16" table:number-columns-repeated="22"/>
          <table:table-cell table:number-columns-repeated="998"/>
        </table:table-row>
        <table:table-row table:style-name="ro1">
          <table:table-cell table:style-name="ce3" office:value-type="string">
            <text:p>tile_blockers</text:p>
          </table:table-cell>
          <table:table-cell table:style-name="ce6" office:value-type="string">
            <text:p>Tile-Blockers</text:p>
          </table:table-cell>
          <table:table-cell table:style-name="ce6" office:value-type="string">
            <text:p>Клетки-блокираторы</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text:p>
          </table:table-cell>
          <table:table-cell table:number-columns-repeated="2" table:style-name="ce6" office:value-type="string">
            <text:p>$tile_resource_unity_add$</text:p>
          </table:table-cell>
          <table:table-cell table:style-name="ce6"/>
          <table:table-cell table:style-name="ce16" table:number-columns-repeated="22"/>
          <table:table-cell table:number-columns-repeated="998"/>
        </table:table-row>
        <table:table-row table:style-name="ro1">
          <table:table-cell table:style-name="ce3" office:value-type="string">
            <text:p>tile_building_resource_unity_add_desc</text:p>
          </table:table-cell>
          <table:table-cell table:style-name="ce6" office:value-type="string">
            <text:p>Unity Output</text:p>
          </table:table-cell>
          <table:table-cell table:style-name="ce6" office:value-type="string">
            <text:p>Производство единств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text:p>
          </table:table-cell>
          <table:table-cell table:style-name="ce6" office:value-type="string">
            <text:p>Voidhome $preference$</text:p>
          </table:table-cell>
          <table:table-cell table:style-name="ce6" office:value-type="string">
            <text:p>Адаптаци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asteroidal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text:p>
          </table:table-cell>
          <table:table-cell table:style-name="ce6" office:value-type="string">
            <text:p>$pc_barren_cold_terraforming$ $preference$</text:p>
          </table:table-cell>
          <table:table-cell table:style-name="ce6" office:value-type="string">
            <text:p>Адаптация: $pc_barren_cold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cold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text:p>
          </table:table-cell>
          <table:table-cell table:style-name="ce6" office:value-type="string">
            <text:p>$pc_barren_terraforming$ $preference$</text:p>
          </table:table-cell>
          <table:table-cell table:style-name="ce6" office:value-type="string">
            <text:p>Адаптация: $pc_barr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barren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crystal_asteroidal_planetoid_preference</text:p>
          </table:table-cell>
          <table:table-cell table:style-name="ce6" office:value-type="string">
            <text:p>Subspace Voidhome $preference$</text:p>
          </table:table-cell>
          <table:table-cell table:style-name="ce14" office:value-type="string">
            <text:p>Адаптация: <text:s/>Подпространствен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crystal_asteroidal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text:p>
          </table:table-cell>
          <table:table-cell table:style-name="ce6" office:value-type="string">
            <text:p>Dwarf Planetoid World $preference$</text:p>
          </table:table-cell>
          <table:table-cell table:style-name="ce6" office:value-type="string">
            <text:p>Адаптация: Карликовый планетоид</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_asteroid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dwarf_planetoid_preference</text:p>
          </table:table-cell>
          <table:table-cell table:style-name="ce6" office:value-type="string">
            <text:p>Voidhome $preference$</text:p>
          </table:table-cell>
          <table:table-cell table:style-name="ce14" office:value-type="string">
            <text:p>Адаптация: <text:s/>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dwarf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text:p>
          </table:table-cell>
          <table:table-cell table:style-name="ce6" office:value-type="string">
            <text:p>$pc_frozen_terraforming$ $preference$</text:p>
          </table:table-cell>
          <table:table-cell table:style-name="ce6" office:value-type="string">
            <text:p>Адаптация: $pc_froz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frozen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text:p>
          </table:table-cell>
          <table:table-cell table:style-name="ce6" office:value-type="string">
            <text:p>Cambrian World $preference$</text:p>
          </table:table-cell>
          <table:table-cell table:style-name="ce6" office:value-type="string">
            <text:p>Адаптация: Кембрий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crystalline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text:p>
          </table:table-cell>
          <table:table-cell table:style-name="ce6" office:value-type="string">
            <text:p>Geometallic World $preference$</text:p>
          </table:table-cell>
          <table:table-cell table:style-name="ce6" office:value-type="string">
            <text:p>Адаптация: Геометаллически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etallic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text:p>
          </table:table-cell>
          <table:table-cell table:style-name="ce6" office:value-type="string">
            <text:p>Geomorteus World $preference$</text:p>
          </table:table-cell>
          <table:table-cell table:style-name="ce6" office:value-type="string">
            <text:p>Адаптация: Геоморт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eomorteus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text:p>
          </table:table-cell>
          <table:table-cell table:style-name="ce6" office:value-type="string">
            <text:p>Cold Reducing World $preference$</text:p>
          </table:table-cell>
          <table:table-cell table:style-name="ce6" office:value-type="string">
            <text:p>Адаптация: Холодны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cold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text:p>
          </table:table-cell>
          <table:table-cell table:style-name="ce6" office:value-type="string">
            <text:p>Hot Reducing World $preference$</text:p>
          </table:table-cell>
          <table:table-cell table:style-name="ce6" office:value-type="string">
            <text:p>Адаптация: Горячий редуцирован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greenhouse_hot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9">
          <table:table-cell table:style-name="ce3" office:value-type="string">
            <text:p>trait_pc_ice_asteroidal_planetoid_preference</text:p>
          </table:table-cell>
          <table:table-cell table:style-name="ce6" office:value-type="string">
            <text:p>Frozen Voidhome $preference$</text:p>
          </table:table-cell>
          <table:table-cell table:style-name="ce14" office:value-type="string">
            <text:p>Адаптация: <text:s/>Ледяная вакуумная среда</text:p>
          </table:table-cell>
          <table:table-cell table:style-name="ce6"/>
          <table:table-cell table:style-name="ce16" table:number-columns-repeated="22"/>
          <table:table-cell table:number-columns-repeated="998"/>
        </table:table-row>
        <table:table-row table:style-name="ro1">
          <table:table-cell table:style-name="ce3" office:value-type="string">
            <text:p>trait_pc_ice_asteroidal_planetoid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text:p>
          </table:table-cell>
          <table:table-cell table:style-name="ce6" office:value-type="string">
            <text:p>Irradiated Marginal World $preference$</text:p>
          </table:table-cell>
          <table:table-cell table:style-name="ce6" office:value-type="string">
            <text:p>Адаптация: Облучён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marginal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text:p>
          </table:table-cell>
          <table:table-cell table:style-name="ce6" office:value-type="string">
            <text:p>Irradiated Terrestrial World $preference$</text:p>
          </table:table-cell>
          <table:table-cell table:style-name="ce6" office:value-type="string">
            <text:p>Адаптация: Облученный земноподоб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irradiated_terrestrial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text:p>
          </table:table-cell>
          <table:table-cell table:style-name="ce6" office:value-type="string">
            <text:p>Asteroidal Moon $preference$</text:p>
          </table:table-cell>
          <table:table-cell table:style-name="ce6" office:value-type="string">
            <text:p>Адаптация: Астероидоподобные луны</text:p>
          </table:table-cell>
          <table:table-cell table:style-name="ce6"/>
          <table:table-cell table:style-name="ce16" table:number-columns-repeated="22"/>
          <table:table-cell table:number-columns-repeated="998"/>
        </table:table-row>
        <table:table-row table:style-name="ro1">
          <table:table-cell table:style-name="ce3" office:value-type="string">
            <text:p>trait_pc_large_asteroid_moon_terraforming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text:p>
          </table:table-cell>
          <table:table-cell table:style-name="ce6" office:value-type="string">
            <text:p>Lush World $preference$</text:p>
          </table:table-cell>
          <table:table-cell table:style-name="ce6" office:value-type="string">
            <text:p>Адаптация: Пыш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lush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text:p>
          </table:table-cell>
          <table:table-cell table:style-name="ce6" office:value-type="string">
            <text:p>Cold Marginal World $preference$</text:p>
          </table:table-cell>
          <table:table-cell table:style-name="ce6" office:value-type="string">
            <text:p>Адаптация: Холодн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cold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text:p>
          </table:table-cell>
          <table:table-cell table:style-name="ce6" office:value-type="string">
            <text:p>Warm Marginal World $preference$</text:p>
          </table:table-cell>
          <table:table-cell table:style-name="ce6" office:value-type="string">
            <text:p>Адаптация: Тёплый марг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marginal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text:p>
          </table:table-cell>
          <table:table-cell table:style-name="ce6" office:value-type="string">
            <text:p>$pc_molten_terraforming$ $preference$</text:p>
          </table:table-cell>
          <table:table-cell table:style-name="ce6" office:value-type="string">
            <text:p>Адаптация: $pc_molten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molten_terraforming_preference_desc</text:p>
          </table:table-cell>
          <table:table-cell table:number-columns-repeated="2"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text:p>
          </table:table-cell>
          <table:table-cell table:style-name="ce6" office:value-type="string">
            <text:p>Retinal World $preference$</text:p>
          </table:table-cell>
          <table:table-cell table:style-name="ce6" office:value-type="string">
            <text:p>Адаптация: Ретинальный мир</text:p>
          </table:table-cell>
          <table:table-cell table:style-name="ce6"/>
          <table:table-cell table:style-name="ce16" table:number-columns-repeated="22"/>
          <table:table-cell table:number-columns-repeated="998"/>
        </table:table-row>
        <table:table-row table:style-name="ro1">
          <table:table-cell table:style-name="ce3" office:value-type="string">
            <text:p>trait_pc_retinal_preference_desc</text:p>
          </table:table-cell>
          <table:table-cell table:number-columns-repeated="2" table:style-name="ce6" office:value-type="string">
            <text:p>$trait_pc_arctic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text:p>
          </table:table-cell>
          <table:table-cell table:style-name="ce6" office:value-type="string">
            <text:p>$pc_toxic_terraforming$ $preference$</text:p>
          </table:table-cell>
          <table:table-cell table:style-name="ce6" office:value-type="string">
            <text:p>Адаптация: $pc_toxic_terraforming$</text:p>
          </table:table-cell>
          <table:table-cell table:style-name="ce6"/>
          <table:table-cell table:style-name="ce16" table:number-columns-repeated="22"/>
          <table:table-cell table:number-columns-repeated="998"/>
        </table:table-row>
        <table:table-row table:style-name="ro1">
          <table:table-cell table:style-name="ce3" office:value-type="string">
            <text:p>trait_pc_toxic_terraforming_preference_desc</text:p>
          </table:table-cell>
          <table:table-cell table:style-name="ce6" office:value-type="string">
            <text:p>$trait_pc_continental_preference_desc$</text:p>
          </table:table-cell>
          <table:table-cell table:style-name="ce6" office:value-type="string">
            <text:p>$trait_pc_continental_preference_desc$</text:p>
          </table:table-cell>
          <table:table-cell table:style-name="ce6"/>
          <table:table-cell table:style-name="ce16" table:number-columns-repeated="22"/>
          <table:table-cell table:number-columns-repeated="998"/>
        </table:table-row>
        <table:table-row table:style-name="ro1">
          <table:table-cell table:style-name="ce3" office:value-type="string">
            <text:p>welcome_message_off</text:p>
          </table:table-cell>
          <table:table-cell table:style-name="ce6" office:value-type="string">
            <text:p>§GCurrent Settings§!:\n</text:p>
          </table:table-cell>
          <table:table-cell table:style-name="ce6" office:value-type="string">
            <text:p>§GТекущие настройки§!:\n</text:p>
          </table:table-cell>
          <table:table-cell table:style-name="ce6"/>
          <table:table-cell table:style-name="ce16" table:number-columns-repeated="22"/>
          <table:table-cell table:number-columns-repeated="998"/>
        </table:table-row>
        <table:table-row table:style-name="ro13">
          <table:table-cell table:style-name="ce3" office:value-type="string">
            <text:p>welcome_message_on</text:p>
          </table:table-cell>
          <table:table-cell table:style-name="ce6" office:value-type="string">
            <text:p>Welcome to the $planets_enhanced$ start menu. Press "§HDefault Settings§!"to immediately begin playing or "§HAdvanced Configuration§!"to configure the mod's engine, change planets and enable/disable mod features.\n\n§GCurrent Settings§!:</text:p>
          </table:table-cell>
          <table:table-cell table:style-name="ce10" office:value-type="string">
            <text:p>Добро пожаловать в начальное меню Core Game Mechanics: Planets Enhanced! Нажмите "§HБазовые настройки§!" чтобы немедленно начать игру или "§HПродвинутые настройки§!" для настройки мода, изменения планет и вкл./выкд. дополнительных функций мода.\n\n§GТекущие настройки§!:</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country</text:p>
          </table:table-cell>
          <table:table-cell table:style-name="ce6" office:value-type="string">
            <text:p>\n£sr_xerodine §H$sr_xerodine$§!\n$sr_xerodine_desc$\n\n</text:p>
          </table:table-cell>
          <table:table-cell table:style-name="ce6" office:value-type="string">
            <text:p>\n£sr_xerodine §H$sr_xerodine$§!\n$sr_xerodine_desc$\n\n</text:p>
          </table:table-cell>
          <table:table-cell table:style-name="ce6"/>
          <table:table-cell table:style-name="ce16" table:number-columns-repeated="22"/>
          <table:table-cell table:number-columns-repeated="998"/>
        </table:table-row>
        <table:table-row table:style-name="ro1">
          <table:table-cell table:style-name="ce3" office:value-type="string">
            <text:p>xerodine_discovered_ship</text:p>
          </table:table-cell>
          <table:table-cell table:style-name="ce6" office:value-type="string">
            <text:p>$xerodine_discovered_country$</text:p>
          </table:table-cell>
          <table:table-cell table:style-name="ce6" office:value-type="string">
            <text:p>$xerodine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_hyperlane_stabilizer$ Aura</text:p>
          </table:table-cell>
          <table:table-cell table:style-name="ce6" office:value-type="string">
            <text:p>Аура - $xerodine_hyperlane_stabilizer$</text:p>
          </table:table-cell>
          <table:table-cell table:style-name="ce6"/>
          <table:table-cell table:style-name="ce16" table:number-columns-repeated="22"/>
          <table:table-cell table:number-columns-repeated="998"/>
        </table:table-row>
        <table:table-row table:style-name="ro1">
          <table:table-cell table:style-name="ce3" office:value-type="string">
            <text:p>xerodine_hyperlane_stabilizer</text:p>
          </table:table-cell>
          <table:table-cell table:style-name="ce6" office:value-type="string">
            <text:p>Xerodine Hyperlane Stabilizer</text:p>
          </table:table-cell>
          <table:table-cell table:style-name="ce6" office:value-type="string">
            <text:p>Ксеродиновый стабилизатор гиперкоридоров</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country</text:p>
          </table:table-cell>
          <table:table-cell table:style-name="ce6" office:value-type="string">
            <text:p>\n£sr_yurantic §H$sr_yurantic$§!\n$sr_yurantic_desc$\n\n</text:p>
          </table:table-cell>
          <table:table-cell table:style-name="ce6" office:value-type="string">
            <text:p>\n£sr_yurantic §H$sr_yurantic$§!\n$sr_yurantic_desc$\n\n</text:p>
          </table:table-cell>
          <table:table-cell table:style-name="ce6"/>
          <table:table-cell table:style-name="ce16" table:number-columns-repeated="22"/>
          <table:table-cell table:number-columns-repeated="998"/>
        </table:table-row>
        <table:table-row table:style-name="ro1">
          <table:table-cell table:style-name="ce3" office:value-type="string">
            <text:p>yurantic_discovered_ship</text:p>
          </table:table-cell>
          <table:table-cell table:style-name="ce6" office:value-type="string">
            <text:p>$yurantic_discovered_country$</text:p>
          </table:table-cell>
          <table:table-cell table:style-name="ce6" office:value-type="string">
            <text:p>$yurantic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country</text:p>
          </table:table-cell>
          <table:table-cell table:style-name="ce6" office:value-type="string">
            <text:p>\n£sr_zro §H$sr_zro$§!\n$sr_zro_desc$\n\n</text:p>
          </table:table-cell>
          <table:table-cell table:style-name="ce6" office:value-type="string">
            <text:p>\n£sr_zro §H$sr_zro$§!\n$sr_zro_desc$\n\n</text:p>
          </table:table-cell>
          <table:table-cell table:style-name="ce6"/>
          <table:table-cell table:style-name="ce16" table:number-columns-repeated="22"/>
          <table:table-cell table:number-columns-repeated="998"/>
        </table:table-row>
        <table:table-row table:style-name="ro1">
          <table:table-cell table:style-name="ce3" office:value-type="string">
            <text:p>zro_discovered_ship</text:p>
          </table:table-cell>
          <table:table-cell table:style-name="ce6" office:value-type="string">
            <text:p>$zro_discovered_country$</text:p>
          </table:table-cell>
          <table:table-cell table:style-name="ce6" office:value-type="string">
            <text:p>$zro_discovered_country$</text:p>
          </table:table-cell>
          <table:table-cell table:style-name="ce6"/>
          <table:table-cell table:style-name="ce16" table:number-columns-repeated="22"/>
          <table:table-cell table:number-columns-repeated="998"/>
        </table:table-row>
        <table:table-row table:style-name="ro1">
          <table:table-cell table:style-name="ce3" office:value-type="string">
            <text:p>preference</text:p>
          </table:table-cell>
          <table:table-cell table:style-name="ce6" office:value-type="string">
            <text:p>Preference</text:p>
          </table:table-cell>
          <table:table-cell table:style-name="ce6" office:value-type="string">
            <text:p>Адаптация</text:p>
          </table:table-cell>
          <table:table-cell table:style-name="ce6"/>
          <table:table-cell table:style-name="ce16" table:number-columns-repeated="22"/>
          <table:table-cell table:number-columns-repeated="998"/>
        </table:table-row>
        <table:table-row table:style-name="ro1">
          <table:table-cell table:style-name="ce3" office:value-type="string">
            <text:p>cgm_colonizable_asteroidal_category</text:p>
          </table:table-cell>
          <table:table-cell table:style-name="ce6" office:value-type="string">
            <text:p>Asteroid Colonization Candidate Found</text:p>
          </table:table-cell>
          <table:table-cell table:style-name="ce9" office:value-type="string">
            <text:p>Найден астероид - кандидат на колонизацию</text:p>
          </table:table-cell>
          <table:table-cell table:style-name="ce6"/>
          <table:table-cell table:style-name="ce16" table:number-columns-repeated="22"/>
          <table:table-cell table:number-columns-repeated="998"/>
        </table:table-row>
        <table:table-row table:style-name="ro1">
          <table:table-cell table:style-name="ce4" office:value-type="string">
            <text:p><text:s/>pc_large_asteroid_moon</text:p>
          </table:table-cell>
          <table:table-cell table:style-name="ce8" office:value-type="string">
            <text:p>Large orbiting Asteroi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small_asteroid_moon</text:p>
          </table:table-cell>
          <table:table-cell table:style-name="ce8" office:value-type="string">
            <text:p>Small orbiting Asteroi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reenhouse_hot</text:p>
          </table:table-cell>
          <table:table-cell table:style-name="ce8" office:value-type="string">
            <text:p>Hot Reducing World</text:p>
          </table:table-cell>
          <table:table-cell table:style-name="ce8" table:number-columns-repeated="2"/>
          <table:table-cell table:style-name="ce16" table:number-columns-repeated="22"/>
          <table:table-cell table:number-columns-repeated="998"/>
        </table:table-row>
        <table:table-row table:style-name="ro2">
          <table:table-cell table:style-name="ce4" office:value-type="string">
            <text:p><text:s/>pc_greenhouse_hot_desc</text:p>
          </table:table-cell>
          <table:table-cell table:style-name="ce8" office:value-type="string">
            <text:p>A rocky planet with a thick, high pressure atmosphere. The gases in the atmosphere have caused a runaway greenhouse effect, creating very high surface temperature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reenhouse_cold</text:p>
          </table:table-cell>
          <table:table-cell table:style-name="ce8" office:value-type="string">
            <text:p>Cold Reducing World</text:p>
          </table:table-cell>
          <table:table-cell table:style-name="ce8" table:number-columns-repeated="2"/>
          <table:table-cell table:style-name="ce16" table:number-columns-repeated="22"/>
          <table:table-cell table:number-columns-repeated="998"/>
        </table:table-row>
        <table:table-row table:style-name="ro2">
          <table:table-cell table:style-name="ce4" office:value-type="string">
            <text:p><text:s/>pc_greenhouse_cold_desc</text:p>
          </table:table-cell>
          <table:table-cell table:style-name="ce8" office:value-type="string">
            <text:p>A rocky planet with a dense atmosphere. Despite being far from the parent star, the gases in the atmosphere have caused a greenhouse effect, allowing exotic liquids such as methane and ethane to exist on the surface.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as_giant_hot</text:p>
          </table:table-cell>
          <table:table-cell table:style-name="ce8" office:value-type="string">
            <text:p>Ultra Giant</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gas_giant_hot_desc</text:p>
          </table:table-cell>
          <table:table-cell table:style-name="ce8" office:value-type="string">
            <text:p>A large gaseous planet with an atmosphere primarily composed of hydrogen and helium. The planet is in close proximity to the parent star and so has a very high surface temperature and a short orbital period. The atmosphere is extreme and exotic due to the short period and long days, with intense winds and super-rotating equatorial jet stream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ice_giant</text:p>
          </table:table-cell>
          <table:table-cell table:style-name="ce8" office:value-type="string">
            <text:p>Ice Giant</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text:s/>pc_ice_giant_desc</text:p>
          </table:table-cell>
          <table:table-cell table:style-name="ce8" office:value-type="string">
            <text:p>These frozen giants are vastly different in composition from their gaseous brethren. The core is mostly rock and ice, surrounded by tenuous layers of water, methane, and ammonia. Additionally, the magnetic field is sharply inclined to the axis of rotation. These planets form on the fringe of a star system.</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dwarf_planet_asteroid</text:p>
          </table:table-cell>
          <table:table-cell table:style-name="ce8" office:value-type="string">
            <text:p>Dwarf Planetoi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text:s/>pc_dwarf_planet_asteroid_desc</text:p>
          </table:table-cell>
          <table:table-cell table:style-name="ce8" office:value-type="string">
            <text:p>A planetoid is a tiny world that generally does not meet the criteria for a planet, this includes moons, asteroids, and small planet-like objects. Dwarf planetoids can be composed of rock or ice, many are not even spherical, and have eccentric orbits cluttered with various even smaller object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marginal</text:p>
          </table:table-cell>
          <table:table-cell table:style-name="ce8" office:value-type="string">
            <text:p>Warm Margin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text:s/>pc_marginal_desc</text:p>
          </table:table-cell>
          <table:table-cell table:style-name="ce8" office:value-type="string">
            <text:p>These marginal worlds, also known as Super-Earths, are generally similar to Terrestrial planets, but on a larger scale and with smaller water coverege. The Warm sub-class tends to be rocky and forested, and while they are suitable for life, the scarce water supply makes natural evolution more difficult.</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irradiated_marginal</text:p>
          </table:table-cell>
          <table:table-cell table:style-name="ce8" office:value-type="string">
            <text:p>Irradiated Marginal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irradiated_marginal_desc</text:p>
          </table:table-cell>
          <table:table-cell table:style-name="ce8" office:value-type="string">
            <text:p>These marginal worlds, also known as Super-Earths, have barren and irradiated surfaces, lacking a strong magnetosphere to protect them from their star's radiation. Despite harsh surface conditions, liquid bodies of water can be found that offer enough protection from radiation allowing some vegetation and life to exist under water.</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marginal_cold</text:p>
          </table:table-cell>
          <table:table-cell table:style-name="ce8" office:value-type="string">
            <text:p>Cold Margin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text:s/>pc_marginal_cold_desc</text:p>
          </table:table-cell>
          <table:table-cell table:style-name="ce8" office:value-type="string">
            <text:p>These marginal worlds, also known as Super-Earths, are generally similar to Terrestrial planets, but on a larger scale and with smaller water coverege. The Cold sub-class tends to be frigid and rocky, with large bodies of frozen water, except in lower latitudes where liquid water and vegetation can be found.</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eometallic</text:p>
          </table:table-cell>
          <table:table-cell table:style-name="ce8" office:value-type="string">
            <text:p>Primordial World</text:p>
          </table:table-cell>
          <table:table-cell table:style-name="ce8" table:number-columns-repeated="2"/>
          <table:table-cell table:style-name="ce16" table:number-columns-repeated="22"/>
          <table:table-cell table:number-columns-repeated="998"/>
        </table:table-row>
        <table:table-row table:style-name="ro5">
          <table:table-cell table:style-name="ce4" office:value-type="string">
            <text:p><text:s/>pc_geometallic_desc</text:p>
          </table:table-cell>
          <table:table-cell table:style-name="ce8" office:value-type="string">
            <text:p>As a Molten world cools, the crust and core solidify and the planet can become Primordial if conditions are right. These barren worlds are witness to much geologic activity, steam expelled from volcanic eruptions condenses into water and forms the first shallow seas, in which bacteria may develop and ultimately thrive. As the core of a Primordial planet cools, the volcanic activity lessens and the planet eventually transitions to a more inhabitable clas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eocrystalline</text:p>
          </table:table-cell>
          <table:table-cell table:style-name="ce8" office:value-type="string">
            <text:p>Cambrian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geocrystalline_desc</text:p>
          </table:table-cell>
          <table:table-cell table:style-name="ce8" office:value-type="string">
            <text:p>After the core of a Primordial planet is sufficiently cool, volcanic activity lessens and conditions for life improve. Oxygen and Nitrogen are present in some abundance in the atmosphere, giving rise to increasingly complex organisms such as primitive vegetation like algae, and animal akin to sponges and jellyfish. As the planet continues to cool, it can finally transition into the final stage of its evolution.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eomorteus</text:p>
          </table:table-cell>
          <table:table-cell table:style-name="ce8" office:value-type="string">
            <text:p>Radiated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geomorteus_desc</text:p>
          </table:table-cell>
          <table:table-cell table:style-name="ce8" office:value-type="string">
            <text:p>Small, rocky worlds located within a star system's hot zone. Unsuitable for humanoid life, these planets have highly unstable radiated surfaces. The thin atmospheres are composed primarily of helium and sodium. In the harsh daylight, temperatures can approach 450º Celsius, because there is little atmosphere to retain that heat, it can get as cold as -200º Celsius at night. No life forms have ever been observed on Radiated worlds.</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geoplastic</text:p>
          </table:table-cell>
          <table:table-cell table:style-name="ce8" office:value-type="string">
            <text:p>Molten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geoplastic_desc</text:p>
          </table:table-cell>
          <table:table-cell table:style-name="ce8" office:value-type="string">
            <text:p>These worlds represent the earliest stage in the formation of a habitable planet. The core and crust are completely molten, making the planet susceptible to solar winds and radiation, and subject to extremely high surface temperatures. The atmosphere is very thin and composed of hydrogen and helium. As the planet cools, the core and crust begin to harden and the planet can become Primordial if conditions are right.</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lush</text:p>
          </table:table-cell>
          <table:table-cell table:style-name="ce8" office:value-type="string">
            <text:p>Lush World</text:p>
          </table:table-cell>
          <table:table-cell table:style-name="ce8" table:number-columns-repeated="2"/>
          <table:table-cell table:style-name="ce16" table:number-columns-repeated="22"/>
          <table:table-cell table:number-columns-repeated="998"/>
        </table:table-row>
        <table:table-row table:style-name="ro5">
          <table:table-cell table:style-name="ce4" office:value-type="string">
            <text:p><text:s/>pc_lush_desc</text:p>
          </table:table-cell>
          <table:table-cell table:style-name="ce8" office:value-type="string">
            <text:p>These lush worlds have a temperate climate with a nitrogen-oxygen atmosphere and a resilient ecosystem. Climate variation is very low, resulting in lush terrain dominating its land masses which are separated by mostly shallow seas. Cold and dry climates are only found near the poles and mountain tops, while deserts are usually non-existent as precepitation levels are similar in every latitude. This planet type can be considered perfect for any species that evolved in temperate world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retinal</text:p>
          </table:table-cell>
          <table:table-cell table:style-name="ce8" office:value-type="string">
            <text:p>Retinal World</text:p>
          </table:table-cell>
          <table:table-cell table:style-name="ce8" table:number-columns-repeated="2"/>
          <table:table-cell table:style-name="ce16" table:number-columns-repeated="22"/>
          <table:table-cell table:number-columns-repeated="998"/>
        </table:table-row>
        <table:table-row table:style-name="ro7">
          <table:table-cell table:style-name="ce4" office:value-type="string">
            <text:p><text:s/>pc_retinal_desc</text:p>
          </table:table-cell>
          <table:table-cell table:style-name="ce8" office:value-type="string">
            <text:p>These unusual purple worlds usually have temperate and humid climates, displaying dense vegetation that uses retinal instead of chlorophyll, possibly a result of having evolved around a star with low luminosity or as a gas-giant moon. Most Retinal worlds are tidally locked, but increased volcanic activity helps to keep conditions stable due to greenhouse effects. </text:p>
          </table:table-cell>
          <table:table-cell table:style-name="ce8" table:number-columns-repeated="2"/>
          <table:table-cell table:style-name="ce16" table:number-columns-repeated="22"/>
          <table:table-cell table:number-columns-repeated="998"/>
        </table:table-row>
        <table:table-row table:style-name="ro1">
          <table:table-cell table:style-name="ce4" office:value-type="string">
            <text:p><text:s/>pc_irradiated_terrestrial</text:p>
          </table:table-cell>
          <table:table-cell table:style-name="ce8" office:value-type="string">
            <text:p>Irradiated Terrestrial World</text:p>
          </table:table-cell>
          <table:table-cell table:style-name="ce8" table:number-columns-repeated="2"/>
          <table:table-cell table:style-name="ce16" table:number-columns-repeated="22"/>
          <table:table-cell table:number-columns-repeated="998"/>
        </table:table-row>
        <table:table-row table:style-name="ro3">
          <table:table-cell table:style-name="ce4" office:value-type="string">
            <text:p><text:s/>pc_irradiated_terrestrial_desc</text:p>
          </table:table-cell>
          <table:table-cell table:style-name="ce8" office:value-type="string">
            <text:p>These terrestrial worlds have barren and irradiated surfaces, lacking a strong magnetosphere to protect it from its star's radiation. Despite harsh surface conditions, liquid oceans of water can be found that offer enough protection from radiation allowing some vegetation and life to exist.</text:p>
          </table:table-cell>
          <table:table-cell table:style-name="ce8" table:number-columns-repeated="2"/>
          <table:table-cell table:style-name="ce16" table:number-columns-repeated="22"/>
          <table:table-cell table:number-columns-repeated="998"/>
        </table:table-row>
        <table:table-row table:style-name="ro14" table:number-rows-repeated="127">
          <table:table-cell table:style-name="ce4"/>
          <table:table-cell table:style-name="ce8" table:number-columns-repeated="3"/>
          <table:table-cell table:style-name="ce16" table:number-columns-repeated="22"/>
          <table:table-cell table:number-columns-repeated="998"/>
        </table:table-row>
        <table:table-row table:style-name="ro15" table:number-rows-repeated="1046896">
          <table:table-cell table:number-columns-repeated="1024"/>
        </table:table-row>
        <table:table-row table:style-name="ro15">
          <table:table-cell table:number-columns-repeated="1024"/>
        </table:table-row>
        <table:named-expressions>
          <table:named-range table:name="_xlnm._FilterDatabase" table:base-cell-address="$Localisations.$A$1" table:cell-range-address="$Localisations.$A$1:.$D$1279"/>
        </table:named-expressions>
      </table:table>
      <table:named-expressions/>
      <table:database-ranges>
        <table:database-range table:name="__Anonymous_Sheet_DB__4" table:target-range-address="Localisations.A1:Localisations.D127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Calibri" svg:font-family="Calibri"/>
    <style:font-face style:name="Cambria" svg:font-family="Cambria"/>
    <style:font-face style:name="Arial"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ffe599"/>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fce8b2"/>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5">06/15/2018</text:date>, <text:time>18:44:28</text:time></text:p>
        </style:region-right>
      </style:header>
      <style:header-left style:display="false"/>
      <style:footer>
        <text:p>Page <text:page-number>1</text:page-number> / <text:page-count>99</text:page-count></text:p>
      </style:footer>
      <style:footer-left style:display="false"/>
    </style:master-page>
    <style:master-page style:name="PageStyle_5f_Strategic_20_Resources" style:display-name="PageStyle_Strategic Resources" style:page-layout-name="Mpm3">
      <style:header style:display="false"/>
      <style:header-left style:display="false"/>
      <style:footer style:display="false"/>
      <style:footer-left style:display="false"/>
    </style:master-page>
    <style:master-page style:name="PageStyle_5f_Buildings" style:display-name="PageStyle_Buildings" style:page-layout-name="Mpm3">
      <style:header style:display="false"/>
      <style:header-left style:display="false"/>
      <style:footer style:display="false"/>
      <style:footer-left style:display="false"/>
    </style:master-page>
    <style:master-page style:name="PageStyle_5f_Tile_20_Blockers" style:display-name="PageStyle_Tile Blockers" style:page-layout-name="Mpm3">
      <style:header style:display="false"/>
      <style:header-left style:display="false"/>
      <style:footer style:display="false"/>
      <style:footer-left style:display="false"/>
    </style:master-page>
    <style:master-page style:name="PageStyle_5f_Planetary_20_Projects" style:display-name="PageStyle_Planetary Projects" style:page-layout-name="Mpm3">
      <style:header style:display="false"/>
      <style:header-left style:display="false"/>
      <style:footer style:display="false"/>
      <style:footer-left style:display="false"/>
    </style:master-page>
    <style:master-page style:name="PageStyle_5f_Localisations" style:display-name="PageStyle_Localis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date>2018-06-15T18:44:27.97</dc:date>
    <meta:editing-duration>PT21H27M14S</meta:editing-duration>
    <meta:editing-cycles>7</meta:editing-cycles>
    <meta:document-statistic meta:table-count="1" meta:cell-count="4709" meta:object-count="0"/>
  </office:meta>
</office:document-meta>
</file>